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56000001563ED37F2D3FDB43D2.png" manifest:media-type="image/png"/>
  <manifest:file-entry manifest:full-path="Pictures/2000000900001C3400001C3495F9F07CCF6FB185.svm" manifest:media-type="image/x-svm"/>
  <manifest:file-entry manifest:full-path="Pictures/10000001000001FA000001FA33FD6DD728FB9E5C.png" manifest:media-type="image/png"/>
  <manifest:file-entry manifest:full-path="Pictures/20000009000029C6000029C6D497BAC10F3AA58D.svm" manifest:media-type="image/x-svm"/>
  <manifest:file-entry manifest:full-path="Pictures/100055C500000F4C0000031AA424FA8BD41AC5D7.svg" manifest:media-type="image/svg+xml"/>
  <manifest:file-entry manifest:full-path="Pictures/1000000100000280000001A2093259CF329152DB.png" manifest:media-type="image/png"/>
  <manifest:file-entry manifest:full-path="Pictures/1000AFF80000154A00000FEB08D1519C62BA1F9D.svg" manifest:media-type="image/svg+xml"/>
  <manifest:file-entry manifest:full-path="Pictures/100000000000017A00000171446BE65E2377DF22.png" manifest:media-type="image/png"/>
  <manifest:file-entry manifest:full-path="Pictures/100000010000013000000110AC8FF7666CA6DB43.png" manifest:media-type="image/png"/>
  <manifest:file-entry manifest:full-path="Pictures/100000010000008800000063EDE52D56A806EB1B.png" manifest:media-type="image/png"/>
  <manifest:file-entry manifest:full-path="Pictures/1000000100000104000000CA4C4549B3DA61E892.png" manifest:media-type="image/png"/>
  <manifest:file-entry manifest:full-path="Pictures/10004F0400000B440000082ABCFAF9FC259A9FAF.svg" manifest:media-type="image/svg+xml"/>
  <manifest:file-entry manifest:full-path="Pictures/100000010000015C0000022C6C4C939BBAA6244F.png" manifest:media-type="image/png"/>
  <manifest:file-entry manifest:full-path="Pictures/10000001000001C7000001206AA3F3F9711F9A0B.png" manifest:media-type="image/png"/>
  <manifest:file-entry manifest:full-path="Pictures/10000001000000B9000000259C8DFA088CBBA1DB.png" manifest:media-type="image/png"/>
  <manifest:file-entry manifest:full-path="Pictures/100000010000019B000001E826B2D2EC9FA3B9FA.png" manifest:media-type="image/png"/>
  <manifest:file-entry manifest:full-path="Pictures/100000000000017A00000171588E8ED05B711FF5.png" manifest:media-type="image/png"/>
  <manifest:file-entry manifest:full-path="Pictures/10006D4C0000175C00000BC867F77FC176D8AF34.svg" manifest:media-type="image/svg+xml"/>
  <manifest:file-entry manifest:full-path="Pictures/1000000100000028000000714FC880344FFC7A7F.png" manifest:media-type="image/png"/>
  <manifest:file-entry manifest:full-path="Pictures/1000000100000102000000C0ABA971CDB26D262A.png" manifest:media-type="image/png"/>
  <manifest:file-entry manifest:full-path="Pictures/100000010000011B0000008E014EE3E11946B4AC.png" manifest:media-type="image/png"/>
  <manifest:file-entry manifest:full-path="Pictures/10000001000002A1000001AB01B83A2E3B4FA04A.png" manifest:media-type="image/png"/>
  <manifest:file-entry manifest:full-path="Pictures/10000001000001C1000001AF42A5951D054CC8F7.png" manifest:media-type="image/png"/>
  <manifest:file-entry manifest:full-path="Pictures/100071FA0000175C00000BC875E92A5312F5EBF9.svg" manifest:media-type="image/svg+xml"/>
  <manifest:file-entry manifest:full-path="Pictures/10001D94000002EE000006F454A2B87EC1DCA8FC.svg" manifest:media-type="image/svg+xml"/>
  <manifest:file-entry manifest:full-path="Pictures/100000010000011B0000008ED2F236115A46266C.png" manifest:media-type="image/png"/>
  <manifest:file-entry manifest:full-path="Pictures/1000255E000003500000095CAD756ED4AD1803F7.svg" manifest:media-type="image/svg+xml"/>
  <manifest:file-entry manifest:full-path="Pictures/100044A6000013A30000099D6E8963A6514AE4DF.svg" manifest:media-type="image/svg+xml"/>
  <manifest:file-entry manifest:full-path="Pictures/10000001000000ED000000748FD40B1EB48928C6.png" manifest:media-type="image/png"/>
  <manifest:file-entry manifest:full-path="Pictures/100000010000007C00000077444E8605DA2E1EB3.png" manifest:media-type="image/png"/>
  <manifest:file-entry manifest:full-path="Pictures/10000001000000700000006638BC262EB2691340.png" manifest:media-type="image/png"/>
  <manifest:file-entry manifest:full-path="Pictures/100000010000015500000155D13A397FF5A8313B.png" manifest:media-type="image/png"/>
  <manifest:file-entry manifest:full-path="Pictures/10014CD70000251B000023A8AF243D63FF2DF9B8.svg" manifest:media-type="image/svg+xml"/>
  <manifest:file-entry manifest:full-path="Pictures/10000001000000230000005492FABCEC0C95D73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CJK SC2" svg:font-family="'Noto Sans CJK SC'" style:font-pitch="variable"/>
    <style:font-face style:name="OpenSymbol" svg:font-family="OpenSymbol" style:font-pitch="variable"/>
    <style:font-face style:name="OpenSymbol1" svg:font-family="OpenSymbol"/>
  </office:font-face-decls>
  <office:automatic-styles>
    <style:style style:name="dp1" style:family="drawing-page"/>
    <style:style style:name="gr1" style:family="graphic" style:parent-style-name="standard">
      <style:graphic-properties svg:stroke-width="0.388cm" svg:stroke-color="#000000" draw:marker-start-width="0.777cm" draw:marker-end-width="0.777cm" draw:fill="solid" draw:fill-color="#ffbf00" draw:opacity="15%" draw:textarea-horizontal-align="justify" draw:textarea-vertical-align="middle" draw:auto-grow-height="false" fo:min-height="7.624cm" fo:min-width="15.552cm" fo:padding-top="0.314cm" fo:padding-bottom="0.314cm" fo:padding-left="0.439cm" fo:padding-right="0.439cm"/>
      <style:paragraph-properties style:writing-mode="lr-tb"/>
    </style:style>
    <style:style style:name="gr2" style:family="graphic" style:parent-style-name="standard">
      <style:graphic-properties svg:stroke-color="#000000" draw:fill="gradient" draw:fill-color="#dddddd" draw:fill-gradient-name="Gradient_20_51" draw:opacity="100%" draw:textarea-horizontal-align="justify" draw:textarea-vertical-align="middle" draw:auto-grow-height="false" fo:min-height="5.643cm" fo:min-width="14.738cm"/>
    </style:style>
    <style:style style:name="gr3" style:family="graphic" style:parent-style-name="objectwithoutfill">
      <style:graphic-properties draw:stroke="dash" draw:stroke-dash="Dot" svg:stroke-width="0.106cm" svg:stroke-color="#00a933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draw:stroke="solid" draw:stroke-dash="Ultrafine_20_Dashed" svg:stroke-width="0.212cm" svg:stroke-color="#f10d0c" draw:marker-start="" draw:marker-start-width="0.505cm" draw:marker-end="" draw:marker-end-width="0.605cm" draw:fill="solid" draw:opacity="35%" draw:textarea-vertical-align="middle" fo:padding-top="0.218cm" fo:padding-bottom="0.218cm" fo:padding-left="0.343cm" fo:padding-right="0.343cm"/>
    </style:style>
    <style:style style:name="gr5" style:family="graphic" style:parent-style-name="objectwithoutfill">
      <style:graphic-properties draw:stroke="solid" draw:stroke-dash="Ultrafine_20_Dashed" svg:stroke-width="0.212cm" svg:stroke-color="#5983b0" draw:marker-start="" draw:marker-start-width="0.505cm" draw:marker-end="" draw:marker-end-width="0.605cm" draw:fill="solid" draw:opacity="35%" draw:textarea-vertical-align="middle" fo:padding-top="0.218cm" fo:padding-bottom="0.218cm" fo:padding-left="0.343cm" fo:padding-right="0.343cm"/>
    </style:style>
    <style:style style:name="gr6" style:family="graphic" style:parent-style-name="objectwithoutfill">
      <style:graphic-properties draw:stroke="solid" svg:stroke-width="0.212cm" svg:stroke-color="#f10d0c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7" style:family="graphic" style:parent-style-name="objectwithoutfill">
      <style:graphic-properties draw:stroke="dash" draw:stroke-dash="Dashed_20__28_var_29_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8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0.005cm" fo:min-width="3.31cm"/>
    </style:style>
    <style:style style:name="gr9" style:family="graphic" style:parent-style-name="standard">
      <style:graphic-properties svg:stroke-color="#000000" draw:fill="solid" draw:fill-color="#000000" draw:opacity="100%" draw:textarea-horizontal-align="justify" draw:textarea-vertical-align="middle" draw:auto-grow-height="false" fo:min-height="0.004cm" fo:min-width="1.278cm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svg:stroke-width="0.176cm" svg:stroke-color="#000000" draw:marker-start-width="0.461cm" draw:marker-end-width="0.461cm" draw:fill="none" draw:textarea-horizontal-align="justify" draw:textarea-vertical-align="middle" draw:auto-grow-height="false" fo:min-height="0.818cm" fo:min-width="5.546cm" fo:padding-top="0.21cm" fo:padding-bottom="0.21cm" fo:padding-left="0.335cm" fo:padding-right="0.335cm"/>
      <style:paragraph-properties style:writing-mode="lr-tb"/>
    </style:style>
    <style:style style:name="gr12" style:family="graphic" style:parent-style-name="standard">
      <style:graphic-properties svg:stroke-width="0.071cm" svg:stroke-color="#be480a" draw:marker-start-width="0.305cm" draw:marker-end-width="0.305cm" draw:fill="none" draw:textarea-horizontal-align="justify" draw:textarea-vertical-align="middle" draw:auto-grow-height="false" fo:min-height="0.92cm" fo:min-width="5.648cm" fo:padding-top="0.159cm" fo:padding-bottom="0.159cm" fo:padding-left="0.284cm" fo:padding-right="0.284cm"/>
      <style:paragraph-properties style:writing-mode="lr-tb"/>
    </style:style>
    <style:style style:name="gr13" style:family="graphic" style:parent-style-name="standard">
      <style:graphic-properties svg:stroke-width="0.176cm" svg:stroke-color="#000000" draw:marker-start-width="0.461cm" draw:marker-end-width="0.461cm" draw:fill="none" draw:textarea-horizontal-align="justify" draw:textarea-vertical-align="middle" draw:auto-grow-height="false" fo:min-height="0.773cm" fo:min-width="5.552cm" fo:padding-top="0.21cm" fo:padding-bottom="0.21cm" fo:padding-left="0.335cm" fo:padding-right="0.335cm"/>
      <style:paragraph-properties style:writing-mode="lr-tb"/>
    </style:style>
    <style:style style:name="gr14" style:family="graphic" style:parent-style-name="standard">
      <style:graphic-properties svg:stroke-width="0.071cm" svg:stroke-color="#be480a" draw:marker-start-width="0.305cm" draw:marker-end-width="0.305cm" draw:fill="none" draw:textarea-horizontal-align="justify" draw:textarea-vertical-align="middle" draw:auto-grow-height="false" fo:min-height="0.875cm" fo:min-width="5.654cm" fo:padding-top="0.159cm" fo:padding-bottom="0.159cm" fo:padding-left="0.284cm" fo:padding-right="0.284cm"/>
      <style:paragraph-properties style:writing-mode="lr-tb"/>
    </style:style>
    <style:style style:name="gr15" style:family="graphic" style:parent-style-name="standard">
      <style:graphic-properties svg:stroke-color="#000000" draw:fill-color="#666666" draw:opacity="65%" draw:textarea-horizontal-align="justify" draw:textarea-vertical-align="middle" draw:auto-grow-height="false" fo:min-height="1.02cm" fo:min-width="0cm"/>
    </style:style>
    <style:style style:name="gr16" style:family="graphic" style:parent-style-name="objectwithoutfill">
      <style:graphic-properties draw:stroke="dash" draw:stroke-dash="Dashed_20__28_var_29_" svg:stroke-width="0.212cm" svg:stroke-color="#f10d0c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17" style:family="graphic" style:parent-style-name="standard">
      <style:graphic-properties svg:stroke-color="#000000" draw:fill-color="#333333" draw:textarea-vertical-align="middle"/>
    </style:style>
    <style:style style:name="gr18" style:family="graphic" style:parent-style-name="objectwithoutfill">
      <style:graphic-properties draw:stroke="solid" svg:stroke-color="#000000" draw:marker-end="" draw:marker-end-width="0.3cm" draw:fill="solid" draw:textarea-vertical-align="middle"/>
    </style:style>
    <style:style style:name="gr19" style:family="graphic" style:parent-style-name="standard">
      <style:graphic-properties svg:stroke-color="#000000" draw:fill-color="#999999" draw:opacity="64%" draw:textarea-horizontal-align="justify" draw:textarea-vertical-align="middle" draw:auto-grow-height="false" fo:min-height="4.424cm" fo:min-width="0cm"/>
    </style:style>
    <style:style style:name="gr20" style:family="graphic" style:parent-style-name="objectwithoutfill">
      <style:graphic-properties draw:stroke="solid" svg:stroke-width="0.053cm" svg:stroke-color="#be480a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ffffff" draw:fill="solid" draw:fill-color="#ffffff" draw:textarea-horizontal-align="justify" draw:textarea-vertical-align="middle" draw:auto-grow-height="false" fo:min-height="0.571cm" fo:min-width="0.346cm"/>
    </style:style>
    <style:style style:name="gr23" style:family="graphic" style:parent-style-name="standard">
      <style:graphic-properties draw:stroke="none" draw:fill="none" fo:min-height="0.713cm"/>
      <style:paragraph-properties style:writing-mode="lr-tb"/>
    </style:style>
    <style:style style:name="gr24" style:family="graphic" style:parent-style-name="objectwithoutfill">
      <style:graphic-properties draw:stroke="solid" svg:stroke-width="0.106cm" svg:stroke-color="#be480a" draw:marker-start-width="0.358cm" draw:marker-end="" draw:marker-end-width="0.458cm" draw:fill="solid" draw:textarea-vertical-align="middle" fo:padding-top="0.177cm" fo:padding-bottom="0.177cm" fo:padding-left="0.302cm" fo:padding-right="0.302cm"/>
    </style:style>
    <style:style style:name="gr25" style:family="graphic" style:parent-style-name="objectwithoutfill">
      <style:graphic-properties draw:stroke="solid" draw:stroke-dash="Ultrafine_20_Dashed" svg:stroke-width="0.212cm" svg:stroke-color="#5983b0" draw:marker-start="" draw:marker-start-width="0.505cm" draw:marker-end="Arrow" draw:marker-end-width="0.605cm" draw:fill="solid" draw:opacity="35%" draw:textarea-vertical-align="middle" fo:padding-top="0.218cm" fo:padding-bottom="0.218cm" fo:padding-left="0.343cm" fo:padding-right="0.343cm"/>
    </style:style>
    <style:style style:name="gr26" style:family="graphic" style:parent-style-name="standard">
      <style:graphic-properties svg:stroke-color="#000000" draw:fill-color="#dddddd" draw:textarea-horizontal-align="justify" draw:textarea-vertical-align="middle" draw:auto-grow-height="false" fo:min-height="0.242cm" fo:min-width="0cm"/>
    </style:style>
    <style:style style:name="gr27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226cm" fo:min-width="0cm" fo:padding-top="0.178cm" fo:padding-bottom="0.178cm" fo:padding-left="0.303cm" fo:padding-right="0.303cm"/>
      <style:paragraph-properties style:writing-mode="lr-tb"/>
    </style:style>
    <style:style style:name="gr28" style:family="graphic" style:parent-style-name="standard">
      <style:graphic-properties svg:stroke-width="0.106cm" svg:stroke-color="#000000" draw:fill-color="#ffffff" draw:textarea-horizontal-align="justify" draw:textarea-vertical-align="middle" draw:auto-grow-height="false" fo:min-height="0.226cm" fo:min-width="0cm" fo:padding-top="0.178cm" fo:padding-bottom="0.178cm" fo:padding-left="0.303cm" fo:padding-right="0.303cm"/>
      <style:paragraph-properties style:writing-mode="lr-tb"/>
    </style:style>
    <style:style style:name="gr29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09cm" fo:min-width="1.375cm" fo:padding-top="0.178cm" fo:padding-bottom="0.178cm" fo:padding-left="0.303cm" fo:padding-right="0.303cm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691cm, 0cm)" draw:image-opacity="100%" style:mirror="none"/>
    </style:style>
    <style:style style:name="gr31" style:family="graphic" style:parent-style-name="standard">
      <style:graphic-properties svg:stroke-width="0.388cm" svg:stroke-color="#000000" draw:marker-start-width="0.777cm" draw:marker-end-width="0.777cm" draw:fill="none" draw:textarea-horizontal-align="justify" draw:textarea-vertical-align="middle" draw:auto-grow-height="false" fo:min-height="7.624cm" fo:min-width="15.552cm" fo:padding-top="0.314cm" fo:padding-bottom="0.314cm" fo:padding-left="0.439cm" fo:padding-right="0.439cm"/>
      <style:paragraph-properties style:writing-mode="lr-tb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54cm, 0cm, 0.171cm, 3.088cm)" draw:image-opacity="100%" style:mirror="none"/>
    </style:style>
    <style:style style:name="gr33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09cm" fo:min-width="0.816cm" fo:padding-top="0.178cm" fo:padding-bottom="0.178cm" fo:padding-left="0.303cm" fo:padding-right="0.303cm"/>
    </style:style>
    <style:style style:name="gr34" style:family="graphic" style:parent-style-name="standard">
      <style:graphic-properties svg:stroke-width="0.176cm" svg:stroke-color="#be480a" draw:marker-start-width="0.461cm" draw:marker-end-width="0.461cm" draw:fill="none" draw:textarea-horizontal-align="justify" draw:textarea-vertical-align="middle" draw:auto-grow-height="false" fo:min-height="7.832cm" fo:min-width="15.76cm" fo:padding-top="0.21cm" fo:padding-bottom="0.21cm" fo:padding-left="0.335cm" fo:padding-right="0.335cm"/>
      <style:paragraph-properties style:writing-mode="lr-tb"/>
    </style:style>
    <style:style style:name="gr35" style:family="graphic" style:parent-style-name="standard">
      <style:graphic-properties draw:fill-color="#000000" draw:textarea-vertical-align="middle" draw:auto-grow-height="false" fo:min-height="0cm" fo:min-width="0.573cm"/>
    </style:style>
    <style:style style:name="gr36" style:family="graphic" style:parent-style-name="standard">
      <style:graphic-properties svg:stroke-color="#ffffff" draw:fill-color="#000000" draw:opacity="100%" draw:textarea-horizontal-align="justify" draw:textarea-vertical-align="middle" draw:auto-grow-height="false" fo:min-height="0.161cm" fo:min-width="0cm"/>
    </style:style>
    <style:style style:name="gr37" style:family="graphic" style:parent-style-name="standard">
      <style:graphic-properties draw:stroke="none" svg:stroke-color="#ffffff" draw:fill-color="#ffffff" draw:opacity="100%" draw:textarea-horizontal-align="justify" draw:textarea-vertical-align="middle" draw:auto-grow-height="false" fo:min-height="0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gr39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bf00" draw:opacity="20%" draw:textarea-horizontal-align="justify" draw:textarea-vertical-align="middle" draw:auto-grow-height="false" fo:min-height="11.121cm" fo:min-width="13.298cm" fo:padding-top="0.053cm" fo:padding-bottom="0.053cm" fo:padding-left="0.053cm" fo:padding-right="0.053cm"/>
    </style:style>
    <style:style style:name="gr40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ec9ba4" draw:opacity="20%" draw:textarea-horizontal-align="justify" draw:textarea-vertical-align="middle" draw:auto-grow-height="false" fo:min-height="11.121cm" fo:min-width="8.787cm" fo:padding-top="0.053cm" fo:padding-bottom="0.053cm" fo:padding-left="0.053cm" fo:padding-right="0.053cm"/>
      <style:paragraph-properties style:writing-mode="lr-tb"/>
    </style:style>
    <style:style style:name="gr41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729fcf" draw:opacity="20%" draw:textarea-horizontal-align="justify" draw:textarea-vertical-align="middle" draw:auto-grow-height="false" fo:min-height="11.121cm" fo:min-width="7.617cm" fo:padding-top="0.053cm" fo:padding-bottom="0.053cm" fo:padding-left="0.053cm" fo:padding-right="0.053cm"/>
      <style:paragraph-properties style:writing-mode="lr-tb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21cm, 0cm, 0.279cm, -0.126cm)" draw:image-opacity="100%" style:mirror="none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068cm, -0.126cm)" draw:image-opacity="100%" style:mirror="none"/>
    </style:style>
    <style:style style:name="gr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453cm, 0cm, 0.078cm, 1.93cm)" draw:image-opacity="100%" style:mirror="none"/>
    </style:style>
    <style:style style:name="gr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068cm, 4.489cm)" draw:image-opacity="100%" style:mirror="none"/>
    </style:style>
    <style:style style:name="gr46" style:family="graphic" style:parent-style-name="objectwithoutfill">
      <style:graphic-properties draw:stroke="solid" svg:stroke-width="0.212cm" svg:stroke-color="#f10d0c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278cm, 0cm)" draw:image-opacity="100%" style:mirror="none"/>
    </style:style>
    <style:style style:name="gr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76cm, 0cm, -0.206cm, 0cm)" draw:image-opacity="100%" style:mirror="none"/>
    </style:style>
    <style:style style:name="gr49" style:family="graphic" style:parent-style-name="objectwithoutfill">
      <style:graphic-properties draw:stroke="solid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50" style:family="graphic" style:parent-style-name="objectwithoutfill">
      <style:graphic-properties draw:stroke="solid" svg:stroke-width="0.212cm" svg:stroke-color="#5983b0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51" style:family="graphic" style:parent-style-name="objectwithoutfill">
      <style:graphic-properties draw:stroke="solid" svg:stroke-width="0.212cm" svg:stroke-color="#5983b0" draw:marker-start="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52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1.177cm" fo:min-width="1.899cm"/>
      <style:paragraph-properties style:writing-mode="lr-tb"/>
    </style:style>
    <style:style style:name="gr53" style:family="graphic" style:parent-style-name="standard">
      <style:graphic-properties svg:stroke-color="#000000" draw:fill-color="#999999" draw:opacity="64%" draw:textarea-horizontal-align="justify" draw:textarea-vertical-align="middle" draw:auto-grow-height="false" fo:min-height="5.537cm" fo:min-width="0cm"/>
    </style:style>
    <style:style style:name="gr54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false" draw:fit-to-size="true" style:shrink-to-fit="false" fo:padding-top="0cm" fo:padding-bottom="0cm" fo:padding-left="0cm" fo:padding-right="0cm" draw:shadow="hidden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15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86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41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9cm"/>
      <style:paragraph-properties style:writing-mode="lr-tb"/>
    </style:style>
    <style:style style:name="gr59" style:family="graphic" style:parent-style-name="Graphic">
      <style:graphic-properties draw:stroke="dash" draw:stroke-dash="Long_20_Dash" svg:stroke-width="0.106cm" svg:stroke-color="#000000" draw:marker-start-width="0.359cm" draw:marker-end-width="0.359cm" draw:fill="none" draw:fill-color="#b85c00" draw:opacity="10%" draw:textarea-horizontal-align="justify" draw:textarea-vertical-align="middle" draw:auto-grow-height="false" fo:min-height="11.121cm" fo:min-width="29.891cm" fo:padding-top="0.053cm" fo:padding-bottom="0.053cm" fo:padding-left="0.053cm" fo:padding-right="0.053cm"/>
    </style:style>
    <style:style style:name="gr60" style:family="graphic" style:parent-style-name="standard">
      <style:graphic-properties svg:stroke-width="0.212cm" svg:stroke-color="#f10d0c" draw:marker-start-width="0.518cm" draw:marker-end-width="0.518cm" draw:fill-color="#ffffff" draw:textarea-horizontal-align="justify" draw:textarea-vertical-align="middle" draw:auto-grow-height="false" fo:min-height="1.431cm" fo:min-width="1.181cm" fo:padding-top="0.231cm" fo:padding-bottom="0.231cm" fo:padding-left="0.356cm" fo:padding-right="0.356cm"/>
    </style:style>
    <style:style style:name="gr61" style:family="graphic" style:parent-style-name="standard">
      <style:graphic-properties svg:stroke-width="0.212cm" svg:stroke-color="#5983b0" draw:marker-start-width="0.518cm" draw:marker-end-width="0.518cm" draw:fill-color="#ffffff" draw:textarea-horizontal-align="justify" draw:textarea-vertical-align="middle" draw:auto-grow-height="false" fo:min-height="1.219cm" fo:min-width="0.969cm" fo:padding-top="0.231cm" fo:padding-bottom="0.231cm" fo:padding-left="0.356cm" fo:padding-right="0.356cm"/>
    </style:style>
    <style:style style:name="gr62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bf00" draw:opacity="20%" draw:textarea-horizontal-align="justify" draw:textarea-vertical-align="middle" draw:auto-grow-height="false" fo:min-height="9.394cm" fo:min-width="6.193cm" fo:padding-top="0.053cm" fo:padding-bottom="0.053cm" fo:padding-left="0.053cm" fo:padding-right="0.053cm"/>
    </style:style>
    <style:style style:name="gr63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ec9ba4" draw:opacity="20%" draw:textarea-horizontal-align="justify" draw:textarea-vertical-align="middle" draw:auto-grow-height="false" fo:min-height="9.343cm" fo:min-width="6.854cm" fo:padding-top="0.053cm" fo:padding-bottom="0.053cm" fo:padding-left="0.053cm" fo:padding-right="0.053cm"/>
      <style:paragraph-properties style:writing-mode="lr-tb"/>
    </style:style>
    <style:style style:name="gr64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729fcf" draw:opacity="20%" draw:textarea-horizontal-align="justify" draw:textarea-vertical-align="middle" draw:auto-grow-height="false" fo:min-height="9.394cm" fo:min-width="5.38cm" fo:padding-top="0.053cm" fo:padding-bottom="0.053cm" fo:padding-left="0.053cm" fo:padding-right="0.053cm"/>
      <style:paragraph-properties style:writing-mode="lr-tb"/>
    </style:style>
    <style:style style:name="gr65" style:family="graphic" style:parent-style-name="Graphic">
      <style:graphic-properties draw:stroke="dash" draw:stroke-dash="Long_20_Dash" svg:stroke-width="0.106cm" svg:stroke-color="#000000" draw:marker-start-width="0.359cm" draw:marker-end-width="0.359cm" draw:fill="none" draw:fill-color="#b85c00" draw:opacity="10%" draw:textarea-horizontal-align="justify" draw:textarea-vertical-align="middle" draw:auto-grow-height="false" fo:min-height="9.368cm" fo:min-width="18.639cm" fo:padding-top="0.053cm" fo:padding-bottom="0.053cm" fo:padding-left="0.053cm" fo:padding-right="0.053cm"/>
    </style:style>
    <style:style style:name="gr66" style:family="graphic" style:parent-style-name="objectwithoutfill">
      <style:graphic-properties draw:stroke="solid" svg:stroke-width="0.159cm" svg:stroke-color="#f10d0c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67" style:family="graphic" style:parent-style-name="objectwithoutfill">
      <style:graphic-properties draw:stroke="solid" svg:stroke-width="0.159cm" svg:stroke-color="#5983b0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68" style:family="graphic" style:parent-style-name="objectwithoutfill">
      <style:graphic-properties draw:stroke="dash" draw:stroke-dash="Dashed_20__28_var_29_" svg:stroke-width="0.159cm" svg:stroke-color="#f10d0c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69" style:family="graphic" style:parent-style-name="objectwithoutfill">
      <style:graphic-properties draw:stroke="dash" draw:stroke-dash="Dashed_20__28_var_29_" svg:stroke-width="0.159cm" svg:stroke-color="#5983b0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70" style:family="graphic" style:parent-style-name="objectwithoutfill">
      <style:graphic-properties draw:stroke="solid" svg:stroke-width="0.159cm" svg:stroke-color="#5983b0" draw:marker-start="" draw:marker-start-width="0.438cm" draw:marker-end="" draw:marker-end-width="0.538cm" draw:fill="solid" draw:textarea-vertical-align="middle" fo:padding-top="0.204cm" fo:padding-bottom="0.204cm" fo:padding-left="0.329cm" fo:padding-right="0.329cm"/>
    </style:style>
    <style:style style:name="gr71" style:family="graphic" style:parent-style-name="objectwithoutfill">
      <style:graphic-properties draw:stroke="solid" draw:stroke-dash="Ultrafine_20_Dashed" svg:stroke-width="0.159cm" svg:stroke-color="#5983b0" draw:marker-start="" draw:marker-start-width="0.426cm" draw:marker-end="Arrow" draw:marker-end-width="0.526cm" draw:fill="solid" draw:opacity="35%" draw:textarea-vertical-align="middle" fo:padding-top="0.192cm" fo:padding-bottom="0.192cm" fo:padding-left="0.317cm" fo:padding-right="0.317cm"/>
    </style:style>
    <style:style style:name="gr72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6cm" fo:min-width="1.477cm" fo:padding-top="0.178cm" fo:padding-bottom="0.178cm" fo:padding-left="0.303cm" fo:padding-right="0.303cm"/>
    </style:style>
    <style:style style:name="gr73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6cm" fo:min-width="1.578cm" fo:padding-top="0.178cm" fo:padding-bottom="0.178cm" fo:padding-left="0.303cm" fo:padding-right="0.303cm"/>
    </style:style>
    <style:style style:name="gr74" style:family="graphic" style:parent-style-name="standard">
      <style:graphic-properties svg:stroke-width="0.212cm" svg:stroke-color="#5983b0" draw:marker-start-width="0.518cm" draw:marker-end-width="0.518cm" draw:fill-color="#ffffff" draw:textarea-horizontal-align="justify" draw:textarea-vertical-align="middle" draw:auto-grow-height="false" fo:min-height="0.91cm" fo:min-width="0.66cm" fo:padding-top="0.231cm" fo:padding-bottom="0.231cm" fo:padding-left="0.356cm" fo:padding-right="0.356cm"/>
    </style:style>
    <style:style style:name="gr7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083cm, 0.668cm)" draw:image-opacity="100%" style:mirror="none"/>
    </style:style>
    <style:style style:name="gr7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4cm, 0cm, 0cm, 0cm)" draw:image-opacity="100%" style:mirror="none"/>
    </style:style>
    <style:style style:name="gr7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23cm, 3.913cm, 9.229cm, 0cm)" draw:image-opacity="100%" style:mirror="none"/>
    </style:style>
    <style:style style:name="gr7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02cm, 0cm, 9.279cm, 4.018cm)" draw:image-opacity="100%" style:mirror="none"/>
    </style:style>
    <style:style style:name="gr7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233cm, 3.913cm, 0.104cm, 0cm)" draw:image-opacity="100%" style:mirror="none"/>
    </style:style>
    <style:style style:name="gr8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256cm, 0cm, 0.093cm, 4.018cm)" draw:image-opacity="100%" style:mirror="none"/>
    </style:style>
    <style:style style:name="gr81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6cm" fo:min-width="0.512cm" fo:padding-top="0.178cm" fo:padding-bottom="0.178cm" fo:padding-left="0.303cm" fo:padding-right="0.303cm"/>
    </style:style>
    <style:style style:name="gr82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6cm" fo:min-width="0.613cm" fo:padding-top="0.178cm" fo:padding-bottom="0.178cm" fo:padding-left="0.303cm" fo:padding-right="0.303cm"/>
    </style:style>
    <style:style style:name="gr8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083cm, 5.865cm)" draw:image-opacity="100%" style:mirror="none"/>
    </style:style>
    <style:style style:name="gr8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4cm, 0.003cm, 0cm, 5.837cm)" draw:image-opacity="100%" style:mirror="none"/>
    </style:style>
    <style:style style:name="gr8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77cm, 3.083cm, 0.668cm)" draw:image-opacity="100%" style:mirror="none"/>
    </style:style>
    <style:style style:name="gr8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4cm, 3.798cm, 0cm, 0cm)" draw:image-opacity="100%" style:mirror="none"/>
    </style:style>
    <style:style style:name="gr87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729fcf" draw:opacity="20%" draw:textarea-horizontal-align="justify" draw:textarea-vertical-align="middle" draw:auto-grow-height="false" fo:min-height="9.394cm" fo:min-width="7.666cm" fo:padding-top="0.053cm" fo:padding-bottom="0.053cm" fo:padding-left="0.053cm" fo:padding-right="0.053cm"/>
      <style:paragraph-properties style:writing-mode="lr-tb"/>
    </style:style>
    <style:style style:name="gr88" style:family="graphic" style:parent-style-name="Graphic">
      <style:graphic-properties draw:stroke="dash" draw:stroke-dash="Long_20_Dash" svg:stroke-width="0.106cm" svg:stroke-color="#000000" draw:marker-start-width="0.359cm" draw:marker-end-width="0.359cm" draw:fill="none" draw:fill-color="#b85c00" draw:opacity="10%" draw:textarea-horizontal-align="justify" draw:textarea-vertical-align="middle" draw:auto-grow-height="false" fo:min-height="9.368cm" fo:min-width="20.925cm" fo:padding-top="0.053cm" fo:padding-bottom="0.053cm" fo:padding-left="0.053cm" fo:padding-right="0.053cm"/>
    </style:style>
    <style:style style:name="gr89" style:family="graphic" style:parent-style-name="standard">
      <style:graphic-properties draw:stroke="none" svg:stroke-color="#000000" draw:fill="solid" draw:fill-color="#ffbf00" draw:opacity="20%" draw:textarea-horizontal-align="left" draw:auto-grow-height="true" draw:auto-grow-width="true" fo:min-height="0.712cm" fo:min-width="3.986cm"/>
      <style:paragraph-properties style:writing-mode="lr-tb"/>
    </style:style>
    <style:style style:name="gr90" style:family="graphic" style:parent-style-name="standard">
      <style:graphic-properties draw:stroke="none" svg:stroke-color="#000000" draw:fill="solid" draw:fill-color="#729fcf" draw:opacity="20%" draw:textarea-horizontal-align="left" draw:auto-grow-height="true" draw:auto-grow-width="true" fo:min-height="0.712cm" fo:min-width="4.341cm"/>
      <style:paragraph-properties style:writing-mode="lr-tb"/>
    </style:style>
    <style:style style:name="gr91" style:family="graphic" style:parent-style-name="standard">
      <style:graphic-properties draw:stroke="none" svg:stroke-color="#000000" draw:fill="solid" draw:fill-color="#ec9ba4" draw:opacity="20%" draw:textarea-horizontal-align="left" draw:auto-grow-height="true" draw:auto-grow-width="true" fo:min-height="0.712cm" fo:min-width="3.249cm"/>
      <style:paragraph-properties style:writing-mode="lr-tb"/>
    </style:style>
    <style:style style:name="gr92" style:family="graphic" style:parent-style-name="standard">
      <style:graphic-properties svg:stroke-width="0.053cm" svg:stroke-color="#000000" draw:marker-start-width="0.279cm" draw:marker-end-width="0.279cm" draw:fill-color="#cccccc" draw:textarea-horizontal-align="justify" draw:textarea-vertical-align="middle" draw:auto-grow-height="false" fo:min-height="2.198cm" fo:min-width="1.948cm" fo:padding-top="0.151cm" fo:padding-bottom="0.151cm" fo:padding-left="0.276cm" fo:padding-right="0.276cm"/>
    </style:style>
    <style:style style:name="gr93" style:family="graphic" style:parent-style-name="standard">
      <style:graphic-properties svg:stroke-color="#000000" draw:fill-color="#808080" draw:textarea-horizontal-align="justify" draw:textarea-vertical-align="middle" draw:auto-grow-height="false" fo:min-height="0.007cm" fo:min-width="0cm"/>
    </style:style>
    <style:style style:name="gr94" style:family="graphic" style:parent-style-name="Object_20_with_20_no_20_fill_20_and_20_no_20_line">
      <style:graphic-properties draw:stroke="solid" svg:stroke-width="0.081cm" svg:stroke-color="#000000" draw:marker-start-width="0.321cm" draw:marker-end-width="0.32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5" style:family="graphic" style:parent-style-name="standard">
      <style:graphic-properties draw:stroke="solid" draw:stroke-dash="Dashed_20__28_var_29_" svg:stroke-width="0.053cm" svg:stroke-color="#000000" draw:marker-start-width="0.28cm" draw:marker-end="Arrow" draw:marker-end-width="0.28cm" draw:fill="solid" draw:fill-color="#000000" draw:opacity="100%" draw:textarea-horizontal-align="justify" draw:textarea-vertical-align="middle" draw:auto-grow-height="false" fo:min-height="1.271cm" fo:min-width="0.259cm" fo:padding-top="0.152cm" fo:padding-bottom="0.152cm" fo:padding-left="0.277cm" fo:padding-right="0.277cm"/>
    </style:style>
    <style:style style:name="gr96" style:family="graphic" style:parent-style-name="objectwithoutfill">
      <style:graphic-properties draw:stroke="solid" draw:stroke-dash="Dashed_20__28_var_29_" svg:stroke-width="0.212cm" svg:stroke-color="#000000" draw:marker-start-width="0.518cm" draw:marker-end="Symmetric_20_Arrow" draw:marker-end-width="0.518cm" draw:fill="solid" draw:textarea-vertical-align="middle" fo:padding-top="0.231cm" fo:padding-bottom="0.231cm" fo:padding-left="0.356cm" fo:padding-right="0.356cm"/>
    </style:style>
    <style:style style:name="gr97" style:family="graphic" style:parent-style-name="standard">
      <style:graphic-properties draw:stroke="dash" draw:stroke-dash="Dashed_20__28_var_29_" svg:stroke-width="0.053cm" svg:stroke-color="#000000" draw:marker-start-width="0.28cm" draw:marker-end-width="0.28cm" draw:fill="none" draw:fill-color="#333333" draw:opacity="100%" draw:textarea-horizontal-align="justify" draw:textarea-vertical-align="middle" draw:auto-grow-height="false" fo:min-height="3.049cm" fo:min-width="0.205cm" fo:padding-top="0.152cm" fo:padding-bottom="0.152cm" fo:padding-left="0.277cm" fo:padding-right="0.277cm"/>
    </style:style>
    <style:style style:name="gr98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589cm" fo:min-width="1.776cm"/>
      <style:paragraph-properties style:writing-mode="lr-tb"/>
    </style:style>
    <style:style style:name="gr99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1.934cm" fo:min-width="0.313cm"/>
    </style:style>
    <style:style style:name="gr100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ff2" draw:opacity="100%" draw:textarea-horizontal-align="justify" draw:textarea-vertical-align="middle" draw:auto-grow-height="false" fo:min-height="7.746cm" fo:min-width="5.177cm" fo:padding-top="0.053cm" fo:padding-bottom="0.053cm" fo:padding-left="0.053cm" fo:padding-right="0.053cm"/>
    </style:style>
    <style:style style:name="gr101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2ff" draw:opacity="100%" draw:textarea-horizontal-align="justify" draw:textarea-vertical-align="middle" draw:auto-grow-height="false" fo:min-height="7.747cm" fo:min-width="7.666cm" fo:padding-top="0.053cm" fo:padding-bottom="0.053cm" fo:padding-left="0.053cm" fo:padding-right="0.053cm"/>
      <style:paragraph-properties style:writing-mode="lr-tb"/>
    </style:style>
    <style:style style:name="gr102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2ffff" draw:opacity="100%" draw:textarea-horizontal-align="justify" draw:textarea-vertical-align="middle" draw:auto-grow-height="false" fo:min-height="7.747cm" fo:min-width="6.6cm" fo:padding-top="0.053cm" fo:padding-bottom="0.053cm" fo:padding-left="0.053cm" fo:padding-right="0.053cm"/>
      <style:paragraph-properties style:writing-mode="lr-tb"/>
    </style:style>
    <style:style style:name="gr103" style:family="graphic" style:parent-style-name="Graphic">
      <style:graphic-properties draw:stroke="dash" draw:stroke-dash="Long_20_Dash" svg:stroke-width="0.053cm" svg:stroke-color="#000000" draw:marker-start-width="0.28cm" draw:marker-end-width="0.28cm" draw:fill="none" draw:fill-color="#b85c00" draw:opacity="10%" draw:textarea-horizontal-align="justify" draw:textarea-vertical-align="middle" draw:auto-grow-height="false" fo:min-height="7.82cm" fo:min-width="19.656cm" fo:padding-top="0.027cm" fo:padding-bottom="0.027cm" fo:padding-left="0.027cm" fo:padding-right="0.027cm"/>
    </style:style>
    <style:style style:name="gr104" style:family="graphic" style:parent-style-name="objectwithoutfill">
      <style:graphic-properties draw:stroke="dash" draw:stroke-dash="Dot" svg:stroke-width="0.081cm" svg:stroke-color="#00a933" draw:marker-start-width="0.322cm" draw:marker-end-width="0.322cm" svg:stroke-opacity="100%" draw:fill="solid" draw:textarea-vertical-align="middle" fo:padding-top="0.166cm" fo:padding-bottom="0.166cm" fo:padding-left="0.291cm" fo:padding-right="0.291cm"/>
    </style:style>
    <style:style style:name="gr105" style:family="graphic" style:parent-style-name="objectwithoutfill">
      <style:graphic-properties draw:stroke="dash" draw:stroke-dash="Dot" svg:stroke-width="0.081cm" svg:stroke-color="#00a933" draw:marker-start-width="0.322cm" draw:marker-end-width="0.322cm" draw:fill="solid" draw:textarea-vertical-align="middle" fo:padding-top="0.166cm" fo:padding-bottom="0.166cm" fo:padding-left="0.291cm" fo:padding-right="0.291cm"/>
    </style:style>
    <style:style style:name="gr106" style:family="graphic" style:parent-style-name="standard">
      <style:graphic-properties draw:stroke="solid" svg:stroke-width="0.159cm" svg:stroke-color="#5983b0" draw:marker-start-width="0.439cm" draw:marker-end-width="0.439cm" draw:fill-color="#ffffff" draw:textarea-horizontal-align="justify" draw:textarea-vertical-align="middle" draw:auto-grow-height="false" fo:min-height="0.962cm" fo:min-width="0.712cm" fo:padding-top="0.205cm" fo:padding-bottom="0.205cm" fo:padding-left="0.33cm" fo:padding-right="0.33cm"/>
    </style:style>
    <style:style style:name="gr107" style:family="graphic" style:parent-style-name="standard">
      <style:graphic-properties draw:stroke="solid" draw:stroke-dash="Dot" svg:stroke-width="0.081cm" svg:stroke-color="#00a933" draw:marker-start-width="0.322cm" draw:marker-end-width="0.322cm" draw:fill="none" draw:fill-color="#ffffff" draw:textarea-horizontal-align="justify" draw:textarea-vertical-align="middle" draw:auto-grow-height="false" fo:min-height="0.735cm" fo:min-width="2.771cm" fo:padding-top="0.166cm" fo:padding-bottom="0.166cm" fo:padding-left="0.291cm" fo:padding-right="0.291cm"/>
    </style:style>
    <style:style style:name="gr108" style:family="graphic" style:parent-style-name="standard">
      <style:graphic-properties svg:stroke-color="#333333" draw:fill-color="#333333" draw:opacity="100%" draw:textarea-horizontal-align="justify" draw:textarea-vertical-align="middle" draw:auto-grow-height="false" fo:min-height="0cm" fo:min-width="1.583cm"/>
    </style:style>
    <style:style style:name="gr109" style:family="graphic" style:parent-style-name="standard">
      <style:graphic-properties svg:stroke-color="#333333" draw:fill-color="#333333" draw:opacity="100%" draw:textarea-horizontal-align="justify" draw:textarea-vertical-align="middle" draw:auto-grow-height="false" fo:min-height="0cm" fo:min-width="1.583cm"/>
      <style:paragraph-properties style:writing-mode="lr-tb"/>
    </style:style>
    <style:style style:name="gr110" style:family="graphic" style:parent-style-name="standard">
      <style:graphic-properties draw:stroke="solid" draw:stroke-dash="Dot" svg:stroke-width="0.081cm" svg:stroke-color="#00a933" draw:marker-start-width="0.322cm" draw:marker-end-width="0.322cm" svg:stroke-opacity="100%" draw:fill="none" draw:fill-color="#ffffff" draw:textarea-horizontal-align="justify" draw:textarea-vertical-align="middle" draw:auto-grow-height="false" fo:min-height="0.735cm" fo:min-width="2.517cm" fo:padding-top="0.166cm" fo:padding-bottom="0.166cm" fo:padding-left="0.291cm" fo:padding-right="0.291cm"/>
    </style:style>
    <style:style style:name="gr1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76cm, 3.698cm, 1.965cm, 0.988cm)" draw:image-opacity="100%" style:mirror="none"/>
    </style:style>
    <style:style style:name="gr1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71cm, 3.698cm, 0.795cm, 0.988cm)" draw:image-opacity="100%" style:mirror="none"/>
    </style:style>
    <style:style style:name="gr1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8cm, 0.394cm, 2.349cm)" draw:image-opacity="100%" style:mirror="none"/>
    </style:style>
    <style:style style:name="gr1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51cm, 1.522cm, -0.018cm, 1.455cm)" draw:image-opacity="100%" style:mirror="none"/>
    </style:style>
    <style:style style:name="gr1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36cm, 2.991cm, 0.03cm, 0.757cm)" draw:image-opacity="100%" style:mirror="none"/>
    </style:style>
    <style:style style:name="gr1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06cm, 2.807cm, 0.431cm, 0.082cm)" draw:image-opacity="100%" style:mirror="none"/>
    </style:style>
    <style:style style:name="gr1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73cm, 2.807cm, -0.007cm, 0.021cm)" draw:image-opacity="100%" style:mirror="none"/>
    </style:style>
    <style:style style:name="gr1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51cm, 1.522cm, -0.018cm, 1.797cm)" draw:image-opacity="100%" style:mirror="none"/>
    </style:style>
    <style:style style:name="gr119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ff2" draw:opacity="100%" draw:textarea-horizontal-align="justify" draw:textarea-vertical-align="middle" draw:auto-grow-height="false" fo:min-height="8.275cm" fo:min-width="5.177cm" fo:padding-top="0.053cm" fo:padding-bottom="0.053cm" fo:padding-left="0.053cm" fo:padding-right="0.053cm"/>
    </style:style>
    <style:style style:name="gr120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2ff" draw:opacity="100%" draw:textarea-horizontal-align="justify" draw:textarea-vertical-align="middle" draw:auto-grow-height="false" fo:min-height="8.276cm" fo:min-width="6.803cm" fo:padding-top="0.053cm" fo:padding-bottom="0.053cm" fo:padding-left="0.053cm" fo:padding-right="0.053cm"/>
      <style:paragraph-properties style:writing-mode="lr-tb"/>
    </style:style>
    <style:style style:name="gr121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2ffff" draw:opacity="100%" draw:textarea-horizontal-align="justify" draw:textarea-vertical-align="middle" draw:auto-grow-height="false" fo:min-height="8.276cm" fo:min-width="5.431cm" fo:padding-top="0.053cm" fo:padding-bottom="0.053cm" fo:padding-left="0.053cm" fo:padding-right="0.053cm"/>
      <style:paragraph-properties style:writing-mode="lr-tb"/>
    </style:style>
    <style:style style:name="gr122" style:family="graphic" style:parent-style-name="Graphic">
      <style:graphic-properties draw:stroke="dash" draw:stroke-dash="Long_20_Dash" svg:stroke-width="0.081cm" svg:stroke-color="#000000" draw:marker-start-width="0.322cm" draw:marker-end-width="0.322cm" draw:fill="none" draw:fill-color="#b85c00" draw:opacity="10%" draw:textarea-horizontal-align="justify" draw:textarea-vertical-align="middle" draw:auto-grow-height="false" fo:min-height="8.302cm" fo:min-width="17.596cm" fo:padding-top="0.041cm" fo:padding-bottom="0.041cm" fo:padding-left="0.041cm" fo:padding-right="0.041cm"/>
    </style:style>
    <style:style style:name="gr1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54cm, 3.698cm, 0.792cm, 0.988cm)" draw:image-opacity="100%" style:mirror="none"/>
    </style:style>
    <style:style style:name="gr124" style:family="graphic" style:parent-style-name="Graphic">
      <style:graphic-properties draw:stroke="dash" draw:stroke-dash="Long_20_Dash" svg:stroke-width="0.081cm" svg:stroke-color="#000000" draw:marker-start-width="0.322cm" draw:marker-end-width="0.322cm" draw:fill="none" draw:fill-color="#b85c00" draw:opacity="10%" draw:textarea-horizontal-align="justify" draw:textarea-vertical-align="middle" draw:auto-grow-height="false" fo:min-height="8.3cm" fo:min-width="17.596cm" fo:padding-top="0.041cm" fo:padding-bottom="0.041cm" fo:padding-left="0.041cm" fo:padding-right="0.041cm"/>
    </style:style>
    <style:style style:name="gr125" style:family="graphic" style:parent-style-name="objectwithoutfill">
      <style:graphic-properties draw:stroke="solid" draw:stroke-dash="Dashed_20__28_var_29_" svg:stroke-width="0.159cm" svg:stroke-color="#5983b0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6cm"/>
      <style:paragraph-properties style:writing-mode="lr-tb"/>
    </style:style>
    <style:style style:name="gr127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ff2" draw:opacity="100%" draw:textarea-horizontal-align="justify" draw:textarea-vertical-align="middle" draw:auto-grow-height="false" fo:min-height="10.714cm" fo:min-width="7.311cm" fo:padding-top="0.053cm" fo:padding-bottom="0.053cm" fo:padding-left="0.053cm" fo:padding-right="0.053cm"/>
    </style:style>
    <style:style style:name="gr128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2ff" draw:opacity="100%" draw:textarea-horizontal-align="justify" draw:textarea-vertical-align="middle" draw:auto-grow-height="false" fo:min-height="10.714cm" fo:min-width="5.451cm" fo:padding-top="0.053cm" fo:padding-bottom="0.053cm" fo:padding-left="0.053cm" fo:padding-right="0.053cm"/>
      <style:paragraph-properties style:writing-mode="lr-tb"/>
    </style:style>
    <style:style style:name="gr129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2ffff" draw:opacity="100%" draw:textarea-horizontal-align="justify" draw:textarea-vertical-align="middle" draw:auto-grow-height="false" fo:min-height="10.714cm" fo:min-width="4.618cm" fo:padding-top="0.053cm" fo:padding-bottom="0.053cm" fo:padding-left="0.053cm" fo:padding-right="0.053cm"/>
      <style:paragraph-properties style:writing-mode="lr-tb"/>
    </style:style>
    <style:style style:name="gr130" style:family="graphic" style:parent-style-name="Graphic">
      <style:graphic-properties draw:stroke="dash" draw:stroke-dash="Long_20_Dash" svg:stroke-width="0.081cm" svg:stroke-color="#000000" draw:marker-start-width="0.322cm" draw:marker-end-width="0.322cm" draw:fill="none" draw:fill-color="#b85c00" draw:opacity="10%" draw:textarea-horizontal-align="justify" draw:textarea-vertical-align="middle" draw:auto-grow-height="false" fo:min-height="10.738cm" fo:min-width="17.596cm" fo:padding-top="0.041cm" fo:padding-bottom="0.041cm" fo:padding-left="0.041cm" fo:padding-right="0.041cm"/>
    </style:style>
    <style:style style:name="gr131" style:family="graphic" style:parent-style-name="standard">
      <style:graphic-properties svg:stroke-color="#000000" draw:fill="gradient" draw:fill-color="#dddddd" draw:fill-gradient-name="Gradient_20_54" draw:opacity="100%" draw:textarea-horizontal-align="justify" draw:textarea-vertical-align="middle" draw:auto-grow-height="false" fo:min-height="6.354cm" fo:min-width="12.556cm"/>
    </style:style>
    <style:style style:name="gr132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0.262cm" fo:min-width="5.85cm"/>
    </style:style>
    <style:style style:name="gr133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0.246cm" fo:min-width="5.85cm"/>
    </style:style>
    <style:style style:name="gr134" style:family="graphic" style:parent-style-name="standard">
      <style:graphic-properties svg:stroke-color="#000000" draw:fill-color="#333333" draw:opacity="65%" draw:textarea-horizontal-align="justify" draw:textarea-vertical-align="middle" draw:auto-grow-height="false" fo:min-height="1.934cm" fo:min-width="0cm"/>
    </style:style>
    <style:style style:name="gr135" style:family="graphic" style:parent-style-name="standard">
      <style:graphic-properties draw:stroke="solid" draw:stroke-dash="Dashed_20__28_var_29_" svg:stroke-width="0.053cm" svg:stroke-color="#000000" draw:marker-start-width="0.28cm" draw:marker-end="Arrow" draw:marker-end-width="0.28cm" draw:fill="solid" draw:fill-color="#000000" draw:opacity="100%" draw:textarea-horizontal-align="justify" draw:textarea-vertical-align="middle" draw:auto-grow-height="false" fo:min-height="2.287cm" fo:min-width="0.259cm" fo:padding-top="0.152cm" fo:padding-bottom="0.152cm" fo:padding-left="0.277cm" fo:padding-right="0.277cm"/>
    </style:style>
    <style:style style:name="gr136" style:family="graphic" style:parent-style-name="objectwithoutfill">
      <style:graphic-properties draw:stroke="solid" draw:stroke-dash="Dashed_20__28_var_29_" svg:stroke-width="0.212cm" svg:stroke-color="#000000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137" style:family="graphic" style:parent-style-name="standard">
      <style:graphic-properties draw:stroke="dash" draw:stroke-dash="Dashed_20__28_var_29_" svg:stroke-width="0.053cm" svg:stroke-color="#000000" draw:marker-start-width="0.28cm" draw:marker-end-width="0.28cm" draw:fill="none" draw:fill-color="#333333" draw:opacity="100%" draw:textarea-horizontal-align="justify" draw:textarea-vertical-align="middle" draw:auto-grow-height="false" fo:min-height="7.976cm" fo:min-width="0.259cm" fo:padding-top="0.152cm" fo:padding-bottom="0.152cm" fo:padding-left="0.277cm" fo:padding-right="0.277cm"/>
    </style:style>
    <style:style style:name="gr138" style:family="graphic" style:parent-style-name="standard">
      <style:graphic-properties draw:stroke="solid" draw:stroke-dash="Dot" svg:stroke-width="0.081cm" svg:stroke-color="#00a933" draw:marker-start-width="0.322cm" draw:marker-end-width="0.322cm" svg:stroke-opacity="100%" draw:fill="none" draw:fill-color="#ffffff" draw:textarea-horizontal-align="justify" draw:textarea-vertical-align="middle" draw:auto-grow-height="false" fo:min-height="0.735cm" fo:min-width="1.196cm" fo:padding-top="0.166cm" fo:padding-bottom="0.166cm" fo:padding-left="0.291cm" fo:padding-right="0.291cm"/>
    </style:style>
    <style:style style:name="gr1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06cm, 2.807cm, 0.431cm, 1.033cm)" draw:image-opacity="100%" style:mirror="none"/>
    </style:style>
    <style:style style:name="gr1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06cm, 3.401cm, 0.431cm, 0.082cm)" draw:image-opacity="100%" style:mirror="none"/>
    </style:style>
    <style:style style:name="gr1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73cm, 2.807cm, -0.007cm, 1.03cm)" draw:image-opacity="100%" style:mirror="none"/>
    </style:style>
    <style:style style:name="gr1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73cm, 3.673cm, -0.007cm, 0.021cm)" draw:image-opacity="100%" style:mirror="none"/>
    </style:style>
    <style:style style:name="gr143" style:family="graphic" style:parent-style-name="standard">
      <style:graphic-properties draw:stroke="solid" draw:stroke-dash="Dot" svg:stroke-width="0.081cm" svg:stroke-color="#00a933" draw:marker-start-width="0.322cm" draw:marker-end-width="0.322cm" svg:stroke-opacity="100%" draw:fill="none" draw:fill-color="#ffffff" draw:textarea-horizontal-align="justify" draw:textarea-vertical-align="middle" draw:auto-grow-height="false" fo:min-height="0.735cm" fo:min-width="0.688cm" fo:padding-top="0.166cm" fo:padding-bottom="0.166cm" fo:padding-left="0.291cm" fo:padding-right="0.291cm"/>
    </style:style>
    <style:style style:name="gr144" style:family="graphic" style:parent-style-name="Graphic">
      <style:graphic-properties draw:stroke="solid" draw:stroke-dash="Long_20_Dash" svg:stroke-width="0.053cm" svg:stroke-color="#000000" draw:marker-start-width="0.28cm" draw:marker-end-width="0.28cm" draw:fill="solid" draw:fill-color="#fffff2" draw:opacity="100%" draw:textarea-horizontal-align="justify" draw:textarea-vertical-align="middle" draw:auto-grow-height="false" fo:min-height="6.296cm" fo:min-width="12.341cm" fo:padding-top="0.027cm" fo:padding-bottom="0.027cm" fo:padding-left="0.027cm" fo:padding-right="0.027cm"/>
    </style:style>
    <style:style style:name="gr145" style:family="graphic" style:parent-style-name="standard">
      <style:graphic-properties draw:stroke="solid" svg:stroke-width="0.159cm" svg:stroke-color="#5983b0" draw:marker-start-width="0.439cm" draw:marker-end-width="0.439cm" draw:fill-color="#ffffff" draw:textarea-horizontal-align="justify" draw:textarea-vertical-align="middle" draw:auto-grow-height="false" fo:min-height="0.69cm" fo:min-width="0.44cm" fo:padding-top="0.205cm" fo:padding-bottom="0.205cm" fo:padding-left="0.33cm" fo:padding-right="0.33cm"/>
    </style:style>
    <style:style style:name="gr1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7cm, 2.578cm, 1.029cm, 3.102cm)" draw:image-opacity="100%" style:mirror="none"/>
    </style:style>
    <style:style style:name="gr147" style:family="graphic" style:parent-style-name="standard">
      <style:graphic-properties draw:stroke="solid" svg:stroke-width="0.159cm" svg:stroke-color="#f10d0c" draw:marker-start-width="0.439cm" draw:marker-end-width="0.439cm" draw:fill-color="#ffffff" draw:textarea-horizontal-align="justify" draw:textarea-vertical-align="middle" draw:auto-grow-height="false" fo:min-height="0.69cm" fo:min-width="0.44cm" fo:padding-top="0.205cm" fo:padding-bottom="0.205cm" fo:padding-left="0.33cm" fo:padding-right="0.33cm"/>
    </style:style>
    <style:style style:name="gr1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18cm, 2.563cm, 0.498cm, 3.102cm)" draw:image-opacity="100%" style:mirror="none"/>
    </style:style>
    <style:style style:name="gr149" style:family="graphic" style:parent-style-name="Graphic">
      <style:graphic-properties draw:stroke="solid" draw:stroke-dash="Long_20_Dash" svg:stroke-width="0.053cm" svg:stroke-color="#000000" draw:marker-start-width="0.28cm" draw:marker-end-width="0.28cm" draw:fill="solid" draw:fill-color="#fffff2" draw:opacity="100%" draw:textarea-horizontal-align="justify" draw:textarea-vertical-align="middle" draw:auto-grow-height="false" fo:min-height="6.296cm" fo:min-width="14.424cm" fo:padding-top="0.027cm" fo:padding-bottom="0.027cm" fo:padding-left="0.027cm" fo:padding-right="0.027cm"/>
    </style:style>
    <style:style style:name="gr150" style:family="graphic" style:parent-style-name="objectwithoutfill">
      <style:graphic-properties draw:stroke="solid" draw:stroke-dash="Dashed_20__28_var_29_" svg:stroke-width="0.159cm" svg:stroke-color="#f10d0c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151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1.274cm" fo:min-width="0.008cm"/>
    </style:style>
    <style:style style:name="gr15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937cm, 1.785cm, 0cm)" draw:image-opacity="100%" style:mirror="none"/>
    </style:style>
    <style:style style:name="gr1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738cm, 5.173cm, 0cm, 0cm)" draw:image-opacity="100%" style:mirror="none"/>
    </style:style>
    <style:style style:name="gr154" style:family="graphic" style:parent-style-name="standard">
      <style:graphic-properties draw:stroke="solid" svg:stroke-width="0.159cm" svg:stroke-color="#5983b0" draw:marker-start-width="0.439cm" draw:marker-end-width="0.439cm" draw:fill-color="#ffffff" draw:textarea-horizontal-align="justify" draw:textarea-vertical-align="middle" draw:auto-grow-height="false" fo:min-height="0.131cm" fo:min-width="0cm" fo:padding-top="0.205cm" fo:padding-bottom="0.205cm" fo:padding-left="0.33cm" fo:padding-right="0.33cm"/>
    </style:style>
    <style:style style:name="gr155" style:family="graphic" style:parent-style-name="standard">
      <style:graphic-properties draw:stroke="solid" svg:stroke-width="0.159cm" svg:stroke-color="#f10d0c" draw:marker-start-width="0.439cm" draw:marker-end-width="0.439cm" draw:fill-color="#ffffff" draw:textarea-horizontal-align="justify" draw:textarea-vertical-align="middle" draw:auto-grow-height="false" fo:min-height="0.131cm" fo:min-width="0cm" fo:padding-top="0.205cm" fo:padding-bottom="0.205cm" fo:padding-left="0.33cm" fo:padding-right="0.33cm"/>
    </style:style>
    <style:style style:name="gr156" style:family="graphic" style:parent-style-name="standard">
      <style:graphic-properties draw:stroke="solid" svg:stroke-width="0.159cm" svg:stroke-color="#f10d0c" draw:marker-start-width="0.439cm" draw:marker-end-width="0.439cm" draw:fill-color="#ffffff" draw:textarea-horizontal-align="justify" draw:textarea-vertical-align="middle" draw:auto-grow-height="false" fo:min-height="0.962cm" fo:min-width="0.712cm" fo:padding-top="0.205cm" fo:padding-bottom="0.205cm" fo:padding-left="0.33cm" fo:padding-right="0.33cm"/>
    </style:style>
    <style:style style:name="gr1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7cm, 2.101cm, 1.029cm, 3.724cm)" draw:image-opacity="100%" style:mirror="none"/>
    </style:style>
    <style:style style:name="gr15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15cm, 1.504cm, 0.998cm, 4.182cm)" draw:image-opacity="100%" style:mirror="none"/>
    </style:style>
    <style:style style:name="gr15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08cm" fo:min-width="1.575cm" fo:padding-top="0.151cm" fo:padding-bottom="0.151cm" fo:padding-left="0.276cm" fo:padding-right="0.276cm"/>
    </style:style>
    <style:style style:name="gr1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74cm, 0.159cm, 1.322cm, 4.037cm)" draw:image-opacity="100%" style:mirror="none"/>
    </style:style>
    <style:style style:name="gr16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52cm" fo:min-width="1.569cm" fo:padding-top="0.151cm" fo:padding-bottom="0.151cm" fo:padding-left="0.276cm" fo:padding-right="0.276cm"/>
    </style:style>
    <style:style style:name="gr16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91cm, 0.027cm, 0.82cm, 4.044cm)" draw:image-opacity="100%" style:mirror="none"/>
    </style:style>
    <style:style style:name="gr1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48cm, 0.296cm, 1.747cm, 4.044cm)" draw:image-opacity="100%" style:mirror="none"/>
    </style:style>
    <style:style style:name="gr16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03cm, 0.336cm, 2.154cm, 4.037cm)" draw:image-opacity="100%" style:mirror="none"/>
    </style:style>
    <style:style style:name="gr16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04cm, 2.107cm, 1.376cm, 0cm)" draw:image-opacity="100%" style:mirror="none"/>
    </style:style>
    <style:style style:name="gr16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1cm, 1.937cm, 1.372cm, 0cm)" draw:image-opacity="100%" style:mirror="none"/>
    </style:style>
    <style:style style:name="gr16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58cm, 1.679cm, 0.563cm, 0cm)" draw:image-opacity="100%" style:mirror="none"/>
    </style:style>
    <style:style style:name="gr16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32cm, 1.679cm, 1.007cm, 0cm)" draw:image-opacity="100%" style:mirror="none"/>
    </style:style>
    <style:style style:name="gr16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738cm, 4.27cm, 0cm, 0.869cm)" draw:image-opacity="100%" style:mirror="none"/>
    </style:style>
    <style:style style:name="gr1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  <style:paragraph-properties style:writing-mode="lr-tb"/>
    </style:style>
    <style:style style:name="gr17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808cm, 7.291cm, 2.651cm, 0.87cm)" draw:image-opacity="100%" style:mirror="none"/>
    </style:style>
    <style:style style:name="gr172" style:family="graphic" style:parent-style-name="standard">
      <style:graphic-properties svg:stroke-width="0.053cm" svg:stroke-color="#000000" draw:marker-start-width="0.279cm" draw:marker-end-width="0.279cm" draw:fill="none" draw:fill-color="#f10d0c" draw:opacity="10%" draw:textarea-horizontal-align="justify" draw:textarea-vertical-align="middle" draw:auto-grow-height="false" fo:min-height="7.222cm" fo:min-width="6.972cm" fo:padding-top="0.151cm" fo:padding-bottom="0.151cm" fo:padding-left="0.276cm" fo:padding-right="0.276cm"/>
    </style:style>
    <style:style style:name="gr173" style:family="graphic" style:parent-style-name="standard">
      <style:graphic-properties svg:stroke-width="0.053cm" svg:stroke-color="#00a933" draw:marker-start-width="0.279cm" draw:marker-end-width="0.279cm" draw:fill-color="#ffffff" draw:opacity="100%" draw:textarea-horizontal-align="justify" draw:textarea-vertical-align="middle" draw:auto-grow-height="false" fo:min-height="2.492cm" fo:min-width="9.668cm" fo:padding-top="0.151cm" fo:padding-bottom="0.151cm" fo:padding-left="0.276cm" fo:padding-right="0.276cm"/>
    </style:style>
    <style:style style:name="gr174" style:family="graphic" style:parent-style-name="standard">
      <style:graphic-properties svg:stroke-width="0.053cm" svg:stroke-color="#00a933" draw:marker-start-width="0.279cm" draw:marker-end-width="0.279cm" draw:fill-color="#00a933" draw:opacity="11%" draw:textarea-horizontal-align="justify" draw:textarea-vertical-align="middle" draw:auto-grow-height="false" fo:min-height="2.544cm" fo:min-width="9.72cm" fo:padding-top="0.151cm" fo:padding-bottom="0.151cm" fo:padding-left="0.276cm" fo:padding-right="0.276cm"/>
    </style:style>
    <style:style style:name="gr175" style:family="graphic" style:parent-style-name="standard">
      <style:graphic-properties svg:stroke-width="0.035cm" svg:stroke-color="#000000" draw:marker-start="Arrow" draw:marker-start-width="0.352cm" draw:marker-end="Arrow" draw:marker-end-width="0.352cm" draw:textarea-vertical-align="middle" fo:padding-top="0.142cm" fo:padding-bottom="0.142cm" fo:padding-left="0.267cm" fo:padding-right="0.267cm"/>
    </style:style>
    <style:style style:name="gr17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944cm, 0cm)" draw:image-opacity="100%" style:mirror="none"/>
    </style:style>
    <style:style style:name="gr17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88cm, 0cm, 1.237cm, 0cm)" draw:image-opacity="100%" style:mirror="none"/>
    </style:style>
    <style:style style:name="gr17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97cm, 0cm, 0.646cm, 0cm)" draw:image-opacity="100%" style:mirror="none"/>
    </style:style>
    <style:style style:name="gr17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86cm, 0cm, 0.059cm, 0cm)" draw:image-opacity="100%" style:mirror="none"/>
    </style:style>
    <style:style style:name="gr180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81" style:family="graphic" style:parent-style-name="standard">
      <style:graphic-properties draw:stroke="dash" draw:stroke-dash="Long_20_Dash" svg:stroke-width="0.035cm" svg:stroke-color="#000000" draw:marker-start="Arrow" draw:marker-start-width="0.352cm" draw:marker-end="Arrow" draw:marker-end-width="0.352cm" draw:textarea-vertical-align="middle" fo:padding-top="0.142cm" fo:padding-bottom="0.142cm" fo:padding-left="0.267cm" fo:padding-right="0.267cm"/>
    </style:style>
    <style:style style:name="gr18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67cm, 0cm, 0.693cm, 0cm)" draw:image-opacity="100%" style:mirror="none"/>
    </style:style>
    <style:style style:name="gr18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54cm, 0cm, 0.07cm, 0cm)" draw:image-opacity="100%" style:mirror="none"/>
    </style:style>
    <style:style style:name="gr184" style:family="graphic" style:parent-style-name="standard">
      <style:graphic-properties svg:stroke-width="0.053cm" svg:stroke-color="#00a933" draw:marker-start-width="0.279cm" draw:marker-end-width="0.279cm" draw:fill-color="#00a933" draw:opacity="11%" draw:textarea-horizontal-align="justify" draw:textarea-vertical-align="middle" draw:auto-grow-height="false" fo:min-height="2.492cm" fo:min-width="9.668cm" fo:padding-top="0.151cm" fo:padding-bottom="0.151cm" fo:padding-left="0.276cm" fo:padding-right="0.276cm"/>
    </style:style>
    <style:style style:name="gr185" style:family="graphic" style:parent-style-name="standard">
      <style:graphic-properties draw:stroke="dash" draw:stroke-dash="Long_20_Dash" svg:stroke-width="0.035cm" svg:stroke-color="#f10d0c" draw:marker-start="" draw:marker-start-width="0.352cm" draw:marker-end="Arrow" draw:marker-end-width="0.352cm" draw:textarea-vertical-align="middle" fo:padding-top="0.142cm" fo:padding-bottom="0.142cm" fo:padding-left="0.267cm" fo:padding-right="0.267cm"/>
    </style:style>
    <style:style style:name="gr186" style:family="graphic" style:parent-style-name="standard">
      <style:graphic-properties draw:stroke="none" draw:stroke-dash="Dashed_20__28_var_29__20_4" svg:stroke-width="0cm" draw:stroke-linejoin="none" svg:stroke-linecap="butt" draw:fill="solid" draw:fill-color="#f10d0c" draw:textarea-horizontal-align="center" draw:textarea-vertical-align="middle"/>
    </style:style>
    <style:style style:name="gr18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698cm, 0cm, 5.348cm, 9.951cm)" draw:image-opacity="100%" style:mirror="none"/>
    </style:style>
    <style:style style:name="gr188" style:family="graphic" style:parent-style-name="standard">
      <style:graphic-properties svg:stroke-width="0.053cm" svg:stroke-color="#000000" draw:marker-start-width="0.279cm" draw:marker-end-width="0.279cm" draw:fill="none" draw:fill-color="#f10d0c" draw:opacity="10%" draw:textarea-horizontal-align="justify" draw:textarea-vertical-align="middle" draw:auto-grow-height="false" fo:min-height="4.764cm" fo:min-width="4.514cm" fo:padding-top="0.151cm" fo:padding-bottom="0.151cm" fo:padding-left="0.276cm" fo:padding-right="0.276cm"/>
    </style:style>
    <style:style style:name="gr189" style:family="graphic" style:parent-style-name="standard">
      <style:graphic-properties svg:stroke-width="0.053cm" svg:stroke-color="#00a933" draw:marker-start-width="0.279cm" draw:marker-end-width="0.279cm" draw:fill-color="#ffffff" draw:opacity="100%" draw:textarea-horizontal-align="justify" draw:textarea-vertical-align="middle" draw:auto-grow-height="false" fo:min-height="1.579cm" fo:min-width="6.331cm" fo:padding-top="0.151cm" fo:padding-bottom="0.151cm" fo:padding-left="0.276cm" fo:padding-right="0.276cm"/>
    </style:style>
    <style:style style:name="gr190" style:family="graphic" style:parent-style-name="standard">
      <style:graphic-properties svg:stroke-width="0.053cm" svg:stroke-color="#00a933" draw:marker-start-width="0.279cm" draw:marker-end-width="0.279cm" draw:fill-color="#00a933" draw:opacity="11%" draw:textarea-horizontal-align="justify" draw:textarea-vertical-align="middle" draw:auto-grow-height="false" fo:min-height="1.579cm" fo:min-width="6.33cm" fo:padding-top="0.151cm" fo:padding-bottom="0.151cm" fo:padding-left="0.276cm" fo:padding-right="0.276cm"/>
    </style:style>
    <style:style style:name="gr19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16cm, 0cm, 3.612cm, 6.71cm)" draw:image-opacity="100%" style:mirror="none"/>
    </style:style>
    <style:style style:name="gr192" style:family="graphic" style:parent-style-name="standard">
      <style:graphic-properties draw:stroke="dash" draw:stroke-dash="Long_20_Dash" svg:stroke-width="0.035cm" svg:stroke-color="#000000" draw:marker-start="" draw:marker-start-width="0.352cm" draw:marker-end="Arrow" draw:marker-end-width="0.352cm" draw:textarea-vertical-align="middle" fo:padding-top="0.142cm" fo:padding-bottom="0.142cm" fo:padding-left="0.267cm" fo:padding-right="0.267cm"/>
    </style:style>
    <style:style style:name="gr19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08cm, 0cm, 3.61cm, 6.676cm)" draw:image-opacity="100%" style:mirror="none"/>
    </style:style>
    <style:style style:name="gr194" style:family="graphic" style:parent-style-name="standard">
      <style:graphic-properties svg:stroke-width="0.053cm" svg:stroke-color="#000000" draw:marker-start-width="0.279cm" draw:marker-end-width="0.279cm" draw:fill="solid" draw:fill-color="#ffffff" draw:opacity="100%" draw:textarea-horizontal-align="justify" draw:textarea-vertical-align="middle" draw:auto-grow-height="false" fo:min-height="7.222cm" fo:min-width="6.972cm" fo:padding-top="0.151cm" fo:padding-bottom="0.151cm" fo:padding-left="0.276cm" fo:padding-right="0.276cm"/>
    </style:style>
    <style:style style:name="gr195" style:family="graphic" style:parent-style-name="standard">
      <style:graphic-properties draw:stroke="none" svg:stroke-width="0.053cm" svg:stroke-color="#00a933" draw:marker-start-width="0.279cm" draw:marker-end-width="0.279cm" draw:fill-color="#ffffff" draw:opacity="11%" draw:textarea-horizontal-align="justify" draw:textarea-vertical-align="middle" draw:auto-grow-height="false" fo:min-height="7.224cm" fo:min-width="6.974cm" fo:padding-top="0.151cm" fo:padding-bottom="0.151cm" fo:padding-left="0.276cm" fo:padding-right="0.276cm"/>
    </style:style>
    <style:style style:name="gr196" style:family="graphic" style:parent-style-name="standard">
      <style:graphic-properties svg:stroke-width="0.053cm" svg:stroke-color="#00a933" draw:marker-start-width="0.279cm" draw:marker-end-width="0.279cm" draw:fill-color="#00a933" draw:opacity="11%" draw:textarea-horizontal-align="justify" draw:textarea-vertical-align="middle" draw:auto-grow-height="false" fo:min-height="7.224cm" fo:min-width="6.974cm" fo:padding-top="0.151cm" fo:padding-bottom="0.151cm" fo:padding-left="0.276cm" fo:padding-right="0.276cm"/>
    </style:style>
    <style:style style:name="P1" style:family="paragraph">
      <loext:graphic-properties draw:fill="solid" draw:fill-color="#ffbf00" draw:opacity="15%"/>
      <style:paragraph-properties fo:text-align="center" style:writing-mode="lr-tb"/>
    </style:style>
    <style:style style:name="P2" style:family="paragraph">
      <loext:graphic-properties draw:fill="gradient" draw:fill-color="#dddddd" draw:fill-gradient-name="Gradient_20_51" draw:opacity="100%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 draw:opacity="35%"/>
      <style:paragraph-properties fo:text-align="center" style:writing-mode="lr-tb"/>
    </style:style>
    <style:style style:name="P5" style:family="paragraph">
      <loext:graphic-properties draw:fill="solid"/>
      <style:paragraph-properties fo:margin-left="0.051cm" fo:margin-right="0.102cm" fo:text-align="center" fo:text-indent="0.178cm"/>
    </style:style>
    <style:style style:name="P6" style:family="paragraph">
      <loext:graphic-properties draw:fill-color="#000000" draw:opacity="100%"/>
      <style:paragraph-properties fo:text-align="center"/>
    </style:style>
    <style:style style:name="P7" style:family="paragraph">
      <loext:graphic-properties draw:fill="solid" draw:fill-color="#000000" draw:opacity="100%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-color="#666666" draw:opacity="65%"/>
      <style:paragraph-properties fo:text-align="center"/>
    </style:style>
    <style:style style:name="P11" style:family="paragraph">
      <loext:graphic-properties draw:fill-color="#333333"/>
      <style:paragraph-properties fo:text-align="center"/>
    </style:style>
    <style:style style:name="P12" style:family="paragraph">
      <loext:graphic-properties draw:fill-color="#999999" draw:opacity="64%"/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solid" draw:fill-color="#ffffff"/>
      <style:paragraph-properties fo:text-align="center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loext:graphic-properties draw:fill-color="#dddddd"/>
      <style:paragraph-properties fo:text-align="center"/>
    </style:style>
    <style:style style:name="P17" style:family="paragraph">
      <style:paragraph-properties fo:text-align="center" style:writing-mode="lr-tb"/>
    </style:style>
    <style:style style:name="P18" style:family="paragraph">
      <loext:graphic-properties draw:fill-color="#ffffff"/>
      <style:paragraph-properties fo:text-align="center" style:writing-mode="lr-tb"/>
    </style:style>
    <style:style style:name="P19" style:family="paragraph">
      <loext:graphic-properties draw:fill="none" draw:fill-color="#999999"/>
      <style:paragraph-properties fo:text-align="center"/>
    </style:style>
    <style:style style:name="P20" style:family="paragraph">
      <loext:graphic-properties draw:fill-color="#000000"/>
      <style:paragraph-properties fo:text-align="center"/>
    </style:style>
    <style:style style:name="P21" style:family="paragraph">
      <loext:graphic-properties draw:fill-color="#ffffff" draw:opacity="100%"/>
      <style:paragraph-properties fo:text-align="center"/>
    </style:style>
    <style:style style:name="P22" style:family="paragraph">
      <loext:graphic-properties draw:fill="none" draw:fill-color="#ffffff"/>
      <style:paragraph-properties style:writing-mode="lr-tb"/>
      <style:text-properties fo:font-size="18pt"/>
    </style:style>
    <style:style style:name="P23" style:family="paragraph">
      <loext:graphic-properties draw:fill="solid" draw:fill-color="#ffbf00" draw:opacity="20%"/>
      <style:paragraph-properties fo:text-align="center"/>
    </style:style>
    <style:style style:name="P24" style:family="paragraph">
      <loext:graphic-properties draw:fill="solid" draw:fill-color="#ec9ba4" draw:opacity="20%"/>
      <style:paragraph-properties fo:text-align="center" style:writing-mode="lr-tb"/>
    </style:style>
    <style:style style:name="P25" style:family="paragraph">
      <loext:graphic-properties draw:fill="solid" draw:fill-color="#729fcf" draw:opacity="20%"/>
      <style:paragraph-properties fo:text-align="center" style:writing-mode="lr-tb"/>
    </style:style>
    <style:style style:name="P26" style:family="paragraph">
      <style:paragraph-properties fo:text-align="start"/>
    </style:style>
    <style:style style:name="P27" style:family="paragraph">
      <loext:graphic-properties draw:fill="none" draw:fill-color="#ffffff" draw:opacity="100%"/>
      <style:paragraph-properties fo:text-align="start" style:writing-mode="lr-tb"/>
      <style:text-properties fo:font-size="15pt" style:font-size-asian="15pt" style:font-size-complex="15pt"/>
    </style:style>
    <style:style style:name="P28" style:family="paragraph">
      <loext:graphic-properties draw:fill="solid" draw:fill-color="#000000"/>
      <style:paragraph-properties fo:text-align="center" style:writing-mode="lr-tb"/>
      <style:text-properties fo:color="#000000" loext:opacity="100%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29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30" style:family="paragraph">
      <loext:graphic-properties draw:fill="none" draw:fill-color="#ffffff"/>
      <style:paragraph-properties style:writing-mode="lr-tb"/>
      <style:text-properties fo:font-weight="bold"/>
    </style:style>
    <style:style style:name="P31" style:family="paragraph">
      <loext:graphic-properties draw:fill="none" draw:fill-color="#b85c00" draw:opacity="10%"/>
      <style:paragraph-properties fo:text-align="center"/>
    </style:style>
    <style:style style:name="P32" style:family="paragraph">
      <loext:graphic-properties draw:fill-color="#ffffff"/>
      <style:paragraph-properties fo:text-align="center"/>
    </style:style>
    <style:style style:name="P33" style:family="paragraph">
      <loext:graphic-properties draw:fill="none" draw:fill-color="#ffffff" draw:opacity="100%"/>
      <style:paragraph-properties fo:text-align="center" style:writing-mode="lr-tb"/>
      <style:text-properties fo:font-size="15pt" style:font-size-asian="15pt" style:font-size-complex="15pt"/>
    </style:style>
    <style:style style:name="P34" style:family="paragraph">
      <loext:graphic-properties draw:fill="solid" draw:fill-color="#ffbf00" draw:opacity="20%"/>
      <style:paragraph-properties style:writing-mode="lr-tb"/>
      <style:text-properties fo:font-weight="bold"/>
    </style:style>
    <style:style style:name="P35" style:family="paragraph">
      <loext:graphic-properties draw:fill="solid" draw:fill-color="#729fcf" draw:opacity="20%"/>
      <style:paragraph-properties style:writing-mode="lr-tb"/>
      <style:text-properties fo:font-weight="bold"/>
    </style:style>
    <style:style style:name="P36" style:family="paragraph">
      <loext:graphic-properties draw:fill="solid" draw:fill-color="#ec9ba4" draw:opacity="20%"/>
      <style:paragraph-properties style:writing-mode="lr-tb"/>
      <style:text-properties fo:font-weight="bold"/>
    </style:style>
    <style:style style:name="P37" style:family="paragraph">
      <loext:graphic-properties draw:fill-color="#cccccc"/>
      <style:paragraph-properties fo:text-align="center"/>
    </style:style>
    <style:style style:name="P38" style:family="paragraph">
      <loext:graphic-properties draw:fill-color="#808080"/>
      <style:paragraph-properties fo:text-align="center"/>
    </style:style>
    <style:style style:name="P39" style:family="paragraph">
      <loext:graphic-properties draw:fill="none" draw:fill-color="#333333" draw:opacity="100%"/>
      <style:paragraph-properties fo:text-align="center"/>
    </style:style>
    <style:style style:name="P40" style:family="paragraph">
      <loext:graphic-properties draw:fill-color="#333333" draw:opacity="100%"/>
      <style:paragraph-properties fo:text-align="center"/>
    </style:style>
    <style:style style:name="P41" style:family="paragraph">
      <loext:graphic-properties draw:fill="solid" draw:fill-color="#fffff2" draw:opacity="100%"/>
      <style:paragraph-properties fo:text-align="center"/>
    </style:style>
    <style:style style:name="P42" style:family="paragraph">
      <loext:graphic-properties draw:fill="solid" draw:fill-color="#fff2ff" draw:opacity="100%"/>
      <style:paragraph-properties fo:text-align="center" style:writing-mode="lr-tb"/>
    </style:style>
    <style:style style:name="P43" style:family="paragraph">
      <loext:graphic-properties draw:fill="solid" draw:fill-color="#f2ffff" draw:opacity="100%"/>
      <style:paragraph-properties fo:text-align="center" style:writing-mode="lr-tb"/>
    </style:style>
    <style:style style:name="P44" style:family="paragraph">
      <loext:graphic-properties draw:fill="solid"/>
      <style:paragraph-properties fo:margin-left="0cm" fo:margin-right="0cm" fo:text-align="center" fo:text-indent="0.203cm"/>
    </style:style>
    <style:style style:name="P45" style:family="paragraph">
      <loext:graphic-properties draw:fill="none" draw:fill-color="#ffffff"/>
      <style:paragraph-properties fo:text-align="center"/>
    </style:style>
    <style:style style:name="P46" style:family="paragraph">
      <loext:graphic-properties draw:fill-color="#333333" draw:opacity="100%"/>
      <style:paragraph-properties fo:text-align="center" style:writing-mode="lr-tb"/>
    </style:style>
    <style:style style:name="P47" style:family="paragraph">
      <loext:graphic-properties draw:fill="none" draw:fill-color="#ffffff"/>
      <style:paragraph-properties fo:margin-left="0cm" fo:margin-right="0cm" fo:text-align="center" fo:text-indent="0.203cm"/>
    </style:style>
    <style:style style:name="P48" style:family="paragraph">
      <loext:graphic-properties draw:fill="none" draw:fill-color="#ffffff"/>
      <style:paragraph-properties fo:text-align="center" style:writing-mode="lr-tb"/>
      <style:text-properties fo:font-weight="normal"/>
    </style:style>
    <style:style style:name="P49" style:family="paragraph">
      <style:paragraph-properties fo:text-align="center" style:writing-mode="lr-tb"/>
      <style:text-properties fo:font-size="18pt"/>
    </style:style>
    <style:style style:name="P50" style:family="paragraph">
      <loext:graphic-properties draw:fill="solid" draw:fill-color="#fff2ff" draw:opacity="100%"/>
      <style:paragraph-properties fo:text-align="center" style:writing-mode="lr-tb"/>
      <style:text-properties fo:font-size="18pt"/>
    </style:style>
    <style:style style:name="P51" style:family="paragraph">
      <loext:graphic-properties draw:fill="solid" draw:fill-color="#f2ffff" draw:opacity="100%"/>
      <style:paragraph-properties fo:text-align="center" style:writing-mode="lr-tb"/>
      <style:text-properties fo:font-size="18pt"/>
    </style:style>
    <style:style style:name="P52" style:family="paragraph">
      <loext:graphic-properties draw:fill="gradient" draw:fill-color="#dddddd" draw:fill-gradient-name="Gradient_20_54" draw:opacity="100%"/>
      <style:paragraph-properties fo:text-align="center"/>
    </style:style>
    <style:style style:name="P53" style:family="paragraph">
      <loext:graphic-properties draw:fill-color="#333333" draw:opacity="65%"/>
      <style:paragraph-properties fo:text-align="center"/>
    </style:style>
    <style:style style:name="P54" style:family="paragraph">
      <loext:graphic-properties draw:fill-color="#ffffff"/>
      <style:paragraph-properties fo:text-align="center" style:writing-mode="lr-tb"/>
      <style:text-properties fo:font-size="18pt"/>
    </style:style>
    <style:style style:name="P55" style:family="paragraph">
      <loext:graphic-properties draw:fill="none" draw:fill-color="#ffffff"/>
      <style:paragraph-properties style:writing-mode="lr-tb"/>
      <style:text-properties fo:font-size="18pt" fo:font-weight="bold"/>
    </style:style>
    <style:style style:name="P56" style:family="paragraph">
      <loext:graphic-properties draw:fill-color="#333333"/>
      <style:paragraph-properties fo:text-align="center" style:writing-mode="lr-tb"/>
    </style:style>
    <style:style style:name="P57" style:family="paragraph">
      <loext:graphic-properties draw:fill="none" draw:fill-color="#ffffff"/>
      <style:paragraph-properties style:writing-mode="lr-tb"/>
      <style:text-properties fo:color="#ffffff" loext:opacity="100%" fo:font-weight="bold"/>
    </style:style>
    <style:style style:name="P58" style:family="paragraph">
      <loext:graphic-properties draw:fill="none" draw:fill-color="#f10d0c" draw:opacity="10%"/>
      <style:paragraph-properties fo:text-align="center"/>
    </style:style>
    <style:style style:name="P59" style:family="paragraph">
      <loext:graphic-properties draw:fill-color="#00a933" draw:opacity="11%"/>
      <style:paragraph-properties fo:text-align="center"/>
    </style:style>
    <style:style style:name="P60" style:family="paragraph">
      <loext:graphic-properties draw:fill="solid" draw:fill-color="#f10d0c"/>
      <style:paragraph-properties fo:text-align="center"/>
    </style:style>
    <style:style style:name="P61" style:family="paragraph">
      <loext:graphic-properties draw:fill="solid" draw:fill-color="#ffffff" draw:opacity="100%"/>
      <style:paragraph-properties fo:text-align="center"/>
    </style:style>
    <style:style style:name="P62" style:family="paragraph">
      <loext:graphic-properties draw:fill-color="#ffffff" draw:opacity="11%"/>
      <style:paragraph-properties fo:text-align="center"/>
    </style:style>
    <style:style style:name="T1" style:family="text">
      <style:text-properties style:font-name="Liberation Sans2" style:font-name-asian="Liberation Sans2" style:font-name-complex="Liberation Sans2"/>
    </style:style>
    <style:style style:name="T2" style:family="text">
      <style:text-properties fo:font-size="18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weight="bold"/>
    </style:style>
    <style:style style:name="T6" style:family="text">
      <style:text-properties fo:font-weight="normal"/>
    </style:style>
    <style:style style:name="T7" style:family="text">
      <style:text-properties fo:font-size="18pt" fo:font-weight="bold"/>
    </style:style>
    <style:style style:name="T8" style:family="text">
      <style:text-properties fo:color="#ffffff" loext:opacity="100%" style:font-name="Liberation Sans2" fo:font-weight="bold" style:font-name-asian="Liberation Sans2" style:font-name-complex="Liberation Sans2"/>
    </style:style>
    <style:style style:name="T9" style:family="text">
      <style:text-properties fo:color="#ffffff" loext:opacity="100%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322cm" svg:height="9.144cm" svg:x="8.046cm" svg:y="6.9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5.238cm" svg:height="5.892cm" draw:transform="skewX (2.07413593384466E-017) rotate (2.96705972839036) translate (23.698cm 15.651cm)">
          <text:p/>
          <draw:enhanced-geometry svg:viewBox="0 0 21600 21600" draw:mirror-vertical="true" draw:mirror-horizontal="false" draw:type="rectangle" draw:enhanced-path="M 0 0 L 21600 0 21600 21600 0 21600 0 0 Z N"/>
        </draw:custom-shape>
        <draw:line draw:style-name="gr3" draw:text-style-name="P3" draw:layer="layout" svg:x1="12.402cm" svg:y1="6.339cm" svg:x2="12.402cm" svg:y2="12.602cm">
          <text:p/>
        </draw:line>
        <draw:line draw:style-name="gr4" draw:text-style-name="P4" draw:layer="layout" svg:x1="9.748cm" svg:y1="12.545cm" svg:x2="13.283cm" svg:y2="10.505cm">
          <text:p/>
        </draw:line>
        <draw:line draw:style-name="gr3" draw:text-style-name="P3" draw:layer="layout" svg:x1="22.302cm" svg:y1="6.339cm" svg:x2="22.302cm" svg:y2="11.276cm">
          <text:p/>
        </draw:line>
        <draw:line draw:style-name="gr4" draw:text-style-name="P4" draw:layer="layout" svg:x1="13.241cm" svg:y1="10.494cm" svg:x2="23.639cm" svg:y2="10.494cm">
          <text:p/>
        </draw:line>
        <draw:line draw:style-name="gr5" draw:text-style-name="P4" draw:layer="layout" svg:x1="20.253cm" svg:y1="12.507cm" svg:x2="23.739cm" svg:y2="10.494cm">
          <text:p/>
        </draw:line>
        <draw:line draw:style-name="gr5" draw:text-style-name="P4" draw:layer="layout" svg:x1="23.675cm" svg:y1="10.496cm" svg:x2="28.815cm" svg:y2="10.496cm">
          <text:p/>
        </draw:line>
        <draw:line draw:style-name="gr5" draw:text-style-name="P4" draw:layer="layout" svg:x1="2.321cm" svg:y1="12.505cm" svg:x2="20.152cm" svg:y2="12.506cm">
          <text:p/>
        </draw:line>
        <draw:line draw:style-name="gr6" draw:text-style-name="P5" draw:layer="layout" svg:x1="23.438cm" svg:y1="10.667cm" svg:x2="27.989cm" svg:y2="8.039cm">
          <text:p/>
        </draw:line>
        <draw:line draw:style-name="gr7" draw:text-style-name="P5" draw:layer="layout" svg:x1="23.437cm" svg:y1="10.668cm" svg:x2="27.988cm" svg:y2="8.04cm">
          <text:p/>
        </draw:line>
        <draw:g>
          <draw:custom-shape draw:style-name="gr8" draw:text-style-name="P6" draw:layer="layout" svg:width="3.81cm" svg:height="0.255cm" draw:transform="rotate (1.39626340159546) translate (23.393cm 12.787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custom-shape draw:style-name="gr8" draw:text-style-name="P6" draw:layer="layout" svg:width="3.81cm" svg:height="0.255cm" draw:transform="rotate (1.39626340159546) translate (9.307cm 13.98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9" draw:text-style-name="P7" draw:layer="layout" svg:width="1.778cm" svg:height="0.254cm" draw:transform="rotate (1.39626340159546) translate (19.994cm 13.366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9" draw:text-style-name="P7" draw:layer="layout" svg:width="1.778cm" svg:height="0.254cm" draw:transform="rotate (1.39626340159546) translate (13.062cm 11.234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custom-shape draw:style-name="gr10" draw:text-style-name="P8" xml:id="id1" draw:id="id1" draw:layer="layout" svg:width="0.049cm" svg:height="0.049cm" svg:x="17.278cm" svg:y="9.8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3" draw:id="id3" draw:layer="layout" svg:width="0.049cm" svg:height="0.049cm" svg:x="20.406cm" svg:y="10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1" draw:text-style-name="P9" draw:layer="layout" svg:width="6.35cm" svg:height="1.372cm" svg:x="14.081cm" svg:y="9.82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9" draw:layer="layout" svg:width="6.35cm" svg:height="1.372cm" svg:x="14.081cm" svg:y="9.82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0" draw:text-style-name="P8" xml:id="id6" draw:id="id6" draw:layer="layout" svg:width="0.049cm" svg:height="0.049cm" svg:x="16.107cm" svg:y="13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3" draw:text-style-name="P9" draw:layer="layout" svg:width="6.35cm" svg:height="1.321cm" svg:x="12.982cm" svg:y="11.82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9" draw:layer="layout" svg:width="6.35cm" svg:height="1.321cm" svg:x="12.982cm" svg:y="11.82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5" draw:text-style-name="P10" draw:layer="layout" svg:width="0.203cm" svg:height="1.27cm" svg:x="11.712cm" svg:y="11.8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5" draw:layer="layout" svg:x1="24.135cm" svg:y1="10.496cm" svg:x2="28.656cm" svg:y2="10.496cm">
          <text:p/>
        </draw:line>
        <draw:custom-shape draw:style-name="gr10" draw:text-style-name="P8" xml:id="id7" draw:id="id7" draw:layer="layout" svg:width="0.049cm" svg:height="0.049cm" svg:x="13.891cm" svg:y="6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9" draw:id="id9" draw:layer="layout" svg:width="0.049cm" svg:height="0.049cm" svg:x="19.612cm" svg:y="6.73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17" draw:text-style-name="P11" draw:layer="layout" svg:width="2.482cm" svg:height="1.88cm" draw:transform="skewX (-0.00802851455917392) rotate (-3.14159265358979) translate (29.995cm 11.437cm)" draw:kind="cut" draw:start-angle="88.96" draw:end-angle="271.12">
          <text:p/>
        </draw:ellipse>
        <draw:connector draw:style-name="gr18" draw:text-style-name="P3" draw:layer="layout" draw:type="curve" draw:line-skew="-0.004cm" svg:x1="29.987cm" svg:y1="10.497cm" svg:x2="30.318cm" svg:y2="12.049cm" svg:d="M29987 10497c745 0 580 1552 331 1552" svg:viewBox="0 0 542 1553">
          <text:p/>
        </draw:connector>
        <draw:custom-shape draw:style-name="gr19" draw:text-style-name="P12" draw:layer="layout" svg:width="0.305cm" svg:height="4.674cm" draw:transform="rotate (-0.0872664625997166) translate (11.061cm 9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3" draw:layer="layout" draw:type="curve" svg:x1="17.327cm" svg:y1="9.861cm" svg:x2="18.46cm" svg:y2="9.153cm" draw:start-shape="id1" draw:start-glue-point="10" draw:end-shape="id2" draw:end-glue-point="3" svg:d="M17327 9861c850 0 284-708 1133-708" svg:viewBox="0 0 1134 709">
          <text:p/>
        </draw:connector>
        <draw:connector draw:style-name="gr20" draw:text-style-name="P3" draw:layer="layout" draw:type="curve" svg:x1="20.431cm" svg:y1="10.48cm" svg:x2="20.152cm" svg:y2="9.153cm" draw:start-shape="id3" draw:start-glue-point="4" draw:end-shape="id2" draw:end-glue-point="1" svg:d="M20431 10480c0-885-93-1327-279-1327" svg:viewBox="0 0 280 1328">
          <text:p/>
        </draw:connector>
        <draw:custom-shape draw:style-name="gr10" draw:text-style-name="P8" xml:id="id4" draw:id="id4" draw:layer="layout" svg:width="0.049cm" svg:height="0.049cm" svg:x="12.856cm" svg:y="12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21" draw:text-style-name="P13" xml:id="id2" draw:id="id2" draw:layer="layout" svg:width="1.692cm" svg:height="1.101cm" svg:x="18.46cm" svg:y="8.603cm">
            <draw:image xlink:href="Pictures/1000000100000280000001A2093259CF329152DB.png" xlink:type="simple" xlink:show="embed" xlink:actuate="onLoad" draw:mime-type="image/png">
              <text:p/>
            </draw:image>
          </draw:frame>
          <draw:frame draw:style-name="gr21" draw:text-style-name="P13" xml:id="id5" draw:id="id5" draw:layer="layout" svg:width="1.692cm" svg:height="1.101cm" svg:x="13.261cm" svg:y="13.304cm">
            <draw:image xlink:href="Pictures/1000000100000280000001A2093259CF329152DB.png" xlink:type="simple" xlink:show="embed" xlink:actuate="onLoad" draw:mime-type="image/png">
              <text:p/>
            </draw:image>
          </draw:frame>
        </draw:g>
        <draw:connector draw:style-name="gr20" draw:text-style-name="P3" draw:layer="layout" draw:type="curve" svg:x1="12.881cm" svg:y1="12.757cm" svg:x2="13.261cm" svg:y2="13.854cm" draw:start-shape="id4" draw:start-glue-point="8" draw:end-shape="id5" draw:end-glue-point="3" svg:d="M12881 12757c0 732 126 1097 380 1097" svg:viewBox="0 0 381 1098">
          <text:p/>
        </draw:connector>
        <draw:connector draw:style-name="gr20" draw:text-style-name="P3" draw:layer="layout" draw:type="curve" svg:x1="16.107cm" svg:y1="13.106cm" svg:x2="14.953cm" svg:y2="13.854cm" draw:start-shape="id6" draw:start-glue-point="6" draw:end-shape="id5" draw:end-glue-point="1" svg:d="M16107 13106c-867 0-290 748-1154 748" svg:viewBox="0 0 1155 749">
          <text:p/>
        </draw:connector>
        <draw:frame draw:style-name="gr21" draw:text-style-name="P13" xml:id="id8" draw:id="id8" draw:layer="layout" svg:width="2.032cm" svg:height="1.295cm" svg:x="15.838cm" svg:y="5.105cm">
          <draw:image xlink:href="Pictures/1000000100000280000001A2093259CF329152DB.png" xlink:type="simple" xlink:show="embed" xlink:actuate="onLoad" draw:mime-type="image/png">
            <text:p/>
          </draw:image>
        </draw:frame>
        <draw:custom-shape draw:style-name="gr22" draw:text-style-name="P14" draw:layer="layout" svg:width="1.196cm" svg:height="1.161cm" svg:x="16.256cm" svg:y="5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5" draw:layer="layout" svg:width="1.603cm" svg:height="0.963cm" svg:x="16.053cm" svg:y="5.271cm">
          <draw:text-box>
            <text:p><text:span text:style-name="T1">+ <text:s/>−</text:span></text:p>
          </draw:text-box>
        </draw:frame>
        <draw:connector draw:style-name="gr24" draw:text-style-name="P3" draw:layer="layout" draw:type="curve" svg:x1="13.94cm" svg:y1="6.77cm" svg:x2="15.838cm" svg:y2="5.752cm" draw:start-shape="id7" draw:start-glue-point="10" draw:end-shape="id8" draw:end-glue-point="3" svg:d="M13940 6770c1425 0 476-1018 1898-1018" svg:viewBox="0 0 1899 1019">
          <text:p/>
        </draw:connector>
        <draw:connector draw:style-name="gr24" draw:text-style-name="P3" draw:layer="layout" draw:type="curve" svg:x1="19.613cm" svg:y1="6.758cm" svg:x2="17.87cm" svg:y2="5.752cm" draw:start-shape="id9" draw:start-glue-point="10" draw:end-shape="id8" draw:end-glue-point="1" svg:d="M19613 6758c-1308 0-437-1006-1743-1006" svg:viewBox="0 0 1744 1007">
          <text:p/>
        </draw:connector>
        <draw:line draw:style-name="gr25" draw:text-style-name="P4" draw:layer="layout" svg:x1="2.322cm" svg:y1="12.507cm" svg:x2="7.351cm" svg:y2="12.508cm">
          <text:p/>
        </draw:line>
        <draw:custom-shape draw:style-name="gr26" draw:text-style-name="P16" draw:layer="layout" svg:width="0.544cm" svg:height="0.544cm" draw:transform="rotate (0.785398163397448) translate (2.277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2.978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3.677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4.378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2.631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3.329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4.028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4.726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8" draw:layer="layout" svg:width="0.822cm" svg:height="0.822cm" svg:x="3.478cm" svg:y="11.649cm">
          <text:p text:style-name="P17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0.801cm" svg:y="9.072cm">
          <text:p text:style-name="P17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1.396cm" svg:y="12.995cm">
          <text:p text:style-name="P17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9.902cm" svg:y="14.473cm">
          <text:p text:style-name="P17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822cm" svg:height="0.822cm" svg:x="28.897cm" svg:y="10.063cm">
          <text:p text:style-name="P17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9" draw:layer="layout" svg:width="1.981cm" svg:height="0.965cm" svg:x="12.402cm" svg:y="5.424cm">
          <text:p/>
          <draw:enhanced-geometry svg:viewBox="0 0 21600 21600" draw:type="rectangle" draw:enhanced-path="M 0 0 L 21600 0 21600 21600 0 21600 0 0 Z N"/>
        </draw:custom-shape>
        <draw:frame draw:style-name="gr30" draw:text-style-name="P13" draw:layer="layout" svg:width="1.657cm" svg:height="0.882cm" svg:x="12.611cm" svg:y="5.46cm">
          <draw:image xlink:href="Pictures/100000010000019B000001E826B2D2EC9FA3B9FA.png" xlink:type="simple" xlink:show="embed" xlink:actuate="onLoad" draw:mime-type="image/png">
            <text:p/>
          </draw:image>
        </draw:frame>
        <draw:custom-shape draw:style-name="gr31" draw:text-style-name="P9" draw:layer="layout" svg:width="17.322cm" svg:height="9.144cm" svg:x="8.046cm" svg:y="6.9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13" draw:layer="layout" svg:width="1.068cm" svg:height="0.878cm" svg:x="21.15cm" svg:y="5.463cm">
          <draw:image xlink:href="Pictures/100000010000019B000001E826B2D2EC9FA3B9FA.png" xlink:type="simple" xlink:show="embed" xlink:actuate="onLoad" draw:mime-type="image/png">
            <text:p/>
          </draw:image>
        </draw:frame>
        <draw:custom-shape draw:style-name="gr33" draw:text-style-name="P19" draw:layer="layout" svg:width="1.422cm" svg:height="0.965cm" svg:x="20.882cm" svg:y="5.42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9" draw:layer="layout" svg:width="17.322cm" svg:height="9.144cm" svg:x="8.046cm" svg:y="6.9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8" draw:layer="layout" svg:width="0.822cm" svg:height="0.822cm" svg:x="8.14cm" svg:y="6.812cm">
          <text:p text:style-name="P17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6.295cm" svg:y="11.094cm">
          <text:p text:style-name="P17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0" draw:layer="layout" svg:width="1.887cm" svg:height="1.887cm" svg:x="2.528cm" svg:y="14.11cm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36" draw:text-style-name="P6" draw:layer="layout" svg:width="0.581cm" svg:height="0.581cm" draw:transform="rotate (0.698131700797732) translate (2.496cm 15.6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1" draw:layer="layout" svg:width="0.119cm" svg:height="0.119cm" draw:transform="rotate (0.698131700797732) translate (2.82cm 15.66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22" draw:layer="layout" svg:width="0.82cm" svg:height="0.962cm" svg:x="2.035cm" svg:y="15.444cm">
          <draw:text-box>
            <text:p><text:span text:style-name="T2">z</text:span></text:p>
          </draw:text-box>
        </draw:frame>
        <draw:frame draw:style-name="gr38" draw:text-style-name="P22" draw:layer="layout" svg:width="0.82cm" svg:height="0.962cm" svg:x="4.076cm" svg:y="15.523cm">
          <draw:text-box>
            <text:p><text:span text:style-name="T2">x</text:span></text:p>
          </draw:text-box>
        </draw:frame>
        <draw:frame draw:style-name="gr38" draw:text-style-name="P22" draw:layer="layout" svg:width="0.82cm" svg:height="0.962cm" svg:x="2.035cm" svg:y="13.655cm">
          <draw:text-box>
            <text:p><text:span text:style-name="T2">y</text:span></text:p>
          </draw:text-box>
        </draw:frame>
        <draw:ellipse draw:style-name="gr17" draw:text-style-name="P11" xml:id="id10" draw:id="id10" draw:layer="layout" svg:width="2.482cm" svg:height="1.88cm" draw:transform="skewX (-0.00802851455917399) rotate (-2.61799387799149) translate (29.505cm 8.224cm)" draw:kind="cut" draw:start-angle="88.96" draw:end-angle="271.12">
          <text:p/>
        </draw:ellipse>
        <draw:connector draw:style-name="gr18" draw:text-style-name="P3" draw:layer="layout" draw:type="curve" svg:x1="29.028cm" svg:y1="7.414cm" svg:x2="30.073cm" svg:y2="9.105cm" draw:start-shape="id10" draw:start-glue-point="3" svg:d="M29028 7414c1236 0 714 1691 1045 1691" svg:viewBox="0 0 1046 1692">
          <text:p/>
        </draw:connector>
        <draw:custom-shape draw:style-name="gr28" draw:text-style-name="P18" draw:layer="layout" svg:width="0.822cm" svg:height="0.822cm" svg:x="27.978cm" svg:y="7.323cm">
          <text:p text:style-name="P17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g>
          <draw:custom-shape draw:style-name="gr39" draw:text-style-name="P23" draw:layer="layout" svg:width="13.404cm" svg:height="11.227cm" svg:x="1.283cm" svg:y="5.18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4" draw:layer="layout" svg:width="8.893cm" svg:height="11.227cm" svg:x="14.687cm" svg:y="5.182cm">
            <text:p text:style-name="P17"><text:s/></text:p>
            <draw:enhanced-geometry svg:viewBox="0 0 21600 21600" draw:type="rectangle" draw:enhanced-path="M 0 0 L 21600 0 21600 21600 0 21600 0 0 Z N"/>
          </draw:custom-shape>
          <draw:custom-shape draw:style-name="gr41" draw:text-style-name="P25" draw:layer="layout" svg:width="7.723cm" svg:height="11.227cm" svg:x="23.557cm" svg:y="5.129cm">
            <text:p text:style-name="P17"><text:s/></text:p>
            <draw:enhanced-geometry svg:viewBox="0 0 21600 21600" draw:mirror-vertical="true" draw:mirror-horizontal="false" draw:type="rectangle" draw:enhanced-path="M 0 0 L 21600 0 21600 21600 0 21600 0 0 Z N"/>
          </draw:custom-shape>
        </draw:g>
        <draw:frame draw:style-name="gr42" draw:text-style-name="P13" draw:layer="layout" svg:width="4.56cm" svg:height="1.305cm" svg:x="16.938cm" svg:y="11.976cm">
          <draw:image xlink:href="Pictures/10000001000001C7000001206AA3F3F9711F9A0B.png" xlink:type="simple" xlink:show="embed" xlink:actuate="onLoad" draw:mime-type="image/png">
            <text:p/>
          </draw:image>
        </draw:frame>
        <draw:frame draw:style-name="gr43" draw:text-style-name="P13" draw:layer="layout" svg:width="4.56cm" svg:height="1.414cm" svg:x="16.938cm" svg:y="9.063cm">
          <draw:image xlink:href="Pictures/10000001000001C7000001206AA3F3F9711F9A0B.png" xlink:type="simple" xlink:show="embed" xlink:actuate="onLoad" draw:mime-type="image/png">
            <text:p/>
          </draw:image>
        </draw:frame>
        <draw:frame draw:style-name="gr44" draw:text-style-name="P13" draw:layer="layout" svg:width="3.598cm" svg:height="1.197cm" svg:x="9.1cm" svg:y="12.178cm">
          <draw:image xlink:href="Pictures/10000001000001C7000001206AA3F3F9711F9A0B.png" xlink:type="simple" xlink:show="embed" xlink:actuate="onLoad" draw:mime-type="image/png">
            <text:p/>
          </draw:image>
        </draw:frame>
        <draw:frame draw:style-name="gr45" draw:text-style-name="P13" draw:layer="layout" svg:width="2.402cm" svg:height="1.414cm" svg:x="10.296cm" svg:y="9.063cm">
          <draw:image xlink:href="Pictures/10000001000001C7000001206AA3F3F9711F9A0B.png" xlink:type="simple" xlink:show="embed" xlink:actuate="onLoad" draw:mime-type="image/png">
            <text:p/>
          </draw:image>
        </draw:frame>
        <draw:line draw:style-name="gr3" draw:text-style-name="P3" draw:layer="layout" svg:x1="14.266cm" svg:y1="8.319cm" svg:x2="14.266cm" svg:y2="13.432cm">
          <text:p/>
        </draw:line>
        <draw:custom-shape draw:style-name="gr29" draw:text-style-name="P19" draw:layer="layout" svg:width="1.981cm" svg:height="0.965cm" svg:x="12.288cm" svg:y="7.354cm">
          <text:p/>
          <draw:enhanced-geometry svg:viewBox="0 0 21600 21600" draw:type="rectangle" draw:enhanced-path="M 0 0 L 21600 0 21600 21600 0 21600 0 0 Z N"/>
        </draw:custom-shape>
        <draw:frame draw:style-name="gr30" draw:text-style-name="P13" draw:layer="layout" svg:width="1.657cm" svg:height="0.882cm" svg:x="12.497cm" svg:y="7.39cm">
          <draw:image xlink:href="Pictures/100000010000019B000001E826B2D2EC9FA3B9FA.png" xlink:type="simple" xlink:show="embed" xlink:actuate="onLoad" draw:mime-type="image/png">
            <text:p/>
          </draw:image>
        </draw:frame>
        <draw:line draw:style-name="gr3" draw:text-style-name="P3" draw:layer="layout" svg:x1="22.21cm" svg:y1="8.304cm" svg:x2="22.21cm" svg:y2="13.432cm">
          <text:p/>
        </draw:line>
        <draw:line draw:style-name="gr46" draw:text-style-name="P5" draw:layer="layout" svg:x1="16.542cm" svg:y1="10.581cm" svg:x2="28.079cm" svg:y2="10.581cm">
          <text:p/>
        </draw:line>
        <draw:frame draw:style-name="gr47" draw:text-style-name="P13" draw:layer="layout" svg:width="2.54cm" svg:height="0.922cm" svg:x="26.453cm" svg:y="10.809cm">
          <draw:image xlink:href="Pictures/1000000100000104000000CA4C4549B3DA61E892.png" xlink:type="simple" xlink:show="embed" xlink:actuate="onLoad" draw:mime-type="image/png">
            <text:p/>
          </draw:image>
        </draw:frame>
        <draw:frame draw:style-name="gr48" draw:text-style-name="P13" draw:layer="layout" svg:width="2.54cm" svg:height="1.018cm" draw:transform="rotate (0.785398163397448) translate (26.287cm 9.787cm)">
          <draw:image xlink:href="Pictures/1000000100000104000000CA4C4549B3DA61E892.png" xlink:type="simple" xlink:show="embed" xlink:actuate="onLoad" draw:mime-type="image/png">
            <text:p/>
          </draw:image>
        </draw:frame>
        <draw:line draw:style-name="gr49" draw:text-style-name="P5" draw:layer="layout" svg:x1="22.392cm" svg:y1="13.432cm" svg:x2="25.274cm" svg:y2="10.55cm">
          <text:p/>
        </draw:line>
        <draw:line draw:style-name="gr49" draw:text-style-name="P5" draw:layer="layout" svg:x1="25.209cm" svg:y1="10.581cm" svg:x2="29.73cm" svg:y2="10.581cm">
          <text:p/>
        </draw:line>
        <draw:line draw:style-name="gr16" draw:text-style-name="P5" draw:layer="layout" svg:x1="25.209cm" svg:y1="10.581cm" svg:x2="29.73cm" svg:y2="10.581cm">
          <text:p/>
        </draw:line>
        <draw:line draw:style-name="gr6" draw:text-style-name="P5" draw:layer="layout" svg:x1="5.781cm" svg:y1="13.411cm" svg:x2="8.645cm" svg:y2="10.547cm">
          <text:p/>
        </draw:line>
        <draw:line draw:style-name="gr50" draw:text-style-name="P5" draw:layer="layout" svg:x1="10.697cm" svg:y1="13.401cm" svg:x2="22.464cm" svg:y2="13.401cm">
          <text:p/>
        </draw:line>
        <draw:line draw:style-name="gr51" draw:text-style-name="P5" draw:layer="layout" svg:x1="2.05cm" svg:y1="13.401cm" svg:x2="4.217cm" svg:y2="13.401cm">
          <text:p/>
        </draw:line>
        <draw:line draw:style-name="gr6" draw:text-style-name="P5" draw:layer="layout" svg:x1="25.192cm" svg:y1="10.632cm" svg:x2="28.908cm" svg:y2="6.916cm">
          <text:p/>
        </draw:line>
        <draw:line draw:style-name="gr7" draw:text-style-name="P5" draw:layer="layout" svg:x1="25.191cm" svg:y1="10.633cm" svg:x2="28.907cm" svg:y2="6.917cm">
          <text:p/>
        </draw:line>
        <draw:ellipse draw:style-name="gr17" draw:text-style-name="P11" draw:layer="layout" svg:width="2.482cm" svg:height="1.88cm" draw:transform="skewX (-0.00802851455917392) rotate (-3.14159265358979) translate (30.48cm 11.567cm)" draw:kind="cut" draw:start-angle="88.96" draw:end-angle="271.12">
          <text:p/>
        </draw:ellipse>
        <draw:connector draw:style-name="gr18" draw:text-style-name="P3" draw:layer="layout" draw:type="curve" draw:line-skew="-0.004cm" svg:x1="30.472cm" svg:y1="10.627cm" svg:x2="30.803cm" svg:y2="12.179cm" svg:d="M30472 10627c745 0 580 1552 331 1552" svg:viewBox="0 0 542 1553">
          <text:p/>
        </draw:connector>
        <draw:ellipse draw:style-name="gr17" draw:text-style-name="P11" draw:layer="layout" svg:width="2.482cm" svg:height="1.88cm" draw:transform="skewX (-0.00802851455917384) rotate (-2.35619449019235) translate (29.662cm 7.448cm)" draw:kind="cut" draw:start-angle="88.96" draw:end-angle="271.12">
          <text:p/>
        </draw:ellipse>
        <draw:connector draw:style-name="gr18" draw:text-style-name="P3" draw:layer="layout" draw:type="curve" draw:line-skew="1.217cm" svg:x1="28.992cm" svg:y1="6.789cm" svg:x2="30.211cm" svg:y2="8.742cm" svg:d="M28992 6789c0 744 1219-232 1219 1953" svg:viewBox="0 0 1220 1954">
          <text:p/>
        </draw:connector>
        <draw:line draw:style-name="gr49" draw:text-style-name="P5" draw:layer="layout" svg:x1="2.711cm" svg:y1="13.401cm" svg:x2="11.513cm" svg:y2="13.401cm">
          <text:p/>
        </draw:line>
        <draw:line draw:style-name="gr6" draw:text-style-name="P5" draw:layer="layout" svg:x1="8.571cm" svg:y1="10.578cm" svg:x2="16.542cm" svg:y2="10.578cm">
          <text:p/>
        </draw:line>
        <draw:frame draw:style-name="gr32" draw:text-style-name="P13" draw:layer="layout" svg:width="1.068cm" svg:height="0.878cm" svg:x="21.036cm" svg:y="7.393cm">
          <draw:image xlink:href="Pictures/100000010000019B000001E826B2D2EC9FA3B9FA.png" xlink:type="simple" xlink:show="embed" xlink:actuate="onLoad" draw:mime-type="image/png">
            <text:p/>
          </draw:image>
        </draw:frame>
        <draw:custom-shape draw:style-name="gr33" draw:text-style-name="P19" draw:layer="layout" svg:width="1.422cm" svg:height="0.965cm" svg:x="20.788cm" svg:y="7.357cm">
          <text:p/>
          <draw:enhanced-geometry svg:viewBox="0 0 21600 21600" draw:type="rectangle" draw:enhanced-path="M 0 0 L 21600 0 21600 21600 0 21600 0 0 Z N"/>
        </draw:custom-shape>
        <draw:frame draw:style-name="gr52" draw:text-style-name="P27" draw:layer="layout" svg:width="2.399cm" svg:height="1.427cm" svg:x="15.523cm" svg:y="14.493cm">
          <draw:text-box>
            <text:p text:style-name="P26"><text:span text:style-name="T3">Phase</text:span></text:p>
            <text:p text:style-name="P26"><text:span text:style-name="T3">shifter 2</text:span></text:p>
          </draw:text-box>
        </draw:frame>
        <draw:custom-shape draw:style-name="gr53" draw:text-style-name="P12" draw:layer="layout" svg:width="0.398cm" svg:height="5.787cm" draw:transform="rotate (-0.261799387799149) translate (7.672cm 8.98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2" draw:text-style-name="P27" draw:layer="layout" svg:width="2.399cm" svg:height="1.427cm" svg:x="5.326cm" svg:y="14.508cm">
          <draw:text-box>
            <text:p text:style-name="P26"><text:span text:style-name="T3">Phase</text:span></text:p>
            <text:p text:style-name="P26"><text:span text:style-name="T3">shifter 1</text:span></text:p>
          </draw:text-box>
        </draw:frame>
        <draw:g>
          <draw:path draw:style-name="gr54" draw:text-style-name="P28" draw:layer="layout" svg:width="0.842cm" svg:height="0.765cm" svg:x="6.748cm" svg:y="8.563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<text:p/>
          </draw:path>
        </draw:g>
        <draw:g>
          <draw:path draw:style-name="gr54" draw:text-style-name="P28" draw:layer="layout" svg:width="0.842cm" svg:height="0.765cm" svg:x="15.548cm" svg:y="8.563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<text:p/>
          </draw:path>
        </draw:g>
        <draw:frame draw:style-name="gr55" draw:text-style-name="P29" draw:layer="layout" svg:width="0.815cm" svg:height="0.878cm" svg:x="15.97cm" svg:y="8.795cm">
          <draw:text-box>
            <text:p><text:span text:style-name="T4">0</text:span></text:p>
          </draw:text-box>
        </draw:frame>
        <draw:custom-shape draw:style-name="gr53" draw:text-style-name="P12" draw:layer="layout" svg:width="0.398cm" svg:height="5.787cm" draw:transform="rotate (0.261799387799149) translate (14.974cm 9.0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30" draw:layer="layout" svg:width="4.486cm" svg:height="0.962cm" svg:x="5.835cm" svg:y="5.325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25.086cm" svg:y="5.325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7.346cm" svg:y="5.325cm">
          <draw:text-box>
            <text:p><text:span text:style-name="T5">Interaction</text:span></text:p>
          </draw:text-box>
        </draw:frame>
        <draw:custom-shape draw:style-name="gr59" draw:text-style-name="P31" draw:layer="layout" svg:width="29.997cm" svg:height="11.227cm" svg:x="1.283cm" svg:y="5.182cm">
          <text:p/>
          <draw:enhanced-geometry svg:viewBox="0 0 21600 21600" draw:type="rectangle" draw:enhanced-path="M 0 0 L 21600 0 21600 21600 0 21600 0 0 Z N"/>
        </draw:custom-shape>
        <draw:frame draw:style-name="gr21" draw:text-style-name="P13" draw:layer="layout" svg:width="4.586cm" svg:height="2.91cm" svg:x="10.388cm" svg:y="1.174cm">
          <draw:image xlink:href="Pictures/10000001000002A1000001AB01B83A2E3B4FA04A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g>
          <draw:custom-shape draw:style-name="gr39" draw:text-style-name="P23" draw:layer="layout" svg:width="13.404cm" svg:height="11.227cm" svg:x="1.283cm" svg:y="5.18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4" draw:layer="layout" svg:width="8.893cm" svg:height="11.227cm" svg:x="14.687cm" svg:y="5.182cm">
            <text:p text:style-name="P17"><text:s/></text:p>
            <draw:enhanced-geometry svg:viewBox="0 0 21600 21600" draw:type="rectangle" draw:enhanced-path="M 0 0 L 21600 0 21600 21600 0 21600 0 0 Z N"/>
          </draw:custom-shape>
          <draw:custom-shape draw:style-name="gr41" draw:text-style-name="P25" draw:layer="layout" svg:width="7.723cm" svg:height="11.227cm" svg:x="23.557cm" svg:y="5.129cm">
            <text:p text:style-name="P17"><text:s/></text:p>
            <draw:enhanced-geometry svg:viewBox="0 0 21600 21600" draw:mirror-vertical="true" draw:mirror-horizontal="false" draw:type="rectangle" draw:enhanced-path="M 0 0 L 21600 0 21600 21600 0 21600 0 0 Z N"/>
          </draw:custom-shape>
        </draw:g>
        <draw:frame draw:style-name="gr42" draw:text-style-name="P13" draw:layer="layout" svg:width="4.56cm" svg:height="1.305cm" svg:x="18.138cm" svg:y="9.172cm">
          <draw:image xlink:href="Pictures/10000001000001C7000001206AA3F3F9711F9A0B.png" xlink:type="simple" xlink:show="embed" xlink:actuate="onLoad" draw:mime-type="image/png">
            <text:p/>
          </draw:image>
        </draw:frame>
        <draw:frame draw:style-name="gr43" draw:text-style-name="P13" draw:layer="layout" svg:width="4.56cm" svg:height="1.414cm" svg:x="18.138cm" svg:y="11.961cm">
          <draw:image xlink:href="Pictures/10000001000001C7000001206AA3F3F9711F9A0B.png" xlink:type="simple" xlink:show="embed" xlink:actuate="onLoad" draw:mime-type="image/png">
            <text:p/>
          </draw:image>
        </draw:frame>
        <draw:frame draw:style-name="gr44" draw:text-style-name="P13" draw:layer="layout" svg:width="3.598cm" svg:height="1.197cm" svg:x="11cm" svg:y="9.28cm">
          <draw:image xlink:href="Pictures/10000001000001C7000001206AA3F3F9711F9A0B.png" xlink:type="simple" xlink:show="embed" xlink:actuate="onLoad" draw:mime-type="image/png">
            <text:p/>
          </draw:image>
        </draw:frame>
        <draw:frame draw:style-name="gr45" draw:text-style-name="P13" draw:layer="layout" svg:width="2.402cm" svg:height="1.414cm" svg:x="12.196cm" svg:y="11.961cm">
          <draw:image xlink:href="Pictures/10000001000001C7000001206AA3F3F9711F9A0B.png" xlink:type="simple" xlink:show="embed" xlink:actuate="onLoad" draw:mime-type="image/png">
            <text:p/>
          </draw:image>
        </draw:frame>
        <draw:line draw:style-name="gr3" draw:text-style-name="P3" draw:layer="layout" svg:x1="14.266cm" svg:y1="8.319cm" svg:x2="14.266cm" svg:y2="13.432cm">
          <text:p/>
        </draw:line>
        <draw:custom-shape draw:style-name="gr29" draw:text-style-name="P19" draw:layer="layout" svg:width="1.981cm" svg:height="0.965cm" svg:x="12.288cm" svg:y="7.354cm">
          <text:p/>
          <draw:enhanced-geometry svg:viewBox="0 0 21600 21600" draw:type="rectangle" draw:enhanced-path="M 0 0 L 21600 0 21600 21600 0 21600 0 0 Z N"/>
        </draw:custom-shape>
        <draw:frame draw:style-name="gr30" draw:text-style-name="P13" draw:layer="layout" svg:width="1.657cm" svg:height="0.882cm" svg:x="12.497cm" svg:y="7.39cm">
          <draw:image xlink:href="Pictures/100000010000019B000001E826B2D2EC9FA3B9FA.png" xlink:type="simple" xlink:show="embed" xlink:actuate="onLoad" draw:mime-type="image/png">
            <text:p/>
          </draw:image>
        </draw:frame>
        <draw:line draw:style-name="gr3" draw:text-style-name="P3" draw:layer="layout" svg:x1="22.41cm" svg:y1="8.304cm" svg:x2="22.41cm" svg:y2="13.432cm">
          <text:p/>
        </draw:line>
        <draw:line draw:style-name="gr46" draw:text-style-name="P5" draw:layer="layout" svg:x1="16.542cm" svg:y1="10.581cm" svg:x2="28.079cm" svg:y2="10.581cm">
          <text:p/>
        </draw:line>
        <draw:frame draw:style-name="gr47" draw:text-style-name="P13" draw:layer="layout" svg:width="2.54cm" svg:height="0.922cm" svg:x="26.453cm" svg:y="10.809cm">
          <draw:image xlink:href="Pictures/1000000100000104000000CA4C4549B3DA61E892.png" xlink:type="simple" xlink:show="embed" xlink:actuate="onLoad" draw:mime-type="image/png">
            <text:p/>
          </draw:image>
        </draw:frame>
        <draw:frame draw:style-name="gr48" draw:text-style-name="P13" draw:layer="layout" svg:width="2.54cm" svg:height="1.018cm" draw:transform="rotate (0.785398163397448) translate (26.287cm 9.787cm)">
          <draw:image xlink:href="Pictures/1000000100000104000000CA4C4549B3DA61E892.png" xlink:type="simple" xlink:show="embed" xlink:actuate="onLoad" draw:mime-type="image/png">
            <text:p/>
          </draw:image>
        </draw:frame>
        <draw:line draw:style-name="gr49" draw:text-style-name="P5" draw:layer="layout" svg:x1="22.392cm" svg:y1="13.432cm" svg:x2="25.274cm" svg:y2="10.55cm">
          <text:p/>
        </draw:line>
        <draw:line draw:style-name="gr49" draw:text-style-name="P5" draw:layer="layout" svg:x1="25.209cm" svg:y1="10.581cm" svg:x2="29.73cm" svg:y2="10.581cm">
          <text:p/>
        </draw:line>
        <draw:line draw:style-name="gr16" draw:text-style-name="P5" draw:layer="layout" svg:x1="25.209cm" svg:y1="10.581cm" svg:x2="29.73cm" svg:y2="10.581cm">
          <text:p/>
        </draw:line>
        <draw:line draw:style-name="gr6" draw:text-style-name="P5" draw:layer="layout" svg:x1="5.781cm" svg:y1="13.411cm" svg:x2="8.645cm" svg:y2="10.547cm">
          <text:p/>
        </draw:line>
        <draw:line draw:style-name="gr50" draw:text-style-name="P5" draw:layer="layout" svg:x1="10.697cm" svg:y1="13.401cm" svg:x2="22.464cm" svg:y2="13.401cm">
          <text:p/>
        </draw:line>
        <draw:line draw:style-name="gr51" draw:text-style-name="P5" draw:layer="layout" svg:x1="2.05cm" svg:y1="13.401cm" svg:x2="4.217cm" svg:y2="13.401cm">
          <text:p/>
        </draw:line>
        <draw:line draw:style-name="gr6" draw:text-style-name="P5" draw:layer="layout" svg:x1="25.192cm" svg:y1="10.632cm" svg:x2="28.908cm" svg:y2="6.916cm">
          <text:p/>
        </draw:line>
        <draw:line draw:style-name="gr7" draw:text-style-name="P5" draw:layer="layout" svg:x1="25.191cm" svg:y1="10.633cm" svg:x2="28.907cm" svg:y2="6.917cm">
          <text:p/>
        </draw:line>
        <draw:ellipse draw:style-name="gr17" draw:text-style-name="P11" draw:layer="layout" svg:width="2.482cm" svg:height="1.88cm" draw:transform="skewX (-0.00802851455917392) rotate (-3.14159265358979) translate (30.48cm 11.567cm)" draw:kind="cut" draw:start-angle="88.96" draw:end-angle="271.12">
          <text:p/>
        </draw:ellipse>
        <draw:connector draw:style-name="gr18" draw:text-style-name="P3" draw:layer="layout" draw:type="curve" draw:line-skew="-0.004cm" svg:x1="30.472cm" svg:y1="10.627cm" svg:x2="30.803cm" svg:y2="12.179cm" svg:d="M30472 10627c745 0 580 1552 331 1552" svg:viewBox="0 0 542 1553">
          <text:p/>
        </draw:connector>
        <draw:ellipse draw:style-name="gr17" draw:text-style-name="P11" draw:layer="layout" svg:width="2.482cm" svg:height="1.88cm" draw:transform="skewX (-0.00802851455917384) rotate (-2.35619449019235) translate (29.662cm 7.448cm)" draw:kind="cut" draw:start-angle="88.96" draw:end-angle="271.12">
          <text:p/>
        </draw:ellipse>
        <draw:connector draw:style-name="gr18" draw:text-style-name="P3" draw:layer="layout" draw:type="curve" draw:line-skew="1.217cm" svg:x1="28.992cm" svg:y1="6.789cm" svg:x2="30.211cm" svg:y2="8.742cm" svg:d="M28992 6789c0 744 1219-232 1219 1953" svg:viewBox="0 0 1220 1954">
          <text:p/>
        </draw:connector>
        <draw:line draw:style-name="gr49" draw:text-style-name="P5" draw:layer="layout" svg:x1="2.711cm" svg:y1="13.401cm" svg:x2="11.513cm" svg:y2="13.401cm">
          <text:p/>
        </draw:line>
        <draw:line draw:style-name="gr6" draw:text-style-name="P5" draw:layer="layout" svg:x1="8.571cm" svg:y1="10.578cm" svg:x2="16.542cm" svg:y2="10.578cm">
          <text:p/>
        </draw:line>
        <draw:custom-shape draw:style-name="gr60" draw:text-style-name="P32" draw:layer="layout" svg:width="1.681cm" svg:height="1.681cm" svg:x="8.886cm" svg:y="9.741cm">
          <text:p/>
          <draw:enhanced-geometry svg:viewBox="0 0 21600 21600" draw:type="rectangle" draw:enhanced-path="M 0 0 L 21600 0 21600 21600 0 21600 0 0 Z N"/>
        </draw:custom-shape>
        <draw:frame draw:style-name="gr32" draw:text-style-name="P13" draw:layer="layout" svg:width="1.068cm" svg:height="0.878cm" svg:x="21.236cm" svg:y="7.393cm">
          <draw:image xlink:href="Pictures/100000010000019B000001E826B2D2EC9FA3B9FA.png" xlink:type="simple" xlink:show="embed" xlink:actuate="onLoad" draw:mime-type="image/png">
            <text:p/>
          </draw:image>
        </draw:frame>
        <draw:custom-shape draw:style-name="gr33" draw:text-style-name="P19" draw:layer="layout" svg:width="1.422cm" svg:height="0.965cm" svg:x="20.988cm" svg:y="7.357cm">
          <text:p/>
          <draw:enhanced-geometry svg:viewBox="0 0 21600 21600" draw:type="rectangle" draw:enhanced-path="M 0 0 L 21600 0 21600 21600 0 21600 0 0 Z N"/>
        </draw:custom-shape>
        <draw:frame draw:style-name="gr52" draw:text-style-name="P33" draw:layer="layout" svg:width="2.399cm" svg:height="1.427cm" svg:x="15.323cm" svg:y="14.293cm">
          <draw:text-box>
            <text:p text:style-name="P8"><text:span text:style-name="T3">Phase</text:span></text:p>
            <text:p text:style-name="P8"><text:span text:style-name="T3">shifter 2</text:span></text:p>
          </draw:text-box>
        </draw:frame>
        <draw:g>
          <draw:path draw:style-name="gr54" draw:text-style-name="P28" draw:layer="layout" svg:width="0.842cm" svg:height="0.765cm" svg:x="9.306cm" svg:y="10.198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<text:p/>
          </draw:path>
        </draw:g>
        <draw:frame draw:style-name="gr56" draw:text-style-name="P30" draw:layer="layout" svg:width="4.486cm" svg:height="0.962cm" svg:x="5.835cm" svg:y="5.325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25.086cm" svg:y="5.325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7.346cm" svg:y="5.325cm">
          <draw:text-box>
            <text:p><text:span text:style-name="T5">Interaction</text:span></text:p>
          </draw:text-box>
        </draw:frame>
        <draw:custom-shape draw:style-name="gr59" draw:text-style-name="P31" draw:layer="layout" svg:width="29.997cm" svg:height="11.227cm" svg:x="1.283cm" svg:y="5.182cm">
          <text:p/>
          <draw:enhanced-geometry svg:viewBox="0 0 21600 21600" draw:type="rectangle" draw:enhanced-path="M 0 0 L 21600 0 21600 21600 0 21600 0 0 Z N"/>
        </draw:custom-shape>
        <draw:frame draw:style-name="gr21" draw:text-style-name="P13" draw:layer="layout" svg:width="4.586cm" svg:height="2.91cm" svg:x="10.388cm" svg:y="1.174cm">
          <draw:image xlink:href="Pictures/10000001000002A1000001AB01B83A2E3B4FA04A.png" xlink:type="simple" xlink:show="embed" xlink:actuate="onLoad" draw:mime-type="image/png">
            <text:p/>
          </draw:image>
        </draw:frame>
        <draw:custom-shape draw:style-name="gr61" draw:text-style-name="P32" draw:layer="layout" svg:width="1.681cm" svg:height="1.681cm" svg:x="15.682cm" svg:y="12.502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4" draw:text-style-name="P28" draw:layer="layout" svg:width="0.842cm" svg:height="0.765cm" svg:x="16.046cm" svg:y="12.966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5" draw:text-style-name="P29" draw:layer="layout" svg:width="0.815cm" svg:height="0.878cm" svg:x="16.468cm" svg:y="13.198cm">
            <draw:text-box>
              <text:p><text:span text:style-name="T4">0</text:span></text:p>
            </draw:text-box>
          </draw:frame>
        </draw:g>
        <draw:frame draw:style-name="gr52" draw:text-style-name="P33" draw:layer="layout" svg:width="2.399cm" svg:height="1.427cm" svg:x="8.527cm" svg:y="11.509cm">
          <draw:text-box>
            <text:p text:style-name="P8"><text:span text:style-name="T3">Phase</text:span></text:p>
            <text:p text:style-name="P8"><text:span text:style-name="T3">shifter 1</text:span></text:p>
          </draw:text-box>
        </draw:frame>
      </draw:page>
      <draw:page draw:name="page4" draw:style-name="dp1" draw:master-page-name="Default">
        <draw:custom-shape draw:style-name="gr62" draw:text-style-name="P23" draw:layer="layout" svg:width="6.299cm" svg:height="9.5cm" svg:x="6.91cm" svg:y="6.04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4" draw:layer="layout" svg:width="6.96cm" svg:height="9.449cm" svg:x="13.212cm" svg:y="6.045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5" draw:layer="layout" svg:width="5.486cm" svg:height="9.5cm" svg:x="20.171cm" svg:y="6.04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5" draw:text-style-name="P31" draw:layer="layout" svg:width="18.745cm" svg:height="9.474cm" svg:x="6.906cm" svg:y="6.045cm">
          <text:p/>
          <draw:enhanced-geometry svg:viewBox="0 0 21600 21600" draw:type="rectangle" draw:enhanced-path="M 0 0 L 21600 0 21600 21600 0 21600 0 0 Z N"/>
        </draw:custom-shape>
        <draw:line draw:style-name="gr66" draw:text-style-name="P5" draw:layer="layout" svg:x1="11.863cm" svg:y1="10.816cm" svg:x2="21.867cm" svg:y2="10.816cm">
          <text:p/>
        </draw:line>
        <draw:frame draw:style-name="gr47" draw:text-style-name="P13" draw:layer="layout" svg:width="2.642cm" svg:height="0.914cm" svg:x="21.555cm" svg:y="10.942cm">
          <draw:image xlink:href="Pictures/1000000100000104000000CA4C4549B3DA61E892.png" xlink:type="simple" xlink:show="embed" xlink:actuate="onLoad" draw:mime-type="image/png">
            <text:p/>
          </draw:image>
        </draw:frame>
        <draw:frame draw:style-name="gr48" draw:text-style-name="P13" draw:layer="layout" svg:width="2.496cm" svg:height="0.94cm" draw:transform="skewX (-0.0148352986419518) rotate (1.03881997078703) translate (20.658cm 10.137cm)">
          <draw:image xlink:href="Pictures/1000000100000104000000CA4C4549B3DA61E892.png" xlink:type="simple" xlink:show="embed" xlink:actuate="onLoad" draw:mime-type="image/png">
            <text:p/>
          </draw:image>
        </draw:frame>
        <draw:line draw:style-name="gr67" draw:text-style-name="P5" draw:layer="layout" svg:x1="19.379cm" svg:y1="14.292cm" svg:x2="21.417cm" svg:y2="10.762cm">
          <text:p/>
        </draw:line>
        <draw:line draw:style-name="gr67" draw:text-style-name="P5" draw:layer="layout" svg:x1="21.34cm" svg:y1="10.82cm" svg:x2="24.214cm" svg:y2="10.82cm">
          <text:p/>
        </draw:line>
        <draw:line draw:style-name="gr68" draw:text-style-name="P5" draw:layer="layout" svg:x1="21.25cm" svg:y1="10.82cm" svg:x2="24.074cm" svg:y2="10.82cm">
          <text:p/>
        </draw:line>
        <draw:line draw:style-name="gr66" draw:text-style-name="P5" draw:layer="layout" svg:x1="9.902cm" svg:y1="14.283cm" svg:x2="11.927cm" svg:y2="10.775cm">
          <text:p/>
        </draw:line>
        <draw:line draw:style-name="gr66" draw:text-style-name="P5" draw:layer="layout" svg:x1="21.384cm" svg:y1="10.815cm" svg:x2="22.99cm" svg:y2="8.035cm">
          <text:p/>
        </draw:line>
        <draw:line draw:style-name="gr69" draw:text-style-name="P5" draw:layer="layout" svg:x1="21.316cm" svg:y1="10.939cm" svg:x2="23.099cm" svg:y2="7.85cm">
          <text:p/>
        </draw:line>
        <draw:line draw:style-name="gr70" draw:text-style-name="P5" draw:layer="layout" svg:x1="8.48cm" svg:y1="14.259cm" svg:x2="19.442cm" svg:y2="14.241cm">
          <text:p/>
        </draw:line>
        <draw:line draw:style-name="gr71" draw:text-style-name="P4" draw:layer="layout" svg:x1="7.558cm" svg:y1="14.251cm" svg:x2="9.488cm" svg:y2="14.252cm">
          <text:p/>
        </draw:line>
        <draw:ellipse draw:style-name="gr17" draw:text-style-name="P11" xml:id="id11" draw:id="id11" draw:layer="layout" svg:width="2.002cm" svg:height="1.285cm" draw:transform="skewX (-0.00785398163397448) rotate (-3.14159265358979) translate (25.239cm 11.448cm)" draw:kind="cut" draw:start-angle="88.96" draw:end-angle="271.12">
          <text:p/>
        </draw:ellipse>
        <draw:connector draw:style-name="gr18" draw:text-style-name="P3" draw:layer="layout" draw:type="curve" draw:line-skew="-0.378cm" svg:x1="25.234cm" svg:y1="10.806cm" svg:x2="24.911cm" svg:y2="12.209cm" draw:start-shape="id11" draw:start-glue-point="3" svg:d="M25234 10806c184 0 346 1403-323 1403" svg:viewBox="0 0 485 1404">
          <text:p/>
        </draw:connector>
        <draw:ellipse draw:style-name="gr17" draw:text-style-name="P11" draw:layer="layout" svg:width="2.002cm" svg:height="1.285cm" draw:transform="skewX (-0.00785398163397456) rotate (-2.0943951023932) translate (23.839cm 7.883cm)" draw:kind="cut" draw:start-angle="88.96" draw:end-angle="271.12">
          <text:p/>
        </draw:ellipse>
        <draw:connector draw:style-name="gr18" draw:text-style-name="P3" draw:layer="layout" draw:type="curve" draw:line-skew="0.172cm" svg:x1="23.281cm" svg:y1="7.666cm" svg:x2="24.743cm" svg:y2="8.039cm" svg:d="M23281 7666c0-577 1462-764 1462 373" svg:viewBox="0 0 1463 832">
          <text:p/>
        </draw:connector>
        <draw:frame draw:style-name="gr42" draw:text-style-name="P13" draw:layer="layout" svg:width="4.56cm" svg:height="1.305cm" svg:x="14.159cm" svg:y="9.545cm">
          <draw:image xlink:href="Pictures/10000001000001C7000001206AA3F3F9711F9A0B.png" xlink:type="simple" xlink:show="embed" xlink:actuate="onLoad" draw:mime-type="image/png">
            <text:p/>
          </draw:image>
        </draw:frame>
        <draw:frame draw:style-name="gr43" draw:text-style-name="P13" draw:layer="layout" svg:width="4.56cm" svg:height="1.414cm" svg:x="15.083cm" svg:y="12.834cm">
          <draw:image xlink:href="Pictures/10000001000001C7000001206AA3F3F9711F9A0B.png" xlink:type="simple" xlink:show="embed" xlink:actuate="onLoad" draw:mime-type="image/png">
            <text:p/>
          </draw:image>
        </draw:frame>
        <draw:frame draw:style-name="gr44" draw:text-style-name="P13" draw:layer="layout" svg:width="3.598cm" svg:height="1.197cm" draw:transform="rotate (1.0471975511966) translate (9.326cm 13.01cm)">
          <draw:image xlink:href="Pictures/10000001000001C7000001206AA3F3F9711F9A0B.png" xlink:type="simple" xlink:show="embed" xlink:actuate="onLoad" draw:mime-type="image/png">
            <text:p/>
          </draw:image>
        </draw:frame>
        <draw:frame draw:style-name="gr45" draw:text-style-name="P13" draw:layer="layout" svg:width="2.402cm" svg:height="1.414cm" svg:x="10.741cm" svg:y="12.834cm">
          <draw:image xlink:href="Pictures/10000001000001C7000001206AA3F3F9711F9A0B.png" xlink:type="simple" xlink:show="embed" xlink:actuate="onLoad" draw:mime-type="image/png">
            <text:p/>
          </draw:image>
        </draw:frame>
        <draw:line draw:style-name="gr3" draw:text-style-name="P3" draw:layer="layout" svg:x1="12.911cm" svg:y1="8.892cm" svg:x2="12.911cm" svg:y2="14.248cm">
          <text:p/>
        </draw:line>
        <draw:custom-shape draw:style-name="gr72" draw:text-style-name="P19" draw:layer="layout" svg:width="2.083cm" svg:height="1.016cm" svg:x="10.829cm" svg:y="7.914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9.855cm" svg:y1="8.877cm" svg:x2="19.855cm" svg:y2="13.496cm">
          <text:p/>
        </draw:line>
        <draw:custom-shape draw:style-name="gr73" draw:text-style-name="P19" draw:layer="layout" svg:width="2.184cm" svg:height="1.016cm" svg:x="17.673cm" svg:y="7.914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32" draw:layer="layout" svg:width="1.372cm" svg:height="1.372cm" svg:x="13.527cm" svg:y="13.513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4" draw:text-style-name="P28" draw:layer="layout" svg:width="0.842cm" svg:height="0.765cm" svg:x="13.71cm" svg:y="13.839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5" draw:text-style-name="P29" draw:layer="layout" svg:width="0.815cm" svg:height="0.878cm" svg:x="14.132cm" svg:y="14.071cm">
            <draw:text-box>
              <text:p><text:span text:style-name="T4">0</text:span></text:p>
            </draw:text-box>
          </draw:frame>
        </draw:g>
        <draw:frame draw:style-name="gr56" draw:text-style-name="P30" draw:layer="layout" svg:width="4.486cm" svg:height="0.962cm" svg:x="7.816cm" svg:y="6.125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20.494cm" svg:y="6.125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4.818cm" svg:y="6.125cm">
          <draw:text-box>
            <text:p><text:span text:style-name="T5">Interaction</text:span></text:p>
          </draw:text-box>
        </draw:frame>
        <draw:frame draw:style-name="gr75" draw:text-style-name="P13" draw:layer="layout" svg:width="1.87cm" svg:height="0.866cm" svg:x="10.912cm" svg:y="7.951cm">
          <draw:image xlink:href="Pictures/100000010000013000000110AC8FF7666CA6DB43.png" xlink:type="simple" xlink:show="embed" xlink:actuate="onLoad" draw:mime-type="image/png">
            <text:p/>
          </draw:image>
        </draw:frame>
        <draw:frame draw:style-name="gr76" draw:text-style-name="P13" draw:layer="layout" svg:width="2.087cm" svg:height="0.815cm" svg:x="17.707cm" svg:y="8.031cm">
          <draw:image xlink:href="Pictures/100000010000013000000110AC8FF7666CA6DB43.png" xlink:type="simple" xlink:show="embed" xlink:actuate="onLoad" draw:mime-type="image/png">
            <text:p/>
          </draw:image>
        </draw:frame>
      </draw:page>
      <draw:page draw:name="page5" draw:style-name="dp1" draw:master-page-name="Default">
        <draw:custom-shape draw:style-name="gr62" draw:text-style-name="P23" draw:layer="layout" svg:width="6.299cm" svg:height="9.5cm" svg:x="6.91cm" svg:y="6.04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4" draw:layer="layout" svg:width="6.96cm" svg:height="9.449cm" svg:x="13.212cm" svg:y="6.045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5" draw:layer="layout" svg:width="5.486cm" svg:height="9.5cm" svg:x="20.171cm" svg:y="6.04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5" draw:text-style-name="P31" draw:layer="layout" svg:width="18.745cm" svg:height="9.474cm" svg:x="6.906cm" svg:y="6.045cm">
          <text:p/>
          <draw:enhanced-geometry svg:viewBox="0 0 21600 21600" draw:type="rectangle" draw:enhanced-path="M 0 0 L 21600 0 21600 21600 0 21600 0 0 Z N"/>
        </draw:custom-shape>
        <draw:line draw:style-name="gr66" draw:text-style-name="P5" draw:layer="layout" svg:x1="11.863cm" svg:y1="10.816cm" svg:x2="21.867cm" svg:y2="10.816cm">
          <text:p/>
        </draw:line>
        <draw:line draw:style-name="gr67" draw:text-style-name="P5" draw:layer="layout" svg:x1="19.379cm" svg:y1="14.292cm" svg:x2="21.417cm" svg:y2="10.762cm">
          <text:p/>
        </draw:line>
        <draw:line draw:style-name="gr67" draw:text-style-name="P5" draw:layer="layout" svg:x1="21.34cm" svg:y1="10.82cm" svg:x2="24.214cm" svg:y2="10.82cm">
          <text:p/>
        </draw:line>
        <draw:line draw:style-name="gr68" draw:text-style-name="P5" draw:layer="layout" svg:x1="21.25cm" svg:y1="10.82cm" svg:x2="24.074cm" svg:y2="10.82cm">
          <text:p/>
        </draw:line>
        <draw:line draw:style-name="gr66" draw:text-style-name="P5" draw:layer="layout" svg:x1="9.902cm" svg:y1="14.283cm" svg:x2="11.927cm" svg:y2="10.775cm">
          <text:p/>
        </draw:line>
        <draw:line draw:style-name="gr66" draw:text-style-name="P5" draw:layer="layout" svg:x1="21.384cm" svg:y1="10.815cm" svg:x2="22.99cm" svg:y2="8.035cm">
          <text:p/>
        </draw:line>
        <draw:line draw:style-name="gr69" draw:text-style-name="P5" draw:layer="layout" svg:x1="21.316cm" svg:y1="10.939cm" svg:x2="23.099cm" svg:y2="7.85cm">
          <text:p/>
        </draw:line>
        <draw:line draw:style-name="gr70" draw:text-style-name="P5" draw:layer="layout" svg:x1="8.48cm" svg:y1="14.259cm" svg:x2="19.442cm" svg:y2="14.241cm">
          <text:p/>
        </draw:line>
        <draw:line draw:style-name="gr71" draw:text-style-name="P4" draw:layer="layout" svg:x1="7.558cm" svg:y1="14.251cm" svg:x2="9.488cm" svg:y2="14.252cm">
          <text:p/>
        </draw:line>
        <draw:ellipse draw:style-name="gr17" draw:text-style-name="P11" xml:id="id12" draw:id="id12" draw:layer="layout" svg:width="2.002cm" svg:height="1.285cm" draw:transform="skewX (-0.00785398163397448) rotate (-3.14159265358979) translate (25.239cm 11.448cm)" draw:kind="cut" draw:start-angle="88.96" draw:end-angle="271.12">
          <text:p/>
        </draw:ellipse>
        <draw:connector draw:style-name="gr18" draw:text-style-name="P3" draw:layer="layout" draw:type="curve" draw:line-skew="-0.378cm" svg:x1="25.234cm" svg:y1="10.806cm" svg:x2="24.911cm" svg:y2="12.209cm" draw:start-shape="id12" draw:start-glue-point="3" svg:d="M25234 10806c184 0 346 1403-323 1403" svg:viewBox="0 0 485 1404">
          <text:p/>
        </draw:connector>
        <draw:ellipse draw:style-name="gr17" draw:text-style-name="P11" draw:layer="layout" svg:width="2.002cm" svg:height="1.285cm" draw:transform="skewX (-0.00785398163397456) rotate (-2.0943951023932) translate (23.839cm 7.883cm)" draw:kind="cut" draw:start-angle="88.96" draw:end-angle="271.12">
          <text:p/>
        </draw:ellipse>
        <draw:connector draw:style-name="gr18" draw:text-style-name="P3" draw:layer="layout" draw:type="curve" draw:line-skew="0.172cm" svg:x1="23.281cm" svg:y1="7.666cm" svg:x2="24.743cm" svg:y2="8.039cm" svg:d="M23281 7666c0-577 1462-764 1462 373" svg:viewBox="0 0 1463 832">
          <text:p/>
        </draw:connector>
        <draw:frame draw:style-name="gr42" draw:text-style-name="P13" draw:layer="layout" svg:width="4.56cm" svg:height="1.305cm" svg:x="14.159cm" svg:y="9.545cm">
          <draw:image xlink:href="Pictures/10000001000001C7000001206AA3F3F9711F9A0B.png" xlink:type="simple" xlink:show="embed" xlink:actuate="onLoad" draw:mime-type="image/png">
            <text:p/>
          </draw:image>
        </draw:frame>
        <draw:frame draw:style-name="gr43" draw:text-style-name="P13" draw:layer="layout" svg:width="4.56cm" svg:height="1.414cm" svg:x="15.083cm" svg:y="12.834cm">
          <draw:image xlink:href="Pictures/10000001000001C7000001206AA3F3F9711F9A0B.png" xlink:type="simple" xlink:show="embed" xlink:actuate="onLoad" draw:mime-type="image/png">
            <text:p/>
          </draw:image>
        </draw:frame>
        <draw:frame draw:style-name="gr44" draw:text-style-name="P13" draw:layer="layout" svg:width="3.598cm" svg:height="1.197cm" draw:transform="rotate (1.0471975511966) translate (9.326cm 13.01cm)">
          <draw:image xlink:href="Pictures/10000001000001C7000001206AA3F3F9711F9A0B.png" xlink:type="simple" xlink:show="embed" xlink:actuate="onLoad" draw:mime-type="image/png">
            <text:p/>
          </draw:image>
        </draw:frame>
        <draw:frame draw:style-name="gr45" draw:text-style-name="P13" draw:layer="layout" svg:width="2.402cm" svg:height="1.414cm" svg:x="10.741cm" svg:y="12.834cm">
          <draw:image xlink:href="Pictures/10000001000001C7000001206AA3F3F9711F9A0B.png" xlink:type="simple" xlink:show="embed" xlink:actuate="onLoad" draw:mime-type="image/png">
            <text:p/>
          </draw:image>
        </draw:frame>
        <draw:line draw:style-name="gr3" draw:text-style-name="P3" draw:layer="layout" svg:x1="12.911cm" svg:y1="8.892cm" svg:x2="12.911cm" svg:y2="14.248cm">
          <text:p/>
        </draw:line>
        <draw:custom-shape draw:style-name="gr29" draw:text-style-name="P19" draw:layer="layout" svg:width="1.981cm" svg:height="0.965cm" svg:x="10.933cm" svg:y="7.927cm">
          <text:p/>
          <draw:enhanced-geometry svg:viewBox="0 0 21600 21600" draw:type="rectangle" draw:enhanced-path="M 0 0 L 21600 0 21600 21600 0 21600 0 0 Z N"/>
        </draw:custom-shape>
        <draw:frame draw:style-name="gr30" draw:text-style-name="P13" draw:layer="layout" svg:width="1.657cm" svg:height="0.882cm" svg:x="11.142cm" svg:y="7.963cm">
          <draw:image xlink:href="Pictures/100000010000019B000001E826B2D2EC9FA3B9FA.png" xlink:type="simple" xlink:show="embed" xlink:actuate="onLoad" draw:mime-type="image/png">
            <text:p/>
          </draw:image>
        </draw:frame>
        <draw:line draw:style-name="gr3" draw:text-style-name="P3" draw:layer="layout" svg:x1="19.855cm" svg:y1="8.877cm" svg:x2="19.855cm" svg:y2="13.496cm">
          <text:p/>
        </draw:line>
        <draw:frame draw:style-name="gr32" draw:text-style-name="P13" draw:layer="layout" svg:width="1.068cm" svg:height="0.878cm" svg:x="18.681cm" svg:y="7.966cm">
          <draw:image xlink:href="Pictures/100000010000019B000001E826B2D2EC9FA3B9FA.png" xlink:type="simple" xlink:show="embed" xlink:actuate="onLoad" draw:mime-type="image/png">
            <text:p/>
          </draw:image>
        </draw:frame>
        <draw:custom-shape draw:style-name="gr33" draw:text-style-name="P19" draw:layer="layout" svg:width="1.422cm" svg:height="0.965cm" svg:x="18.433cm" svg:y="7.93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32" draw:layer="layout" svg:width="1.372cm" svg:height="1.372cm" svg:x="13.527cm" svg:y="13.513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4" draw:text-style-name="P28" draw:layer="layout" svg:width="0.842cm" svg:height="0.765cm" svg:x="13.71cm" svg:y="13.839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5" draw:text-style-name="P29" draw:layer="layout" svg:width="0.815cm" svg:height="0.878cm" svg:x="14.132cm" svg:y="14.071cm">
            <draw:text-box>
              <text:p><text:span text:style-name="T4">0</text:span></text:p>
            </draw:text-box>
          </draw:frame>
        </draw:g>
        <draw:frame draw:style-name="gr56" draw:text-style-name="P30" draw:layer="layout" svg:width="4.486cm" svg:height="0.962cm" svg:x="7.816cm" svg:y="6.125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20.494cm" svg:y="6.125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4.818cm" svg:y="6.125cm">
          <draw:text-box>
            <text:p><text:span text:style-name="T5">Interaction</text:span></text:p>
          </draw:text-box>
        </draw:frame>
        <draw:g>
          <draw:frame draw:style-name="gr77" draw:text-style-name="P13" draw:layer="layout" svg:width="1.038cm" svg:height="0.807cm" svg:x="21.913cm" svg:y="10.978cm">
            <draw:image xlink:href="Pictures/100000010000015C0000022C6C4C939BBAA6244F.png" xlink:type="simple" xlink:show="embed" xlink:actuate="onLoad" draw:mime-type="image/png">
              <text:p/>
            </draw:image>
          </draw:frame>
          <draw:frame draw:style-name="gr78" draw:text-style-name="P13" draw:layer="layout" svg:width="1.008cm" svg:height="0.797cm" svg:x="22.941cm" svg:y="10.972cm">
            <draw:image xlink:href="Pictures/100000010000015C0000022C6C4C939BBAA6244F.png" xlink:type="simple" xlink:show="embed" xlink:actuate="onLoad" draw:mime-type="image/png">
              <text:p/>
            </draw:image>
          </draw:frame>
        </draw:g>
        <draw:g>
          <draw:frame draw:style-name="gr79" draw:text-style-name="P13" draw:layer="layout" svg:width="1.037cm" svg:height="0.811cm" draw:transform="rotate (1.0471975511966) translate (20.887cm 9.914cm)">
            <draw:image xlink:href="Pictures/100000010000015C0000022C6C4C939BBAA6244F.png" xlink:type="simple" xlink:show="embed" xlink:actuate="onLoad" draw:mime-type="image/png">
              <text:p/>
            </draw:image>
          </draw:frame>
          <draw:frame draw:style-name="gr80" draw:text-style-name="P13" draw:layer="layout" svg:width="1.004cm" svg:height="0.807cm" draw:transform="rotate (1.0471975511966) translate (21.408cm 9.028cm)">
            <draw:image xlink:href="Pictures/100000010000015C0000022C6C4C939BBAA6244F.png" xlink:type="simple" xlink:show="embed" xlink:actuate="onLoad" draw:mime-type="image/png">
              <text:p/>
            </draw:image>
          </draw:frame>
        </draw:g>
      </draw:page>
      <draw:page draw:name="page6" draw:style-name="dp1" draw:master-page-name="Default">
        <draw:custom-shape draw:style-name="gr62" draw:text-style-name="P23" draw:layer="layout" svg:width="6.299cm" svg:height="9.5cm" svg:x="6.91cm" svg:y="6.04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4" draw:layer="layout" svg:width="6.96cm" svg:height="9.449cm" svg:x="13.212cm" svg:y="6.045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5" draw:layer="layout" svg:width="5.486cm" svg:height="9.5cm" svg:x="20.171cm" svg:y="6.04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5" draw:text-style-name="P31" draw:layer="layout" svg:width="18.745cm" svg:height="9.474cm" svg:x="6.906cm" svg:y="6.045cm">
          <text:p/>
          <draw:enhanced-geometry svg:viewBox="0 0 21600 21600" draw:type="rectangle" draw:enhanced-path="M 0 0 L 21600 0 21600 21600 0 21600 0 0 Z N"/>
        </draw:custom-shape>
        <draw:line draw:style-name="gr66" draw:text-style-name="P5" draw:layer="layout" svg:x1="11.863cm" svg:y1="10.816cm" svg:x2="21.867cm" svg:y2="10.816cm">
          <text:p/>
        </draw:line>
        <draw:line draw:style-name="gr67" draw:text-style-name="P5" draw:layer="layout" svg:x1="19.379cm" svg:y1="14.292cm" svg:x2="21.417cm" svg:y2="10.762cm">
          <text:p/>
        </draw:line>
        <draw:line draw:style-name="gr67" draw:text-style-name="P5" draw:layer="layout" svg:x1="21.34cm" svg:y1="10.82cm" svg:x2="24.214cm" svg:y2="10.82cm">
          <text:p/>
        </draw:line>
        <draw:line draw:style-name="gr68" draw:text-style-name="P5" draw:layer="layout" svg:x1="21.25cm" svg:y1="10.82cm" svg:x2="24.074cm" svg:y2="10.82cm">
          <text:p/>
        </draw:line>
        <draw:line draw:style-name="gr66" draw:text-style-name="P5" draw:layer="layout" svg:x1="9.902cm" svg:y1="14.283cm" svg:x2="11.927cm" svg:y2="10.775cm">
          <text:p/>
        </draw:line>
        <draw:line draw:style-name="gr66" draw:text-style-name="P5" draw:layer="layout" svg:x1="21.384cm" svg:y1="10.815cm" svg:x2="22.99cm" svg:y2="8.035cm">
          <text:p/>
        </draw:line>
        <draw:line draw:style-name="gr69" draw:text-style-name="P5" draw:layer="layout" svg:x1="21.316cm" svg:y1="10.939cm" svg:x2="23.099cm" svg:y2="7.85cm">
          <text:p/>
        </draw:line>
        <draw:line draw:style-name="gr70" draw:text-style-name="P5" draw:layer="layout" svg:x1="8.48cm" svg:y1="14.259cm" svg:x2="19.442cm" svg:y2="14.241cm">
          <text:p/>
        </draw:line>
        <draw:line draw:style-name="gr71" draw:text-style-name="P4" draw:layer="layout" svg:x1="7.558cm" svg:y1="14.251cm" svg:x2="9.488cm" svg:y2="14.252cm">
          <text:p/>
        </draw:line>
        <draw:ellipse draw:style-name="gr17" draw:text-style-name="P11" xml:id="id13" draw:id="id13" draw:layer="layout" svg:width="2.002cm" svg:height="1.285cm" draw:transform="skewX (-0.00785398163397448) rotate (-3.14159265358979) translate (25.239cm 11.448cm)" draw:kind="cut" draw:start-angle="88.96" draw:end-angle="271.12">
          <text:p/>
        </draw:ellipse>
        <draw:connector draw:style-name="gr18" draw:text-style-name="P3" draw:layer="layout" draw:type="curve" draw:line-skew="-0.378cm" svg:x1="25.234cm" svg:y1="10.806cm" svg:x2="24.911cm" svg:y2="12.209cm" draw:start-shape="id13" draw:start-glue-point="3" svg:d="M25234 10806c184 0 346 1403-323 1403" svg:viewBox="0 0 485 1404">
          <text:p/>
        </draw:connector>
        <draw:ellipse draw:style-name="gr17" draw:text-style-name="P11" draw:layer="layout" svg:width="2.002cm" svg:height="1.285cm" draw:transform="skewX (-0.00785398163397456) rotate (-2.0943951023932) translate (23.839cm 7.883cm)" draw:kind="cut" draw:start-angle="88.96" draw:end-angle="271.12">
          <text:p/>
        </draw:ellipse>
        <draw:connector draw:style-name="gr18" draw:text-style-name="P3" draw:layer="layout" draw:type="curve" draw:line-skew="0.172cm" svg:x1="23.281cm" svg:y1="7.666cm" svg:x2="24.743cm" svg:y2="8.039cm" svg:d="M23281 7666c0-577 1462-764 1462 373" svg:viewBox="0 0 1463 832">
          <text:p/>
        </draw:connector>
        <draw:frame draw:style-name="gr42" draw:text-style-name="P13" draw:layer="layout" svg:width="4.56cm" svg:height="1.305cm" svg:x="14.159cm" svg:y="9.545cm">
          <draw:image xlink:href="Pictures/10000001000001C7000001206AA3F3F9711F9A0B.png" xlink:type="simple" xlink:show="embed" xlink:actuate="onLoad" draw:mime-type="image/png">
            <text:p/>
          </draw:image>
        </draw:frame>
        <draw:frame draw:style-name="gr43" draw:text-style-name="P13" draw:layer="layout" svg:width="4.56cm" svg:height="1.414cm" svg:x="15.083cm" svg:y="12.834cm">
          <draw:image xlink:href="Pictures/10000001000001C7000001206AA3F3F9711F9A0B.png" xlink:type="simple" xlink:show="embed" xlink:actuate="onLoad" draw:mime-type="image/png">
            <text:p/>
          </draw:image>
        </draw:frame>
        <draw:frame draw:style-name="gr44" draw:text-style-name="P13" draw:layer="layout" svg:width="3.598cm" svg:height="1.197cm" draw:transform="rotate (1.0471975511966) translate (9.326cm 13.01cm)">
          <draw:image xlink:href="Pictures/10000001000001C7000001206AA3F3F9711F9A0B.png" xlink:type="simple" xlink:show="embed" xlink:actuate="onLoad" draw:mime-type="image/png">
            <text:p/>
          </draw:image>
        </draw:frame>
        <draw:frame draw:style-name="gr45" draw:text-style-name="P13" draw:layer="layout" svg:width="2.402cm" svg:height="1.414cm" svg:x="10.741cm" svg:y="12.834cm">
          <draw:image xlink:href="Pictures/10000001000001C7000001206AA3F3F9711F9A0B.png" xlink:type="simple" xlink:show="embed" xlink:actuate="onLoad" draw:mime-type="image/png">
            <text:p/>
          </draw:image>
        </draw:frame>
        <draw:line draw:style-name="gr3" draw:text-style-name="P3" draw:layer="layout" svg:x1="12.911cm" svg:y1="8.892cm" svg:x2="12.911cm" svg:y2="14.248cm">
          <text:p/>
        </draw:line>
        <draw:line draw:style-name="gr3" draw:text-style-name="P3" draw:layer="layout" svg:x1="19.855cm" svg:y1="8.877cm" svg:x2="19.855cm" svg:y2="13.496cm">
          <text:p/>
        </draw:line>
        <draw:custom-shape draw:style-name="gr74" draw:text-style-name="P32" draw:layer="layout" svg:width="1.372cm" svg:height="1.372cm" svg:x="13.527cm" svg:y="13.513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4" draw:text-style-name="P28" draw:layer="layout" svg:width="0.842cm" svg:height="0.765cm" svg:x="13.71cm" svg:y="13.839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5" draw:text-style-name="P29" draw:layer="layout" svg:width="0.815cm" svg:height="0.878cm" svg:x="14.132cm" svg:y="14.071cm">
            <draw:text-box>
              <text:p><text:span text:style-name="T4">0</text:span></text:p>
            </draw:text-box>
          </draw:frame>
        </draw:g>
        <draw:frame draw:style-name="gr56" draw:text-style-name="P30" draw:layer="layout" svg:width="4.486cm" svg:height="0.962cm" svg:x="7.816cm" svg:y="6.125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20.494cm" svg:y="6.125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4.818cm" svg:y="6.125cm">
          <draw:text-box>
            <text:p><text:span text:style-name="T5">Interaction</text:span></text:p>
          </draw:text-box>
        </draw:frame>
        <draw:g>
          <draw:frame draw:style-name="gr77" draw:text-style-name="P13" draw:layer="layout" svg:width="1.038cm" svg:height="0.807cm" svg:x="21.913cm" svg:y="10.978cm">
            <draw:image xlink:href="Pictures/100000010000015C0000022C6C4C939BBAA6244F.png" xlink:type="simple" xlink:show="embed" xlink:actuate="onLoad" draw:mime-type="image/png">
              <text:p/>
            </draw:image>
          </draw:frame>
          <draw:frame draw:style-name="gr78" draw:text-style-name="P13" draw:layer="layout" svg:width="1.008cm" svg:height="0.797cm" svg:x="22.941cm" svg:y="10.972cm">
            <draw:image xlink:href="Pictures/100000010000015C0000022C6C4C939BBAA6244F.png" xlink:type="simple" xlink:show="embed" xlink:actuate="onLoad" draw:mime-type="image/png">
              <text:p/>
            </draw:image>
          </draw:frame>
        </draw:g>
        <draw:g>
          <draw:frame draw:style-name="gr79" draw:text-style-name="P13" draw:layer="layout" svg:width="1.037cm" svg:height="0.811cm" draw:transform="rotate (1.0471975511966) translate (20.887cm 9.914cm)">
            <draw:image xlink:href="Pictures/100000010000015C0000022C6C4C939BBAA6244F.png" xlink:type="simple" xlink:show="embed" xlink:actuate="onLoad" draw:mime-type="image/png">
              <text:p/>
            </draw:image>
          </draw:frame>
          <draw:frame draw:style-name="gr80" draw:text-style-name="P13" draw:layer="layout" svg:width="1.004cm" svg:height="0.807cm" draw:transform="rotate (1.0471975511966) translate (21.408cm 9.028cm)">
            <draw:image xlink:href="Pictures/100000010000015C0000022C6C4C939BBAA6244F.png" xlink:type="simple" xlink:show="embed" xlink:actuate="onLoad" draw:mime-type="image/png">
              <text:p/>
            </draw:image>
          </draw:frame>
        </draw:g>
        <draw:custom-shape draw:style-name="gr81" draw:text-style-name="P19" draw:layer="layout" svg:width="1.118cm" svg:height="1.016cm" svg:x="11.792cm" svg:y="7.914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9" draw:layer="layout" svg:width="1.219cm" svg:height="1.016cm" svg:x="18.636cm" svg:y="7.914cm">
          <text:p/>
          <draw:enhanced-geometry svg:viewBox="0 0 21600 21600" draw:type="rectangle" draw:enhanced-path="M 0 0 L 21600 0 21600 21600 0 21600 0 0 Z N"/>
        </draw:custom-shape>
        <draw:frame draw:style-name="gr83" draw:text-style-name="P13" draw:layer="layout" svg:width="0.183cm" svg:height="0.866cm" svg:x="12.662cm" svg:y="7.951cm">
          <draw:image xlink:href="Pictures/100000010000013000000110AC8FF7666CA6DB43.png" xlink:type="simple" xlink:show="embed" xlink:actuate="onLoad" draw:mime-type="image/png">
            <text:p/>
          </draw:image>
        </draw:frame>
        <draw:frame draw:style-name="gr84" draw:text-style-name="P13" draw:layer="layout" svg:width="0.191cm" svg:height="0.815cm" svg:x="19.586cm" svg:y="8.031cm">
          <draw:image xlink:href="Pictures/100000010000013000000110AC8FF7666CA6DB43.png" xlink:type="simple" xlink:show="embed" xlink:actuate="onLoad" draw:mime-type="image/png">
            <text:p/>
          </draw:image>
        </draw:frame>
        <draw:frame draw:style-name="gr85" draw:text-style-name="P13" draw:layer="layout" svg:width="0.646cm" svg:height="0.866cm" svg:x="11.875cm" svg:y="7.951cm">
          <draw:image xlink:href="Pictures/100000010000013000000110AC8FF7666CA6DB43.png" xlink:type="simple" xlink:show="embed" xlink:actuate="onLoad" draw:mime-type="image/png">
            <text:p/>
          </draw:image>
        </draw:frame>
        <draw:frame draw:style-name="gr86" draw:text-style-name="P13" draw:layer="layout" svg:width="0.854cm" svg:height="0.815cm" svg:x="18.67cm" svg:y="8.032cm">
          <draw:image xlink:href="Pictures/100000010000013000000110AC8FF7666CA6DB43.png" xlink:type="simple" xlink:show="embed" xlink:actuate="onLoad" draw:mime-type="image/png">
            <text:p/>
          </draw:image>
        </draw:frame>
      </draw:page>
      <draw:page draw:name="page7" draw:style-name="dp1" draw:master-page-name="Default">
        <draw:custom-shape draw:style-name="gr62" draw:text-style-name="P23" draw:layer="layout" svg:width="6.299cm" svg:height="9.5cm" svg:x="5.767cm" svg:y="5.84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4" draw:layer="layout" svg:width="6.96cm" svg:height="9.449cm" svg:x="12.069cm" svg:y="5.845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25" draw:layer="layout" svg:width="7.772cm" svg:height="9.5cm" svg:x="19.028cm" svg:y="5.84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88" draw:text-style-name="P31" draw:layer="layout" svg:width="21.031cm" svg:height="9.474cm" svg:x="5.763cm" svg:y="5.845cm">
          <text:p/>
          <draw:enhanced-geometry svg:viewBox="0 0 21600 21600" draw:type="rectangle" draw:enhanced-path="M 0 0 L 21600 0 21600 21600 0 21600 0 0 Z N"/>
        </draw:custom-shape>
        <draw:line draw:style-name="gr66" draw:text-style-name="P5" draw:layer="layout" svg:x1="10.72cm" svg:y1="10.416cm" svg:x2="20.724cm" svg:y2="10.416cm">
          <text:p/>
        </draw:line>
        <draw:line draw:style-name="gr67" draw:text-style-name="P5" draw:layer="layout" svg:x1="18.236cm" svg:y1="13.892cm" svg:x2="20.274cm" svg:y2="10.362cm">
          <text:p/>
        </draw:line>
        <draw:line draw:style-name="gr67" draw:text-style-name="P5" draw:layer="layout" svg:x1="20.197cm" svg:y1="10.42cm" svg:x2="23.071cm" svg:y2="10.42cm">
          <text:p/>
        </draw:line>
        <draw:line draw:style-name="gr68" draw:text-style-name="P5" draw:layer="layout" svg:x1="20.107cm" svg:y1="10.42cm" svg:x2="22.931cm" svg:y2="10.42cm">
          <text:p/>
        </draw:line>
        <draw:line draw:style-name="gr66" draw:text-style-name="P5" draw:layer="layout" svg:x1="8.759cm" svg:y1="13.883cm" svg:x2="10.784cm" svg:y2="10.375cm">
          <text:p/>
        </draw:line>
        <draw:line draw:style-name="gr66" draw:text-style-name="P5" draw:layer="layout" svg:x1="20.241cm" svg:y1="10.415cm" svg:x2="21.847cm" svg:y2="7.635cm">
          <text:p/>
        </draw:line>
        <draw:line draw:style-name="gr69" draw:text-style-name="P5" draw:layer="layout" svg:x1="20.173cm" svg:y1="10.539cm" svg:x2="21.956cm" svg:y2="7.45cm">
          <text:p/>
        </draw:line>
        <draw:line draw:style-name="gr70" draw:text-style-name="P5" draw:layer="layout" svg:x1="7.337cm" svg:y1="13.859cm" svg:x2="18.299cm" svg:y2="13.841cm">
          <text:p/>
        </draw:line>
        <draw:line draw:style-name="gr71" draw:text-style-name="P4" draw:layer="layout" svg:x1="6.415cm" svg:y1="13.851cm" svg:x2="8.345cm" svg:y2="13.852cm">
          <text:p/>
        </draw:line>
        <draw:ellipse draw:style-name="gr17" draw:text-style-name="P11" xml:id="id14" draw:id="id14" draw:layer="layout" svg:width="2.002cm" svg:height="1.285cm" draw:transform="skewX (-0.00785398163397448) rotate (-3.14159265358979) translate (24.096cm 11.048cm)" draw:kind="cut" draw:start-angle="88.96" draw:end-angle="271.12">
          <text:p/>
        </draw:ellipse>
        <draw:connector draw:style-name="gr18" draw:text-style-name="P3" draw:layer="layout" draw:type="curve" draw:line-skew="-0.378cm" svg:x1="24.091cm" svg:y1="10.406cm" svg:x2="23.768cm" svg:y2="11.809cm" draw:start-shape="id14" draw:start-glue-point="3" svg:d="M24091 10406c184 0 346 1403-323 1403" svg:viewBox="0 0 485 1404">
          <text:p/>
        </draw:connector>
        <draw:ellipse draw:style-name="gr17" draw:text-style-name="P11" draw:layer="layout" svg:width="2.002cm" svg:height="1.285cm" draw:transform="skewX (-0.00785398163397456) rotate (-2.0943951023932) translate (22.696cm 7.483cm)" draw:kind="cut" draw:start-angle="88.96" draw:end-angle="271.12">
          <text:p/>
        </draw:ellipse>
        <draw:connector draw:style-name="gr18" draw:text-style-name="P3" draw:layer="layout" draw:type="curve" draw:line-skew="0.172cm" svg:x1="22.138cm" svg:y1="7.266cm" svg:x2="23.6cm" svg:y2="7.639cm" svg:d="M22138 7266c0-577 1462-764 1462 373" svg:viewBox="0 0 1463 832">
          <text:p/>
        </draw:connector>
        <draw:frame draw:style-name="gr42" draw:text-style-name="P13" draw:layer="layout" svg:width="4.56cm" svg:height="1.305cm" svg:x="13.916cm" svg:y="9.145cm">
          <draw:image xlink:href="Pictures/10000001000001C7000001206AA3F3F9711F9A0B.png" xlink:type="simple" xlink:show="embed" xlink:actuate="onLoad" draw:mime-type="image/png">
            <text:p/>
          </draw:image>
        </draw:frame>
        <draw:frame draw:style-name="gr43" draw:text-style-name="P13" draw:layer="layout" svg:width="4.56cm" svg:height="1.414cm" svg:x="13.94cm" svg:y="12.434cm">
          <draw:image xlink:href="Pictures/10000001000001C7000001206AA3F3F9711F9A0B.png" xlink:type="simple" xlink:show="embed" xlink:actuate="onLoad" draw:mime-type="image/png">
            <text:p/>
          </draw:image>
        </draw:frame>
        <draw:frame draw:style-name="gr44" draw:text-style-name="P13" draw:layer="layout" svg:width="3.598cm" svg:height="1.197cm" draw:transform="rotate (1.0471975511966) translate (8.183cm 12.61cm)">
          <draw:image xlink:href="Pictures/10000001000001C7000001206AA3F3F9711F9A0B.png" xlink:type="simple" xlink:show="embed" xlink:actuate="onLoad" draw:mime-type="image/png">
            <text:p/>
          </draw:image>
        </draw:frame>
        <draw:frame draw:style-name="gr45" draw:text-style-name="P13" draw:layer="layout" svg:width="2.402cm" svg:height="1.414cm" svg:x="9.598cm" svg:y="12.434cm">
          <draw:image xlink:href="Pictures/10000001000001C7000001206AA3F3F9711F9A0B.png" xlink:type="simple" xlink:show="embed" xlink:actuate="onLoad" draw:mime-type="image/png">
            <text:p/>
          </draw:image>
        </draw:frame>
        <draw:line draw:style-name="gr3" draw:text-style-name="P3" draw:layer="layout" svg:x1="11.768cm" svg:y1="8.492cm" svg:x2="11.768cm" svg:y2="13.848cm">
          <text:p/>
        </draw:line>
        <draw:line draw:style-name="gr3" draw:text-style-name="P3" draw:layer="layout" svg:x1="18.712cm" svg:y1="8.477cm" svg:x2="18.712cm" svg:y2="13.096cm">
          <text:p/>
        </draw:line>
        <draw:custom-shape draw:style-name="gr74" draw:text-style-name="P32" draw:layer="layout" svg:width="1.372cm" svg:height="1.372cm" svg:x="12.384cm" svg:y="13.113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4" draw:text-style-name="P28" draw:layer="layout" svg:width="0.842cm" svg:height="0.765cm" svg:x="12.567cm" svg:y="13.439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5" draw:text-style-name="P29" draw:layer="layout" svg:width="0.815cm" svg:height="0.878cm" svg:x="12.989cm" svg:y="13.671cm">
            <draw:text-box>
              <text:p><text:span text:style-name="T4">0</text:span></text:p>
            </draw:text-box>
          </draw:frame>
        </draw:g>
        <draw:frame draw:style-name="gr89" draw:text-style-name="P34" draw:layer="layout" svg:width="4.486cm" svg:height="0.962cm" svg:x="6.673cm" svg:y="4.883cm">
          <draw:text-box>
            <text:p><text:span text:style-name="T5">Pre-selection</text:span></text:p>
          </draw:text-box>
        </draw:frame>
        <draw:frame draw:style-name="gr90" draw:text-style-name="P35" draw:layer="layout" svg:width="4.841cm" svg:height="0.962cm" svg:x="20.494cm" svg:y="4.883cm">
          <draw:text-box>
            <text:p><text:span text:style-name="T5">Post-selection</text:span></text:p>
          </draw:text-box>
        </draw:frame>
        <draw:frame draw:style-name="gr91" draw:text-style-name="P36" draw:layer="layout" svg:width="3.749cm" svg:height="0.962cm" svg:x="13.675cm" svg:y="4.883cm">
          <draw:text-box>
            <text:p><text:span text:style-name="T5">Interaction</text:span></text:p>
          </draw:text-box>
        </draw:frame>
        <draw:g>
          <draw:frame draw:style-name="gr77" draw:text-style-name="P13" draw:layer="layout" svg:width="1.038cm" svg:height="0.807cm" svg:x="20.77cm" svg:y="10.578cm">
            <draw:image xlink:href="Pictures/100000010000015C0000022C6C4C939BBAA6244F.png" xlink:type="simple" xlink:show="embed" xlink:actuate="onLoad" draw:mime-type="image/png">
              <text:p/>
            </draw:image>
          </draw:frame>
          <draw:frame draw:style-name="gr78" draw:text-style-name="P13" draw:layer="layout" svg:width="1.008cm" svg:height="0.797cm" svg:x="21.798cm" svg:y="10.572cm">
            <draw:image xlink:href="Pictures/100000010000015C0000022C6C4C939BBAA6244F.png" xlink:type="simple" xlink:show="embed" xlink:actuate="onLoad" draw:mime-type="image/png">
              <text:p/>
            </draw:image>
          </draw:frame>
        </draw:g>
        <draw:g>
          <draw:frame draw:style-name="gr79" draw:text-style-name="P13" draw:layer="layout" svg:width="1.037cm" svg:height="0.811cm" draw:transform="rotate (1.0471975511966) translate (19.744cm 9.514cm)">
            <draw:image xlink:href="Pictures/100000010000015C0000022C6C4C939BBAA6244F.png" xlink:type="simple" xlink:show="embed" xlink:actuate="onLoad" draw:mime-type="image/png">
              <text:p/>
            </draw:image>
          </draw:frame>
          <draw:frame draw:style-name="gr80" draw:text-style-name="P13" draw:layer="layout" svg:width="1.004cm" svg:height="0.807cm" draw:transform="rotate (1.0471975511966) translate (20.265cm 8.628cm)">
            <draw:image xlink:href="Pictures/100000010000015C0000022C6C4C939BBAA6244F.png" xlink:type="simple" xlink:show="embed" xlink:actuate="onLoad" draw:mime-type="image/png">
              <text:p/>
            </draw:image>
          </draw:frame>
        </draw:g>
        <draw:custom-shape draw:style-name="gr81" draw:text-style-name="P19" draw:layer="layout" svg:width="1.118cm" svg:height="1.016cm" svg:x="10.649cm" svg:y="7.514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9" draw:layer="layout" svg:width="1.219cm" svg:height="1.016cm" svg:x="17.493cm" svg:y="7.514cm">
          <text:p/>
          <draw:enhanced-geometry svg:viewBox="0 0 21600 21600" draw:type="rectangle" draw:enhanced-path="M 0 0 L 21600 0 21600 21600 0 21600 0 0 Z N"/>
        </draw:custom-shape>
        <draw:frame draw:style-name="gr83" draw:text-style-name="P13" draw:layer="layout" svg:width="0.183cm" svg:height="0.866cm" svg:x="11.519cm" svg:y="7.551cm">
          <draw:image xlink:href="Pictures/100000010000013000000110AC8FF7666CA6DB43.png" xlink:type="simple" xlink:show="embed" xlink:actuate="onLoad" draw:mime-type="image/png">
            <text:p/>
          </draw:image>
        </draw:frame>
        <draw:frame draw:style-name="gr84" draw:text-style-name="P13" draw:layer="layout" svg:width="0.191cm" svg:height="0.815cm" svg:x="18.443cm" svg:y="7.631cm">
          <draw:image xlink:href="Pictures/100000010000013000000110AC8FF7666CA6DB43.png" xlink:type="simple" xlink:show="embed" xlink:actuate="onLoad" draw:mime-type="image/png">
            <text:p/>
          </draw:image>
        </draw:frame>
        <draw:frame draw:style-name="gr85" draw:text-style-name="P13" draw:layer="layout" svg:width="0.646cm" svg:height="0.866cm" svg:x="10.732cm" svg:y="7.551cm">
          <draw:image xlink:href="Pictures/100000010000013000000110AC8FF7666CA6DB43.png" xlink:type="simple" xlink:show="embed" xlink:actuate="onLoad" draw:mime-type="image/png">
            <text:p/>
          </draw:image>
        </draw:frame>
        <draw:frame draw:style-name="gr86" draw:text-style-name="P13" draw:layer="layout" svg:width="0.854cm" svg:height="0.815cm" svg:x="17.527cm" svg:y="7.632cm">
          <draw:image xlink:href="Pictures/100000010000013000000110AC8FF7666CA6DB43.png" xlink:type="simple" xlink:show="embed" xlink:actuate="onLoad" draw:mime-type="image/png">
            <text:p/>
          </draw:image>
        </draw:frame>
        <draw:custom-shape draw:style-name="gr92" draw:text-style-name="P37" draw:layer="layout" svg:width="2.77cm" svg:height="2.77cm" svg:x="23.518cm" svg:y="6.8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38" draw:layer="layout" svg:width="0.363cm" svg:height="0.363cm" svg:x="23.811cm" svg:y="9.0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38" draw:layer="layout" svg:width="0.363cm" svg:height="0.363cm" svg:x="25.632cm" svg:y="9.0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4" draw:text-style-name="P13" draw:layer="layout" svg:width="2.184cm" svg:height="1.524cm" svg:x="23.811cm" svg:y="7.25cm">
          <draw:image xlink:href="Pictures/100000000000017A00000171588E8ED05B711FF5.png" xlink:type="simple" xlink:show="embed" xlink:actuate="onLoad" draw:mime-type="image/png">
            <text:p/>
          </draw:image>
        </draw:frame>
        <draw:custom-shape draw:style-name="gr92" draw:text-style-name="P37" draw:layer="layout" svg:width="2.77cm" svg:height="2.77cm" svg:x="23.519cm" svg:y="11.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4" draw:text-style-name="P13" draw:layer="layout" svg:width="2.184cm" svg:height="1.524cm" svg:x="23.812cm" svg:y="11.733cm">
          <draw:image xlink:href="Pictures/100000000000017A00000171446BE65E2377DF22.png" xlink:type="simple" xlink:show="embed" xlink:actuate="onLoad" draw:mime-type="image/png">
            <text:p/>
          </draw:image>
        </draw:frame>
        <draw:custom-shape draw:style-name="gr93" draw:text-style-name="P38" draw:layer="layout" svg:width="0.363cm" svg:height="0.363cm" svg:x="23.812cm" svg:y="13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38" draw:layer="layout" svg:width="0.363cm" svg:height="0.363cm" svg:x="25.633cm" svg:y="13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7" draw:layer="layout" svg:width="0.813cm" svg:height="1.575cm" svg:x="12.639cm" svg:y="7.8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6" draw:text-style-name="P3" draw:layer="layout" svg:x1="13.049cm" svg:y1="8.894cm" svg:x2="13.049cm" svg:y2="10.135cm">
          <text:p/>
        </draw:line>
        <draw:custom-shape draw:style-name="gr97" draw:text-style-name="P39" draw:layer="layout" svg:width="0.759cm" svg:height="3.353cm" svg:x="12.666cm" svg:y="7.8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8" draw:text-style-name="P33" draw:layer="layout" svg:width="2.276cm" svg:height="0.839cm" svg:x="11.906cm" svg:y="7.082cm">
          <draw:text-box>
            <text:p text:style-name="P8"><text:span text:style-name="T3">Blocker</text:span></text:p>
          </draw:text-box>
        </draw:frame>
      </draw:page>
      <draw:page draw:name="page8" draw:style-name="dp1" draw:master-page-name="Default">
        <draw:custom-shape draw:style-name="gr62" draw:text-style-name="P23" draw:layer="layout" svg:width="6.299cm" svg:height="9.5cm" svg:x="6.91cm" svg:y="6.0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4" draw:layer="layout" svg:width="6.96cm" svg:height="9.449cm" svg:x="13.212cm" svg:y="6.045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5" draw:layer="layout" svg:width="5.486cm" svg:height="9.5cm" svg:x="20.171cm" svg:y="6.04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5" draw:text-style-name="P31" draw:layer="layout" svg:width="18.745cm" svg:height="9.474cm" svg:x="6.906cm" svg:y="6.045cm">
          <text:p/>
          <draw:enhanced-geometry svg:viewBox="0 0 21600 21600" draw:type="rectangle" draw:enhanced-path="M 0 0 L 21600 0 21600 21600 0 21600 0 0 Z N"/>
        </draw:custom-shape>
        <draw:line draw:style-name="gr66" draw:text-style-name="P5" draw:layer="layout" svg:x1="11.863cm" svg:y1="10.816cm" svg:x2="16.312cm" svg:y2="10.816cm">
          <text:p/>
        </draw:line>
        <draw:frame draw:style-name="gr47" draw:text-style-name="P13" draw:layer="layout" svg:width="2.642cm" svg:height="0.914cm" svg:x="21.555cm" svg:y="10.942cm">
          <draw:image xlink:href="Pictures/1000000100000104000000CA4C4549B3DA61E892.png" xlink:type="simple" xlink:show="embed" xlink:actuate="onLoad" draw:mime-type="image/png">
            <text:p/>
          </draw:image>
        </draw:frame>
        <draw:frame draw:style-name="gr48" draw:text-style-name="P13" draw:layer="layout" svg:width="2.496cm" svg:height="0.94cm" draw:transform="skewX (-0.0148352986419518) rotate (1.03881997078703) translate (20.658cm 10.137cm)">
          <draw:image xlink:href="Pictures/1000000100000104000000CA4C4549B3DA61E892.png" xlink:type="simple" xlink:show="embed" xlink:actuate="onLoad" draw:mime-type="image/png">
            <text:p/>
          </draw:image>
        </draw:frame>
        <draw:line draw:style-name="gr67" draw:text-style-name="P5" draw:layer="layout" svg:x1="19.368cm" svg:y1="14.281cm" svg:x2="22.915cm" svg:y2="8.139cm">
          <text:p/>
        </draw:line>
        <draw:line draw:style-name="gr67" draw:text-style-name="P5" draw:layer="layout" svg:x1="21.34cm" svg:y1="10.82cm" svg:x2="24.214cm" svg:y2="10.82cm">
          <text:p/>
        </draw:line>
        <draw:line draw:style-name="gr66" draw:text-style-name="P5" draw:layer="layout" svg:x1="9.902cm" svg:y1="14.283cm" svg:x2="11.927cm" svg:y2="10.775cm">
          <text:p/>
        </draw:line>
        <draw:line draw:style-name="gr70" draw:text-style-name="P5" draw:layer="layout" svg:x1="8.474cm" svg:y1="14.259cm" svg:x2="19.436cm" svg:y2="14.241cm">
          <text:p/>
        </draw:line>
        <draw:line draw:style-name="gr71" draw:text-style-name="P4" draw:layer="layout" svg:x1="7.558cm" svg:y1="14.251cm" svg:x2="9.488cm" svg:y2="14.252cm">
          <text:p/>
        </draw:line>
        <draw:ellipse draw:style-name="gr17" draw:text-style-name="P11" xml:id="id15" draw:id="id15" draw:layer="layout" svg:width="2.002cm" svg:height="1.285cm" draw:transform="skewX (-0.00785398163397448) rotate (-3.14159265358979) translate (25.239cm 11.448cm)" draw:kind="cut" draw:start-angle="88.96" draw:end-angle="271.12">
          <text:p/>
        </draw:ellipse>
        <draw:connector draw:style-name="gr18" draw:text-style-name="P3" draw:layer="layout" draw:type="curve" draw:line-skew="-0.378cm" svg:x1="25.234cm" svg:y1="10.806cm" svg:x2="24.911cm" svg:y2="12.209cm" draw:start-shape="id15" draw:start-glue-point="3" svg:d="M25234 10806c184 0 346 1403-323 1403" svg:viewBox="0 0 485 1404">
          <text:p/>
        </draw:connector>
        <draw:frame draw:style-name="gr43" draw:text-style-name="P13" draw:layer="layout" svg:width="4.56cm" svg:height="1.414cm" svg:x="15.083cm" svg:y="12.834cm">
          <draw:image xlink:href="Pictures/10000001000001C7000001206AA3F3F9711F9A0B.png" xlink:type="simple" xlink:show="embed" xlink:actuate="onLoad" draw:mime-type="image/png">
            <text:p/>
          </draw:image>
        </draw:frame>
        <draw:frame draw:style-name="gr44" draw:text-style-name="P13" draw:layer="layout" svg:width="3.598cm" svg:height="1.197cm" draw:transform="rotate (1.0471975511966) translate (9.326cm 13.01cm)">
          <draw:image xlink:href="Pictures/10000001000001C7000001206AA3F3F9711F9A0B.png" xlink:type="simple" xlink:show="embed" xlink:actuate="onLoad" draw:mime-type="image/png">
            <text:p/>
          </draw:image>
        </draw:frame>
        <draw:frame draw:style-name="gr45" draw:text-style-name="P13" draw:layer="layout" svg:width="2.402cm" svg:height="1.414cm" svg:x="10.741cm" svg:y="12.834cm">
          <draw:image xlink:href="Pictures/10000001000001C7000001206AA3F3F9711F9A0B.png" xlink:type="simple" xlink:show="embed" xlink:actuate="onLoad" draw:mime-type="image/png">
            <text:p/>
          </draw:image>
        </draw:frame>
        <draw:line draw:style-name="gr3" draw:text-style-name="P3" draw:layer="layout" svg:x1="12.911cm" svg:y1="8.892cm" svg:x2="12.911cm" svg:y2="14.248cm">
          <text:p/>
        </draw:line>
        <draw:line draw:style-name="gr3" draw:text-style-name="P3" draw:layer="layout" svg:x1="19.855cm" svg:y1="8.877cm" svg:x2="19.855cm" svg:y2="13.496cm">
          <text:p/>
        </draw:line>
        <draw:custom-shape draw:style-name="gr74" draw:text-style-name="P32" draw:layer="layout" svg:width="1.372cm" svg:height="1.372cm" svg:x="13.527cm" svg:y="13.513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4" draw:text-style-name="P28" draw:layer="layout" svg:width="0.842cm" svg:height="0.765cm" svg:x="13.71cm" svg:y="13.839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5" draw:text-style-name="P29" draw:layer="layout" svg:width="0.815cm" svg:height="0.878cm" svg:x="14.132cm" svg:y="14.071cm">
            <draw:text-box>
              <text:p><text:span text:style-name="T4">0</text:span></text:p>
            </draw:text-box>
          </draw:frame>
        </draw:g>
        <draw:frame draw:style-name="gr56" draw:text-style-name="P30" draw:layer="layout" svg:width="4.486cm" svg:height="0.962cm" svg:x="7.816cm" svg:y="6.125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20.494cm" svg:y="6.125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4.818cm" svg:y="6.125cm">
          <draw:text-box>
            <text:p><text:span text:style-name="T5">Interaction</text:span></text:p>
          </draw:text-box>
        </draw:frame>
        <draw:custom-shape draw:style-name="gr99" draw:text-style-name="P40" draw:layer="layout" svg:width="0.813cm" svg:height="2.184cm" svg:x="15.938cm" svg:y="9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8" draw:text-style-name="P33" draw:layer="layout" svg:width="2.276cm" svg:height="0.839cm" svg:x="15.206cm" svg:y="8.981cm">
          <draw:text-box>
            <text:p text:style-name="P8"><text:span text:style-name="T3">Blocker</text:span></text:p>
          </draw:text-box>
        </draw:frame>
        <draw:ellipse draw:style-name="gr17" draw:text-style-name="P11" draw:layer="layout" svg:width="2.002cm" svg:height="1.285cm" draw:transform="skewX (-0.00785398163397456) rotate (-2.0943951023932) translate (23.839cm 7.883cm)" draw:kind="cut" draw:start-angle="88.96" draw:end-angle="271.12">
          <text:p/>
        </draw:ellipse>
        <draw:connector draw:style-name="gr18" draw:text-style-name="P3" draw:layer="layout" draw:type="curve" draw:line-skew="0.172cm" svg:x1="23.281cm" svg:y1="7.666cm" svg:x2="24.743cm" svg:y2="8.039cm" svg:d="M23281 7666c0-577 1462-764 1462 373" svg:viewBox="0 0 1463 832">
          <text:p/>
        </draw:connector>
        <draw:custom-shape draw:style-name="gr72" draw:text-style-name="P19" draw:layer="layout" svg:width="2.083cm" svg:height="1.016cm" svg:x="10.829cm" svg:y="7.914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19" draw:layer="layout" svg:width="2.184cm" svg:height="1.016cm" svg:x="17.673cm" svg:y="7.914cm">
          <text:p/>
          <draw:enhanced-geometry svg:viewBox="0 0 21600 21600" draw:type="rectangle" draw:enhanced-path="M 0 0 L 21600 0 21600 21600 0 21600 0 0 Z N"/>
        </draw:custom-shape>
        <draw:frame draw:style-name="gr75" draw:text-style-name="P13" draw:layer="layout" svg:width="1.87cm" svg:height="0.866cm" svg:x="10.912cm" svg:y="7.951cm">
          <draw:image xlink:href="Pictures/100000010000013000000110AC8FF7666CA6DB43.png" xlink:type="simple" xlink:show="embed" xlink:actuate="onLoad" draw:mime-type="image/png">
            <text:p/>
          </draw:image>
        </draw:frame>
        <draw:frame draw:style-name="gr76" draw:text-style-name="P13" draw:layer="layout" svg:width="2.087cm" svg:height="0.815cm" svg:x="17.707cm" svg:y="8.031cm">
          <draw:image xlink:href="Pictures/100000010000013000000110AC8FF7666CA6DB43.png" xlink:type="simple" xlink:show="embed" xlink:actuate="onLoad" draw:mime-type="image/png">
            <text:p/>
          </draw:image>
        </draw:frame>
      </draw:page>
      <draw:page draw:name="page9" draw:style-name="dp1" draw:master-page-name="Default">
        <draw:custom-shape draw:style-name="gr62" draw:text-style-name="P23" draw:layer="layout" svg:width="6.299cm" svg:height="9.5cm" svg:x="6.91cm" svg:y="6.0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4" draw:layer="layout" svg:width="6.96cm" svg:height="9.449cm" svg:x="13.212cm" svg:y="6.045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5" draw:layer="layout" svg:width="5.486cm" svg:height="9.5cm" svg:x="20.171cm" svg:y="6.04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5" draw:text-style-name="P31" draw:layer="layout" svg:width="18.745cm" svg:height="9.474cm" svg:x="6.906cm" svg:y="6.045cm">
          <text:p/>
          <draw:enhanced-geometry svg:viewBox="0 0 21600 21600" draw:type="rectangle" draw:enhanced-path="M 0 0 L 21600 0 21600 21600 0 21600 0 0 Z N"/>
        </draw:custom-shape>
        <draw:line draw:style-name="gr66" draw:text-style-name="P5" draw:layer="layout" svg:x1="11.863cm" svg:y1="10.816cm" svg:x2="16.312cm" svg:y2="10.816cm">
          <text:p/>
        </draw:line>
        <draw:frame draw:style-name="gr47" draw:text-style-name="P13" draw:layer="layout" svg:width="2.642cm" svg:height="0.914cm" svg:x="21.555cm" svg:y="10.942cm">
          <draw:image xlink:href="Pictures/1000000100000104000000CA4C4549B3DA61E892.png" xlink:type="simple" xlink:show="embed" xlink:actuate="onLoad" draw:mime-type="image/png">
            <text:p/>
          </draw:image>
        </draw:frame>
        <draw:frame draw:style-name="gr48" draw:text-style-name="P13" draw:layer="layout" svg:width="2.496cm" svg:height="0.94cm" draw:transform="skewX (-0.0148352986419518) rotate (1.03881997078703) translate (20.658cm 10.137cm)">
          <draw:image xlink:href="Pictures/1000000100000104000000CA4C4549B3DA61E892.png" xlink:type="simple" xlink:show="embed" xlink:actuate="onLoad" draw:mime-type="image/png">
            <text:p/>
          </draw:image>
        </draw:frame>
        <draw:line draw:style-name="gr67" draw:text-style-name="P5" draw:layer="layout" svg:x1="19.368cm" svg:y1="14.281cm" svg:x2="22.915cm" svg:y2="8.139cm">
          <text:p/>
        </draw:line>
        <draw:line draw:style-name="gr67" draw:text-style-name="P5" draw:layer="layout" svg:x1="21.34cm" svg:y1="10.82cm" svg:x2="24.214cm" svg:y2="10.82cm">
          <text:p/>
        </draw:line>
        <draw:line draw:style-name="gr66" draw:text-style-name="P5" draw:layer="layout" svg:x1="9.902cm" svg:y1="14.283cm" svg:x2="11.927cm" svg:y2="10.775cm">
          <text:p/>
        </draw:line>
        <draw:line draw:style-name="gr70" draw:text-style-name="P5" draw:layer="layout" svg:x1="8.474cm" svg:y1="14.259cm" svg:x2="19.436cm" svg:y2="14.241cm">
          <text:p/>
        </draw:line>
        <draw:line draw:style-name="gr71" draw:text-style-name="P4" draw:layer="layout" svg:x1="7.558cm" svg:y1="14.251cm" svg:x2="9.488cm" svg:y2="14.252cm">
          <text:p/>
        </draw:line>
        <draw:ellipse draw:style-name="gr17" draw:text-style-name="P11" xml:id="id16" draw:id="id16" draw:layer="layout" svg:width="2.002cm" svg:height="1.285cm" draw:transform="skewX (-0.00785398163397448) rotate (-3.14159265358979) translate (25.239cm 11.448cm)" draw:kind="cut" draw:start-angle="88.96" draw:end-angle="271.12">
          <text:p/>
        </draw:ellipse>
        <draw:connector draw:style-name="gr18" draw:text-style-name="P3" draw:layer="layout" draw:type="curve" draw:line-skew="-0.378cm" svg:x1="25.234cm" svg:y1="10.806cm" svg:x2="24.911cm" svg:y2="12.209cm" draw:start-shape="id16" draw:start-glue-point="3" svg:d="M25234 10806c184 0 346 1403-323 1403" svg:viewBox="0 0 485 1404">
          <text:p/>
        </draw:connector>
        <draw:frame draw:style-name="gr43" draw:text-style-name="P13" draw:layer="layout" svg:width="4.56cm" svg:height="1.414cm" svg:x="15.083cm" svg:y="12.834cm">
          <draw:image xlink:href="Pictures/10000001000001C7000001206AA3F3F9711F9A0B.png" xlink:type="simple" xlink:show="embed" xlink:actuate="onLoad" draw:mime-type="image/png">
            <text:p/>
          </draw:image>
        </draw:frame>
        <draw:frame draw:style-name="gr44" draw:text-style-name="P13" draw:layer="layout" svg:width="3.598cm" svg:height="1.197cm" draw:transform="rotate (1.0471975511966) translate (9.326cm 13.01cm)">
          <draw:image xlink:href="Pictures/10000001000001C7000001206AA3F3F9711F9A0B.png" xlink:type="simple" xlink:show="embed" xlink:actuate="onLoad" draw:mime-type="image/png">
            <text:p/>
          </draw:image>
        </draw:frame>
        <draw:frame draw:style-name="gr45" draw:text-style-name="P13" draw:layer="layout" svg:width="2.402cm" svg:height="1.414cm" svg:x="10.741cm" svg:y="12.834cm">
          <draw:image xlink:href="Pictures/10000001000001C7000001206AA3F3F9711F9A0B.png" xlink:type="simple" xlink:show="embed" xlink:actuate="onLoad" draw:mime-type="image/png">
            <text:p/>
          </draw:image>
        </draw:frame>
        <draw:line draw:style-name="gr3" draw:text-style-name="P3" draw:layer="layout" svg:x1="12.911cm" svg:y1="8.892cm" svg:x2="12.911cm" svg:y2="14.248cm">
          <text:p/>
        </draw:line>
        <draw:custom-shape draw:style-name="gr29" draw:text-style-name="P19" draw:layer="layout" svg:width="1.981cm" svg:height="0.965cm" svg:x="10.933cm" svg:y="7.927cm">
          <text:p/>
          <draw:enhanced-geometry svg:viewBox="0 0 21600 21600" draw:type="rectangle" draw:enhanced-path="M 0 0 L 21600 0 21600 21600 0 21600 0 0 Z N"/>
        </draw:custom-shape>
        <draw:frame draw:style-name="gr30" draw:text-style-name="P13" draw:layer="layout" svg:width="1.657cm" svg:height="0.882cm" svg:x="11.142cm" svg:y="7.963cm">
          <draw:image xlink:href="Pictures/100000010000019B000001E826B2D2EC9FA3B9FA.png" xlink:type="simple" xlink:show="embed" xlink:actuate="onLoad" draw:mime-type="image/png">
            <text:p/>
          </draw:image>
        </draw:frame>
        <draw:line draw:style-name="gr3" draw:text-style-name="P3" draw:layer="layout" svg:x1="19.855cm" svg:y1="8.877cm" svg:x2="19.855cm" svg:y2="13.496cm">
          <text:p/>
        </draw:line>
        <draw:frame draw:style-name="gr32" draw:text-style-name="P13" draw:layer="layout" svg:width="1.068cm" svg:height="0.878cm" svg:x="18.681cm" svg:y="7.966cm">
          <draw:image xlink:href="Pictures/100000010000019B000001E826B2D2EC9FA3B9FA.png" xlink:type="simple" xlink:show="embed" xlink:actuate="onLoad" draw:mime-type="image/png">
            <text:p/>
          </draw:image>
        </draw:frame>
        <draw:custom-shape draw:style-name="gr33" draw:text-style-name="P19" draw:layer="layout" svg:width="1.422cm" svg:height="0.965cm" svg:x="18.433cm" svg:y="7.93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32" draw:layer="layout" svg:width="1.372cm" svg:height="1.372cm" svg:x="13.527cm" svg:y="13.513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4" draw:text-style-name="P28" draw:layer="layout" svg:width="0.842cm" svg:height="0.765cm" svg:x="13.71cm" svg:y="13.839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5" draw:text-style-name="P29" draw:layer="layout" svg:width="0.815cm" svg:height="0.878cm" svg:x="14.132cm" svg:y="14.071cm">
            <draw:text-box>
              <text:p><text:span text:style-name="T4">0</text:span></text:p>
            </draw:text-box>
          </draw:frame>
        </draw:g>
        <draw:frame draw:style-name="gr56" draw:text-style-name="P30" draw:layer="layout" svg:width="4.486cm" svg:height="0.962cm" svg:x="7.816cm" svg:y="6.125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20.494cm" svg:y="6.125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4.818cm" svg:y="6.125cm">
          <draw:text-box>
            <text:p><text:span text:style-name="T5">Interaction</text:span></text:p>
          </draw:text-box>
        </draw:frame>
        <draw:custom-shape draw:style-name="gr99" draw:text-style-name="P40" draw:layer="layout" svg:width="0.813cm" svg:height="2.184cm" svg:x="15.938cm" svg:y="9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8" draw:text-style-name="P33" draw:layer="layout" svg:width="2.276cm" svg:height="0.839cm" svg:x="15.206cm" svg:y="8.981cm">
          <draw:text-box>
            <text:p text:style-name="P8"><text:span text:style-name="T3">Blocker</text:span></text:p>
          </draw:text-box>
        </draw:frame>
        <draw:ellipse draw:style-name="gr17" draw:text-style-name="P11" draw:layer="layout" svg:width="2.002cm" svg:height="1.285cm" draw:transform="skewX (-0.00785398163397456) rotate (-2.0943951023932) translate (23.839cm 7.883cm)" draw:kind="cut" draw:start-angle="88.96" draw:end-angle="271.12">
          <text:p/>
        </draw:ellipse>
        <draw:connector draw:style-name="gr18" draw:text-style-name="P3" draw:layer="layout" draw:type="curve" draw:line-skew="0.172cm" svg:x1="23.281cm" svg:y1="7.666cm" svg:x2="24.743cm" svg:y2="8.039cm" svg:d="M23281 7666c0-577 1462-764 1462 373" svg:viewBox="0 0 1463 832">
          <text:p/>
        </draw:connector>
      </draw:page>
      <draw:page draw:name="page10" draw:style-name="dp1" draw:master-page-name="Default">
        <draw:custom-shape draw:style-name="gr100" draw:text-style-name="P41" draw:layer="layout" svg:width="5.283cm" svg:height="7.852cm" svg:x="4.781cm" svg:y="6.881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42" draw:layer="layout" svg:width="7.772cm" svg:height="7.853cm" svg:x="10.029cm" svg:y="6.88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43" draw:layer="layout" svg:width="6.706cm" svg:height="7.853cm" svg:x="17.798cm" svg:y="6.859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03" draw:text-style-name="P31" draw:layer="layout" svg:width="19.71cm" svg:height="7.874cm" svg:x="4.781cm" svg:y="6.838cm">
          <text:p/>
          <draw:enhanced-geometry svg:viewBox="0 0 21600 21600" draw:type="rectangle" draw:enhanced-path="M 0 0 L 21600 0 21600 21600 0 21600 0 0 Z N"/>
        </draw:custom-shape>
        <draw:frame draw:style-name="gr56" draw:text-style-name="P30" draw:layer="layout" svg:width="4.486cm" svg:height="0.962cm" svg:x="5.179cm" svg:y="6.865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18.731cm" svg:y="6.865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2.041cm" svg:y="6.865cm">
          <draw:text-box>
            <text:p><text:span text:style-name="T5">Interaction</text:span></text:p>
          </draw:text-box>
        </draw:frame>
        <draw:line draw:style-name="gr104" draw:text-style-name="P44" draw:layer="layout" svg:x1="9.856cm" svg:y1="8.596cm" svg:x2="9.856cm" svg:y2="13.659cm">
          <text:p/>
        </draw:line>
        <draw:line draw:style-name="gr105" draw:text-style-name="P3" draw:layer="layout" svg:x1="16.979cm" svg:y1="8.463cm" svg:x2="16.979cm" svg:y2="11.79cm">
          <text:p/>
        </draw:line>
        <draw:line draw:style-name="gr66" draw:text-style-name="P5" draw:layer="layout" svg:x1="9.629cm" svg:y1="11.045cm" svg:x2="22.094cm" svg:y2="11.045cm">
          <text:p/>
        </draw:line>
        <draw:line draw:style-name="gr67" draw:text-style-name="P5" draw:layer="layout" svg:x1="15.155cm" svg:y1="13.65cm" svg:x2="19.569cm" svg:y2="9.236cm">
          <text:p/>
        </draw:line>
        <draw:line draw:style-name="gr66" draw:text-style-name="P5" draw:layer="layout" svg:x1="7.072cm" svg:y1="13.643cm" svg:x2="9.67cm" svg:y2="11.045cm">
          <text:p/>
        </draw:line>
        <draw:line draw:style-name="gr70" draw:text-style-name="P5" draw:layer="layout" svg:x1="5.708cm" svg:y1="13.645cm" svg:x2="15.208cm" svg:y2="13.631cm">
          <text:p/>
        </draw:line>
        <draw:line draw:style-name="gr71" draw:text-style-name="P4" draw:layer="layout" svg:x1="4.947cm" svg:y1="13.644cm" svg:x2="6.877cm" svg:y2="13.645cm">
          <text:p/>
        </draw:line>
        <draw:custom-shape draw:style-name="gr106" draw:text-style-name="P32" draw:layer="layout" svg:width="1.372cm" svg:height="1.372cm" svg:x="10.504cm" svg:y="12.948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45" draw:layer="layout" svg:width="3.353cm" svg:height="1.067cm" svg:x="13.636cm" svg:y="8.294cm">
          <text:p/>
          <draw:enhanced-geometry svg:viewBox="0 0 21600 21600" draw:type="rectangle" draw:enhanced-path="M 0 0 L 21600 0 21600 21600 0 21600 0 0 Z N"/>
        </draw:custom-shape>
        <draw:line draw:style-name="gr69" draw:text-style-name="P5" draw:layer="layout" svg:x1="17.772cm" svg:y1="11.045cm" svg:x2="22.308cm" svg:y2="11.045cm">
          <text:p/>
        </draw:line>
        <draw:ellipse draw:style-name="gr17" draw:text-style-name="P11" xml:id="id17" draw:id="id17" draw:layer="layout" svg:width="2.002cm" svg:height="1.285cm" draw:transform="skewX (-0.00785398163397448) rotate (-3.14159265358979) translate (23.054cm 11.72cm)" draw:kind="cut" draw:start-angle="88.96" draw:end-angle="271.12">
          <text:p/>
        </draw:ellipse>
        <draw:connector draw:style-name="gr18" draw:text-style-name="P3" draw:layer="layout" draw:type="curve" draw:line-skew="-0.378cm" svg:x1="23.049cm" svg:y1="11.078cm" svg:x2="23.626cm" svg:y2="12.039cm" draw:start-shape="id17" draw:start-glue-point="3" svg:d="M23049 11078c241 0-47 961 577 961" svg:viewBox="0 0 578 962">
          <text:p/>
        </draw:connector>
        <draw:custom-shape draw:style-name="gr108" draw:text-style-name="P40" draw:layer="layout" svg:width="2.083cm" svg:height="0.203cm" draw:transform="rotate (-1.0471975511966) translate (6.678cm 12.643cm)">
          <text:p/>
          <draw:enhanced-geometry svg:viewBox="0 0 21600 21600" draw:type="rectangle" draw:enhanced-path="M 0 0 L 21600 0 21600 21600 0 21600 0 0 Z N"/>
        </draw:custom-shape>
        <draw:line draw:style-name="gr68" draw:text-style-name="P5" draw:layer="layout" svg:x1="17.806cm" svg:y1="10.997cm" svg:x2="19.543cm" svg:y2="9.26cm">
          <text:p/>
        </draw:line>
        <draw:custom-shape draw:style-name="gr109" draw:text-style-name="P46" draw:layer="layout" svg:width="2.083cm" svg:height="0.203cm" draw:transform="rotate (-1.0471975511966) translate (17.302cm 10.095cm)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3.099cm" svg:height="1.067cm" svg:x="6.764cm" svg:y="8.2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1" draw:text-style-name="P13" draw:layer="layout" svg:width="2.144cm" svg:height="0.93cm" svg:x="19.711cm" svg:y="10.005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frame draw:style-name="gr112" draw:text-style-name="P13" draw:layer="layout" svg:width="2.144cm" svg:height="0.858cm" svg:x="19.711cm" svg:y="8.253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line draw:style-name="gr67" draw:text-style-name="P5" draw:layer="layout" svg:x1="19.519cm" svg:y1="9.26cm" svg:x2="22.307cm" svg:y2="9.26cm">
          <text:p/>
        </draw:line>
        <draw:line draw:style-name="gr68" draw:text-style-name="P5" draw:layer="layout" svg:x1="19.602cm" svg:y1="9.26cm" svg:x2="22.449cm" svg:y2="9.26cm">
          <text:p/>
        </draw:line>
        <draw:connector draw:style-name="gr18" draw:text-style-name="P3" draw:layer="layout" draw:type="curve" svg:x1="23.049cm" svg:y1="9.27cm" svg:x2="23.818cm" svg:y2="8.546cm" draw:start-shape="id18" draw:start-glue-point="3" svg:d="M23049 9270c952 0 568-724 769-724" svg:viewBox="0 0 770 725">
          <text:p/>
        </draw:connector>
        <draw:ellipse draw:style-name="gr17" draw:text-style-name="P11" xml:id="id18" draw:id="id18" draw:layer="layout" svg:width="2.002cm" svg:height="1.285cm" draw:transform="skewX (-0.00785398163397448) rotate (-3.14159265358979) translate (23.054cm 9.912cm)" draw:kind="cut" draw:start-angle="88.96" draw:end-angle="271.12">
          <text:p/>
        </draw:ellipse>
        <draw:frame draw:style-name="gr113" draw:text-style-name="P9" draw:layer="layout" svg:width="3.144cm" svg:height="1.155cm" draw:transform="rotate (0.785398163397448) translate (6.811cm 12.307cm)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9C8DFA088CBBA1DB.png" xlink:type="simple" xlink:show="embed" xlink:actuate="onLoad" draw:mime-type="image/png"/>
        </draw:frame>
        <draw:frame draw:style-name="gr114" draw:text-style-name="P9" draw:layer="layout" svg:width="2.712cm" svg:height="1.039cm" svg:x="12.372cm" svg:y="12.533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9C8DFA088CBBA1DB.png" xlink:type="simple" xlink:show="embed" xlink:actuate="onLoad" draw:mime-type="image/png"/>
        </draw:frame>
        <draw:frame draw:style-name="gr115" draw:text-style-name="P9" draw:layer="layout" svg:width="0.677cm" svg:height="0.92cm" svg:x="10.9cm" svg:y="13.103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9C8DFA088CBBA1DB.png" xlink:type="simple" xlink:show="embed" xlink:actuate="onLoad" draw:mime-type="image/png"/>
        </draw:frame>
        <draw:frame draw:style-name="gr113" draw:text-style-name="P9" draw:layer="layout" svg:width="3.144cm" svg:height="1.155cm" svg:x="11.959cm" svg:y="9.906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9C8DFA088CBBA1DB.png" xlink:type="simple" xlink:show="embed" xlink:actuate="onLoad" draw:mime-type="image/png"/>
        </draw:frame>
        <draw:frame draw:style-name="gr116" draw:text-style-name="P9" draw:layer="layout" svg:width="2.962cm" svg:height="1.027cm" svg:x="6.805cm" svg:y="8.251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9C8DFA088CBBA1DB.png" xlink:type="simple" xlink:show="embed" xlink:actuate="onLoad" draw:mime-type="image/png"/>
        </draw:frame>
        <draw:frame draw:style-name="gr117" draw:text-style-name="P9" draw:layer="layout" svg:width="3.136cm" svg:height="0.943cm" svg:x="13.771cm" svg:y="8.319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9C8DFA088CBBA1DB.png" xlink:type="simple" xlink:show="embed" xlink:actuate="onLoad" draw:mime-type="image/png"/>
        </draw:frame>
        <draw:frame draw:style-name="gr118" draw:text-style-name="P9" draw:layer="layout" svg:width="1.723cm" svg:height="1.039cm" svg:x="8.081cm" svg:y="12.534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9C8DFA088CBBA1DB.png" xlink:type="simple" xlink:show="embed" xlink:actuate="onLoad" draw:mime-type="image/png"/>
        </draw:frame>
      </draw:page>
      <draw:page draw:name="page11" draw:style-name="dp1" draw:master-page-name="Default">
        <draw:custom-shape draw:style-name="gr119" draw:text-style-name="P41" draw:layer="layout" svg:width="5.283cm" svg:height="8.381cm" svg:x="7.442cm" svg:y="6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42" draw:layer="layout" svg:width="6.909cm" svg:height="8.382cm" svg:x="12.69cm" svg:y="6.604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43" draw:layer="layout" svg:width="5.537cm" svg:height="8.382cm" svg:x="19.578cm" svg:y="6.604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22" draw:text-style-name="P31" draw:layer="layout" svg:width="17.678cm" svg:height="8.382cm" svg:x="7.442cm" svg:y="6.576cm">
          <text:p/>
          <draw:enhanced-geometry svg:viewBox="0 0 21600 21600" draw:type="rectangle" draw:enhanced-path="M 0 0 L 21600 0 21600 21600 0 21600 0 0 Z N"/>
        </draw:custom-shape>
        <draw:frame draw:style-name="gr56" draw:text-style-name="P30" draw:layer="layout" svg:width="4.486cm" svg:height="0.962cm" svg:x="7.84cm" svg:y="6.703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19.926cm" svg:y="6.718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4.27cm" svg:y="6.703cm">
          <draw:text-box>
            <text:p><text:span text:style-name="T5">Interaction</text:span></text:p>
          </draw:text-box>
        </draw:frame>
        <draw:line draw:style-name="gr104" draw:text-style-name="P44" draw:layer="layout" svg:x1="12.517cm" svg:y1="8.334cm" svg:x2="12.517cm" svg:y2="13.883cm">
          <text:p/>
        </draw:line>
        <draw:line draw:style-name="gr105" draw:text-style-name="P3" draw:layer="layout" svg:x1="18.64cm" svg:y1="8.201cm" svg:x2="18.64cm" svg:y2="12.434cm">
          <text:p/>
        </draw:line>
        <draw:line draw:style-name="gr66" draw:text-style-name="P5" draw:layer="layout" svg:x1="11.526cm" svg:y1="10.783cm" svg:x2="23.303cm" svg:y2="10.783cm">
          <text:p/>
        </draw:line>
        <draw:line draw:style-name="gr67" draw:text-style-name="P5" draw:layer="layout" svg:x1="17.804cm" svg:y1="13.908cm" svg:x2="20.661cm" svg:y2="8.963cm">
          <text:p/>
        </draw:line>
        <draw:line draw:style-name="gr66" draw:text-style-name="P5" draw:layer="layout" svg:x1="9.788cm" svg:y1="13.873cm" svg:x2="11.594cm" svg:y2="10.745cm">
          <text:p/>
        </draw:line>
        <draw:line draw:style-name="gr70" draw:text-style-name="P5" draw:layer="layout" svg:x1="8.369cm" svg:y1="13.883cm" svg:x2="17.869cm" svg:y2="13.869cm">
          <text:p/>
        </draw:line>
        <draw:line draw:style-name="gr71" draw:text-style-name="P4" draw:layer="layout" svg:x1="7.608cm" svg:y1="13.882cm" svg:x2="9.538cm" svg:y2="13.883cm">
          <text:p/>
        </draw:line>
        <draw:custom-shape draw:style-name="gr106" draw:text-style-name="P32" draw:layer="layout" svg:width="1.372cm" svg:height="1.372cm" svg:x="13.165cm" svg:y="13.186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45" draw:layer="layout" svg:width="3.353cm" svg:height="1.067cm" svg:x="15.297cm" svg:y="8.032cm">
          <text:p/>
          <draw:enhanced-geometry svg:viewBox="0 0 21600 21600" draw:type="rectangle" draw:enhanced-path="M 0 0 L 21600 0 21600 21600 0 21600 0 0 Z N"/>
        </draw:custom-shape>
        <draw:line draw:style-name="gr69" draw:text-style-name="P5" draw:layer="layout" svg:x1="19.602cm" svg:y1="10.783cm" svg:x2="23.409cm" svg:y2="10.783cm">
          <text:p/>
        </draw:line>
        <draw:ellipse draw:style-name="gr17" draw:text-style-name="P11" xml:id="id19" draw:id="id19" draw:layer="layout" svg:width="2.002cm" svg:height="1.285cm" draw:transform="skewX (-0.00785398163397448) rotate (-3.14159265358979) translate (24.155cm 11.458cm)" draw:kind="cut" draw:start-angle="88.96" draw:end-angle="271.12">
          <text:p/>
        </draw:ellipse>
        <draw:connector draw:style-name="gr18" draw:text-style-name="P3" draw:layer="layout" draw:type="curve" draw:line-skew="-0.378cm" svg:x1="24.15cm" svg:y1="10.816cm" svg:x2="24.727cm" svg:y2="11.777cm" draw:start-shape="id19" draw:start-glue-point="3" svg:d="M24150 10816c241 0-47 961 577 961" svg:viewBox="0 0 578 962">
          <text:p/>
        </draw:connector>
        <draw:custom-shape draw:style-name="gr108" draw:text-style-name="P40" draw:layer="layout" svg:width="2.083cm" svg:height="0.203cm" draw:transform="rotate (-1.0471975511966) translate (9.339cm 12.881cm)">
          <text:p/>
          <draw:enhanced-geometry svg:viewBox="0 0 21600 21600" draw:type="rectangle" draw:enhanced-path="M 0 0 L 21600 0 21600 21600 0 21600 0 0 Z N"/>
        </draw:custom-shape>
        <draw:line draw:style-name="gr68" draw:text-style-name="P5" draw:layer="layout" svg:x1="19.612cm" svg:y1="10.779cm" svg:x2="20.574cm" svg:y2="9.114cm">
          <text:p/>
        </draw:line>
        <draw:custom-shape draw:style-name="gr109" draw:text-style-name="P46" draw:layer="layout" svg:width="2.083cm" svg:height="0.203cm" draw:transform="rotate (-1.0471975511966) translate (19.163cm 9.833cm)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3.099cm" svg:height="1.067cm" svg:x="9.425cm" svg:y="8.0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1" draw:text-style-name="P13" draw:layer="layout" svg:width="2.295cm" svg:height="0.995cm" svg:x="20.661cm" svg:y="9.678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line draw:style-name="gr67" draw:text-style-name="P5" draw:layer="layout" svg:x1="20.6cm" svg:y1="8.998cm" svg:x2="23.388cm" svg:y2="8.998cm">
          <text:p/>
        </draw:line>
        <draw:line draw:style-name="gr68" draw:text-style-name="P5" draw:layer="layout" svg:x1="20.683cm" svg:y1="8.998cm" svg:x2="23.53cm" svg:y2="8.998cm">
          <text:p/>
        </draw:line>
        <draw:connector draw:style-name="gr18" draw:text-style-name="P3" draw:layer="layout" draw:type="curve" svg:x1="24.13cm" svg:y1="9.008cm" svg:x2="24.899cm" svg:y2="8.284cm" draw:start-shape="id20" draw:start-glue-point="3" svg:d="M24130 9008c952 0 568-724 769-724" svg:viewBox="0 0 770 725">
          <text:p/>
        </draw:connector>
        <draw:ellipse draw:style-name="gr17" draw:text-style-name="P11" xml:id="id20" draw:id="id20" draw:layer="layout" svg:width="2.002cm" svg:height="1.285cm" draw:transform="skewX (-0.00785398163397448) rotate (-3.14159265358979) translate (24.135cm 9.65cm)" draw:kind="cut" draw:start-angle="88.96" draw:end-angle="271.12">
          <text:p/>
        </draw:ellipse>
        <draw:frame draw:style-name="gr113" draw:text-style-name="P9" draw:layer="layout" svg:width="3.144cm" svg:height="1.155cm" draw:transform="rotate (1.0471975511966) translate (9.126cm 12.734cm)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9C8DFA088CBBA1DB.png" xlink:type="simple" xlink:show="embed" xlink:actuate="onLoad" draw:mime-type="image/png"/>
        </draw:frame>
        <draw:frame draw:style-name="gr114" draw:text-style-name="P9" draw:layer="layout" svg:width="2.712cm" svg:height="1.039cm" svg:x="15.033cm" svg:y="12.771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9C8DFA088CBBA1DB.png" xlink:type="simple" xlink:show="embed" xlink:actuate="onLoad" draw:mime-type="image/png"/>
        </draw:frame>
        <draw:frame draw:style-name="gr115" draw:text-style-name="P9" draw:layer="layout" svg:width="0.677cm" svg:height="0.92cm" svg:x="13.561cm" svg:y="13.341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9C8DFA088CBBA1DB.png" xlink:type="simple" xlink:show="embed" xlink:actuate="onLoad" draw:mime-type="image/png"/>
        </draw:frame>
        <draw:frame draw:style-name="gr113" draw:text-style-name="P9" draw:layer="layout" svg:width="3.144cm" svg:height="1.155cm" svg:x="14.62cm" svg:y="9.644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9C8DFA088CBBA1DB.png" xlink:type="simple" xlink:show="embed" xlink:actuate="onLoad" draw:mime-type="image/png"/>
        </draw:frame>
        <draw:frame draw:style-name="gr116" draw:text-style-name="P9" draw:layer="layout" svg:width="2.962cm" svg:height="1.027cm" svg:x="9.466cm" svg:y="7.989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9C8DFA088CBBA1DB.png" xlink:type="simple" xlink:show="embed" xlink:actuate="onLoad" draw:mime-type="image/png"/>
        </draw:frame>
        <draw:frame draw:style-name="gr117" draw:text-style-name="P9" draw:layer="layout" svg:width="3.136cm" svg:height="0.943cm" svg:x="15.432cm" svg:y="8.057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9C8DFA088CBBA1DB.png" xlink:type="simple" xlink:show="embed" xlink:actuate="onLoad" draw:mime-type="image/png"/>
        </draw:frame>
        <draw:frame draw:style-name="gr118" draw:text-style-name="P9" draw:layer="layout" svg:width="1.723cm" svg:height="1.039cm" svg:x="10.642cm" svg:y="12.772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9C8DFA088CBBA1DB.png" xlink:type="simple" xlink:show="embed" xlink:actuate="onLoad" draw:mime-type="image/png"/>
        </draw:frame>
        <draw:frame draw:style-name="gr123" draw:text-style-name="P13" draw:layer="layout" svg:width="2.295cm" svg:height="0.978cm" svg:x="20.662cm" svg:y="7.896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</draw:page>
      <draw:page draw:name="page12" draw:style-name="dp1" draw:master-page-name="Default">
        <draw:custom-shape draw:style-name="gr119" draw:text-style-name="P41" draw:layer="layout" svg:width="5.283cm" svg:height="8.381cm" svg:x="7.442cm" svg:y="6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42" draw:layer="layout" svg:width="6.909cm" svg:height="8.382cm" svg:x="12.69cm" svg:y="6.604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43" draw:layer="layout" svg:width="5.537cm" svg:height="8.382cm" svg:x="19.578cm" svg:y="6.604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24" draw:text-style-name="P31" draw:layer="layout" svg:width="17.678cm" svg:height="8.382cm" svg:x="7.442cm" svg:y="6.604cm">
          <text:p/>
          <draw:enhanced-geometry svg:viewBox="0 0 21600 21600" draw:type="rectangle" draw:enhanced-path="M 0 0 L 21600 0 21600 21600 0 21600 0 0 Z N"/>
        </draw:custom-shape>
        <draw:frame draw:style-name="gr56" draw:text-style-name="P30" draw:layer="layout" svg:width="4.486cm" svg:height="0.962cm" svg:x="7.84cm" svg:y="6.703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19.926cm" svg:y="6.718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4.27cm" svg:y="6.703cm">
          <draw:text-box>
            <text:p><text:span text:style-name="T5">Interaction</text:span></text:p>
          </draw:text-box>
        </draw:frame>
        <draw:line draw:style-name="gr104" draw:text-style-name="P44" draw:layer="layout" svg:x1="12.517cm" svg:y1="8.334cm" svg:x2="12.517cm" svg:y2="13.883cm">
          <text:p/>
        </draw:line>
        <draw:line draw:style-name="gr105" draw:text-style-name="P3" draw:layer="layout" svg:x1="18.64cm" svg:y1="8.201cm" svg:x2="18.64cm" svg:y2="12.434cm">
          <text:p/>
        </draw:line>
        <draw:line draw:style-name="gr66" draw:text-style-name="P5" draw:layer="layout" svg:x1="11.526cm" svg:y1="10.783cm" svg:x2="13.76cm" svg:y2="10.783cm">
          <text:p/>
        </draw:line>
        <draw:line draw:style-name="gr67" draw:text-style-name="P5" draw:layer="layout" svg:x1="17.804cm" svg:y1="13.908cm" svg:x2="20.661cm" svg:y2="8.963cm">
          <text:p/>
        </draw:line>
        <draw:line draw:style-name="gr66" draw:text-style-name="P5" draw:layer="layout" svg:x1="9.788cm" svg:y1="13.873cm" svg:x2="11.594cm" svg:y2="10.745cm">
          <text:p/>
        </draw:line>
        <draw:line draw:style-name="gr70" draw:text-style-name="P5" draw:layer="layout" svg:x1="8.369cm" svg:y1="13.883cm" svg:x2="17.869cm" svg:y2="13.869cm">
          <text:p/>
        </draw:line>
        <draw:line draw:style-name="gr71" draw:text-style-name="P4" draw:layer="layout" svg:x1="7.608cm" svg:y1="13.882cm" svg:x2="9.538cm" svg:y2="13.883cm">
          <text:p/>
        </draw:line>
        <draw:custom-shape draw:style-name="gr106" draw:text-style-name="P32" draw:layer="layout" svg:width="1.372cm" svg:height="1.372cm" svg:x="13.165cm" svg:y="13.186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45" draw:layer="layout" svg:width="3.353cm" svg:height="1.067cm" svg:x="15.297cm" svg:y="8.032cm">
          <text:p/>
          <draw:enhanced-geometry svg:viewBox="0 0 21600 21600" draw:type="rectangle" draw:enhanced-path="M 0 0 L 21600 0 21600 21600 0 21600 0 0 Z N"/>
        </draw:custom-shape>
        <draw:line draw:style-name="gr125" draw:text-style-name="P5" draw:layer="layout" svg:x1="19.602cm" svg:y1="10.783cm" svg:x2="23.409cm" svg:y2="10.783cm">
          <text:p/>
        </draw:line>
        <draw:ellipse draw:style-name="gr17" draw:text-style-name="P11" xml:id="id21" draw:id="id21" draw:layer="layout" svg:width="2.002cm" svg:height="1.285cm" draw:transform="skewX (-0.00785398163397448) rotate (-3.14159265358979) translate (24.155cm 11.458cm)" draw:kind="cut" draw:start-angle="88.96" draw:end-angle="271.12">
          <text:p/>
        </draw:ellipse>
        <draw:connector draw:style-name="gr18" draw:text-style-name="P3" draw:layer="layout" draw:type="curve" draw:line-skew="-0.378cm" svg:x1="24.15cm" svg:y1="10.816cm" svg:x2="24.727cm" svg:y2="11.777cm" draw:start-shape="id21" draw:start-glue-point="3" svg:d="M24150 10816c241 0-47 961 577 961" svg:viewBox="0 0 578 962">
          <text:p/>
        </draw:connector>
        <draw:custom-shape draw:style-name="gr108" draw:text-style-name="P40" draw:layer="layout" svg:width="2.083cm" svg:height="0.203cm" draw:transform="rotate (-1.0471975511966) translate (9.339cm 12.881cm)">
          <text:p/>
          <draw:enhanced-geometry svg:viewBox="0 0 21600 21600" draw:type="rectangle" draw:enhanced-path="M 0 0 L 21600 0 21600 21600 0 21600 0 0 Z N"/>
        </draw:custom-shape>
        <draw:custom-shape draw:style-name="gr109" draw:text-style-name="P46" draw:layer="layout" svg:width="2.083cm" svg:height="0.203cm" draw:transform="rotate (-1.0471975511966) translate (19.163cm 9.833cm)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3.099cm" svg:height="1.067cm" svg:x="9.425cm" svg:y="8.0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1" draw:text-style-name="P13" draw:layer="layout" svg:width="2.295cm" svg:height="0.995cm" svg:x="20.661cm" svg:y="9.678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line draw:style-name="gr67" draw:text-style-name="P5" draw:layer="layout" svg:x1="20.6cm" svg:y1="8.998cm" svg:x2="23.388cm" svg:y2="8.998cm">
          <text:p/>
        </draw:line>
        <draw:connector draw:style-name="gr18" draw:text-style-name="P3" draw:layer="layout" draw:type="curve" svg:x1="24.13cm" svg:y1="9.008cm" svg:x2="24.899cm" svg:y2="8.284cm" draw:start-shape="id22" draw:start-glue-point="3" svg:d="M24130 9008c952 0 568-724 769-724" svg:viewBox="0 0 770 725">
          <text:p/>
        </draw:connector>
        <draw:ellipse draw:style-name="gr17" draw:text-style-name="P11" xml:id="id22" draw:id="id22" draw:layer="layout" svg:width="2.002cm" svg:height="1.285cm" draw:transform="skewX (-0.00785398163397448) rotate (-3.14159265358979) translate (24.135cm 9.65cm)" draw:kind="cut" draw:start-angle="88.96" draw:end-angle="271.12">
          <text:p/>
        </draw:ellipse>
        <draw:frame draw:style-name="gr113" draw:text-style-name="P9" draw:layer="layout" svg:width="3.144cm" svg:height="1.155cm" draw:transform="rotate (1.0471975511966) translate (9.126cm 12.734cm)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9C8DFA088CBBA1DB.png" xlink:type="simple" xlink:show="embed" xlink:actuate="onLoad" draw:mime-type="image/png"/>
        </draw:frame>
        <draw:frame draw:style-name="gr114" draw:text-style-name="P9" draw:layer="layout" svg:width="2.712cm" svg:height="1.039cm" svg:x="15.033cm" svg:y="12.771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9C8DFA088CBBA1DB.png" xlink:type="simple" xlink:show="embed" xlink:actuate="onLoad" draw:mime-type="image/png"/>
        </draw:frame>
        <draw:frame draw:style-name="gr115" draw:text-style-name="P9" draw:layer="layout" svg:width="0.677cm" svg:height="0.92cm" svg:x="13.561cm" svg:y="13.341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9C8DFA088CBBA1DB.png" xlink:type="simple" xlink:show="embed" xlink:actuate="onLoad" draw:mime-type="image/png"/>
        </draw:frame>
        <draw:frame draw:style-name="gr116" draw:text-style-name="P9" draw:layer="layout" svg:width="2.962cm" svg:height="1.027cm" svg:x="9.466cm" svg:y="7.989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9C8DFA088CBBA1DB.png" xlink:type="simple" xlink:show="embed" xlink:actuate="onLoad" draw:mime-type="image/png"/>
        </draw:frame>
        <draw:frame draw:style-name="gr117" draw:text-style-name="P9" draw:layer="layout" svg:width="3.136cm" svg:height="0.943cm" svg:x="15.432cm" svg:y="8.057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9C8DFA088CBBA1DB.png" xlink:type="simple" xlink:show="embed" xlink:actuate="onLoad" draw:mime-type="image/png"/>
        </draw:frame>
        <draw:frame draw:style-name="gr118" draw:text-style-name="P9" draw:layer="layout" svg:width="1.723cm" svg:height="1.039cm" svg:x="10.642cm" svg:y="12.772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9C8DFA088CBBA1DB.png" xlink:type="simple" xlink:show="embed" xlink:actuate="onLoad" draw:mime-type="image/png"/>
        </draw:frame>
        <draw:frame draw:style-name="gr123" draw:text-style-name="P13" draw:layer="layout" svg:width="2.295cm" svg:height="0.978cm" svg:x="20.662cm" svg:y="7.896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custom-shape draw:style-name="gr99" draw:text-style-name="P40" draw:layer="layout" svg:width="0.813cm" svg:height="2.184cm" svg:x="13.438cm" svg:y="9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6" draw:text-style-name="P48" draw:layer="layout" svg:width="2.76cm" svg:height="0.962cm" svg:x="12.551cm" svg:y="8.85cm">
          <draw:text-box>
            <text:p text:style-name="P8"><text:span text:style-name="T6">Blocker</text:span></text:p>
          </draw:text-box>
        </draw:frame>
      </draw:page>
      <draw:page draw:name="page13" draw:style-name="dp1" draw:master-page-name="Default">
        <draw:custom-shape draw:style-name="gr127" draw:text-style-name="P41" draw:layer="layout" svg:width="7.417cm" svg:height="10.82cm" svg:x="7.978cm" svg:y="5.385cm">
          <text:p/>
          <draw:enhanced-geometry svg:viewBox="0 0 21600 21600" draw:type="rectangle" draw:enhanced-path="M 0 0 L 21600 0 21600 21600 0 21600 0 0 Z N"/>
        </draw:custom-shape>
        <draw:custom-shape draw:style-name="gr128" draw:text-style-name="P50" draw:layer="layout" svg:width="5.557cm" svg:height="10.82cm" svg:x="15.388cm" svg:y="5.385cm">
          <text:p text:style-name="P49"><text:span text:style-name="T2"><text:s/></text:span></text:p>
          <draw:enhanced-geometry svg:viewBox="0 0 21600 21600" draw:type="rectangle" draw:enhanced-path="M 0 0 L 21600 0 21600 21600 0 21600 0 0 Z N"/>
        </draw:custom-shape>
        <draw:custom-shape draw:style-name="gr129" draw:text-style-name="P51" draw:layer="layout" svg:width="4.724cm" svg:height="10.82cm" svg:x="20.881cm" svg:y="5.385cm">
          <text:p text:style-name="P49"><text:span text:style-name="T2"><text:s/></text:span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30" draw:text-style-name="P31" draw:layer="layout" svg:width="17.678cm" svg:height="10.82cm" svg:x="7.978cm" svg:y="5.385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2" draw:layer="layout" svg:width="13.056cm" svg:height="6.604cm" svg:x="9.104cm" svg:y="9.033cm">
          <text:p/>
          <draw:enhanced-geometry svg:viewBox="0 0 21600 21600" draw:type="rectangle" draw:enhanced-path="M 0 0 L 21600 0 21600 21600 0 21600 0 0 Z N"/>
        </draw:custom-shape>
        <draw:line draw:style-name="gr105" draw:text-style-name="P3" draw:layer="layout" svg:x1="15.066cm" svg:y1="7.96cm" svg:x2="15.066cm" svg:y2="14.09cm">
          <text:p/>
        </draw:line>
        <draw:line draw:style-name="gr105" draw:text-style-name="P3" draw:layer="layout" svg:x1="20.73cm" svg:y1="7.96cm" svg:x2="20.73cm" svg:y2="12.554cm">
          <text:p/>
        </draw:line>
        <draw:line draw:style-name="gr51" draw:text-style-name="P5" draw:layer="layout" svg:x1="8.175cm" svg:y1="11.651cm" svg:x2="9.791cm" svg:y2="12.239cm">
          <text:p/>
        </draw:line>
        <draw:line draw:style-name="gr49" draw:text-style-name="P5" draw:layer="layout" svg:x1="8.553cm" svg:y1="11.785cm" svg:x2="15.6cm" svg:y2="14.349cm">
          <text:p/>
        </draw:line>
        <draw:line draw:style-name="gr6" draw:text-style-name="P5" draw:layer="layout" svg:x1="10.156cm" svg:y1="12.302cm" svg:x2="15.6cm" svg:y2="10.321cm">
          <text:p/>
        </draw:line>
        <draw:line draw:style-name="gr6" draw:text-style-name="P5" draw:layer="layout" svg:x1="15.656cm" svg:y1="10.321cm" svg:x2="24.442cm" svg:y2="13.52cm">
          <text:p/>
        </draw:line>
        <draw:line draw:style-name="gr49" draw:text-style-name="P5" draw:layer="layout" svg:x1="15.604cm" svg:y1="14.351cm" svg:x2="24.44cm" svg:y2="11.134cm">
          <text:p/>
        </draw:line>
        <draw:line draw:style-name="gr7" draw:text-style-name="P5" draw:layer="layout" svg:x1="21.236cm" svg:y1="12.354cm" svg:x2="24.6cm" svg:y2="13.578cm">
          <text:p/>
        </draw:line>
        <draw:line draw:style-name="gr16" draw:text-style-name="P5" draw:layer="layout" svg:x1="21.236cm" svg:y1="12.3cm" svg:x2="24.6cm" svg:y2="11.075cm">
          <text:p/>
        </draw:line>
        <draw:g>
          <draw:custom-shape draw:style-name="gr132" draw:text-style-name="P40" draw:layer="layout" svg:width="6.35cm" svg:height="0.512cm" draw:transform="rotate (-1.5707963267949) translate (10.366cm 9.16cm)">
            <text:p/>
            <draw:enhanced-geometry svg:viewBox="0 0 21600 21600" draw:type="rectangle" draw:enhanced-path="M 0 0 L 21600 0 21600 21600 0 21600 0 0 Z N"/>
          </draw:custom-shape>
          <draw:custom-shape draw:style-name="gr133" draw:text-style-name="P40" draw:layer="layout" svg:width="6.35cm" svg:height="0.496cm" draw:transform="rotate (-1.5707963267949) translate (15.86cm 9.16cm)">
            <text:p/>
            <draw:enhanced-geometry svg:viewBox="0 0 21600 21600" draw:type="rectangle" draw:enhanced-path="M 0 0 L 21600 0 21600 21600 0 21600 0 0 Z N"/>
          </draw:custom-shape>
          <draw:custom-shape draw:style-name="gr132" draw:text-style-name="P40" draw:layer="layout" svg:width="6.35cm" svg:height="0.512cm" draw:transform="rotate (-1.5707963267949) translate (21.411cm 9.16cm)">
            <text:p/>
            <draw:enhanced-geometry svg:viewBox="0 0 21600 21600" draw:type="rectangle" draw:enhanced-path="M 0 0 L 21600 0 21600 21600 0 21600 0 0 Z N"/>
          </draw:custom-shape>
        </draw:g>
        <draw:ellipse draw:style-name="gr17" draw:text-style-name="P11" xml:id="id23" draw:id="id23" draw:layer="layout" svg:width="2.002cm" svg:height="1.285cm" draw:transform="skewX (-0.00785398163397442) rotate (2.79252680319093) translate (24.837cm 14.345cm)" draw:kind="cut" draw:start-angle="88.96" draw:end-angle="271.12">
          <text:p/>
        </draw:ellipse>
        <draw:connector draw:style-name="gr18" draw:text-style-name="P3" draw:layer="layout" draw:type="curve" draw:line-skew="-0.444cm" svg:x1="25.052cm" svg:y1="13.74cm" svg:x2="25.385cm" svg:y2="14.903cm" draw:start-shape="id23" draw:start-glue-point="3" svg:d="M25052 13740c121 0-45 1163 333 1163" svg:viewBox="0 0 334 1164">
          <text:p/>
        </draw:connector>
        <draw:custom-shape draw:style-name="gr53" draw:text-style-name="P12" draw:layer="layout" svg:width="0.398cm" svg:height="5.787cm" draw:transform="rotate (-0.0872664625997166) translate (11.612cm 9.5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53" draw:layer="layout" svg:width="0.203cm" svg:height="2.184cm" svg:x="13.165cm" svg:y="10.0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2" draw:layer="layout" svg:width="0.398cm" svg:height="5.787cm" draw:transform="rotate (0.0872664625997165) translate (19.388cm 9.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7" draw:layer="layout" svg:width="0.813cm" svg:height="2.591cm" svg:x="16.138cm" svg:y="6.7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6" draw:text-style-name="P3" draw:layer="layout" svg:x1="16.548cm" svg:y1="9.294cm" svg:x2="16.548cm" svg:y2="10.535cm">
          <text:p/>
        </draw:line>
        <draw:custom-shape draw:style-name="gr27" draw:text-style-name="P54" draw:layer="layout" svg:width="0.822cm" svg:height="0.822cm" svg:x="9.149cm" svg:y="9.104cm">
          <text:p text:style-name="P49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54" draw:layer="layout" svg:width="0.822cm" svg:height="0.822cm" svg:x="11.149cm" svg:y="11.924cm">
          <text:p text:style-name="P49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54" draw:layer="layout" svg:width="0.822cm" svg:height="0.822cm" svg:x="12.849cm" svg:y="10.805cm">
          <text:p text:style-name="P49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54" draw:layer="layout" svg:width="0.822cm" svg:height="0.822cm" svg:x="16.132cm" svg:y="7.645cm">
          <text:p text:style-name="P49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54" draw:layer="layout" svg:width="0.822cm" svg:height="0.822cm" svg:x="19.415cm" svg:y="11.924cm">
          <text:p text:style-name="P49"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54" draw:layer="layout" svg:width="0.822cm" svg:height="0.822cm" svg:x="24.116cm" svg:y="13.125cm">
          <text:p text:style-name="P49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39" draw:layer="layout" svg:width="0.813cm" svg:height="8.28cm" svg:x="16.138cm" svg:y="6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55" draw:layer="layout" svg:width="4.486cm" svg:height="0.962cm" svg:x="9.39cm" svg:y="5.565cm">
          <draw:text-box>
            <text:p><text:span text:style-name="T7">Pre-selection</text:span></text:p>
          </draw:text-box>
        </draw:frame>
        <draw:frame draw:style-name="gr57" draw:text-style-name="P55" draw:layer="layout" svg:width="4.841cm" svg:height="0.962cm" svg:x="20.823cm" svg:y="5.565cm">
          <draw:text-box>
            <text:p><text:span text:style-name="T7">Post-selection</text:span></text:p>
          </draw:text-box>
        </draw:frame>
        <draw:frame draw:style-name="gr58" draw:text-style-name="P55" draw:layer="layout" svg:width="3.749cm" svg:height="0.962cm" svg:x="16.292cm" svg:y="5.565cm">
          <draw:text-box>
            <text:p><text:span text:style-name="T7">Interaction</text:span></text:p>
          </draw:text-box>
        </draw:frame>
        <draw:ellipse draw:style-name="gr17" draw:text-style-name="P11" xml:id="id24" draw:id="id24" draw:layer="layout" svg:width="2.002cm" svg:height="1.285cm" draw:transform="skewX (-0.00785398163397447) rotate (-2.79252680319093) translate (25.235cm 11.524cm)" draw:kind="cut" draw:start-angle="88.96" draw:end-angle="271.12">
          <text:p/>
        </draw:ellipse>
        <draw:connector draw:style-name="gr18" draw:text-style-name="P3" draw:layer="layout" draw:type="curve" draw:line-skew="-0.157cm" svg:x1="25.011cm" svg:y1="10.922cm" svg:x2="25.222cm" svg:y2="9.476cm" draw:start-shape="id24" draw:start-glue-point="3" svg:d="M25011 10922c555 0 449-1446 211-1446" svg:viewBox="0 0 405 1447">
          <text:p/>
        </draw:connector>
        <draw:custom-shape draw:style-name="gr27" draw:text-style-name="P54" draw:layer="layout" svg:width="0.822cm" svg:height="0.822cm" svg:x="24.116cm" svg:y="10.725cm">
          <text:p text:style-name="P49"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45" draw:layer="layout" svg:width="3.353cm" svg:height="1.067cm" svg:x="17.377cm" svg:y="7.152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3.099cm" svg:height="1.067cm" svg:x="11.965cm" svg:y="7.1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6" draw:text-style-name="P9" draw:layer="layout" svg:width="2.838cm" svg:height="0.984cm" svg:x="12.066cm" svg:y="7.152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9C8DFA088CBBA1DB.png" xlink:type="simple" xlink:show="embed" xlink:actuate="onLoad" draw:mime-type="image/png"/>
        </draw:frame>
        <draw:frame draw:style-name="gr117" draw:text-style-name="P9" draw:layer="layout" svg:width="3.136cm" svg:height="0.943cm" svg:x="17.512cm" svg:y="7.217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9C8DFA088CBBA1DB.png" xlink:type="simple" xlink:show="embed" xlink:actuate="onLoad" draw:mime-type="image/png"/>
        </draw:frame>
      </draw:page>
      <draw:page draw:name="page14" draw:style-name="dp1" draw:master-page-name="Default">
        <draw:custom-shape draw:style-name="gr119" draw:text-style-name="P41" draw:layer="layout" svg:width="5.283cm" svg:height="8.381cm" svg:x="7.442cm" svg:y="6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42" draw:layer="layout" svg:width="6.909cm" svg:height="8.382cm" svg:x="12.69cm" svg:y="6.604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43" draw:layer="layout" svg:width="5.537cm" svg:height="8.382cm" svg:x="19.578cm" svg:y="6.604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24" draw:text-style-name="P31" draw:layer="layout" svg:width="17.678cm" svg:height="8.382cm" svg:x="7.442cm" svg:y="6.604cm">
          <text:p/>
          <draw:enhanced-geometry svg:viewBox="0 0 21600 21600" draw:type="rectangle" draw:enhanced-path="M 0 0 L 21600 0 21600 21600 0 21600 0 0 Z N"/>
        </draw:custom-shape>
        <draw:frame draw:style-name="gr56" draw:text-style-name="P30" draw:layer="layout" svg:width="4.486cm" svg:height="0.962cm" svg:x="7.84cm" svg:y="6.703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19.926cm" svg:y="6.718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4.27cm" svg:y="6.703cm">
          <draw:text-box>
            <text:p><text:span text:style-name="T5">Interaction</text:span></text:p>
          </draw:text-box>
        </draw:frame>
        <draw:line draw:style-name="gr104" draw:text-style-name="P44" draw:layer="layout" svg:x1="12.517cm" svg:y1="8.334cm" svg:x2="12.517cm" svg:y2="13.883cm">
          <text:p/>
        </draw:line>
        <draw:line draw:style-name="gr105" draw:text-style-name="P3" draw:layer="layout" svg:x1="18.64cm" svg:y1="8.201cm" svg:x2="18.64cm" svg:y2="12.434cm">
          <text:p/>
        </draw:line>
        <draw:line draw:style-name="gr66" draw:text-style-name="P5" draw:layer="layout" svg:x1="11.526cm" svg:y1="10.783cm" svg:x2="23.303cm" svg:y2="10.783cm">
          <text:p/>
        </draw:line>
        <draw:line draw:style-name="gr67" draw:text-style-name="P5" draw:layer="layout" svg:x1="17.804cm" svg:y1="13.908cm" svg:x2="20.661cm" svg:y2="8.963cm">
          <text:p/>
        </draw:line>
        <draw:line draw:style-name="gr66" draw:text-style-name="P5" draw:layer="layout" svg:x1="9.788cm" svg:y1="13.873cm" svg:x2="11.594cm" svg:y2="10.745cm">
          <text:p/>
        </draw:line>
        <draw:line draw:style-name="gr70" draw:text-style-name="P5" draw:layer="layout" svg:x1="8.369cm" svg:y1="13.883cm" svg:x2="17.869cm" svg:y2="13.869cm">
          <text:p/>
        </draw:line>
        <draw:line draw:style-name="gr71" draw:text-style-name="P4" draw:layer="layout" svg:x1="7.608cm" svg:y1="13.882cm" svg:x2="9.538cm" svg:y2="13.883cm">
          <text:p/>
        </draw:line>
        <draw:custom-shape draw:style-name="gr106" draw:text-style-name="P32" draw:layer="layout" svg:width="1.372cm" svg:height="1.372cm" svg:x="13.165cm" svg:y="13.186cm">
          <text:p/>
          <draw:enhanced-geometry svg:viewBox="0 0 21600 21600" draw:type="rectangle" draw:enhanced-path="M 0 0 L 21600 0 21600 21600 0 21600 0 0 Z N"/>
        </draw:custom-shape>
        <draw:line draw:style-name="gr69" draw:text-style-name="P5" draw:layer="layout" svg:x1="19.602cm" svg:y1="10.783cm" svg:x2="23.409cm" svg:y2="10.783cm">
          <text:p/>
        </draw:line>
        <draw:ellipse draw:style-name="gr17" draw:text-style-name="P11" xml:id="id25" draw:id="id25" draw:layer="layout" svg:width="2.002cm" svg:height="1.285cm" draw:transform="skewX (-0.00785398163397448) rotate (-3.14159265358979) translate (24.155cm 11.458cm)" draw:kind="cut" draw:start-angle="88.96" draw:end-angle="271.12">
          <text:p/>
        </draw:ellipse>
        <draw:connector draw:style-name="gr18" draw:text-style-name="P3" draw:layer="layout" draw:type="curve" draw:line-skew="-0.378cm" svg:x1="24.15cm" svg:y1="10.816cm" svg:x2="24.727cm" svg:y2="11.777cm" draw:start-shape="id25" draw:start-glue-point="3" svg:d="M24150 10816c241 0-47 961 577 961" svg:viewBox="0 0 578 962">
          <text:p/>
        </draw:connector>
        <draw:custom-shape draw:style-name="gr108" draw:text-style-name="P40" draw:layer="layout" svg:width="2.083cm" svg:height="0.203cm" draw:transform="rotate (-1.0471975511966) translate (9.339cm 12.881cm)">
          <text:p/>
          <draw:enhanced-geometry svg:viewBox="0 0 21600 21600" draw:type="rectangle" draw:enhanced-path="M 0 0 L 21600 0 21600 21600 0 21600 0 0 Z N"/>
        </draw:custom-shape>
        <draw:line draw:style-name="gr68" draw:text-style-name="P5" draw:layer="layout" svg:x1="19.612cm" svg:y1="10.779cm" svg:x2="20.574cm" svg:y2="9.114cm">
          <text:p/>
        </draw:line>
        <draw:custom-shape draw:style-name="gr109" draw:text-style-name="P46" draw:layer="layout" svg:width="2.083cm" svg:height="0.203cm" draw:transform="rotate (-1.0471975511966) translate (19.163cm 9.833cm)">
          <text:p/>
          <draw:enhanced-geometry svg:viewBox="0 0 21600 21600" draw:type="rectangle" draw:enhanced-path="M 0 0 L 21600 0 21600 21600 0 21600 0 0 Z N"/>
        </draw:custom-shape>
        <draw:custom-shape draw:style-name="gr138" draw:text-style-name="P47" draw:layer="layout" svg:width="1.778cm" svg:height="1.067cm" svg:x="10.739cm" svg:y="8.0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1" draw:text-style-name="P13" draw:layer="layout" svg:width="2.295cm" svg:height="0.995cm" svg:x="20.661cm" svg:y="9.678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line draw:style-name="gr67" draw:text-style-name="P5" draw:layer="layout" svg:x1="20.6cm" svg:y1="8.998cm" svg:x2="23.388cm" svg:y2="8.998cm">
          <text:p/>
        </draw:line>
        <draw:line draw:style-name="gr68" draw:text-style-name="P5" draw:layer="layout" svg:x1="20.683cm" svg:y1="8.998cm" svg:x2="23.53cm" svg:y2="8.998cm">
          <text:p/>
        </draw:line>
        <draw:connector draw:style-name="gr18" draw:text-style-name="P3" draw:layer="layout" draw:type="curve" svg:x1="24.13cm" svg:y1="9.008cm" svg:x2="24.899cm" svg:y2="8.284cm" draw:start-shape="id26" draw:start-glue-point="3" svg:d="M24130 9008c952 0 568-724 769-724" svg:viewBox="0 0 770 725">
          <text:p/>
        </draw:connector>
        <draw:ellipse draw:style-name="gr17" draw:text-style-name="P11" xml:id="id26" draw:id="id26" draw:layer="layout" svg:width="2.002cm" svg:height="1.285cm" draw:transform="skewX (-0.00785398163397448) rotate (-3.14159265358979) translate (24.135cm 9.65cm)" draw:kind="cut" draw:start-angle="88.96" draw:end-angle="271.12">
          <text:p/>
        </draw:ellipse>
        <draw:frame draw:style-name="gr113" draw:text-style-name="P9" draw:layer="layout" svg:width="3.144cm" svg:height="1.155cm" draw:transform="rotate (1.0471975511966) translate (9.126cm 12.734cm)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9C8DFA088CBBA1DB.png" xlink:type="simple" xlink:show="embed" xlink:actuate="onLoad" draw:mime-type="image/png"/>
        </draw:frame>
        <draw:frame draw:style-name="gr114" draw:text-style-name="P9" draw:layer="layout" svg:width="2.712cm" svg:height="1.039cm" svg:x="15.033cm" svg:y="12.771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9C8DFA088CBBA1DB.png" xlink:type="simple" xlink:show="embed" xlink:actuate="onLoad" draw:mime-type="image/png"/>
        </draw:frame>
        <draw:frame draw:style-name="gr115" draw:text-style-name="P9" draw:layer="layout" svg:width="0.677cm" svg:height="0.92cm" svg:x="13.561cm" svg:y="13.341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9C8DFA088CBBA1DB.png" xlink:type="simple" xlink:show="embed" xlink:actuate="onLoad" draw:mime-type="image/png"/>
        </draw:frame>
        <draw:frame draw:style-name="gr113" draw:text-style-name="P9" draw:layer="layout" svg:width="3.144cm" svg:height="1.155cm" svg:x="14.62cm" svg:y="9.644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9C8DFA088CBBA1DB.png" xlink:type="simple" xlink:show="embed" xlink:actuate="onLoad" draw:mime-type="image/png"/>
        </draw:frame>
        <draw:frame draw:style-name="gr118" draw:text-style-name="P9" draw:layer="layout" svg:width="1.723cm" svg:height="1.039cm" svg:x="10.642cm" svg:y="12.772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9C8DFA088CBBA1DB.png" xlink:type="simple" xlink:show="embed" xlink:actuate="onLoad" draw:mime-type="image/png"/>
        </draw:frame>
        <draw:frame draw:style-name="gr123" draw:text-style-name="P13" draw:layer="layout" svg:width="2.295cm" svg:height="0.978cm" svg:x="20.662cm" svg:y="7.896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g>
          <draw:frame draw:style-name="gr139" draw:text-style-name="P9" draw:layer="layout" svg:width="0.216cm" svg:height="1.027cm" svg:x="12.176cm" svg:y="7.989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9C8DFA088CBBA1DB.png" xlink:type="simple" xlink:show="embed" xlink:actuate="onLoad" draw:mime-type="image/png"/>
          </draw:frame>
          <draw:frame draw:style-name="gr140" draw:text-style-name="P9" draw:layer="layout" svg:width="1.245cm" svg:height="1.027cm" svg:x="10.848cm" svg:y="7.99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9C8DFA088CBBA1DB.png" xlink:type="simple" xlink:show="embed" xlink:actuate="onLoad" draw:mime-type="image/png"/>
          </draw:frame>
        </draw:g>
        <draw:g>
          <draw:frame draw:style-name="gr141" draw:text-style-name="P9" draw:layer="layout" svg:width="0.224cm" svg:height="0.943cm" svg:x="18.28cm" svg:y="8.057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9C8DFA088CBBA1DB.png" xlink:type="simple" xlink:show="embed" xlink:actuate="onLoad" draw:mime-type="image/png"/>
          </draw:frame>
          <draw:frame draw:style-name="gr142" draw:text-style-name="P9" draw:layer="layout" svg:width="0.637cm" svg:height="0.943cm" svg:x="17.586cm" svg:y="8.058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9C8DFA088CBBA1DB.png" xlink:type="simple" xlink:show="embed" xlink:actuate="onLoad" draw:mime-type="image/png"/>
          </draw:frame>
        </draw:g>
        <draw:custom-shape draw:style-name="gr143" draw:text-style-name="P47" draw:layer="layout" svg:width="1.27cm" svg:height="1.067cm" svg:x="17.37cm" svg:y="8.032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5" draw:style-name="dp1" draw:master-page-name="Default">
        <draw:custom-shape draw:style-name="gr119" draw:text-style-name="P41" draw:layer="layout" svg:width="5.283cm" svg:height="8.381cm" svg:x="7.442cm" svg:y="6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42" draw:layer="layout" svg:width="6.909cm" svg:height="8.382cm" svg:x="12.69cm" svg:y="6.604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43" draw:layer="layout" svg:width="5.537cm" svg:height="8.382cm" svg:x="19.578cm" svg:y="6.604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24" draw:text-style-name="P31" draw:layer="layout" svg:width="17.678cm" svg:height="8.382cm" svg:x="7.442cm" svg:y="6.604cm">
          <text:p/>
          <draw:enhanced-geometry svg:viewBox="0 0 21600 21600" draw:type="rectangle" draw:enhanced-path="M 0 0 L 21600 0 21600 21600 0 21600 0 0 Z N"/>
        </draw:custom-shape>
        <draw:frame draw:style-name="gr56" draw:text-style-name="P30" draw:layer="layout" svg:width="4.486cm" svg:height="0.962cm" svg:x="7.84cm" svg:y="6.703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19.926cm" svg:y="6.718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4.27cm" svg:y="6.703cm">
          <draw:text-box>
            <text:p><text:span text:style-name="T5">Interaction</text:span></text:p>
          </draw:text-box>
        </draw:frame>
        <draw:line draw:style-name="gr67" draw:text-style-name="P5" draw:layer="layout" svg:x1="17.804cm" svg:y1="13.908cm" svg:x2="20.661cm" svg:y2="8.963cm">
          <text:p/>
        </draw:line>
        <draw:line draw:style-name="gr66" draw:text-style-name="P5" draw:layer="layout" svg:x1="9.788cm" svg:y1="13.873cm" svg:x2="11.594cm" svg:y2="10.745cm">
          <text:p/>
        </draw:line>
        <draw:line draw:style-name="gr70" draw:text-style-name="P5" draw:layer="layout" svg:x1="8.369cm" svg:y1="13.883cm" svg:x2="17.869cm" svg:y2="13.869cm">
          <text:p/>
        </draw:line>
        <draw:line draw:style-name="gr71" draw:text-style-name="P4" draw:layer="layout" svg:x1="7.608cm" svg:y1="13.882cm" svg:x2="9.538cm" svg:y2="13.883cm">
          <text:p/>
        </draw:line>
        <draw:custom-shape draw:style-name="gr106" draw:text-style-name="P32" draw:layer="layout" svg:width="1.372cm" svg:height="1.372cm" svg:x="13.165cm" svg:y="13.186cm">
          <text:p/>
          <draw:enhanced-geometry svg:viewBox="0 0 21600 21600" draw:type="rectangle" draw:enhanced-path="M 0 0 L 21600 0 21600 21600 0 21600 0 0 Z N"/>
        </draw:custom-shape>
        <draw:line draw:style-name="gr125" draw:text-style-name="P5" draw:layer="layout" svg:x1="19.602cm" svg:y1="10.783cm" svg:x2="23.409cm" svg:y2="10.783cm">
          <text:p/>
        </draw:line>
        <draw:ellipse draw:style-name="gr17" draw:text-style-name="P11" xml:id="id27" draw:id="id27" draw:layer="layout" svg:width="2.002cm" svg:height="1.285cm" draw:transform="skewX (-0.00785398163397448) rotate (-3.14159265358979) translate (24.155cm 11.458cm)" draw:kind="cut" draw:start-angle="88.96" draw:end-angle="271.12">
          <text:p/>
        </draw:ellipse>
        <draw:connector draw:style-name="gr18" draw:text-style-name="P3" draw:layer="layout" draw:type="curve" draw:line-skew="-0.378cm" svg:x1="24.15cm" svg:y1="10.816cm" svg:x2="24.727cm" svg:y2="11.777cm" draw:start-shape="id27" draw:start-glue-point="3" svg:d="M24150 10816c241 0-47 961 577 961" svg:viewBox="0 0 578 962">
          <text:p/>
        </draw:connector>
        <draw:custom-shape draw:style-name="gr108" draw:text-style-name="P40" draw:layer="layout" svg:width="2.083cm" svg:height="0.203cm" draw:transform="rotate (-1.0471975511966) translate (9.339cm 12.881cm)">
          <text:p/>
          <draw:enhanced-geometry svg:viewBox="0 0 21600 21600" draw:type="rectangle" draw:enhanced-path="M 0 0 L 21600 0 21600 21600 0 21600 0 0 Z N"/>
        </draw:custom-shape>
        <draw:custom-shape draw:style-name="gr109" draw:text-style-name="P46" draw:layer="layout" svg:width="2.083cm" svg:height="0.203cm" draw:transform="rotate (-1.0471975511966) translate (19.163cm 9.833cm)">
          <text:p/>
          <draw:enhanced-geometry svg:viewBox="0 0 21600 21600" draw:type="rectangle" draw:enhanced-path="M 0 0 L 21600 0 21600 21600 0 21600 0 0 Z N"/>
        </draw:custom-shape>
        <draw:frame draw:style-name="gr111" draw:text-style-name="P13" draw:layer="layout" svg:width="2.295cm" svg:height="0.995cm" svg:x="20.661cm" svg:y="9.678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line draw:style-name="gr67" draw:text-style-name="P5" draw:layer="layout" svg:x1="20.6cm" svg:y1="8.998cm" svg:x2="23.388cm" svg:y2="8.998cm">
          <text:p/>
        </draw:line>
        <draw:connector draw:style-name="gr18" draw:text-style-name="P3" draw:layer="layout" draw:type="curve" svg:x1="24.13cm" svg:y1="9.008cm" svg:x2="24.899cm" svg:y2="8.284cm" draw:start-shape="id28" draw:start-glue-point="3" svg:d="M24130 9008c952 0 568-724 769-724" svg:viewBox="0 0 770 725">
          <text:p/>
        </draw:connector>
        <draw:ellipse draw:style-name="gr17" draw:text-style-name="P11" xml:id="id28" draw:id="id28" draw:layer="layout" svg:width="2.002cm" svg:height="1.285cm" draw:transform="skewX (-0.00785398163397448) rotate (-3.14159265358979) translate (24.135cm 9.65cm)" draw:kind="cut" draw:start-angle="88.96" draw:end-angle="271.12">
          <text:p/>
        </draw:ellipse>
        <draw:frame draw:style-name="gr113" draw:text-style-name="P9" draw:layer="layout" svg:width="3.144cm" svg:height="1.155cm" draw:transform="rotate (1.0471975511966) translate (9.126cm 12.734cm)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9C8DFA088CBBA1DB.png" xlink:type="simple" xlink:show="embed" xlink:actuate="onLoad" draw:mime-type="image/png"/>
        </draw:frame>
        <draw:frame draw:style-name="gr114" draw:text-style-name="P9" draw:layer="layout" svg:width="2.712cm" svg:height="1.039cm" svg:x="15.033cm" svg:y="12.771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9C8DFA088CBBA1DB.png" xlink:type="simple" xlink:show="embed" xlink:actuate="onLoad" draw:mime-type="image/png"/>
        </draw:frame>
        <draw:frame draw:style-name="gr115" draw:text-style-name="P9" draw:layer="layout" svg:width="0.677cm" svg:height="0.92cm" svg:x="13.561cm" svg:y="13.341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9C8DFA088CBBA1DB.png" xlink:type="simple" xlink:show="embed" xlink:actuate="onLoad" draw:mime-type="image/png"/>
        </draw:frame>
        <draw:frame draw:style-name="gr118" draw:text-style-name="P9" draw:layer="layout" svg:width="1.723cm" svg:height="1.039cm" svg:x="10.642cm" svg:y="12.772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9C8DFA088CBBA1DB.png" xlink:type="simple" xlink:show="embed" xlink:actuate="onLoad" draw:mime-type="image/png"/>
        </draw:frame>
        <draw:frame draw:style-name="gr123" draw:text-style-name="P13" draw:layer="layout" svg:width="2.295cm" svg:height="0.978cm" svg:x="20.662cm" svg:y="7.896cm">
          <draw:image xlink:href="Pictures/1000AFF80000154A00000FEB08D1519C62BA1F9D.svg" xlink:type="simple" xlink:show="embed" xlink:actuate="onLoad" draw:mime-type="image/svg+xml">
            <text:p/>
          </draw:image>
          <draw:image xlink:href="Pictures/1000000100000102000000C0ABA971CDB26D262A.png" xlink:type="simple" xlink:show="embed" xlink:actuate="onLoad" draw:mime-type="image/png"/>
        </draw:frame>
        <draw:frame draw:style-name="gr126" draw:text-style-name="P48" draw:layer="layout" svg:width="2.76cm" svg:height="0.962cm" svg:x="12.551cm" svg:y="8.85cm">
          <draw:text-box>
            <text:p text:style-name="P8"><text:span text:style-name="T6">Blocker</text:span></text:p>
          </draw:text-box>
        </draw:frame>
        <draw:line draw:style-name="gr104" draw:text-style-name="P44" draw:layer="layout" svg:x1="12.518cm" svg:y1="8.355cm" svg:x2="12.518cm" svg:y2="13.904cm">
          <text:p/>
        </draw:line>
        <draw:line draw:style-name="gr105" draw:text-style-name="P3" draw:layer="layout" svg:x1="18.641cm" svg:y1="8.222cm" svg:x2="18.641cm" svg:y2="12.455cm">
          <text:p/>
        </draw:line>
        <draw:custom-shape draw:style-name="gr138" draw:text-style-name="P47" draw:layer="layout" svg:width="1.778cm" svg:height="1.067cm" svg:x="10.74cm" svg:y="8.0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139" draw:text-style-name="P9" draw:layer="layout" svg:width="0.216cm" svg:height="1.027cm" svg:x="12.177cm" svg:y="8.01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9C8DFA088CBBA1DB.png" xlink:type="simple" xlink:show="embed" xlink:actuate="onLoad" draw:mime-type="image/png"/>
          </draw:frame>
          <draw:frame draw:style-name="gr140" draw:text-style-name="P9" draw:layer="layout" svg:width="1.245cm" svg:height="1.027cm" svg:x="10.849cm" svg:y="8.011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9C8DFA088CBBA1DB.png" xlink:type="simple" xlink:show="embed" xlink:actuate="onLoad" draw:mime-type="image/png"/>
          </draw:frame>
        </draw:g>
        <draw:g>
          <draw:frame draw:style-name="gr141" draw:text-style-name="P9" draw:layer="layout" svg:width="0.224cm" svg:height="0.943cm" svg:x="18.281cm" svg:y="8.078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9C8DFA088CBBA1DB.png" xlink:type="simple" xlink:show="embed" xlink:actuate="onLoad" draw:mime-type="image/png"/>
          </draw:frame>
          <draw:frame draw:style-name="gr142" draw:text-style-name="P9" draw:layer="layout" svg:width="0.637cm" svg:height="0.943cm" svg:x="17.587cm" svg:y="8.079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9C8DFA088CBBA1DB.png" xlink:type="simple" xlink:show="embed" xlink:actuate="onLoad" draw:mime-type="image/png"/>
          </draw:frame>
        </draw:g>
        <draw:custom-shape draw:style-name="gr143" draw:text-style-name="P47" draw:layer="layout" svg:width="1.27cm" svg:height="1.067cm" svg:x="17.371cm" svg:y="8.0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6" draw:text-style-name="P5" draw:layer="layout" svg:x1="11.526cm" svg:y1="10.783cm" svg:x2="13.76cm" svg:y2="10.783cm">
          <text:p/>
        </draw:line>
        <draw:custom-shape draw:style-name="gr99" draw:text-style-name="P40" draw:layer="layout" svg:width="0.813cm" svg:height="2.184cm" svg:x="13.438cm" svg:y="9.74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6" draw:style-name="dp1" draw:master-page-name="Default">
        <draw:custom-shape draw:style-name="gr144" draw:text-style-name="P41" draw:layer="layout" svg:width="12.395cm" svg:height="6.35cm" svg:x="16.242cm" svg:y="4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6" draw:text-style-name="P5" draw:layer="layout" svg:x1="19.953cm" svg:y1="7.612cm" svg:x2="27.016cm" svg:y2="7.612cm">
          <text:p/>
        </draw:line>
        <draw:line draw:style-name="gr67" draw:text-style-name="P5" draw:layer="layout" svg:x1="23.803cm" svg:y1="9.744cm" svg:x2="25.844cm" svg:y2="6.21cm">
          <text:p/>
        </draw:line>
        <draw:line draw:style-name="gr66" draw:text-style-name="P5" draw:layer="layout" svg:x1="18.788cm" svg:y1="9.702cm" svg:x2="20.018cm" svg:y2="7.571cm">
          <text:p/>
        </draw:line>
        <draw:line draw:style-name="gr71" draw:text-style-name="P4" draw:layer="layout" svg:x1="16.608cm" svg:y1="9.704cm" svg:x2="18.538cm" svg:y2="9.705cm">
          <text:p/>
        </draw:line>
        <draw:line draw:style-name="gr69" draw:text-style-name="P5" draw:layer="layout" svg:x1="25.031cm" svg:y1="7.619cm" svg:x2="26.85cm" svg:y2="7.619cm">
          <text:p/>
        </draw:line>
        <draw:ellipse draw:style-name="gr17" draw:text-style-name="P11" xml:id="id29" draw:id="id29" draw:layer="layout" svg:width="2.002cm" svg:height="1.285cm" draw:transform="skewX (-0.00785398163397448) rotate (-3.14159265358979) translate (27.839cm 8.294cm)" draw:kind="cut" draw:start-angle="88.96" draw:end-angle="271.12">
          <text:p/>
        </draw:ellipse>
        <draw:connector draw:style-name="gr18" draw:text-style-name="P3" draw:layer="layout" draw:type="curve" draw:line-skew="-0.378cm" svg:x1="27.834cm" svg:y1="7.652cm" svg:x2="28.411cm" svg:y2="8.613cm" draw:start-shape="id29" draw:start-glue-point="3" svg:d="M27834 7652c241 0-47 961 577 961" svg:viewBox="0 0 578 962">
          <text:p/>
        </draw:connector>
        <draw:line draw:style-name="gr68" draw:text-style-name="P5" draw:layer="layout" svg:x1="25.041cm" svg:y1="7.615cm" svg:x2="26.003cm" svg:y2="5.95cm">
          <text:p/>
        </draw:line>
        <draw:custom-shape draw:style-name="gr109" draw:text-style-name="P46" draw:layer="layout" svg:width="2.083cm" svg:height="0.203cm" draw:transform="rotate (-1.0471975511966) translate (24.592cm 6.669cm)">
          <text:p/>
          <draw:enhanced-geometry svg:viewBox="0 0 21600 21600" draw:type="rectangle" draw:enhanced-path="M 0 0 L 21600 0 21600 21600 0 21600 0 0 Z N"/>
        </draw:custom-shape>
        <draw:connector draw:style-name="gr18" draw:text-style-name="P3" draw:layer="layout" draw:type="curve" draw:line-skew="0.148cm" svg:x1="26.501cm" svg:y1="5.195cm" svg:x2="27.528cm" svg:y2="4.88cm" draw:start-shape="id30" draw:start-glue-point="3" svg:d="M26501 5195c0-613 1027-456 1027-315" svg:viewBox="0 0 1028 444">
          <text:p/>
        </draw:connector>
        <draw:ellipse draw:style-name="gr17" draw:text-style-name="P11" xml:id="id30" draw:id="id30" draw:layer="layout" svg:width="2.002cm" svg:height="1.285cm" draw:transform="skewX (-0.00785398163397456) rotate (-2.0943951023932) translate (27.059cm 5.512cm)" draw:kind="cut" draw:start-angle="88.96" draw:end-angle="271.12">
          <text:p/>
        </draw:ellipse>
        <draw:line draw:style-name="gr67" draw:text-style-name="P5" draw:layer="layout" svg:x1="17.848cm" svg:y1="9.705cm" svg:x2="23.866cm" svg:y2="9.705cm">
          <text:p/>
        </draw:line>
        <draw:custom-shape draw:style-name="gr106" draw:text-style-name="P32" draw:layer="layout" svg:width="1.372cm" svg:height="1.372cm" svg:x="20.894cm" svg:y="9.015cm">
          <text:p/>
          <draw:enhanced-geometry svg:viewBox="0 0 21600 21600" draw:type="rectangle" draw:enhanced-path="M 0 0 L 21600 0 21600 21600 0 21600 0 0 Z N"/>
        </draw:custom-shape>
        <draw:frame draw:style-name="gr115" draw:text-style-name="P9" draw:layer="layout" svg:width="0.677cm" svg:height="0.92cm" svg:x="21.29cm" svg:y="9.17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9C8DFA088CBBA1DB.png" xlink:type="simple" xlink:show="embed" xlink:actuate="onLoad" draw:mime-type="image/png"/>
        </draw:frame>
        <draw:custom-shape draw:style-name="gr108" draw:text-style-name="P40" draw:layer="layout" svg:width="2.083cm" svg:height="0.203cm" draw:transform="rotate (-1.0471975511966) translate (18.339cm 8.71cm)">
          <text:p/>
          <draw:enhanced-geometry svg:viewBox="0 0 21600 21600" draw:type="rectangle" draw:enhanced-path="M 0 0 L 21600 0 21600 21600 0 21600 0 0 Z N"/>
        </draw:custom-shape>
        <draw:custom-shape draw:style-name="gr144" draw:text-style-name="P41" draw:layer="layout" svg:width="12.395cm" svg:height="6.35cm" svg:x="16.242cm" svg:y="10.8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6" draw:text-style-name="P5" draw:layer="layout" svg:x1="19.953cm" svg:y1="13.96cm" svg:x2="27.016cm" svg:y2="13.96cm">
          <text:p/>
        </draw:line>
        <draw:line draw:style-name="gr67" draw:text-style-name="P5" draw:layer="layout" svg:x1="23.803cm" svg:y1="16.092cm" svg:x2="25.844cm" svg:y2="12.558cm">
          <text:p/>
        </draw:line>
        <draw:line draw:style-name="gr66" draw:text-style-name="P5" draw:layer="layout" svg:x1="18.788cm" svg:y1="16.05cm" svg:x2="20.018cm" svg:y2="13.919cm">
          <text:p/>
        </draw:line>
        <draw:line draw:style-name="gr71" draw:text-style-name="P4" draw:layer="layout" svg:x1="16.608cm" svg:y1="16.052cm" svg:x2="18.538cm" svg:y2="16.053cm">
          <text:p/>
        </draw:line>
        <draw:line draw:style-name="gr69" draw:text-style-name="P5" draw:layer="layout" svg:x1="25.031cm" svg:y1="13.967cm" svg:x2="26.85cm" svg:y2="13.967cm">
          <text:p/>
        </draw:line>
        <draw:ellipse draw:style-name="gr17" draw:text-style-name="P11" xml:id="id31" draw:id="id31" draw:layer="layout" svg:width="2.002cm" svg:height="1.285cm" draw:transform="skewX (-0.00785398163397448) rotate (-3.14159265358979) translate (27.839cm 14.642cm)" draw:kind="cut" draw:start-angle="88.96" draw:end-angle="271.12">
          <text:p/>
        </draw:ellipse>
        <draw:connector draw:style-name="gr18" draw:text-style-name="P3" draw:layer="layout" draw:type="curve" draw:line-skew="-0.378cm" svg:x1="27.834cm" svg:y1="14cm" svg:x2="28.411cm" svg:y2="14.961cm" draw:start-shape="id31" draw:start-glue-point="3" svg:d="M27834 14000c241 0-47 961 577 961" svg:viewBox="0 0 578 962">
          <text:p/>
        </draw:connector>
        <draw:line draw:style-name="gr68" draw:text-style-name="P5" draw:layer="layout" svg:x1="25.041cm" svg:y1="13.963cm" svg:x2="26.003cm" svg:y2="12.298cm">
          <text:p/>
        </draw:line>
        <draw:custom-shape draw:style-name="gr109" draw:text-style-name="P46" draw:layer="layout" svg:width="2.083cm" svg:height="0.203cm" draw:transform="rotate (-1.0471975511966) translate (24.592cm 13.017cm)">
          <text:p/>
          <draw:enhanced-geometry svg:viewBox="0 0 21600 21600" draw:type="rectangle" draw:enhanced-path="M 0 0 L 21600 0 21600 21600 0 21600 0 0 Z N"/>
        </draw:custom-shape>
        <draw:connector draw:style-name="gr18" draw:text-style-name="P3" draw:layer="layout" draw:type="curve" draw:line-skew="0.148cm" svg:x1="26.501cm" svg:y1="11.543cm" svg:x2="27.528cm" svg:y2="11.228cm" draw:start-shape="id32" draw:start-glue-point="3" svg:d="M26501 11543c0-613 1027-456 1027-315" svg:viewBox="0 0 1028 444">
          <text:p/>
        </draw:connector>
        <draw:ellipse draw:style-name="gr17" draw:text-style-name="P11" xml:id="id32" draw:id="id32" draw:layer="layout" svg:width="2.002cm" svg:height="1.285cm" draw:transform="skewX (-0.00785398163397456) rotate (-2.0943951023932) translate (27.059cm 11.86cm)" draw:kind="cut" draw:start-angle="88.96" draw:end-angle="271.12">
          <text:p/>
        </draw:ellipse>
        <draw:line draw:style-name="gr67" draw:text-style-name="P5" draw:layer="layout" svg:x1="17.848cm" svg:y1="16.053cm" svg:x2="23.866cm" svg:y2="16.053cm">
          <text:p/>
        </draw:line>
        <draw:custom-shape draw:style-name="gr106" draw:text-style-name="P32" draw:layer="layout" svg:width="1.372cm" svg:height="1.372cm" svg:x="20.894cm" svg:y="15.363cm">
          <text:p/>
          <draw:enhanced-geometry svg:viewBox="0 0 21600 21600" draw:type="rectangle" draw:enhanced-path="M 0 0 L 21600 0 21600 21600 0 21600 0 0 Z N"/>
        </draw:custom-shape>
        <draw:frame draw:style-name="gr115" draw:text-style-name="P9" draw:layer="layout" svg:width="0.677cm" svg:height="0.92cm" svg:x="21.29cm" svg:y="15.518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9C8DFA088CBBA1DB.png" xlink:type="simple" xlink:show="embed" xlink:actuate="onLoad" draw:mime-type="image/png"/>
        </draw:frame>
        <draw:custom-shape draw:style-name="gr108" draw:text-style-name="P40" draw:layer="layout" svg:width="2.083cm" svg:height="0.203cm" draw:transform="rotate (-1.0471975511966) translate (18.339cm 15.058cm)">
          <text:p/>
          <draw:enhanced-geometry svg:viewBox="0 0 21600 21600" draw:type="rectangle" draw:enhanced-path="M 0 0 L 21600 0 21600 21600 0 21600 0 0 Z N"/>
        </draw:custom-shape>
        <draw:custom-shape draw:style-name="gr144" draw:text-style-name="P41" draw:layer="layout" svg:width="12.395cm" svg:height="6.35cm" svg:x="3.847cm" svg:y="10.8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6" draw:text-style-name="P5" draw:layer="layout" svg:x1="7.558cm" svg:y1="13.96cm" svg:x2="14.621cm" svg:y2="13.96cm">
          <text:p/>
        </draw:line>
        <draw:line draw:style-name="gr67" draw:text-style-name="P5" draw:layer="layout" svg:x1="11.408cm" svg:y1="16.092cm" svg:x2="13.449cm" svg:y2="12.558cm">
          <text:p/>
        </draw:line>
        <draw:line draw:style-name="gr66" draw:text-style-name="P5" draw:layer="layout" svg:x1="6.393cm" svg:y1="16.05cm" svg:x2="7.623cm" svg:y2="13.919cm">
          <text:p/>
        </draw:line>
        <draw:line draw:style-name="gr71" draw:text-style-name="P4" draw:layer="layout" svg:x1="4.213cm" svg:y1="16.052cm" svg:x2="6.143cm" svg:y2="16.053cm">
          <text:p/>
        </draw:line>
        <draw:line draw:style-name="gr69" draw:text-style-name="P5" draw:layer="layout" svg:x1="12.636cm" svg:y1="13.967cm" svg:x2="14.455cm" svg:y2="13.967cm">
          <text:p/>
        </draw:line>
        <draw:ellipse draw:style-name="gr17" draw:text-style-name="P11" xml:id="id33" draw:id="id33" draw:layer="layout" svg:width="2.002cm" svg:height="1.285cm" draw:transform="skewX (-0.00785398163397448) rotate (-3.14159265358979) translate (15.444cm 14.642cm)" draw:kind="cut" draw:start-angle="88.96" draw:end-angle="271.12">
          <text:p/>
        </draw:ellipse>
        <draw:connector draw:style-name="gr18" draw:text-style-name="P3" draw:layer="layout" draw:type="curve" draw:line-skew="-0.378cm" svg:x1="15.439cm" svg:y1="14cm" svg:x2="16.016cm" svg:y2="14.961cm" draw:start-shape="id33" draw:start-glue-point="3" svg:d="M15439 14000c241 0-47 961 577 961" svg:viewBox="0 0 578 962">
          <text:p/>
        </draw:connector>
        <draw:line draw:style-name="gr68" draw:text-style-name="P5" draw:layer="layout" svg:x1="12.646cm" svg:y1="13.963cm" svg:x2="13.608cm" svg:y2="12.298cm">
          <text:p/>
        </draw:line>
        <draw:custom-shape draw:style-name="gr109" draw:text-style-name="P46" draw:layer="layout" svg:width="2.083cm" svg:height="0.203cm" draw:transform="rotate (-1.0471975511966) translate (12.197cm 13.017cm)">
          <text:p/>
          <draw:enhanced-geometry svg:viewBox="0 0 21600 21600" draw:type="rectangle" draw:enhanced-path="M 0 0 L 21600 0 21600 21600 0 21600 0 0 Z N"/>
        </draw:custom-shape>
        <draw:connector draw:style-name="gr18" draw:text-style-name="P3" draw:layer="layout" draw:type="curve" draw:line-skew="0.148cm" svg:x1="14.106cm" svg:y1="11.543cm" svg:x2="15.133cm" svg:y2="11.228cm" draw:start-shape="id34" draw:start-glue-point="3" svg:d="M14106 11543c0-613 1027-456 1027-315" svg:viewBox="0 0 1028 444">
          <text:p/>
        </draw:connector>
        <draw:ellipse draw:style-name="gr17" draw:text-style-name="P11" xml:id="id34" draw:id="id34" draw:layer="layout" svg:width="2.002cm" svg:height="1.285cm" draw:transform="skewX (-0.00785398163397456) rotate (-2.0943951023932) translate (14.664cm 11.86cm)" draw:kind="cut" draw:start-angle="88.96" draw:end-angle="271.12">
          <text:p/>
        </draw:ellipse>
        <draw:line draw:style-name="gr67" draw:text-style-name="P5" draw:layer="layout" svg:x1="5.453cm" svg:y1="16.053cm" svg:x2="11.471cm" svg:y2="16.053cm">
          <text:p/>
        </draw:line>
        <draw:custom-shape draw:style-name="gr106" draw:text-style-name="P32" draw:layer="layout" svg:width="1.372cm" svg:height="1.372cm" svg:x="8.499cm" svg:y="15.363cm">
          <text:p/>
          <draw:enhanced-geometry svg:viewBox="0 0 21600 21600" draw:type="rectangle" draw:enhanced-path="M 0 0 L 21600 0 21600 21600 0 21600 0 0 Z N"/>
        </draw:custom-shape>
        <draw:frame draw:style-name="gr115" draw:text-style-name="P9" draw:layer="layout" svg:width="0.677cm" svg:height="0.92cm" svg:x="8.895cm" svg:y="15.518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9C8DFA088CBBA1DB.png" xlink:type="simple" xlink:show="embed" xlink:actuate="onLoad" draw:mime-type="image/png"/>
        </draw:frame>
        <draw:custom-shape draw:style-name="gr108" draw:text-style-name="P40" draw:layer="layout" svg:width="2.083cm" svg:height="0.203cm" draw:transform="rotate (-1.0471975511966) translate (5.944cm 15.058cm)">
          <text:p/>
          <draw:enhanced-geometry svg:viewBox="0 0 21600 21600" draw:type="rectangle" draw:enhanced-path="M 0 0 L 21600 0 21600 21600 0 21600 0 0 Z N"/>
        </draw:custom-shape>
        <draw:custom-shape draw:style-name="gr144" draw:text-style-name="P41" draw:layer="layout" svg:width="12.395cm" svg:height="6.35cm" svg:x="3.847cm" svg:y="4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6" draw:text-style-name="P5" draw:layer="layout" svg:x1="7.558cm" svg:y1="7.612cm" svg:x2="14.621cm" svg:y2="7.612cm">
          <text:p/>
        </draw:line>
        <draw:line draw:style-name="gr67" draw:text-style-name="P5" draw:layer="layout" svg:x1="11.408cm" svg:y1="9.744cm" svg:x2="13.449cm" svg:y2="6.21cm">
          <text:p/>
        </draw:line>
        <draw:line draw:style-name="gr66" draw:text-style-name="P5" draw:layer="layout" svg:x1="6.393cm" svg:y1="9.702cm" svg:x2="7.623cm" svg:y2="7.571cm">
          <text:p/>
        </draw:line>
        <draw:line draw:style-name="gr71" draw:text-style-name="P4" draw:layer="layout" svg:x1="4.213cm" svg:y1="9.704cm" svg:x2="6.143cm" svg:y2="9.705cm">
          <text:p/>
        </draw:line>
        <draw:line draw:style-name="gr69" draw:text-style-name="P5" draw:layer="layout" svg:x1="12.636cm" svg:y1="7.619cm" svg:x2="14.455cm" svg:y2="7.619cm">
          <text:p/>
        </draw:line>
        <draw:ellipse draw:style-name="gr17" draw:text-style-name="P11" xml:id="id35" draw:id="id35" draw:layer="layout" svg:width="2.002cm" svg:height="1.285cm" draw:transform="skewX (-0.00785398163397448) rotate (-3.14159265358979) translate (15.444cm 8.294cm)" draw:kind="cut" draw:start-angle="88.96" draw:end-angle="271.12">
          <text:p/>
        </draw:ellipse>
        <draw:connector draw:style-name="gr18" draw:text-style-name="P3" draw:layer="layout" draw:type="curve" draw:line-skew="-0.378cm" svg:x1="15.439cm" svg:y1="7.652cm" svg:x2="16.016cm" svg:y2="8.613cm" draw:start-shape="id35" draw:start-glue-point="3" svg:d="M15439 7652c241 0-47 961 577 961" svg:viewBox="0 0 578 962">
          <text:p/>
        </draw:connector>
        <draw:line draw:style-name="gr68" draw:text-style-name="P5" draw:layer="layout" svg:x1="12.646cm" svg:y1="7.615cm" svg:x2="13.608cm" svg:y2="5.95cm">
          <text:p/>
        </draw:line>
        <draw:custom-shape draw:style-name="gr109" draw:text-style-name="P46" draw:layer="layout" svg:width="2.083cm" svg:height="0.203cm" draw:transform="rotate (-1.0471975511966) translate (12.197cm 6.669cm)">
          <text:p/>
          <draw:enhanced-geometry svg:viewBox="0 0 21600 21600" draw:type="rectangle" draw:enhanced-path="M 0 0 L 21600 0 21600 21600 0 21600 0 0 Z N"/>
        </draw:custom-shape>
        <draw:connector draw:style-name="gr18" draw:text-style-name="P3" draw:layer="layout" draw:type="curve" draw:line-skew="0.148cm" svg:x1="14.106cm" svg:y1="5.195cm" svg:x2="15.133cm" svg:y2="4.88cm" draw:start-shape="id36" draw:start-glue-point="3" svg:d="M14106 5195c0-613 1027-456 1027-315" svg:viewBox="0 0 1028 444">
          <text:p/>
        </draw:connector>
        <draw:ellipse draw:style-name="gr17" draw:text-style-name="P11" xml:id="id36" draw:id="id36" draw:layer="layout" svg:width="2.002cm" svg:height="1.285cm" draw:transform="skewX (-0.00785398163397456) rotate (-2.0943951023932) translate (14.664cm 5.512cm)" draw:kind="cut" draw:start-angle="88.96" draw:end-angle="271.12">
          <text:p/>
        </draw:ellipse>
        <draw:line draw:style-name="gr67" draw:text-style-name="P5" draw:layer="layout" svg:x1="5.453cm" svg:y1="9.705cm" svg:x2="11.471cm" svg:y2="9.705cm">
          <text:p/>
        </draw:line>
        <draw:custom-shape draw:style-name="gr106" draw:text-style-name="P32" draw:layer="layout" svg:width="1.372cm" svg:height="1.372cm" svg:x="8.499cm" svg:y="9.015cm">
          <text:p/>
          <draw:enhanced-geometry svg:viewBox="0 0 21600 21600" draw:type="rectangle" draw:enhanced-path="M 0 0 L 21600 0 21600 21600 0 21600 0 0 Z N"/>
        </draw:custom-shape>
        <draw:frame draw:style-name="gr115" draw:text-style-name="P9" draw:layer="layout" svg:width="0.677cm" svg:height="0.92cm" svg:x="8.895cm" svg:y="9.17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9C8DFA088CBBA1DB.png" xlink:type="simple" xlink:show="embed" xlink:actuate="onLoad" draw:mime-type="image/png"/>
        </draw:frame>
        <draw:custom-shape draw:style-name="gr108" draw:text-style-name="P40" draw:layer="layout" svg:width="2.083cm" svg:height="0.203cm" draw:transform="rotate (-1.0471975511966) translate (5.944cm 8.71cm)">
          <text:p/>
          <draw:enhanced-geometry svg:viewBox="0 0 21600 21600" draw:type="rectangle" draw:enhanced-path="M 0 0 L 21600 0 21600 21600 0 21600 0 0 Z N"/>
        </draw:custom-shape>
        <draw:custom-shape draw:style-name="gr145" draw:text-style-name="P32" draw:layer="layout" svg:width="1.1cm" svg:height="1.1cm" svg:x="25.071cm" svg:y="3.2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6" draw:text-style-name="P13" draw:layer="layout" svg:width="1.027cm" svg:height="1.087cm" svg:x="25.143cm" svg:y="3.141cm">
          <draw:image xlink:href="Pictures/10006D4C0000175C00000BC867F77FC176D8AF34.svg" xlink:type="simple" xlink:show="embed" xlink:actuate="onLoad" draw:mime-type="image/svg+xml">
            <text:p/>
          </draw:image>
          <draw:image xlink:href="Pictures/100000010000011B0000008E014EE3E11946B4AC.png" xlink:type="simple" xlink:show="embed" xlink:actuate="onLoad" draw:mime-type="image/png"/>
        </draw:frame>
        <draw:custom-shape draw:style-name="gr147" draw:text-style-name="P32" draw:layer="layout" svg:width="1.1cm" svg:height="1.1cm" svg:x="27.071cm" svg:y="3.2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8" draw:text-style-name="P13" draw:layer="layout" svg:width="1.075cm" svg:height="1.027cm" svg:x="27.143cm" svg:y="3.238cm">
          <draw:image xlink:href="Pictures/10006D4C0000175C00000BC867F77FC176D8AF34.svg" xlink:type="simple" xlink:show="embed" xlink:actuate="onLoad" draw:mime-type="image/svg+xml">
            <text:p/>
          </draw:image>
          <draw:image xlink:href="Pictures/100000010000011B0000008E014EE3E11946B4AC.png" xlink:type="simple" xlink:show="embed" xlink:actuate="onLoad" draw:mime-type="image/png"/>
        </draw:frame>
      </draw:page>
      <draw:page draw:name="page17" draw:style-name="dp1" draw:master-page-name="Default">
        <draw:g>
          <draw:line draw:style-name="gr67" draw:text-style-name="P5" draw:layer="layout" svg:x1="11.202cm" svg:y1="17.268cm" svg:x2="12.689cm" svg:y2="17.268cm">
            <text:p/>
          </draw:line>
          <draw:line draw:style-name="gr66" draw:text-style-name="P5" draw:layer="layout" svg:x1="14.218cm" svg:y1="17.268cm" svg:x2="15.705cm" svg:y2="17.268cm">
            <text:p/>
          </draw:line>
          <draw:custom-shape draw:style-name="gr149" draw:text-style-name="P41" draw:layer="layout" svg:width="14.478cm" svg:height="6.35cm" svg:x="16.28cm" svg:y="3.8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6" draw:text-style-name="P5" draw:layer="layout" svg:x1="19.991cm" svg:y1="6.93cm" svg:x2="27.054cm" svg:y2="6.93cm">
            <text:p/>
          </draw:line>
          <draw:line draw:style-name="gr67" draw:text-style-name="P5" draw:layer="layout" svg:x1="23.841cm" svg:y1="9.062cm" svg:x2="25.882cm" svg:y2="5.528cm">
            <text:p/>
          </draw:line>
          <draw:line draw:style-name="gr66" draw:text-style-name="P5" draw:layer="layout" svg:x1="18.826cm" svg:y1="9.02cm" svg:x2="20.056cm" svg:y2="6.889cm">
            <text:p/>
          </draw:line>
          <draw:line draw:style-name="gr71" draw:text-style-name="P4" draw:layer="layout" svg:x1="16.646cm" svg:y1="9.022cm" svg:x2="18.576cm" svg:y2="9.023cm">
            <text:p/>
          </draw:line>
          <draw:line draw:style-name="gr69" draw:text-style-name="P5" draw:layer="layout" svg:x1="25.069cm" svg:y1="6.937cm" svg:x2="26.888cm" svg:y2="6.937cm">
            <text:p/>
          </draw:line>
          <draw:line draw:style-name="gr68" draw:text-style-name="P5" draw:layer="layout" svg:x1="25.079cm" svg:y1="6.933cm" svg:x2="26.041cm" svg:y2="5.268cm">
            <text:p/>
          </draw:line>
          <draw:custom-shape draw:style-name="gr109" draw:text-style-name="P46" draw:layer="layout" svg:width="2.083cm" svg:height="0.203cm" draw:transform="rotate (-1.0471975511966) translate (24.63cm 5.987cm)">
            <text:p/>
            <draw:enhanced-geometry svg:viewBox="0 0 21600 21600" draw:type="rectangle" draw:enhanced-path="M 0 0 L 21600 0 21600 21600 0 21600 0 0 Z N"/>
          </draw:custom-shape>
          <draw:line draw:style-name="gr67" draw:text-style-name="P5" draw:layer="layout" svg:x1="17.886cm" svg:y1="9.023cm" svg:x2="23.904cm" svg:y2="9.023cm">
            <text:p/>
          </draw:line>
          <draw:custom-shape draw:style-name="gr106" draw:text-style-name="P32" draw:layer="layout" svg:width="1.372cm" svg:height="1.372cm" svg:x="20.932cm" svg:y="8.3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8" draw:text-style-name="P40" draw:layer="layout" svg:width="2.083cm" svg:height="0.203cm" draw:transform="rotate (-1.0471975511966) translate (18.377cm 8.028cm)">
            <text:p/>
            <draw:enhanced-geometry svg:viewBox="0 0 21600 21600" draw:type="rectangle" draw:enhanced-path="M 0 0 L 21600 0 21600 21600 0 21600 0 0 Z N"/>
          </draw:custom-shape>
          <draw:custom-shape draw:style-name="gr149" draw:text-style-name="P41" draw:layer="layout" svg:width="14.478cm" svg:height="6.35cm" svg:x="16.28cm" svg:y="10.1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6" draw:text-style-name="P5" draw:layer="layout" svg:x1="19.991cm" svg:y1="13.278cm" svg:x2="27.054cm" svg:y2="13.278cm">
            <text:p/>
          </draw:line>
          <draw:line draw:style-name="gr67" draw:text-style-name="P5" draw:layer="layout" svg:x1="23.841cm" svg:y1="15.41cm" svg:x2="25.882cm" svg:y2="11.876cm">
            <text:p/>
          </draw:line>
          <draw:line draw:style-name="gr66" draw:text-style-name="P5" draw:layer="layout" svg:x1="18.826cm" svg:y1="15.368cm" svg:x2="20.056cm" svg:y2="13.237cm">
            <text:p/>
          </draw:line>
          <draw:line draw:style-name="gr71" draw:text-style-name="P4" draw:layer="layout" svg:x1="16.646cm" svg:y1="15.37cm" svg:x2="18.576cm" svg:y2="15.371cm">
            <text:p/>
          </draw:line>
          <draw:line draw:style-name="gr69" draw:text-style-name="P5" draw:layer="layout" svg:x1="25.069cm" svg:y1="13.285cm" svg:x2="26.888cm" svg:y2="13.285cm">
            <text:p/>
          </draw:line>
          <draw:ellipse draw:style-name="gr17" draw:text-style-name="P11" xml:id="id37" draw:id="id37" draw:layer="layout" svg:width="2.002cm" svg:height="1.285cm" draw:transform="skewX (-0.00785398163397448) rotate (-3.14159265358979) translate (27.877cm 13.96cm)" draw:kind="cut" draw:start-angle="88.96" draw:end-angle="271.12">
            <text:p/>
          </draw:ellipse>
          <draw:connector draw:style-name="gr18" draw:text-style-name="P3" draw:layer="layout" draw:type="curve" svg:x1="27.872cm" svg:y1="13.318cm" svg:x2="29.199cm" svg:y2="14.396cm" draw:start-shape="id37" draw:start-glue-point="3" draw:end-shape="id38" draw:end-glue-point="0" svg:d="M27872 13318c885 0 1327 359 1327 1078" svg:viewBox="0 0 1328 1079">
            <text:p/>
          </draw:connector>
          <draw:line draw:style-name="gr68" draw:text-style-name="P5" draw:layer="layout" svg:x1="25.079cm" svg:y1="13.281cm" svg:x2="26.041cm" svg:y2="11.616cm">
            <text:p/>
          </draw:line>
          <draw:custom-shape draw:style-name="gr109" draw:text-style-name="P46" draw:layer="layout" svg:width="2.083cm" svg:height="0.203cm" draw:transform="rotate (-1.0471975511966) translate (24.63cm 12.335cm)">
            <text:p/>
            <draw:enhanced-geometry svg:viewBox="0 0 21600 21600" draw:type="rectangle" draw:enhanced-path="M 0 0 L 21600 0 21600 21600 0 21600 0 0 Z N"/>
          </draw:custom-shape>
          <draw:connector draw:style-name="gr18" draw:text-style-name="P3" draw:layer="layout" draw:type="curve" draw:line-skew="0.333cm 0.087cm" svg:x1="26.454cm" svg:y1="10.861cm" svg:x2="28.082cm" svg:y2="11.78cm" draw:start-shape="id39" draw:start-glue-point="3" draw:end-shape="id40" draw:end-glue-point="3" svg:d="M26454 10861c0-336 506-281 682 33s22 886 946 886" svg:viewBox="0 0 1629 1148">
            <text:p/>
          </draw:connector>
          <draw:ellipse draw:style-name="gr17" draw:text-style-name="P11" xml:id="id39" draw:id="id39" draw:layer="layout" svg:width="2.002cm" svg:height="1.285cm" draw:transform="skewX (-0.00785398163397456) rotate (-2.0943951023932) translate (27.012cm 11.178cm)" draw:kind="cut" draw:start-angle="88.96" draw:end-angle="271.12">
            <text:p/>
          </draw:ellipse>
          <draw:line draw:style-name="gr67" draw:text-style-name="P5" draw:layer="layout" svg:x1="17.886cm" svg:y1="15.371cm" svg:x2="23.904cm" svg:y2="15.371cm">
            <text:p/>
          </draw:line>
          <draw:custom-shape draw:style-name="gr106" draw:text-style-name="P32" draw:layer="layout" svg:width="1.372cm" svg:height="1.372cm" svg:x="20.932cm" svg:y="14.681cm">
            <text:p/>
            <draw:enhanced-geometry svg:viewBox="0 0 21600 21600" draw:type="rectangle" draw:enhanced-path="M 0 0 L 21600 0 21600 21600 0 21600 0 0 Z N"/>
          </draw:custom-shape>
          <draw:custom-shape draw:style-name="gr108" draw:text-style-name="P40" draw:layer="layout" svg:width="2.083cm" svg:height="0.203cm" draw:transform="rotate (-1.0471975511966) translate (18.377cm 14.376cm)">
            <text:p/>
            <draw:enhanced-geometry svg:viewBox="0 0 21600 21600" draw:type="rectangle" draw:enhanced-path="M 0 0 L 21600 0 21600 21600 0 21600 0 0 Z N"/>
          </draw:custom-shape>
          <draw:custom-shape draw:style-name="gr149" draw:text-style-name="P41" draw:layer="layout" svg:width="14.478cm" svg:height="6.35cm" svg:x="1.805cm" svg:y="10.1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6" draw:text-style-name="P5" draw:layer="layout" svg:x1="5.516cm" svg:y1="13.278cm" svg:x2="12.579cm" svg:y2="13.278cm">
            <text:p/>
          </draw:line>
          <draw:line draw:style-name="gr66" draw:text-style-name="P5" draw:layer="layout" svg:x1="4.351cm" svg:y1="15.368cm" svg:x2="5.581cm" svg:y2="13.237cm">
            <text:p/>
          </draw:line>
          <draw:line draw:style-name="gr71" draw:text-style-name="P4" draw:layer="layout" svg:x1="2.171cm" svg:y1="15.37cm" svg:x2="4.101cm" svg:y2="15.371cm">
            <text:p/>
          </draw:line>
          <draw:line draw:style-name="gr150" draw:text-style-name="P5" draw:layer="layout" svg:x1="10.604cm" svg:y1="13.281cm" svg:x2="11.566cm" svg:y2="11.616cm">
            <text:p/>
          </draw:line>
          <draw:custom-shape draw:style-name="gr109" draw:text-style-name="P46" draw:layer="layout" svg:width="2.083cm" svg:height="0.203cm" draw:transform="rotate (-1.0471975511966) translate (10.155cm 12.335cm)">
            <text:p/>
            <draw:enhanced-geometry svg:viewBox="0 0 21600 21600" draw:type="rectangle" draw:enhanced-path="M 0 0 L 21600 0 21600 21600 0 21600 0 0 Z N"/>
          </draw:custom-shape>
          <draw:line draw:style-name="gr67" draw:text-style-name="P5" draw:layer="layout" svg:x1="3.411cm" svg:y1="15.371cm" svg:x2="7.509cm" svg:y2="15.371cm">
            <text:p/>
          </draw:line>
          <draw:custom-shape draw:style-name="gr108" draw:text-style-name="P40" draw:layer="layout" svg:width="2.083cm" svg:height="0.203cm" draw:transform="rotate (-1.0471975511966) translate (3.902cm 14.376cm)">
            <text:p/>
            <draw:enhanced-geometry svg:viewBox="0 0 21600 21600" draw:type="rectangle" draw:enhanced-path="M 0 0 L 21600 0 21600 21600 0 21600 0 0 Z N"/>
          </draw:custom-shape>
          <draw:custom-shape draw:style-name="gr149" draw:text-style-name="P41" draw:layer="layout" svg:width="14.478cm" svg:height="6.35cm" svg:x="1.805cm" svg:y="3.8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6" draw:text-style-name="P5" draw:layer="layout" svg:x1="5.516cm" svg:y1="6.93cm" svg:x2="7.509cm" svg:y2="6.93cm">
            <text:p/>
          </draw:line>
          <draw:line draw:style-name="gr67" draw:text-style-name="P5" draw:layer="layout" svg:x1="9.366cm" svg:y1="9.062cm" svg:x2="11.601cm" svg:y2="5.193cm">
            <text:p/>
          </draw:line>
          <draw:line draw:style-name="gr66" draw:text-style-name="P5" draw:layer="layout" svg:x1="4.351cm" svg:y1="9.02cm" svg:x2="5.581cm" svg:y2="6.889cm">
            <text:p/>
          </draw:line>
          <draw:line draw:style-name="gr71" draw:text-style-name="P4" draw:layer="layout" svg:x1="2.171cm" svg:y1="9.022cm" svg:x2="4.101cm" svg:y2="9.023cm">
            <text:p/>
          </draw:line>
          <draw:line draw:style-name="gr125" draw:text-style-name="P5" draw:layer="layout" svg:x1="10.594cm" svg:y1="6.93cm" svg:x2="12.413cm" svg:y2="6.93cm">
            <text:p/>
          </draw:line>
          <draw:custom-shape draw:style-name="gr109" draw:text-style-name="P46" draw:layer="layout" svg:width="2.083cm" svg:height="0.203cm" draw:transform="rotate (-1.0471975511966) translate (10.155cm 5.987cm)">
            <text:p/>
            <draw:enhanced-geometry svg:viewBox="0 0 21600 21600" draw:type="rectangle" draw:enhanced-path="M 0 0 L 21600 0 21600 21600 0 21600 0 0 Z N"/>
          </draw:custom-shape>
          <draw:line draw:style-name="gr67" draw:text-style-name="P5" draw:layer="layout" svg:x1="3.411cm" svg:y1="9.023cm" svg:x2="9.429cm" svg:y2="9.023cm">
            <text:p/>
          </draw:line>
          <draw:custom-shape draw:style-name="gr108" draw:text-style-name="P40" draw:layer="layout" svg:width="2.083cm" svg:height="0.203cm" draw:transform="rotate (-1.0471975511966) translate (3.902cm 8.028cm)">
            <text:p/>
            <draw:enhanced-geometry svg:viewBox="0 0 21600 21600" draw:type="rectangle" draw:enhanced-path="M 0 0 L 21600 0 21600 21600 0 21600 0 0 Z N"/>
          </draw:custom-shape>
          <draw:custom-shape draw:style-name="gr151" draw:text-style-name="P40" draw:layer="layout" svg:width="0.508cm" svg:height="1.524cm" svg:x="7.257cm" svg:y="6.1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2" draw:text-style-name="P13" draw:layer="layout" svg:width="3.24cm" svg:height="1.041cm" svg:x="1.908cm" svg:y="3.928cm">
            <draw:image xlink:href="Pictures/10004F0400000B440000082ABCFAF9FC259A9FAF.svg" xlink:type="simple" xlink:show="embed" xlink:actuate="onLoad" draw:mime-type="image/svg+xml">
              <text:p/>
            </draw:image>
            <draw:image xlink:href="Pictures/100000010000008800000063EDE52D56A806EB1B.png" xlink:type="simple" xlink:show="embed" xlink:actuate="onLoad" draw:mime-type="image/png"/>
          </draw:frame>
          <draw:line draw:style-name="gr66" draw:text-style-name="P5" draw:layer="layout" svg:x1="6.517cm" svg:y1="17.268cm" svg:x2="7.676cm" svg:y2="17.268cm">
            <text:p/>
          </draw:line>
          <draw:line draw:style-name="gr67" draw:text-style-name="P5" draw:layer="layout" svg:x1="2.077cm" svg:y1="17.268cm" svg:x2="3.236cm" svg:y2="17.268cm">
            <text:p/>
          </draw:line>
          <draw:frame draw:style-name="gr153" draw:text-style-name="P13" draw:layer="layout" svg:width="2.624cm" svg:height="0.903cm" svg:x="3.42cm" svg:y="16.734cm">
            <draw:image xlink:href="Pictures/10006D4C0000175C00000BC867F77FC176D8AF34.svg" xlink:type="simple" xlink:show="embed" xlink:actuate="onLoad" draw:mime-type="image/svg+xml">
              <text:p/>
            </draw:image>
            <draw:image xlink:href="Pictures/100000010000011B0000008E014EE3E11946B4AC.png" xlink:type="simple" xlink:show="embed" xlink:actuate="onLoad" draw:mime-type="image/png"/>
          </draw:frame>
          <draw:custom-shape draw:style-name="gr154" draw:text-style-name="P32" draw:layer="layout" svg:width="0.541cm" svg:height="0.541cm" svg:x="11.675cm" svg:y="16.9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6" draw:text-style-name="P13" draw:layer="layout" svg:width="1.027cm" svg:height="1.087cm" svg:x="12.833cm" svg:y="16.658cm">
            <draw:image xlink:href="Pictures/10006D4C0000175C00000BC867F77FC176D8AF34.svg" xlink:type="simple" xlink:show="embed" xlink:actuate="onLoad" draw:mime-type="image/svg+xml">
              <text:p/>
            </draw:image>
            <draw:image xlink:href="Pictures/100000010000011B0000008E014EE3E11946B4AC.png" xlink:type="simple" xlink:show="embed" xlink:actuate="onLoad" draw:mime-type="image/png"/>
          </draw:frame>
          <draw:frame draw:style-name="gr148" draw:text-style-name="P13" draw:layer="layout" svg:width="1.075cm" svg:height="1.027cm" svg:x="15.905cm" svg:y="16.822cm">
            <draw:image xlink:href="Pictures/10006D4C0000175C00000BC867F77FC176D8AF34.svg" xlink:type="simple" xlink:show="embed" xlink:actuate="onLoad" draw:mime-type="image/svg+xml">
              <text:p/>
            </draw:image>
            <draw:image xlink:href="Pictures/100000010000011B0000008E014EE3E11946B4AC.png" xlink:type="simple" xlink:show="embed" xlink:actuate="onLoad" draw:mime-type="image/png"/>
          </draw:frame>
          <draw:custom-shape draw:style-name="gr155" draw:text-style-name="P32" draw:layer="layout" svg:width="0.541cm" svg:height="0.541cm" svg:x="14.691cm" svg:y="16.9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6" draw:text-style-name="P32" draw:layer="layout" svg:width="1.372cm" svg:height="1.372cm" svg:x="21.432cm" svg:y="6.2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6" draw:text-style-name="P32" draw:layer="layout" svg:width="1.372cm" svg:height="1.372cm" svg:x="21.432cm" svg:y="12.5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7" draw:text-style-name="P13" draw:layer="layout" svg:width="0.53cm" svg:height="1.087cm" svg:x="21.817cm" svg:y="6.436cm">
            <draw:image xlink:href="Pictures/10006D4C0000175C00000BC867F77FC176D8AF34.svg" xlink:type="simple" xlink:show="embed" xlink:actuate="onLoad" draw:mime-type="image/svg+xml">
              <text:p/>
            </draw:image>
            <draw:image xlink:href="Pictures/100000010000011B0000008E014EE3E11946B4AC.png" xlink:type="simple" xlink:show="embed" xlink:actuate="onLoad" draw:mime-type="image/png"/>
          </draw:frame>
          <draw:frame draw:style-name="gr157" draw:text-style-name="P13" draw:layer="layout" svg:width="0.53cm" svg:height="1.087cm" svg:x="21.317cm" svg:y="8.537cm">
            <draw:image xlink:href="Pictures/10006D4C0000175C00000BC867F77FC176D8AF34.svg" xlink:type="simple" xlink:show="embed" xlink:actuate="onLoad" draw:mime-type="image/svg+xml">
              <text:p/>
            </draw:image>
            <draw:image xlink:href="Pictures/100000010000011B0000008E014EE3E11946B4AC.png" xlink:type="simple" xlink:show="embed" xlink:actuate="onLoad" draw:mime-type="image/png"/>
          </draw:frame>
          <draw:frame draw:style-name="gr157" draw:text-style-name="P13" draw:layer="layout" svg:width="0.53cm" svg:height="1.087cm" svg:x="21.817cm" svg:y="12.766cm">
            <draw:image xlink:href="Pictures/10006D4C0000175C00000BC867F77FC176D8AF34.svg" xlink:type="simple" xlink:show="embed" xlink:actuate="onLoad" draw:mime-type="image/svg+xml">
              <text:p/>
            </draw:image>
            <draw:image xlink:href="Pictures/100000010000011B0000008E014EE3E11946B4AC.png" xlink:type="simple" xlink:show="embed" xlink:actuate="onLoad" draw:mime-type="image/png"/>
          </draw:frame>
          <draw:frame draw:style-name="gr158" draw:text-style-name="P13" draw:layer="layout" svg:width="1.168cm" svg:height="1.205cm" svg:x="21.112cm" svg:y="14.861cm">
            <draw:image xlink:href="Pictures/100071FA0000175C00000BC875E92A5312F5EBF9.svg" xlink:type="simple" xlink:show="embed" xlink:actuate="onLoad" draw:mime-type="image/svg+xml">
              <text:p/>
            </draw:image>
            <draw:image xlink:href="Pictures/100000010000011B0000008ED2F236115A46266C.png" xlink:type="simple" xlink:show="embed" xlink:actuate="onLoad" draw:mime-type="image/png"/>
          </draw:frame>
          <draw:custom-shape draw:style-name="gr159" draw:text-style-name="P32" xml:id="id38" draw:id="id38" draw:layer="layout" svg:width="2.235cm" svg:height="1.118cm" svg:x="28.082cm" svg:y="14.39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60" draw:text-style-name="P13" draw:layer="layout" svg:width="1.788cm" svg:height="0.785cm" svg:x="28.32cm" svg:y="14.557cm">
            <draw:image xlink:href="Pictures/100044A6000013A30000099D6E8963A6514AE4DF.svg" xlink:type="simple" xlink:show="embed" xlink:actuate="onLoad" draw:mime-type="image/svg+xml">
              <text:p/>
            </draw:image>
            <draw:image xlink:href="Pictures/10000001000000ED000000748FD40B1EB48928C6.png" xlink:type="simple" xlink:show="embed" xlink:actuate="onLoad" draw:mime-type="image/png"/>
          </draw:frame>
          <draw:custom-shape draw:style-name="gr161" draw:text-style-name="P32" xml:id="id40" draw:id="id40" draw:layer="layout" svg:width="2.235cm" svg:height="1.168cm" svg:x="28.082cm" svg:y="11.19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62" draw:text-style-name="P13" draw:layer="layout" svg:width="2.055cm" svg:height="0.967cm" svg:x="28.158cm" svg:y="11.365cm">
            <draw:image xlink:href="Pictures/100044A6000013A30000099D6E8963A6514AE4DF.svg" xlink:type="simple" xlink:show="embed" xlink:actuate="onLoad" draw:mime-type="image/svg+xml">
              <text:p/>
            </draw:image>
            <draw:image xlink:href="Pictures/10000001000000ED000000748FD40B1EB48928C6.png" xlink:type="simple" xlink:show="embed" xlink:actuate="onLoad" draw:mime-type="image/png"/>
          </draw:frame>
          <draw:ellipse draw:style-name="gr17" draw:text-style-name="P11" xml:id="id41" draw:id="id41" draw:layer="layout" svg:width="2.002cm" svg:height="1.285cm" draw:transform="skewX (-0.00785398163397448) rotate (-3.14159265358979) translate (27.891cm 7.574cm)" draw:kind="cut" draw:start-angle="88.96" draw:end-angle="271.12">
            <text:p/>
          </draw:ellipse>
          <draw:connector draw:style-name="gr18" draw:text-style-name="P3" draw:layer="layout" draw:type="curve" svg:x1="27.886cm" svg:y1="6.932cm" svg:x2="29.213cm" svg:y2="8.01cm" draw:start-shape="id41" draw:start-glue-point="3" draw:end-shape="id42" draw:end-glue-point="0" svg:d="M27886 6932c885 0 1327 359 1327 1078" svg:viewBox="0 0 1328 1079">
            <text:p/>
          </draw:connector>
          <draw:connector draw:style-name="gr18" draw:text-style-name="P3" draw:layer="layout" draw:type="curve" draw:line-skew="0.333cm 0.087cm" svg:x1="26.468cm" svg:y1="4.475cm" svg:x2="28.096cm" svg:y2="5.394cm" draw:start-shape="id43" draw:start-glue-point="3" draw:end-shape="id44" draw:end-glue-point="3" svg:d="M26468 4475c0-336 506-281 682 33s22 886 946 886" svg:viewBox="0 0 1629 1148">
            <text:p/>
          </draw:connector>
          <draw:ellipse draw:style-name="gr17" draw:text-style-name="P11" xml:id="id43" draw:id="id43" draw:layer="layout" svg:width="2.002cm" svg:height="1.285cm" draw:transform="skewX (-0.00785398163397456) rotate (-2.0943951023932) translate (27.026cm 4.792cm)" draw:kind="cut" draw:start-angle="88.96" draw:end-angle="271.12">
            <text:p/>
          </draw:ellipse>
          <draw:custom-shape draw:style-name="gr159" draw:text-style-name="P32" xml:id="id42" draw:id="id42" draw:layer="layout" svg:width="2.235cm" svg:height="1.118cm" svg:x="28.096cm" svg:y="8.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1" draw:text-style-name="P32" xml:id="id44" draw:id="id44" draw:layer="layout" svg:width="2.235cm" svg:height="1.168cm" svg:x="28.096cm" svg:y="4.8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63" draw:text-style-name="P13" draw:layer="layout" svg:width="1.476cm" svg:height="0.785cm" svg:x="28.525cm" svg:y="5.023cm">
            <draw:image xlink:href="Pictures/100044A6000013A30000099D6E8963A6514AE4DF.svg" xlink:type="simple" xlink:show="embed" xlink:actuate="onLoad" draw:mime-type="image/svg+xml">
              <text:p/>
            </draw:image>
            <draw:image xlink:href="Pictures/10000001000000ED000000748FD40B1EB48928C6.png" xlink:type="simple" xlink:show="embed" xlink:actuate="onLoad" draw:mime-type="image/png"/>
          </draw:frame>
          <draw:frame draw:style-name="gr164" draw:text-style-name="P13" draw:layer="layout" svg:width="1.405cm" svg:height="0.665cm" svg:x="28.573cm" svg:y="8.27cm">
            <draw:image xlink:href="Pictures/100044A6000013A30000099D6E8963A6514AE4DF.svg" xlink:type="simple" xlink:show="embed" xlink:actuate="onLoad" draw:mime-type="image/svg+xml">
              <text:p/>
            </draw:image>
            <draw:image xlink:href="Pictures/10000001000000ED000000748FD40B1EB48928C6.png" xlink:type="simple" xlink:show="embed" xlink:actuate="onLoad" draw:mime-type="image/png"/>
          </draw:frame>
          <draw:ellipse draw:style-name="gr17" draw:text-style-name="P56" xml:id="id45" draw:id="id45" draw:layer="layout" svg:width="2.002cm" svg:height="1.285cm" draw:transform="skewX (-0.00785398163397448) rotate (-3.14159265358979) translate (13.405cm 7.573cm)" draw:kind="cut" draw:start-angle="88.96" draw:end-angle="271.12">
            <text:p/>
          </draw:ellipse>
          <draw:connector draw:style-name="gr18" draw:text-style-name="P3" draw:layer="layout" draw:type="curve" svg:x1="13.4cm" svg:y1="6.931cm" svg:x2="14.727cm" svg:y2="8.009cm" draw:start-shape="id45" draw:start-glue-point="3" draw:end-shape="id46" draw:end-glue-point="0" svg:d="M13400 6931c885 0 1327 359 1327 1078" svg:viewBox="0 0 1328 1079">
            <text:p/>
          </draw:connector>
          <draw:connector draw:style-name="gr18" draw:text-style-name="P3" draw:layer="layout" draw:type="curve" draw:line-skew="0.333cm 0.087cm" svg:x1="11.982cm" svg:y1="4.474cm" svg:x2="13.61cm" svg:y2="5.393cm" draw:start-shape="id47" draw:start-glue-point="3" draw:end-shape="id48" draw:end-glue-point="3" svg:d="M11982 4474c0-336 506-281 682 33s22 886 946 886" svg:viewBox="0 0 1629 1148">
            <text:p/>
          </draw:connector>
          <draw:ellipse draw:style-name="gr17" draw:text-style-name="P11" xml:id="id47" draw:id="id47" draw:layer="layout" svg:width="2.002cm" svg:height="1.285cm" draw:transform="skewX (-0.00785398163397456) rotate (-2.0943951023932) translate (12.54cm 4.791cm)" draw:kind="cut" draw:start-angle="88.96" draw:end-angle="271.12">
            <text:p/>
          </draw:ellipse>
          <draw:custom-shape draw:style-name="gr159" draw:text-style-name="P32" xml:id="id46" draw:id="id46" draw:layer="layout" svg:width="2.235cm" svg:height="1.118cm" svg:x="13.61cm" svg:y="8.00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1" draw:text-style-name="P32" xml:id="id48" draw:id="id48" draw:layer="layout" svg:width="2.235cm" svg:height="1.168cm" svg:x="13.61cm" svg:y="4.80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ellipse draw:style-name="gr17" draw:text-style-name="P11" xml:id="id49" draw:id="id49" draw:layer="layout" svg:width="2.002cm" svg:height="1.285cm" draw:transform="skewX (-0.00785398163397448) rotate (-3.14159265358979) translate (13.404cm 13.942cm)" draw:kind="cut" draw:start-angle="88.96" draw:end-angle="271.12">
            <text:p/>
          </draw:ellipse>
          <draw:connector draw:style-name="gr18" draw:text-style-name="P3" draw:layer="layout" draw:type="curve" svg:x1="13.399cm" svg:y1="13.3cm" svg:x2="14.726cm" svg:y2="14.378cm" draw:start-shape="id49" draw:start-glue-point="3" draw:end-shape="id50" draw:end-glue-point="0" svg:d="M13399 13300c885 0 1327 359 1327 1078" svg:viewBox="0 0 1328 1079">
            <text:p/>
          </draw:connector>
          <draw:connector draw:style-name="gr18" draw:text-style-name="P3" draw:layer="layout" draw:type="curve" draw:line-skew="0.333cm 0.087cm" svg:x1="11.981cm" svg:y1="10.843cm" svg:x2="13.609cm" svg:y2="11.762cm" draw:start-shape="id51" draw:start-glue-point="3" draw:end-shape="id52" draw:end-glue-point="3" svg:d="M11981 10843c0-336 506-281 682 33s22 886 946 886" svg:viewBox="0 0 1629 1148">
            <text:p/>
          </draw:connector>
          <draw:ellipse draw:style-name="gr17" draw:text-style-name="P11" xml:id="id51" draw:id="id51" draw:layer="layout" svg:width="2.002cm" svg:height="1.285cm" draw:transform="skewX (-0.00785398163397456) rotate (-2.0943951023932) translate (12.539cm 11.16cm)" draw:kind="cut" draw:start-angle="88.96" draw:end-angle="271.12">
            <text:p/>
          </draw:ellipse>
          <draw:custom-shape draw:style-name="gr159" draw:text-style-name="P32" xml:id="id50" draw:id="id50" draw:layer="layout" svg:width="2.235cm" svg:height="1.118cm" svg:x="13.609cm" svg:y="14.37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1" draw:text-style-name="P32" xml:id="id52" draw:id="id52" draw:layer="layout" svg:width="2.235cm" svg:height="1.168cm" svg:x="13.609cm" svg:y="11.17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52" draw:text-style-name="P13" draw:layer="layout" svg:width="2.475cm" svg:height="0.796cm" svg:x="13.763cm" svg:y="5.014cm">
            <draw:image xlink:href="Pictures/10004F0400000B440000082ABCFAF9FC259A9FAF.svg" xlink:type="simple" xlink:show="embed" xlink:actuate="onLoad" draw:mime-type="image/svg+xml">
              <text:p/>
            </draw:image>
            <draw:image xlink:href="Pictures/100000010000008800000063EDE52D56A806EB1B.png" xlink:type="simple" xlink:show="embed" xlink:actuate="onLoad" draw:mime-type="image/png"/>
          </draw:frame>
          <draw:frame draw:style-name="gr152" draw:text-style-name="P13" draw:layer="layout" svg:width="2.475cm" svg:height="0.796cm" svg:x="13.764cm" svg:y="8.199cm">
            <draw:image xlink:href="Pictures/10004F0400000B440000082ABCFAF9FC259A9FAF.svg" xlink:type="simple" xlink:show="embed" xlink:actuate="onLoad" draw:mime-type="image/svg+xml">
              <text:p/>
            </draw:image>
            <draw:image xlink:href="Pictures/100000010000008800000063EDE52D56A806EB1B.png" xlink:type="simple" xlink:show="embed" xlink:actuate="onLoad" draw:mime-type="image/png"/>
          </draw:frame>
          <draw:frame draw:style-name="gr165" draw:text-style-name="P13" draw:layer="layout" svg:width="2.028cm" svg:height="0.809cm" svg:x="13.765cm" svg:y="11.386cm">
            <draw:image xlink:href="Pictures/10004F0400000B440000082ABCFAF9FC259A9FAF.svg" xlink:type="simple" xlink:show="embed" xlink:actuate="onLoad" draw:mime-type="image/svg+xml">
              <text:p/>
            </draw:image>
            <draw:image xlink:href="Pictures/100000010000008800000063EDE52D56A806EB1B.png" xlink:type="simple" xlink:show="embed" xlink:actuate="onLoad" draw:mime-type="image/png"/>
          </draw:frame>
          <draw:frame draw:style-name="gr165" draw:text-style-name="P13" draw:layer="layout" svg:width="2.028cm" svg:height="0.809cm" svg:x="13.765cm" svg:y="14.547cm">
            <draw:image xlink:href="Pictures/10004F0400000B440000082ABCFAF9FC259A9FAF.svg" xlink:type="simple" xlink:show="embed" xlink:actuate="onLoad" draw:mime-type="image/svg+xml">
              <text:p/>
            </draw:image>
            <draw:image xlink:href="Pictures/100000010000008800000063EDE52D56A806EB1B.png" xlink:type="simple" xlink:show="embed" xlink:actuate="onLoad" draw:mime-type="image/png"/>
          </draw:frame>
          <draw:frame draw:style-name="gr166" draw:text-style-name="P13" draw:layer="layout" svg:width="3.24cm" svg:height="1.051cm" svg:x="1.908cm" svg:y="10.331cm">
            <draw:image xlink:href="Pictures/10004F0400000B440000082ABCFAF9FC259A9FAF.svg" xlink:type="simple" xlink:show="embed" xlink:actuate="onLoad" draw:mime-type="image/svg+xml">
              <text:p/>
            </draw:image>
            <draw:image xlink:href="Pictures/100000010000008800000063EDE52D56A806EB1B.png" xlink:type="simple" xlink:show="embed" xlink:actuate="onLoad" draw:mime-type="image/png"/>
          </draw:frame>
          <draw:frame draw:style-name="gr167" draw:text-style-name="P13" draw:layer="layout" svg:width="4.122cm" svg:height="1.256cm" svg:x="16.408cm" svg:y="10.191cm">
            <draw:image xlink:href="Pictures/10004F0400000B440000082ABCFAF9FC259A9FAF.svg" xlink:type="simple" xlink:show="embed" xlink:actuate="onLoad" draw:mime-type="image/svg+xml">
              <text:p/>
            </draw:image>
            <draw:image xlink:href="Pictures/100000010000008800000063EDE52D56A806EB1B.png" xlink:type="simple" xlink:show="embed" xlink:actuate="onLoad" draw:mime-type="image/png"/>
          </draw:frame>
          <draw:frame draw:style-name="gr168" draw:text-style-name="P13" draw:layer="layout" svg:width="4.122cm" svg:height="1.19cm" svg:x="16.408cm" svg:y="3.742cm">
            <draw:image xlink:href="Pictures/10004F0400000B440000082ABCFAF9FC259A9FAF.svg" xlink:type="simple" xlink:show="embed" xlink:actuate="onLoad" draw:mime-type="image/svg+xml">
              <text:p/>
            </draw:image>
            <draw:image xlink:href="Pictures/100000010000008800000063EDE52D56A806EB1B.png" xlink:type="simple" xlink:show="embed" xlink:actuate="onLoad" draw:mime-type="image/png"/>
          </draw:frame>
          <draw:custom-shape draw:style-name="gr151" draw:text-style-name="P40" draw:layer="layout" svg:width="0.508cm" svg:height="1.524cm" svg:x="7.257cm" svg:y="14.6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9" draw:text-style-name="P13" draw:layer="layout" svg:width="2.732cm" svg:height="0.903cm" svg:x="7.924cm" svg:y="16.735cm">
            <draw:image xlink:href="Pictures/10006D4C0000175C00000BC867F77FC176D8AF34.svg" xlink:type="simple" xlink:show="embed" xlink:actuate="onLoad" draw:mime-type="image/svg+xml">
              <text:p/>
            </draw:image>
            <draw:image xlink:href="Pictures/100000010000011B0000008E014EE3E11946B4AC.png" xlink:type="simple" xlink:show="embed" xlink:actuate="onLoad" draw:mime-type="image/png"/>
          </draw:frame>
          <draw:frame draw:style-name="gr170" draw:text-style-name="P57" draw:layer="layout" svg:width="0.875cm" svg:height="0.962cm" svg:x="11.234cm" svg:y="4.465cm">
            <draw:text-box>
              <text:p><text:span text:style-name="T8">−</text:span></text:p>
            </draw:text-box>
          </draw:frame>
          <draw:frame draw:style-name="gr170" draw:text-style-name="P57" draw:layer="layout" svg:width="0.875cm" svg:height="0.962cm" svg:x="12.35cm" svg:y="6.449cm">
            <draw:text-box>
              <text:p><text:span text:style-name="T9">+</text:span></text:p>
            </draw:text-box>
          </draw:frame>
          <draw:frame draw:style-name="gr170" draw:text-style-name="P57" draw:layer="layout" svg:width="0.875cm" svg:height="0.962cm" svg:x="11.235cm" svg:y="10.811cm">
            <draw:text-box>
              <text:p><text:span text:style-name="T8">−</text:span></text:p>
            </draw:text-box>
          </draw:frame>
          <draw:frame draw:style-name="gr170" draw:text-style-name="P57" draw:layer="layout" svg:width="0.875cm" svg:height="0.962cm" svg:x="12.351cm" svg:y="12.795cm">
            <draw:text-box>
              <text:p><text:span text:style-name="T9">+</text:span></text:p>
            </draw:text-box>
          </draw:frame>
          <draw:frame draw:style-name="gr170" draw:text-style-name="P57" draw:layer="layout" svg:width="0.875cm" svg:height="0.962cm" svg:x="25.724cm" svg:y="10.811cm">
            <draw:text-box>
              <text:p><text:span text:style-name="T8">−</text:span></text:p>
            </draw:text-box>
          </draw:frame>
          <draw:frame draw:style-name="gr170" draw:text-style-name="P57" draw:layer="layout" svg:width="0.875cm" svg:height="0.962cm" svg:x="26.84cm" svg:y="12.795cm">
            <draw:text-box>
              <text:p><text:span text:style-name="T9">+</text:span></text:p>
            </draw:text-box>
          </draw:frame>
          <draw:frame draw:style-name="gr170" draw:text-style-name="P57" draw:layer="layout" svg:width="0.875cm" svg:height="0.962cm" svg:x="25.725cm" svg:y="4.459cm">
            <draw:text-box>
              <text:p><text:span text:style-name="T8">−</text:span></text:p>
            </draw:text-box>
          </draw:frame>
          <draw:frame draw:style-name="gr170" draw:text-style-name="P57" draw:layer="layout" svg:width="0.875cm" svg:height="0.962cm" svg:x="26.841cm" svg:y="6.443cm">
            <draw:text-box>
              <text:p><text:span text:style-name="T9">+</text:span></text:p>
            </draw:text-box>
          </draw:frame>
        </draw:g>
      </draw:page>
      <draw:page draw:name="page18" draw:style-name="dp1" draw:master-page-name="Default">
        <draw:line draw:style-name="gr67" draw:text-style-name="P5" draw:layer="layout" svg:x1="11.202cm" svg:y1="17.268cm" svg:x2="12.689cm" svg:y2="17.268cm">
          <text:p/>
        </draw:line>
        <draw:custom-shape draw:style-name="gr149" draw:text-style-name="P41" draw:layer="layout" svg:width="14.478cm" svg:height="6.35cm" svg:x="16.28cm" svg:y="3.8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6" draw:text-style-name="P5" draw:layer="layout" svg:x1="19.991cm" svg:y1="6.93cm" svg:x2="27.054cm" svg:y2="6.93cm">
          <text:p/>
        </draw:line>
        <draw:line draw:style-name="gr67" draw:text-style-name="P5" draw:layer="layout" svg:x1="23.841cm" svg:y1="9.062cm" svg:x2="25.882cm" svg:y2="5.528cm">
          <text:p/>
        </draw:line>
        <draw:line draw:style-name="gr66" draw:text-style-name="P5" draw:layer="layout" svg:x1="18.826cm" svg:y1="9.02cm" svg:x2="20.056cm" svg:y2="6.889cm">
          <text:p/>
        </draw:line>
        <draw:line draw:style-name="gr71" draw:text-style-name="P4" draw:layer="layout" svg:x1="16.646cm" svg:y1="9.022cm" svg:x2="18.576cm" svg:y2="9.023cm">
          <text:p/>
        </draw:line>
        <draw:line draw:style-name="gr69" draw:text-style-name="P5" draw:layer="layout" svg:x1="25.069cm" svg:y1="6.937cm" svg:x2="26.888cm" svg:y2="6.937cm">
          <text:p/>
        </draw:line>
        <draw:line draw:style-name="gr68" draw:text-style-name="P5" draw:layer="layout" svg:x1="25.079cm" svg:y1="6.933cm" svg:x2="26.041cm" svg:y2="5.268cm">
          <text:p/>
        </draw:line>
        <draw:custom-shape draw:style-name="gr109" draw:text-style-name="P46" draw:layer="layout" svg:width="2.083cm" svg:height="0.203cm" draw:transform="rotate (-1.0471975511966) translate (24.63cm 5.987cm)">
          <text:p/>
          <draw:enhanced-geometry svg:viewBox="0 0 21600 21600" draw:type="rectangle" draw:enhanced-path="M 0 0 L 21600 0 21600 21600 0 21600 0 0 Z N"/>
        </draw:custom-shape>
        <draw:line draw:style-name="gr67" draw:text-style-name="P5" draw:layer="layout" svg:x1="17.886cm" svg:y1="9.023cm" svg:x2="23.904cm" svg:y2="9.023cm">
          <text:p/>
        </draw:line>
        <draw:custom-shape draw:style-name="gr106" draw:text-style-name="P32" draw:layer="layout" svg:width="1.372cm" svg:height="1.372cm" svg:x="20.932cm" svg:y="8.3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40" draw:layer="layout" svg:width="2.083cm" svg:height="0.203cm" draw:transform="rotate (-1.0471975511966) translate (18.377cm 8.028cm)">
          <text:p/>
          <draw:enhanced-geometry svg:viewBox="0 0 21600 21600" draw:type="rectangle" draw:enhanced-path="M 0 0 L 21600 0 21600 21600 0 21600 0 0 Z N"/>
        </draw:custom-shape>
        <draw:custom-shape draw:style-name="gr149" draw:text-style-name="P41" draw:layer="layout" svg:width="14.478cm" svg:height="6.35cm" svg:x="16.28cm" svg:y="10.1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6" draw:text-style-name="P5" draw:layer="layout" svg:x1="19.991cm" svg:y1="13.278cm" svg:x2="27.054cm" svg:y2="13.278cm">
          <text:p/>
        </draw:line>
        <draw:line draw:style-name="gr67" draw:text-style-name="P5" draw:layer="layout" svg:x1="23.841cm" svg:y1="15.41cm" svg:x2="25.882cm" svg:y2="11.876cm">
          <text:p/>
        </draw:line>
        <draw:line draw:style-name="gr66" draw:text-style-name="P5" draw:layer="layout" svg:x1="18.826cm" svg:y1="15.368cm" svg:x2="20.056cm" svg:y2="13.237cm">
          <text:p/>
        </draw:line>
        <draw:line draw:style-name="gr71" draw:text-style-name="P4" draw:layer="layout" svg:x1="16.646cm" svg:y1="15.37cm" svg:x2="18.576cm" svg:y2="15.371cm">
          <text:p/>
        </draw:line>
        <draw:line draw:style-name="gr69" draw:text-style-name="P5" draw:layer="layout" svg:x1="25.069cm" svg:y1="13.285cm" svg:x2="26.888cm" svg:y2="13.285cm">
          <text:p/>
        </draw:line>
        <draw:ellipse draw:style-name="gr17" draw:text-style-name="P11" xml:id="id53" draw:id="id53" draw:layer="layout" svg:width="2.002cm" svg:height="1.285cm" draw:transform="skewX (-0.00785398163397448) rotate (-3.14159265358979) translate (27.877cm 13.96cm)" draw:kind="cut" draw:start-angle="88.96" draw:end-angle="271.12">
          <text:p/>
        </draw:ellipse>
        <draw:connector draw:style-name="gr18" draw:text-style-name="P3" draw:layer="layout" draw:type="curve" svg:x1="27.872cm" svg:y1="13.318cm" svg:x2="29.199cm" svg:y2="14.396cm" draw:start-shape="id53" draw:start-glue-point="3" draw:end-shape="id54" draw:end-glue-point="0" svg:d="M27872 13318c885 0 1327 359 1327 1078" svg:viewBox="0 0 1328 1079">
          <text:p/>
        </draw:connector>
        <draw:line draw:style-name="gr68" draw:text-style-name="P5" draw:layer="layout" svg:x1="25.079cm" svg:y1="13.281cm" svg:x2="26.041cm" svg:y2="11.616cm">
          <text:p/>
        </draw:line>
        <draw:custom-shape draw:style-name="gr109" draw:text-style-name="P46" draw:layer="layout" svg:width="2.083cm" svg:height="0.203cm" draw:transform="rotate (-1.0471975511966) translate (24.63cm 12.335cm)">
          <text:p/>
          <draw:enhanced-geometry svg:viewBox="0 0 21600 21600" draw:type="rectangle" draw:enhanced-path="M 0 0 L 21600 0 21600 21600 0 21600 0 0 Z N"/>
        </draw:custom-shape>
        <draw:connector draw:style-name="gr18" draw:text-style-name="P3" draw:layer="layout" draw:type="curve" draw:line-skew="0.333cm 0.087cm" svg:x1="26.454cm" svg:y1="10.861cm" svg:x2="28.082cm" svg:y2="11.78cm" draw:start-shape="id55" draw:start-glue-point="3" draw:end-shape="id56" draw:end-glue-point="3" svg:d="M26454 10861c0-336 506-281 682 33s22 886 946 886" svg:viewBox="0 0 1629 1148">
          <text:p/>
        </draw:connector>
        <draw:ellipse draw:style-name="gr17" draw:text-style-name="P11" xml:id="id55" draw:id="id55" draw:layer="layout" svg:width="2.002cm" svg:height="1.285cm" draw:transform="skewX (-0.00785398163397456) rotate (-2.0943951023932) translate (27.012cm 11.178cm)" draw:kind="cut" draw:start-angle="88.96" draw:end-angle="271.12">
          <text:p/>
        </draw:ellipse>
        <draw:line draw:style-name="gr67" draw:text-style-name="P5" draw:layer="layout" svg:x1="17.886cm" svg:y1="15.371cm" svg:x2="23.904cm" svg:y2="15.371cm">
          <text:p/>
        </draw:line>
        <draw:custom-shape draw:style-name="gr106" draw:text-style-name="P32" draw:layer="layout" svg:width="1.372cm" svg:height="1.372cm" svg:x="20.932cm" svg:y="14.681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40" draw:layer="layout" svg:width="2.083cm" svg:height="0.203cm" draw:transform="rotate (-1.0471975511966) translate (18.377cm 14.376cm)">
          <text:p/>
          <draw:enhanced-geometry svg:viewBox="0 0 21600 21600" draw:type="rectangle" draw:enhanced-path="M 0 0 L 21600 0 21600 21600 0 21600 0 0 Z N"/>
        </draw:custom-shape>
        <draw:custom-shape draw:style-name="gr149" draw:text-style-name="P41" draw:layer="layout" svg:width="14.478cm" svg:height="6.35cm" svg:x="1.805cm" svg:y="10.1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6" draw:text-style-name="P5" draw:layer="layout" svg:x1="5.516cm" svg:y1="13.278cm" svg:x2="12.579cm" svg:y2="13.278cm">
          <text:p/>
        </draw:line>
        <draw:line draw:style-name="gr66" draw:text-style-name="P5" draw:layer="layout" svg:x1="4.351cm" svg:y1="15.368cm" svg:x2="5.581cm" svg:y2="13.237cm">
          <text:p/>
        </draw:line>
        <draw:line draw:style-name="gr71" draw:text-style-name="P4" draw:layer="layout" svg:x1="2.171cm" svg:y1="15.37cm" svg:x2="4.101cm" svg:y2="15.371cm">
          <text:p/>
        </draw:line>
        <draw:line draw:style-name="gr150" draw:text-style-name="P5" draw:layer="layout" svg:x1="10.604cm" svg:y1="13.281cm" svg:x2="11.566cm" svg:y2="11.616cm">
          <text:p/>
        </draw:line>
        <draw:custom-shape draw:style-name="gr109" draw:text-style-name="P46" draw:layer="layout" svg:width="2.083cm" svg:height="0.203cm" draw:transform="rotate (-1.0471975511966) translate (10.155cm 12.335cm)">
          <text:p/>
          <draw:enhanced-geometry svg:viewBox="0 0 21600 21600" draw:type="rectangle" draw:enhanced-path="M 0 0 L 21600 0 21600 21600 0 21600 0 0 Z N"/>
        </draw:custom-shape>
        <draw:line draw:style-name="gr67" draw:text-style-name="P5" draw:layer="layout" svg:x1="3.411cm" svg:y1="15.371cm" svg:x2="7.509cm" svg:y2="15.371cm">
          <text:p/>
        </draw:line>
        <draw:custom-shape draw:style-name="gr108" draw:text-style-name="P40" draw:layer="layout" svg:width="2.083cm" svg:height="0.203cm" draw:transform="rotate (-1.0471975511966) translate (3.902cm 14.376cm)">
          <text:p/>
          <draw:enhanced-geometry svg:viewBox="0 0 21600 21600" draw:type="rectangle" draw:enhanced-path="M 0 0 L 21600 0 21600 21600 0 21600 0 0 Z N"/>
        </draw:custom-shape>
        <draw:custom-shape draw:style-name="gr149" draw:text-style-name="P41" draw:layer="layout" svg:width="14.478cm" svg:height="6.35cm" svg:x="1.805cm" svg:y="3.8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6" draw:text-style-name="P5" draw:layer="layout" svg:x1="5.516cm" svg:y1="6.93cm" svg:x2="7.509cm" svg:y2="6.93cm">
          <text:p/>
        </draw:line>
        <draw:line draw:style-name="gr67" draw:text-style-name="P5" draw:layer="layout" svg:x1="9.366cm" svg:y1="9.062cm" svg:x2="11.601cm" svg:y2="5.193cm">
          <text:p/>
        </draw:line>
        <draw:line draw:style-name="gr66" draw:text-style-name="P5" draw:layer="layout" svg:x1="4.351cm" svg:y1="9.02cm" svg:x2="5.581cm" svg:y2="6.889cm">
          <text:p/>
        </draw:line>
        <draw:line draw:style-name="gr71" draw:text-style-name="P4" draw:layer="layout" svg:x1="2.171cm" svg:y1="9.022cm" svg:x2="4.101cm" svg:y2="9.023cm">
          <text:p/>
        </draw:line>
        <draw:line draw:style-name="gr125" draw:text-style-name="P5" draw:layer="layout" svg:x1="10.594cm" svg:y1="6.93cm" svg:x2="12.413cm" svg:y2="6.93cm">
          <text:p/>
        </draw:line>
        <draw:custom-shape draw:style-name="gr109" draw:text-style-name="P46" draw:layer="layout" svg:width="2.083cm" svg:height="0.203cm" draw:transform="rotate (-1.0471975511966) translate (10.155cm 5.987cm)">
          <text:p/>
          <draw:enhanced-geometry svg:viewBox="0 0 21600 21600" draw:type="rectangle" draw:enhanced-path="M 0 0 L 21600 0 21600 21600 0 21600 0 0 Z N"/>
        </draw:custom-shape>
        <draw:line draw:style-name="gr67" draw:text-style-name="P5" draw:layer="layout" svg:x1="3.411cm" svg:y1="9.023cm" svg:x2="9.429cm" svg:y2="9.023cm">
          <text:p/>
        </draw:line>
        <draw:custom-shape draw:style-name="gr108" draw:text-style-name="P40" draw:layer="layout" svg:width="2.083cm" svg:height="0.203cm" draw:transform="rotate (-1.0471975511966) translate (3.902cm 8.028cm)">
          <text:p/>
          <draw:enhanced-geometry svg:viewBox="0 0 21600 21600" draw:type="rectangle" draw:enhanced-path="M 0 0 L 21600 0 21600 21600 0 21600 0 0 Z N"/>
        </draw:custom-shape>
        <draw:custom-shape draw:style-name="gr151" draw:text-style-name="P40" draw:layer="layout" svg:width="0.508cm" svg:height="1.524cm" svg:x="7.257cm" svg:y="6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6" draw:text-style-name="P5" draw:layer="layout" svg:x1="6.517cm" svg:y1="17.268cm" svg:x2="7.676cm" svg:y2="17.268cm">
          <text:p/>
        </draw:line>
        <draw:line draw:style-name="gr67" draw:text-style-name="P5" draw:layer="layout" svg:x1="2.077cm" svg:y1="17.268cm" svg:x2="3.236cm" svg:y2="17.268cm">
          <text:p/>
        </draw:line>
        <draw:frame draw:style-name="gr153" draw:text-style-name="P13" draw:layer="layout" svg:width="2.624cm" svg:height="0.903cm" svg:x="3.42cm" svg:y="16.734cm">
          <draw:image xlink:href="Pictures/10006D4C0000175C00000BC867F77FC176D8AF34.svg" xlink:type="simple" xlink:show="embed" xlink:actuate="onLoad" draw:mime-type="image/svg+xml">
            <text:p/>
          </draw:image>
          <draw:image xlink:href="Pictures/100000010000011B0000008E014EE3E11946B4AC.png" xlink:type="simple" xlink:show="embed" xlink:actuate="onLoad" draw:mime-type="image/png"/>
        </draw:frame>
        <draw:custom-shape draw:style-name="gr154" draw:text-style-name="P32" draw:layer="layout" svg:width="0.541cm" svg:height="0.541cm" svg:x="11.675cm" svg:y="16.9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6" draw:text-style-name="P13" draw:layer="layout" svg:width="1.027cm" svg:height="1.087cm" svg:x="12.833cm" svg:y="16.658cm">
          <draw:image xlink:href="Pictures/10006D4C0000175C00000BC867F77FC176D8AF34.svg" xlink:type="simple" xlink:show="embed" xlink:actuate="onLoad" draw:mime-type="image/svg+xml">
            <text:p/>
          </draw:image>
          <draw:image xlink:href="Pictures/100000010000011B0000008E014EE3E11946B4AC.png" xlink:type="simple" xlink:show="embed" xlink:actuate="onLoad" draw:mime-type="image/png"/>
        </draw:frame>
        <draw:frame draw:style-name="gr157" draw:text-style-name="P13" draw:layer="layout" svg:width="0.53cm" svg:height="1.087cm" svg:x="21.317cm" svg:y="8.537cm">
          <draw:image xlink:href="Pictures/10006D4C0000175C00000BC867F77FC176D8AF34.svg" xlink:type="simple" xlink:show="embed" xlink:actuate="onLoad" draw:mime-type="image/svg+xml">
            <text:p/>
          </draw:image>
          <draw:image xlink:href="Pictures/100000010000011B0000008E014EE3E11946B4AC.png" xlink:type="simple" xlink:show="embed" xlink:actuate="onLoad" draw:mime-type="image/png"/>
        </draw:frame>
        <draw:frame draw:style-name="gr158" draw:text-style-name="P13" draw:layer="layout" svg:width="1.168cm" svg:height="1.205cm" svg:x="21.112cm" svg:y="14.861cm">
          <draw:image xlink:href="Pictures/100071FA0000175C00000BC875E92A5312F5EBF9.svg" xlink:type="simple" xlink:show="embed" xlink:actuate="onLoad" draw:mime-type="image/svg+xml">
            <text:p/>
          </draw:image>
          <draw:image xlink:href="Pictures/100000010000011B0000008ED2F236115A46266C.png" xlink:type="simple" xlink:show="embed" xlink:actuate="onLoad" draw:mime-type="image/png"/>
        </draw:frame>
        <draw:custom-shape draw:style-name="gr159" draw:text-style-name="P32" xml:id="id54" draw:id="id54" draw:layer="layout" svg:width="2.235cm" svg:height="1.118cm" svg:x="28.082cm" svg:y="14.3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0" draw:text-style-name="P13" draw:layer="layout" svg:width="1.788cm" svg:height="0.785cm" svg:x="28.32cm" svg:y="14.557cm">
          <draw:image xlink:href="Pictures/100044A6000013A30000099D6E8963A6514AE4DF.svg" xlink:type="simple" xlink:show="embed" xlink:actuate="onLoad" draw:mime-type="image/svg+xml">
            <text:p/>
          </draw:image>
          <draw:image xlink:href="Pictures/10000001000000ED000000748FD40B1EB48928C6.png" xlink:type="simple" xlink:show="embed" xlink:actuate="onLoad" draw:mime-type="image/png"/>
        </draw:frame>
        <draw:custom-shape draw:style-name="gr161" draw:text-style-name="P32" xml:id="id56" draw:id="id56" draw:layer="layout" svg:width="2.235cm" svg:height="1.168cm" svg:x="28.082cm" svg:y="11.1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2" draw:text-style-name="P13" draw:layer="layout" svg:width="2.055cm" svg:height="0.967cm" svg:x="28.158cm" svg:y="11.365cm">
          <draw:image xlink:href="Pictures/100044A6000013A30000099D6E8963A6514AE4DF.svg" xlink:type="simple" xlink:show="embed" xlink:actuate="onLoad" draw:mime-type="image/svg+xml">
            <text:p/>
          </draw:image>
          <draw:image xlink:href="Pictures/10000001000000ED000000748FD40B1EB48928C6.png" xlink:type="simple" xlink:show="embed" xlink:actuate="onLoad" draw:mime-type="image/png"/>
        </draw:frame>
        <draw:ellipse draw:style-name="gr17" draw:text-style-name="P11" xml:id="id57" draw:id="id57" draw:layer="layout" svg:width="2.002cm" svg:height="1.285cm" draw:transform="skewX (-0.00785398163397448) rotate (-3.14159265358979) translate (27.891cm 7.574cm)" draw:kind="cut" draw:start-angle="88.96" draw:end-angle="271.12">
          <text:p/>
        </draw:ellipse>
        <draw:connector draw:style-name="gr18" draw:text-style-name="P3" draw:layer="layout" draw:type="curve" svg:x1="27.886cm" svg:y1="6.932cm" svg:x2="29.213cm" svg:y2="8.01cm" draw:start-shape="id57" draw:start-glue-point="3" draw:end-shape="id58" draw:end-glue-point="0" svg:d="M27886 6932c885 0 1327 359 1327 1078" svg:viewBox="0 0 1328 1079">
          <text:p/>
        </draw:connector>
        <draw:connector draw:style-name="gr18" draw:text-style-name="P3" draw:layer="layout" draw:type="curve" draw:line-skew="0.333cm 0.087cm" svg:x1="26.468cm" svg:y1="4.475cm" svg:x2="28.096cm" svg:y2="5.394cm" draw:start-shape="id59" draw:start-glue-point="3" draw:end-shape="id60" draw:end-glue-point="3" svg:d="M26468 4475c0-336 506-281 682 33s22 886 946 886" svg:viewBox="0 0 1629 1148">
          <text:p/>
        </draw:connector>
        <draw:ellipse draw:style-name="gr17" draw:text-style-name="P11" xml:id="id59" draw:id="id59" draw:layer="layout" svg:width="2.002cm" svg:height="1.285cm" draw:transform="skewX (-0.00785398163397456) rotate (-2.0943951023932) translate (27.026cm 4.792cm)" draw:kind="cut" draw:start-angle="88.96" draw:end-angle="271.12">
          <text:p/>
        </draw:ellipse>
        <draw:custom-shape draw:style-name="gr159" draw:text-style-name="P32" xml:id="id58" draw:id="id58" draw:layer="layout" svg:width="2.235cm" svg:height="1.118cm" svg:x="28.096cm" svg:y="8.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1" draw:text-style-name="P32" xml:id="id60" draw:id="id60" draw:layer="layout" svg:width="2.235cm" svg:height="1.168cm" svg:x="28.096cm" svg:y="4.8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3" draw:text-style-name="P13" draw:layer="layout" svg:width="1.476cm" svg:height="0.785cm" svg:x="28.525cm" svg:y="5.023cm">
          <draw:image xlink:href="Pictures/100044A6000013A30000099D6E8963A6514AE4DF.svg" xlink:type="simple" xlink:show="embed" xlink:actuate="onLoad" draw:mime-type="image/svg+xml">
            <text:p/>
          </draw:image>
          <draw:image xlink:href="Pictures/10000001000000ED000000748FD40B1EB48928C6.png" xlink:type="simple" xlink:show="embed" xlink:actuate="onLoad" draw:mime-type="image/png"/>
        </draw:frame>
        <draw:frame draw:style-name="gr164" draw:text-style-name="P13" draw:layer="layout" svg:width="1.405cm" svg:height="0.665cm" svg:x="28.573cm" svg:y="8.27cm">
          <draw:image xlink:href="Pictures/100044A6000013A30000099D6E8963A6514AE4DF.svg" xlink:type="simple" xlink:show="embed" xlink:actuate="onLoad" draw:mime-type="image/svg+xml">
            <text:p/>
          </draw:image>
          <draw:image xlink:href="Pictures/10000001000000ED000000748FD40B1EB48928C6.png" xlink:type="simple" xlink:show="embed" xlink:actuate="onLoad" draw:mime-type="image/png"/>
        </draw:frame>
        <draw:ellipse draw:style-name="gr17" draw:text-style-name="P56" xml:id="id61" draw:id="id61" draw:layer="layout" svg:width="2.002cm" svg:height="1.285cm" draw:transform="skewX (-0.00785398163397448) rotate (-3.14159265358979) translate (13.405cm 7.573cm)" draw:kind="cut" draw:start-angle="88.96" draw:end-angle="271.12">
          <text:p/>
        </draw:ellipse>
        <draw:connector draw:style-name="gr18" draw:text-style-name="P3" draw:layer="layout" draw:type="curve" svg:x1="13.4cm" svg:y1="6.931cm" svg:x2="14.727cm" svg:y2="8.009cm" draw:start-shape="id61" draw:start-glue-point="3" draw:end-shape="id62" draw:end-glue-point="0" svg:d="M13400 6931c885 0 1327 359 1327 1078" svg:viewBox="0 0 1328 1079">
          <text:p/>
        </draw:connector>
        <draw:connector draw:style-name="gr18" draw:text-style-name="P3" draw:layer="layout" draw:type="curve" draw:line-skew="0.333cm 0.087cm" svg:x1="11.982cm" svg:y1="4.474cm" svg:x2="13.61cm" svg:y2="5.393cm" draw:start-shape="id63" draw:start-glue-point="3" draw:end-shape="id64" draw:end-glue-point="3" svg:d="M11982 4474c0-336 506-281 682 33s22 886 946 886" svg:viewBox="0 0 1629 1148">
          <text:p/>
        </draw:connector>
        <draw:ellipse draw:style-name="gr17" draw:text-style-name="P11" xml:id="id63" draw:id="id63" draw:layer="layout" svg:width="2.002cm" svg:height="1.285cm" draw:transform="skewX (-0.00785398163397456) rotate (-2.0943951023932) translate (12.54cm 4.791cm)" draw:kind="cut" draw:start-angle="88.96" draw:end-angle="271.12">
          <text:p/>
        </draw:ellipse>
        <draw:custom-shape draw:style-name="gr159" draw:text-style-name="P32" xml:id="id62" draw:id="id62" draw:layer="layout" svg:width="2.235cm" svg:height="1.118cm" svg:x="13.61cm" svg:y="8.00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1" draw:text-style-name="P32" xml:id="id64" draw:id="id64" draw:layer="layout" svg:width="2.235cm" svg:height="1.168cm" svg:x="13.61cm" svg:y="4.80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17" draw:text-style-name="P11" xml:id="id65" draw:id="id65" draw:layer="layout" svg:width="2.002cm" svg:height="1.285cm" draw:transform="skewX (-0.00785398163397448) rotate (-3.14159265358979) translate (13.404cm 13.942cm)" draw:kind="cut" draw:start-angle="88.96" draw:end-angle="271.12">
          <text:p/>
        </draw:ellipse>
        <draw:connector draw:style-name="gr18" draw:text-style-name="P3" draw:layer="layout" draw:type="curve" svg:x1="13.399cm" svg:y1="13.3cm" svg:x2="14.726cm" svg:y2="14.378cm" draw:start-shape="id65" draw:start-glue-point="3" draw:end-shape="id66" draw:end-glue-point="0" svg:d="M13399 13300c885 0 1327 359 1327 1078" svg:viewBox="0 0 1328 1079">
          <text:p/>
        </draw:connector>
        <draw:connector draw:style-name="gr18" draw:text-style-name="P3" draw:layer="layout" draw:type="curve" draw:line-skew="0.333cm 0.087cm" svg:x1="11.981cm" svg:y1="10.843cm" svg:x2="13.609cm" svg:y2="11.762cm" draw:start-shape="id67" draw:start-glue-point="3" draw:end-shape="id68" draw:end-glue-point="3" svg:d="M11981 10843c0-336 506-281 682 33s22 886 946 886" svg:viewBox="0 0 1629 1148">
          <text:p/>
        </draw:connector>
        <draw:ellipse draw:style-name="gr17" draw:text-style-name="P11" xml:id="id67" draw:id="id67" draw:layer="layout" svg:width="2.002cm" svg:height="1.285cm" draw:transform="skewX (-0.00785398163397456) rotate (-2.0943951023932) translate (12.539cm 11.16cm)" draw:kind="cut" draw:start-angle="88.96" draw:end-angle="271.12">
          <text:p/>
        </draw:ellipse>
        <draw:custom-shape draw:style-name="gr159" draw:text-style-name="P32" xml:id="id66" draw:id="id66" draw:layer="layout" svg:width="2.235cm" svg:height="1.118cm" svg:x="13.609cm" svg:y="14.37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1" draw:text-style-name="P32" xml:id="id68" draw:id="id68" draw:layer="layout" svg:width="2.235cm" svg:height="1.168cm" svg:x="13.609cm" svg:y="11.17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1" draw:text-style-name="P40" draw:layer="layout" svg:width="0.508cm" svg:height="1.524cm" svg:x="7.257cm" svg:y="14.6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9" draw:text-style-name="P13" draw:layer="layout" svg:width="2.732cm" svg:height="0.903cm" svg:x="7.924cm" svg:y="16.735cm">
          <draw:image xlink:href="Pictures/10006D4C0000175C00000BC867F77FC176D8AF34.svg" xlink:type="simple" xlink:show="embed" xlink:actuate="onLoad" draw:mime-type="image/svg+xml">
            <text:p/>
          </draw:image>
          <draw:image xlink:href="Pictures/100000010000011B0000008E014EE3E11946B4AC.png" xlink:type="simple" xlink:show="embed" xlink:actuate="onLoad" draw:mime-type="image/png"/>
        </draw:frame>
        <draw:frame draw:style-name="gr170" draw:text-style-name="P57" draw:layer="layout" svg:width="0.875cm" svg:height="0.962cm" svg:x="11.234cm" svg:y="4.465cm">
          <draw:text-box>
            <text:p><text:span text:style-name="T8">−</text:span></text:p>
          </draw:text-box>
        </draw:frame>
        <draw:frame draw:style-name="gr170" draw:text-style-name="P57" draw:layer="layout" svg:width="0.875cm" svg:height="0.962cm" svg:x="12.35cm" svg:y="6.449cm">
          <draw:text-box>
            <text:p><text:span text:style-name="T9">+</text:span></text:p>
          </draw:text-box>
        </draw:frame>
        <draw:frame draw:style-name="gr170" draw:text-style-name="P57" draw:layer="layout" svg:width="0.875cm" svg:height="0.962cm" svg:x="11.235cm" svg:y="10.811cm">
          <draw:text-box>
            <text:p><text:span text:style-name="T8">−</text:span></text:p>
          </draw:text-box>
        </draw:frame>
        <draw:frame draw:style-name="gr170" draw:text-style-name="P57" draw:layer="layout" svg:width="0.875cm" svg:height="0.962cm" svg:x="12.351cm" svg:y="12.795cm">
          <draw:text-box>
            <text:p><text:span text:style-name="T9">+</text:span></text:p>
          </draw:text-box>
        </draw:frame>
        <draw:frame draw:style-name="gr170" draw:text-style-name="P57" draw:layer="layout" svg:width="0.875cm" svg:height="0.962cm" svg:x="25.724cm" svg:y="10.811cm">
          <draw:text-box>
            <text:p><text:span text:style-name="T8">−</text:span></text:p>
          </draw:text-box>
        </draw:frame>
        <draw:frame draw:style-name="gr170" draw:text-style-name="P57" draw:layer="layout" svg:width="0.875cm" svg:height="0.962cm" svg:x="26.84cm" svg:y="12.795cm">
          <draw:text-box>
            <text:p><text:span text:style-name="T9">+</text:span></text:p>
          </draw:text-box>
        </draw:frame>
        <draw:frame draw:style-name="gr170" draw:text-style-name="P57" draw:layer="layout" svg:width="0.875cm" svg:height="0.962cm" svg:x="25.725cm" svg:y="4.459cm">
          <draw:text-box>
            <text:p><text:span text:style-name="T8">−</text:span></text:p>
          </draw:text-box>
        </draw:frame>
        <draw:frame draw:style-name="gr170" draw:text-style-name="P57" draw:layer="layout" svg:width="0.875cm" svg:height="0.962cm" svg:x="26.841cm" svg:y="6.443cm">
          <draw:text-box>
            <text:p><text:span text:style-name="T9">+</text:span></text:p>
          </draw:text-box>
        </draw:frame>
        <draw:frame draw:style-name="gr21" draw:text-style-name="P13" draw:layer="layout" svg:width="0.83cm" svg:height="0.797cm" svg:x="14.273cm" svg:y="4.971cm">
          <draw:image xlink:href="Pictures/100000010000007C00000077444E8605DA2E1EB3.png" xlink:type="simple" xlink:show="embed" xlink:actuate="onLoad" draw:mime-type="image/png">
            <text:p/>
          </draw:image>
        </draw:frame>
        <draw:frame draw:style-name="gr21" draw:text-style-name="P13" draw:layer="layout" svg:width="0.799cm" svg:height="0.727cm" svg:x="14.379cm" svg:y="11.421cm">
          <draw:image xlink:href="Pictures/10000001000000700000006638BC262EB2691340.png" xlink:type="simple" xlink:show="embed" xlink:actuate="onLoad" draw:mime-type="image/png">
            <text:p/>
          </draw:image>
        </draw:frame>
        <draw:frame draw:style-name="gr21" draw:text-style-name="P13" draw:layer="layout" svg:width="0.799cm" svg:height="0.727cm" svg:x="14.38cm" svg:y="14.583cm">
          <draw:image xlink:href="Pictures/10000001000000700000006638BC262EB2691340.png" xlink:type="simple" xlink:show="embed" xlink:actuate="onLoad" draw:mime-type="image/png">
            <text:p/>
          </draw:image>
        </draw:frame>
        <draw:frame draw:style-name="gr21" draw:text-style-name="P13" draw:layer="layout" svg:width="0.83cm" svg:height="0.797cm" svg:x="14.342cm" svg:y="8.133cm">
          <draw:image xlink:href="Pictures/100000010000007C00000077444E8605DA2E1EB3.png" xlink:type="simple" xlink:show="embed" xlink:actuate="onLoad" draw:mime-type="image/png">
            <text:p/>
          </draw:image>
        </draw:frame>
      </draw:page>
      <draw:page draw:name="page19" draw:style-name="dp1" draw:master-page-name="Default">
        <draw:line draw:style-name="gr67" draw:text-style-name="P5" draw:layer="layout" svg:x1="11.202cm" svg:y1="14.268cm" svg:x2="12.689cm" svg:y2="14.268cm">
          <text:p/>
        </draw:line>
        <draw:line draw:style-name="gr66" draw:text-style-name="P5" draw:layer="layout" svg:x1="14.218cm" svg:y1="14.268cm" svg:x2="15.705cm" svg:y2="14.268cm">
          <text:p/>
        </draw:line>
        <draw:custom-shape draw:style-name="gr149" draw:text-style-name="P41" draw:layer="layout" svg:width="14.478cm" svg:height="6.35cm" svg:x="16.28cm" svg:y="6.8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6" draw:text-style-name="P5" draw:layer="layout" svg:x1="19.991cm" svg:y1="9.93cm" svg:x2="27.054cm" svg:y2="9.93cm">
          <text:p/>
        </draw:line>
        <draw:line draw:style-name="gr67" draw:text-style-name="P5" draw:layer="layout" svg:x1="23.841cm" svg:y1="12.062cm" svg:x2="25.882cm" svg:y2="8.528cm">
          <text:p/>
        </draw:line>
        <draw:line draw:style-name="gr66" draw:text-style-name="P5" draw:layer="layout" svg:x1="18.826cm" svg:y1="12.02cm" svg:x2="20.056cm" svg:y2="9.889cm">
          <text:p/>
        </draw:line>
        <draw:line draw:style-name="gr71" draw:text-style-name="P4" draw:layer="layout" svg:x1="16.646cm" svg:y1="12.022cm" svg:x2="18.576cm" svg:y2="12.023cm">
          <text:p/>
        </draw:line>
        <draw:line draw:style-name="gr69" draw:text-style-name="P5" draw:layer="layout" svg:x1="25.069cm" svg:y1="9.937cm" svg:x2="26.888cm" svg:y2="9.937cm">
          <text:p/>
        </draw:line>
        <draw:line draw:style-name="gr68" draw:text-style-name="P5" draw:layer="layout" svg:x1="25.079cm" svg:y1="9.933cm" svg:x2="26.041cm" svg:y2="8.268cm">
          <text:p/>
        </draw:line>
        <draw:custom-shape draw:style-name="gr109" draw:text-style-name="P46" draw:layer="layout" svg:width="2.083cm" svg:height="0.203cm" draw:transform="rotate (-1.0471975511966) translate (24.63cm 8.987cm)">
          <text:p/>
          <draw:enhanced-geometry svg:viewBox="0 0 21600 21600" draw:type="rectangle" draw:enhanced-path="M 0 0 L 21600 0 21600 21600 0 21600 0 0 Z N"/>
        </draw:custom-shape>
        <draw:line draw:style-name="gr67" draw:text-style-name="P5" draw:layer="layout" svg:x1="17.886cm" svg:y1="12.023cm" svg:x2="23.904cm" svg:y2="12.023cm">
          <text:p/>
        </draw:line>
        <draw:custom-shape draw:style-name="gr106" draw:text-style-name="P32" draw:layer="layout" svg:width="1.372cm" svg:height="1.372cm" svg:x="20.932cm" svg:y="11.3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40" draw:layer="layout" svg:width="2.083cm" svg:height="0.203cm" draw:transform="rotate (-1.0471975511966) translate (18.377cm 11.028cm)">
          <text:p/>
          <draw:enhanced-geometry svg:viewBox="0 0 21600 21600" draw:type="rectangle" draw:enhanced-path="M 0 0 L 21600 0 21600 21600 0 21600 0 0 Z N"/>
        </draw:custom-shape>
        <draw:custom-shape draw:style-name="gr149" draw:text-style-name="P41" draw:layer="layout" svg:width="14.478cm" svg:height="6.35cm" svg:x="1.805cm" svg:y="6.8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6" draw:text-style-name="P5" draw:layer="layout" svg:x1="5.516cm" svg:y1="9.93cm" svg:x2="7.509cm" svg:y2="9.93cm">
          <text:p/>
        </draw:line>
        <draw:line draw:style-name="gr67" draw:text-style-name="P5" draw:layer="layout" svg:x1="9.366cm" svg:y1="12.062cm" svg:x2="11.601cm" svg:y2="8.193cm">
          <text:p/>
        </draw:line>
        <draw:line draw:style-name="gr66" draw:text-style-name="P5" draw:layer="layout" svg:x1="4.351cm" svg:y1="12.02cm" svg:x2="5.581cm" svg:y2="9.889cm">
          <text:p/>
        </draw:line>
        <draw:line draw:style-name="gr71" draw:text-style-name="P4" draw:layer="layout" svg:x1="2.171cm" svg:y1="12.022cm" svg:x2="4.101cm" svg:y2="12.023cm">
          <text:p/>
        </draw:line>
        <draw:line draw:style-name="gr125" draw:text-style-name="P5" draw:layer="layout" svg:x1="10.594cm" svg:y1="9.93cm" svg:x2="12.413cm" svg:y2="9.93cm">
          <text:p/>
        </draw:line>
        <draw:custom-shape draw:style-name="gr109" draw:text-style-name="P46" draw:layer="layout" svg:width="2.083cm" svg:height="0.203cm" draw:transform="rotate (-1.0471975511966) translate (10.155cm 8.987cm)">
          <text:p/>
          <draw:enhanced-geometry svg:viewBox="0 0 21600 21600" draw:type="rectangle" draw:enhanced-path="M 0 0 L 21600 0 21600 21600 0 21600 0 0 Z N"/>
        </draw:custom-shape>
        <draw:line draw:style-name="gr67" draw:text-style-name="P5" draw:layer="layout" svg:x1="3.411cm" svg:y1="12.023cm" svg:x2="9.429cm" svg:y2="12.023cm">
          <text:p/>
        </draw:line>
        <draw:custom-shape draw:style-name="gr108" draw:text-style-name="P40" draw:layer="layout" svg:width="2.083cm" svg:height="0.203cm" draw:transform="rotate (-1.0471975511966) translate (3.902cm 11.028cm)">
          <text:p/>
          <draw:enhanced-geometry svg:viewBox="0 0 21600 21600" draw:type="rectangle" draw:enhanced-path="M 0 0 L 21600 0 21600 21600 0 21600 0 0 Z N"/>
        </draw:custom-shape>
        <draw:custom-shape draw:style-name="gr151" draw:text-style-name="P40" draw:layer="layout" svg:width="0.508cm" svg:height="1.524cm" svg:x="7.257cm" svg:y="9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2" draw:text-style-name="P13" draw:layer="layout" svg:width="3.24cm" svg:height="1.041cm" svg:x="1.908cm" svg:y="6.928cm">
          <draw:image xlink:href="Pictures/10004F0400000B440000082ABCFAF9FC259A9FAF.svg" xlink:type="simple" xlink:show="embed" xlink:actuate="onLoad" draw:mime-type="image/svg+xml">
            <text:p/>
          </draw:image>
          <draw:image xlink:href="Pictures/100000010000008800000063EDE52D56A806EB1B.png" xlink:type="simple" xlink:show="embed" xlink:actuate="onLoad" draw:mime-type="image/png"/>
        </draw:frame>
        <draw:line draw:style-name="gr66" draw:text-style-name="P5" draw:layer="layout" svg:x1="6.517cm" svg:y1="14.268cm" svg:x2="7.676cm" svg:y2="14.268cm">
          <text:p/>
        </draw:line>
        <draw:line draw:style-name="gr67" draw:text-style-name="P5" draw:layer="layout" svg:x1="2.077cm" svg:y1="14.268cm" svg:x2="3.236cm" svg:y2="14.268cm">
          <text:p/>
        </draw:line>
        <draw:frame draw:style-name="gr153" draw:text-style-name="P13" draw:layer="layout" svg:width="2.624cm" svg:height="0.903cm" svg:x="3.42cm" svg:y="13.734cm">
          <draw:image xlink:href="Pictures/10006D4C0000175C00000BC867F77FC176D8AF34.svg" xlink:type="simple" xlink:show="embed" xlink:actuate="onLoad" draw:mime-type="image/svg+xml">
            <text:p/>
          </draw:image>
          <draw:image xlink:href="Pictures/100000010000011B0000008E014EE3E11946B4AC.png" xlink:type="simple" xlink:show="embed" xlink:actuate="onLoad" draw:mime-type="image/png"/>
        </draw:frame>
        <draw:custom-shape draw:style-name="gr154" draw:text-style-name="P32" draw:layer="layout" svg:width="0.541cm" svg:height="0.541cm" svg:x="11.675cm" svg:y="13.9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6" draw:text-style-name="P13" draw:layer="layout" svg:width="1.027cm" svg:height="1.087cm" svg:x="12.833cm" svg:y="13.658cm">
          <draw:image xlink:href="Pictures/10006D4C0000175C00000BC867F77FC176D8AF34.svg" xlink:type="simple" xlink:show="embed" xlink:actuate="onLoad" draw:mime-type="image/svg+xml">
            <text:p/>
          </draw:image>
          <draw:image xlink:href="Pictures/100000010000011B0000008E014EE3E11946B4AC.png" xlink:type="simple" xlink:show="embed" xlink:actuate="onLoad" draw:mime-type="image/png"/>
        </draw:frame>
        <draw:frame draw:style-name="gr148" draw:text-style-name="P13" draw:layer="layout" svg:width="1.075cm" svg:height="1.027cm" svg:x="15.905cm" svg:y="13.822cm">
          <draw:image xlink:href="Pictures/10006D4C0000175C00000BC867F77FC176D8AF34.svg" xlink:type="simple" xlink:show="embed" xlink:actuate="onLoad" draw:mime-type="image/svg+xml">
            <text:p/>
          </draw:image>
          <draw:image xlink:href="Pictures/100000010000011B0000008E014EE3E11946B4AC.png" xlink:type="simple" xlink:show="embed" xlink:actuate="onLoad" draw:mime-type="image/png"/>
        </draw:frame>
        <draw:custom-shape draw:style-name="gr155" draw:text-style-name="P32" draw:layer="layout" svg:width="0.541cm" svg:height="0.541cm" svg:x="14.691cm" svg:y="13.9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6" draw:text-style-name="P32" draw:layer="layout" svg:width="1.372cm" svg:height="1.372cm" svg:x="21.432cm" svg:y="9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7" draw:text-style-name="P13" draw:layer="layout" svg:width="0.53cm" svg:height="1.087cm" svg:x="21.817cm" svg:y="9.436cm">
          <draw:image xlink:href="Pictures/10006D4C0000175C00000BC867F77FC176D8AF34.svg" xlink:type="simple" xlink:show="embed" xlink:actuate="onLoad" draw:mime-type="image/svg+xml">
            <text:p/>
          </draw:image>
          <draw:image xlink:href="Pictures/100000010000011B0000008E014EE3E11946B4AC.png" xlink:type="simple" xlink:show="embed" xlink:actuate="onLoad" draw:mime-type="image/png"/>
        </draw:frame>
        <draw:frame draw:style-name="gr157" draw:text-style-name="P13" draw:layer="layout" svg:width="0.53cm" svg:height="1.087cm" svg:x="21.317cm" svg:y="11.537cm">
          <draw:image xlink:href="Pictures/10006D4C0000175C00000BC867F77FC176D8AF34.svg" xlink:type="simple" xlink:show="embed" xlink:actuate="onLoad" draw:mime-type="image/svg+xml">
            <text:p/>
          </draw:image>
          <draw:image xlink:href="Pictures/100000010000011B0000008E014EE3E11946B4AC.png" xlink:type="simple" xlink:show="embed" xlink:actuate="onLoad" draw:mime-type="image/png"/>
        </draw:frame>
        <draw:ellipse draw:style-name="gr17" draw:text-style-name="P11" xml:id="id69" draw:id="id69" draw:layer="layout" svg:width="2.002cm" svg:height="1.285cm" draw:transform="skewX (-0.00785398163397448) rotate (-3.14159265358979) translate (27.891cm 10.574cm)" draw:kind="cut" draw:start-angle="88.96" draw:end-angle="271.12">
          <text:p/>
        </draw:ellipse>
        <draw:connector draw:style-name="gr18" draw:text-style-name="P3" draw:layer="layout" draw:type="curve" svg:x1="27.886cm" svg:y1="9.932cm" svg:x2="29.213cm" svg:y2="11.01cm" draw:start-shape="id69" draw:start-glue-point="3" draw:end-shape="id70" draw:end-glue-point="0" svg:d="M27886 9932c885 0 1327 359 1327 1078" svg:viewBox="0 0 1328 1079">
          <text:p/>
        </draw:connector>
        <draw:connector draw:style-name="gr18" draw:text-style-name="P3" draw:layer="layout" draw:type="curve" draw:line-skew="0.333cm 0.087cm" svg:x1="26.468cm" svg:y1="7.475cm" svg:x2="28.096cm" svg:y2="8.394cm" draw:start-shape="id71" draw:start-glue-point="3" draw:end-shape="id72" draw:end-glue-point="3" svg:d="M26468 7475c0-336 506-281 682 33s22 886 946 886" svg:viewBox="0 0 1629 1148">
          <text:p/>
        </draw:connector>
        <draw:ellipse draw:style-name="gr17" draw:text-style-name="P11" xml:id="id71" draw:id="id71" draw:layer="layout" svg:width="2.002cm" svg:height="1.285cm" draw:transform="skewX (-0.00785398163397456) rotate (-2.0943951023932) translate (27.026cm 7.792cm)" draw:kind="cut" draw:start-angle="88.96" draw:end-angle="271.12">
          <text:p/>
        </draw:ellipse>
        <draw:custom-shape draw:style-name="gr159" draw:text-style-name="P32" xml:id="id70" draw:id="id70" draw:layer="layout" svg:width="2.235cm" svg:height="1.118cm" svg:x="28.096cm" svg:y="11.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1" draw:text-style-name="P32" xml:id="id72" draw:id="id72" draw:layer="layout" svg:width="2.235cm" svg:height="1.168cm" svg:x="28.096cm" svg:y="7.8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3" draw:text-style-name="P13" draw:layer="layout" svg:width="1.476cm" svg:height="0.785cm" svg:x="28.525cm" svg:y="8.023cm">
          <draw:image xlink:href="Pictures/100044A6000013A30000099D6E8963A6514AE4DF.svg" xlink:type="simple" xlink:show="embed" xlink:actuate="onLoad" draw:mime-type="image/svg+xml">
            <text:p/>
          </draw:image>
          <draw:image xlink:href="Pictures/10000001000000ED000000748FD40B1EB48928C6.png" xlink:type="simple" xlink:show="embed" xlink:actuate="onLoad" draw:mime-type="image/png"/>
        </draw:frame>
        <draw:frame draw:style-name="gr164" draw:text-style-name="P13" draw:layer="layout" svg:width="1.405cm" svg:height="0.665cm" svg:x="28.573cm" svg:y="11.27cm">
          <draw:image xlink:href="Pictures/100044A6000013A30000099D6E8963A6514AE4DF.svg" xlink:type="simple" xlink:show="embed" xlink:actuate="onLoad" draw:mime-type="image/svg+xml">
            <text:p/>
          </draw:image>
          <draw:image xlink:href="Pictures/10000001000000ED000000748FD40B1EB48928C6.png" xlink:type="simple" xlink:show="embed" xlink:actuate="onLoad" draw:mime-type="image/png"/>
        </draw:frame>
        <draw:ellipse draw:style-name="gr17" draw:text-style-name="P56" xml:id="id73" draw:id="id73" draw:layer="layout" svg:width="2.002cm" svg:height="1.285cm" draw:transform="skewX (-0.00785398163397448) rotate (-3.14159265358979) translate (13.405cm 10.573cm)" draw:kind="cut" draw:start-angle="88.96" draw:end-angle="271.12">
          <text:p/>
        </draw:ellipse>
        <draw:connector draw:style-name="gr18" draw:text-style-name="P3" draw:layer="layout" draw:type="curve" svg:x1="13.4cm" svg:y1="9.931cm" svg:x2="14.727cm" svg:y2="11.009cm" draw:start-shape="id73" draw:start-glue-point="3" draw:end-shape="id74" draw:end-glue-point="0" svg:d="M13400 9931c885 0 1327 359 1327 1078" svg:viewBox="0 0 1328 1079">
          <text:p/>
        </draw:connector>
        <draw:connector draw:style-name="gr18" draw:text-style-name="P3" draw:layer="layout" draw:type="curve" draw:line-skew="0.333cm 0.087cm" svg:x1="11.982cm" svg:y1="7.474cm" svg:x2="13.61cm" svg:y2="8.393cm" draw:start-shape="id75" draw:start-glue-point="3" draw:end-shape="id76" draw:end-glue-point="3" svg:d="M11982 7474c0-336 506-281 682 33s22 886 946 886" svg:viewBox="0 0 1629 1148">
          <text:p/>
        </draw:connector>
        <draw:ellipse draw:style-name="gr17" draw:text-style-name="P11" xml:id="id75" draw:id="id75" draw:layer="layout" svg:width="2.002cm" svg:height="1.285cm" draw:transform="skewX (-0.00785398163397456) rotate (-2.0943951023932) translate (12.54cm 7.791cm)" draw:kind="cut" draw:start-angle="88.96" draw:end-angle="271.12">
          <text:p/>
        </draw:ellipse>
        <draw:custom-shape draw:style-name="gr159" draw:text-style-name="P32" xml:id="id74" draw:id="id74" draw:layer="layout" svg:width="2.235cm" svg:height="1.118cm" svg:x="13.61cm" svg:y="11.00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1" draw:text-style-name="P32" xml:id="id76" draw:id="id76" draw:layer="layout" svg:width="2.235cm" svg:height="1.168cm" svg:x="13.61cm" svg:y="7.80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8" draw:text-style-name="P13" draw:layer="layout" svg:width="4.122cm" svg:height="1.19cm" svg:x="16.408cm" svg:y="6.742cm">
          <draw:image xlink:href="Pictures/10004F0400000B440000082ABCFAF9FC259A9FAF.svg" xlink:type="simple" xlink:show="embed" xlink:actuate="onLoad" draw:mime-type="image/svg+xml">
            <text:p/>
          </draw:image>
          <draw:image xlink:href="Pictures/100000010000008800000063EDE52D56A806EB1B.png" xlink:type="simple" xlink:show="embed" xlink:actuate="onLoad" draw:mime-type="image/png"/>
        </draw:frame>
        <draw:frame draw:style-name="gr169" draw:text-style-name="P13" draw:layer="layout" svg:width="2.732cm" svg:height="0.903cm" svg:x="7.924cm" svg:y="13.735cm">
          <draw:image xlink:href="Pictures/10006D4C0000175C00000BC867F77FC176D8AF34.svg" xlink:type="simple" xlink:show="embed" xlink:actuate="onLoad" draw:mime-type="image/svg+xml">
            <text:p/>
          </draw:image>
          <draw:image xlink:href="Pictures/100000010000011B0000008E014EE3E11946B4AC.png" xlink:type="simple" xlink:show="embed" xlink:actuate="onLoad" draw:mime-type="image/png"/>
        </draw:frame>
        <draw:frame draw:style-name="gr170" draw:text-style-name="P57" draw:layer="layout" svg:width="0.875cm" svg:height="0.962cm" svg:x="11.234cm" svg:y="7.465cm">
          <draw:text-box>
            <text:p><text:span text:style-name="T8">−</text:span></text:p>
          </draw:text-box>
        </draw:frame>
        <draw:frame draw:style-name="gr170" draw:text-style-name="P57" draw:layer="layout" svg:width="0.875cm" svg:height="0.962cm" svg:x="12.35cm" svg:y="9.449cm">
          <draw:text-box>
            <text:p><text:span text:style-name="T9">+</text:span></text:p>
          </draw:text-box>
        </draw:frame>
        <draw:frame draw:style-name="gr170" draw:text-style-name="P57" draw:layer="layout" svg:width="0.875cm" svg:height="0.962cm" svg:x="25.725cm" svg:y="7.459cm">
          <draw:text-box>
            <text:p><text:span text:style-name="T8">−</text:span></text:p>
          </draw:text-box>
        </draw:frame>
        <draw:frame draw:style-name="gr170" draw:text-style-name="P57" draw:layer="layout" svg:width="0.875cm" svg:height="0.962cm" svg:x="26.841cm" svg:y="9.443cm">
          <draw:text-box>
            <text:p><text:span text:style-name="T9">+</text:span></text:p>
          </draw:text-box>
        </draw:frame>
        <draw:frame draw:style-name="gr171" draw:text-style-name="P13" draw:layer="layout" svg:width="4.202cm" svg:height="2.089cm" svg:x="1.574cm" svg:y="15.526cm">
          <draw:image xlink:href="Pictures/10014CD70000251B000023A8AF243D63FF2DF9B8.svg" xlink:type="simple" xlink:show="embed" xlink:actuate="onLoad" draw:mime-type="image/svg+xml">
            <text:p/>
          </draw:image>
          <draw:image xlink:href="Pictures/10000001000001C1000001AF42A5951D054CC8F7.png" xlink:type="simple" xlink:show="embed" xlink:actuate="onLoad" draw:mime-type="image/png"/>
        </draw:frame>
      </draw:page>
      <draw:page draw:name="page20" draw:style-name="dp1" draw:master-page-name="Default">
        <draw:custom-shape draw:style-name="gr119" draw:text-style-name="P41" draw:layer="layout" svg:width="5.283cm" svg:height="8.381cm" svg:x="7.442cm" svg:y="6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42" draw:layer="layout" svg:width="6.909cm" svg:height="8.382cm" svg:x="12.69cm" svg:y="6.604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43" draw:layer="layout" svg:width="5.537cm" svg:height="8.382cm" svg:x="19.578cm" svg:y="6.604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24" draw:text-style-name="P31" draw:layer="layout" svg:width="17.678cm" svg:height="8.382cm" svg:x="7.442cm" svg:y="6.604cm">
          <text:p/>
          <draw:enhanced-geometry svg:viewBox="0 0 21600 21600" draw:type="rectangle" draw:enhanced-path="M 0 0 L 21600 0 21600 21600 0 21600 0 0 Z N"/>
        </draw:custom-shape>
        <draw:frame draw:style-name="gr56" draw:text-style-name="P30" draw:layer="layout" svg:width="4.486cm" svg:height="0.962cm" svg:x="7.84cm" svg:y="6.703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19.926cm" svg:y="6.718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4.27cm" svg:y="6.703cm">
          <draw:text-box>
            <text:p><text:span text:style-name="T5">Interaction</text:span></text:p>
          </draw:text-box>
        </draw:frame>
        <draw:line draw:style-name="gr67" draw:text-style-name="P5" draw:layer="layout" svg:x1="17.804cm" svg:y1="13.908cm" svg:x2="20.661cm" svg:y2="8.963cm">
          <text:p/>
        </draw:line>
        <draw:line draw:style-name="gr66" draw:text-style-name="P5" draw:layer="layout" svg:x1="9.788cm" svg:y1="13.873cm" svg:x2="11.594cm" svg:y2="10.745cm">
          <text:p/>
        </draw:line>
        <draw:line draw:style-name="gr70" draw:text-style-name="P5" draw:layer="layout" svg:x1="8.369cm" svg:y1="13.883cm" svg:x2="17.869cm" svg:y2="13.869cm">
          <text:p/>
        </draw:line>
        <draw:line draw:style-name="gr71" draw:text-style-name="P4" draw:layer="layout" svg:x1="7.608cm" svg:y1="13.882cm" svg:x2="9.538cm" svg:y2="13.883cm">
          <text:p/>
        </draw:line>
        <draw:custom-shape draw:style-name="gr106" draw:text-style-name="P32" draw:layer="layout" svg:width="1.372cm" svg:height="1.372cm" svg:x="13.165cm" svg:y="13.186cm">
          <text:p/>
          <draw:enhanced-geometry svg:viewBox="0 0 21600 21600" draw:type="rectangle" draw:enhanced-path="M 0 0 L 21600 0 21600 21600 0 21600 0 0 Z N"/>
        </draw:custom-shape>
        <draw:line draw:style-name="gr125" draw:text-style-name="P5" draw:layer="layout" svg:x1="19.602cm" svg:y1="10.783cm" svg:x2="23.409cm" svg:y2="10.783cm">
          <text:p/>
        </draw:line>
        <draw:ellipse draw:style-name="gr17" draw:text-style-name="P11" xml:id="id77" draw:id="id77" draw:layer="layout" svg:width="2.002cm" svg:height="1.285cm" draw:transform="skewX (-0.00785398163397448) rotate (-3.14159265358979) translate (24.155cm 11.458cm)" draw:kind="cut" draw:start-angle="88.96" draw:end-angle="271.12">
          <text:p/>
        </draw:ellipse>
        <draw:connector draw:style-name="gr18" draw:text-style-name="P3" draw:layer="layout" draw:type="curve" draw:line-skew="-0.378cm" svg:x1="24.15cm" svg:y1="10.816cm" svg:x2="24.727cm" svg:y2="11.777cm" draw:start-shape="id77" draw:start-glue-point="3" svg:d="M24150 10816c241 0-47 961 577 961" svg:viewBox="0 0 578 962">
          <text:p/>
        </draw:connector>
        <draw:custom-shape draw:style-name="gr108" draw:text-style-name="P40" draw:layer="layout" svg:width="2.083cm" svg:height="0.203cm" draw:transform="rotate (-1.0471975511966) translate (9.339cm 12.881cm)">
          <text:p/>
          <draw:enhanced-geometry svg:viewBox="0 0 21600 21600" draw:type="rectangle" draw:enhanced-path="M 0 0 L 21600 0 21600 21600 0 21600 0 0 Z N"/>
        </draw:custom-shape>
        <draw:custom-shape draw:style-name="gr109" draw:text-style-name="P46" draw:layer="layout" svg:width="2.083cm" svg:height="0.203cm" draw:transform="rotate (-1.0471975511966) translate (19.163cm 9.833cm)">
          <text:p/>
          <draw:enhanced-geometry svg:viewBox="0 0 21600 21600" draw:type="rectangle" draw:enhanced-path="M 0 0 L 21600 0 21600 21600 0 21600 0 0 Z N"/>
        </draw:custom-shape>
        <draw:line draw:style-name="gr67" draw:text-style-name="P5" draw:layer="layout" svg:x1="20.6cm" svg:y1="8.998cm" svg:x2="23.388cm" svg:y2="8.998cm">
          <text:p/>
        </draw:line>
        <draw:connector draw:style-name="gr18" draw:text-style-name="P3" draw:layer="layout" draw:type="curve" svg:x1="24.13cm" svg:y1="9.008cm" svg:x2="24.899cm" svg:y2="8.284cm" draw:start-shape="id78" draw:start-glue-point="3" svg:d="M24130 9008c952 0 568-724 769-724" svg:viewBox="0 0 770 725">
          <text:p/>
        </draw:connector>
        <draw:ellipse draw:style-name="gr17" draw:text-style-name="P11" xml:id="id78" draw:id="id78" draw:layer="layout" svg:width="2.002cm" svg:height="1.285cm" draw:transform="skewX (-0.00785398163397448) rotate (-3.14159265358979) translate (24.135cm 9.65cm)" draw:kind="cut" draw:start-angle="88.96" draw:end-angle="271.12">
          <text:p/>
        </draw:ellipse>
        <draw:frame draw:style-name="gr113" draw:text-style-name="P9" draw:layer="layout" svg:width="3.144cm" svg:height="1.155cm" draw:transform="rotate (1.0471975511966) translate (9.126cm 12.734cm)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9C8DFA088CBBA1DB.png" xlink:type="simple" xlink:show="embed" xlink:actuate="onLoad" draw:mime-type="image/png"/>
        </draw:frame>
        <draw:frame draw:style-name="gr114" draw:text-style-name="P9" draw:layer="layout" svg:width="2.712cm" svg:height="1.039cm" svg:x="15.033cm" svg:y="12.771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9C8DFA088CBBA1DB.png" xlink:type="simple" xlink:show="embed" xlink:actuate="onLoad" draw:mime-type="image/png"/>
        </draw:frame>
        <draw:frame draw:style-name="gr115" draw:text-style-name="P9" draw:layer="layout" svg:width="0.677cm" svg:height="0.92cm" svg:x="13.561cm" svg:y="13.341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9C8DFA088CBBA1DB.png" xlink:type="simple" xlink:show="embed" xlink:actuate="onLoad" draw:mime-type="image/png"/>
        </draw:frame>
        <draw:frame draw:style-name="gr118" draw:text-style-name="P9" draw:layer="layout" svg:width="1.723cm" svg:height="1.039cm" svg:x="10.642cm" svg:y="12.772cm">
          <draw:image xlink:href="Pictures/100055C500000F4C0000031AA424FA8BD41AC5D7.svg" xlink:type="simple" xlink:show="embed" xlink:actuate="onLoad" draw:mime-type="image/svg+xml">
            <text:p/>
          </draw:image>
          <draw:image xlink:href="Pictures/10000001000000B9000000259C8DFA088CBBA1DB.png" xlink:type="simple" xlink:show="embed" xlink:actuate="onLoad" draw:mime-type="image/png"/>
        </draw:frame>
        <draw:frame draw:style-name="gr126" draw:text-style-name="P48" draw:layer="layout" svg:width="2.76cm" svg:height="0.962cm" svg:x="12.551cm" svg:y="8.85cm">
          <draw:text-box>
            <text:p text:style-name="P8"><text:span text:style-name="T6">Blocker</text:span></text:p>
          </draw:text-box>
        </draw:frame>
        <draw:line draw:style-name="gr104" draw:text-style-name="P44" draw:layer="layout" svg:x1="12.518cm" svg:y1="8.355cm" svg:x2="12.518cm" svg:y2="13.904cm">
          <text:p/>
        </draw:line>
        <draw:line draw:style-name="gr105" draw:text-style-name="P3" draw:layer="layout" svg:x1="18.641cm" svg:y1="8.222cm" svg:x2="18.641cm" svg:y2="12.455cm">
          <text:p/>
        </draw:line>
        <draw:custom-shape draw:style-name="gr138" draw:text-style-name="P47" draw:layer="layout" svg:width="1.778cm" svg:height="1.067cm" svg:x="10.74cm" svg:y="8.0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139" draw:text-style-name="P9" draw:layer="layout" svg:width="0.216cm" svg:height="1.027cm" svg:x="12.177cm" svg:y="8.01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9C8DFA088CBBA1DB.png" xlink:type="simple" xlink:show="embed" xlink:actuate="onLoad" draw:mime-type="image/png"/>
          </draw:frame>
          <draw:frame draw:style-name="gr140" draw:text-style-name="P9" draw:layer="layout" svg:width="1.245cm" svg:height="1.027cm" svg:x="10.849cm" svg:y="8.011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9C8DFA088CBBA1DB.png" xlink:type="simple" xlink:show="embed" xlink:actuate="onLoad" draw:mime-type="image/png"/>
          </draw:frame>
        </draw:g>
        <draw:g>
          <draw:frame draw:style-name="gr141" draw:text-style-name="P9" draw:layer="layout" svg:width="0.224cm" svg:height="0.943cm" svg:x="18.281cm" svg:y="8.078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9C8DFA088CBBA1DB.png" xlink:type="simple" xlink:show="embed" xlink:actuate="onLoad" draw:mime-type="image/png"/>
          </draw:frame>
          <draw:frame draw:style-name="gr142" draw:text-style-name="P9" draw:layer="layout" svg:width="0.637cm" svg:height="0.943cm" svg:x="17.587cm" svg:y="8.079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9C8DFA088CBBA1DB.png" xlink:type="simple" xlink:show="embed" xlink:actuate="onLoad" draw:mime-type="image/png"/>
          </draw:frame>
        </draw:g>
        <draw:custom-shape draw:style-name="gr143" draw:text-style-name="P47" draw:layer="layout" svg:width="1.27cm" svg:height="1.067cm" svg:x="17.371cm" svg:y="8.0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6" draw:text-style-name="P5" draw:layer="layout" svg:x1="11.526cm" svg:y1="10.783cm" svg:x2="13.76cm" svg:y2="10.783cm">
          <text:p/>
        </draw:line>
        <draw:custom-shape draw:style-name="gr99" draw:text-style-name="P40" draw:layer="layout" svg:width="0.813cm" svg:height="2.184cm" svg:x="13.438cm" svg:y="9.74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1" draw:style-name="dp1" draw:master-page-name="Default">
        <draw:custom-shape draw:style-name="gr127" draw:text-style-name="P41" draw:layer="layout" svg:width="7.417cm" svg:height="10.82cm" svg:x="7.471cm" svg:y="5.385cm">
          <text:p/>
          <draw:enhanced-geometry svg:viewBox="0 0 21600 21600" draw:type="rectangle" draw:enhanced-path="M 0 0 L 21600 0 21600 21600 0 21600 0 0 Z N"/>
        </draw:custom-shape>
        <draw:custom-shape draw:style-name="gr128" draw:text-style-name="P42" draw:layer="layout" svg:width="5.557cm" svg:height="10.82cm" svg:x="14.881cm" svg:y="5.385cm">
          <text:p text:style-name="P17"><text:s/></text:p>
          <draw:enhanced-geometry svg:viewBox="0 0 21600 21600" draw:type="rectangle" draw:enhanced-path="M 0 0 L 21600 0 21600 21600 0 21600 0 0 Z N"/>
        </draw:custom-shape>
        <draw:custom-shape draw:style-name="gr129" draw:text-style-name="P43" draw:layer="layout" svg:width="4.724cm" svg:height="10.82cm" svg:x="20.374cm" svg:y="5.38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31" draw:text-style-name="P52" draw:layer="layout" svg:width="13.056cm" svg:height="6.604cm" svg:x="8.597cm" svg:y="9.033cm">
          <text:p/>
          <draw:enhanced-geometry svg:viewBox="0 0 21600 21600" draw:type="rectangle" draw:enhanced-path="M 0 0 L 21600 0 21600 21600 0 21600 0 0 Z N"/>
        </draw:custom-shape>
        <draw:line draw:style-name="gr105" draw:text-style-name="P3" draw:layer="layout" svg:x1="14.559cm" svg:y1="7.96cm" svg:x2="14.559cm" svg:y2="14.09cm">
          <text:p/>
        </draw:line>
        <draw:line draw:style-name="gr105" draw:text-style-name="P3" draw:layer="layout" svg:x1="20.223cm" svg:y1="7.96cm" svg:x2="20.223cm" svg:y2="12.554cm">
          <text:p/>
        </draw:line>
        <draw:line draw:style-name="gr51" draw:text-style-name="P5" draw:layer="layout" svg:x1="7.668cm" svg:y1="11.651cm" svg:x2="9.284cm" svg:y2="12.239cm">
          <text:p/>
        </draw:line>
        <draw:line draw:style-name="gr49" draw:text-style-name="P5" draw:layer="layout" svg:x1="8.046cm" svg:y1="11.785cm" svg:x2="15.093cm" svg:y2="14.349cm">
          <text:p/>
        </draw:line>
        <draw:line draw:style-name="gr6" draw:text-style-name="P5" draw:layer="layout" svg:x1="9.649cm" svg:y1="12.302cm" svg:x2="15.093cm" svg:y2="10.321cm">
          <text:p/>
        </draw:line>
        <draw:line draw:style-name="gr6" draw:text-style-name="P5" draw:layer="layout" svg:x1="15.149cm" svg:y1="10.321cm" svg:x2="23.935cm" svg:y2="13.52cm">
          <text:p/>
        </draw:line>
        <draw:line draw:style-name="gr49" draw:text-style-name="P5" draw:layer="layout" svg:x1="15.097cm" svg:y1="14.351cm" svg:x2="23.933cm" svg:y2="11.134cm">
          <text:p/>
        </draw:line>
        <draw:line draw:style-name="gr7" draw:text-style-name="P5" draw:layer="layout" svg:x1="20.729cm" svg:y1="12.354cm" svg:x2="24.093cm" svg:y2="13.578cm">
          <text:p/>
        </draw:line>
        <draw:line draw:style-name="gr16" draw:text-style-name="P5" draw:layer="layout" svg:x1="20.729cm" svg:y1="12.3cm" svg:x2="24.093cm" svg:y2="11.075cm">
          <text:p/>
        </draw:line>
        <draw:g>
          <draw:custom-shape draw:style-name="gr132" draw:text-style-name="P40" draw:layer="layout" svg:width="6.35cm" svg:height="0.512cm" draw:transform="rotate (-1.5707963267949) translate (9.859cm 9.16cm)">
            <text:p/>
            <draw:enhanced-geometry svg:viewBox="0 0 21600 21600" draw:type="rectangle" draw:enhanced-path="M 0 0 L 21600 0 21600 21600 0 21600 0 0 Z N"/>
          </draw:custom-shape>
          <draw:custom-shape draw:style-name="gr133" draw:text-style-name="P40" draw:layer="layout" svg:width="6.35cm" svg:height="0.496cm" draw:transform="rotate (-1.5707963267949) translate (15.353cm 9.16cm)">
            <text:p/>
            <draw:enhanced-geometry svg:viewBox="0 0 21600 21600" draw:type="rectangle" draw:enhanced-path="M 0 0 L 21600 0 21600 21600 0 21600 0 0 Z N"/>
          </draw:custom-shape>
          <draw:custom-shape draw:style-name="gr132" draw:text-style-name="P40" draw:layer="layout" svg:width="6.35cm" svg:height="0.512cm" draw:transform="rotate (-1.5707963267949) translate (20.904cm 9.16cm)">
            <text:p/>
            <draw:enhanced-geometry svg:viewBox="0 0 21600 21600" draw:type="rectangle" draw:enhanced-path="M 0 0 L 21600 0 21600 21600 0 21600 0 0 Z N"/>
          </draw:custom-shape>
        </draw:g>
        <draw:ellipse draw:style-name="gr17" draw:text-style-name="P11" xml:id="id79" draw:id="id79" draw:layer="layout" svg:width="2.002cm" svg:height="1.285cm" draw:transform="skewX (-0.00785398163397442) rotate (2.79252680319093) translate (24.33cm 14.345cm)" draw:kind="cut" draw:start-angle="88.96" draw:end-angle="271.12">
          <text:p/>
        </draw:ellipse>
        <draw:connector draw:style-name="gr18" draw:text-style-name="P3" draw:layer="layout" draw:type="curve" draw:line-skew="-0.444cm" svg:x1="24.545cm" svg:y1="13.74cm" svg:x2="24.878cm" svg:y2="14.903cm" draw:start-shape="id79" draw:start-glue-point="3" svg:d="M24545 13740c121 0-45 1163 333 1163" svg:viewBox="0 0 334 1164">
          <text:p/>
        </draw:connector>
        <draw:custom-shape draw:style-name="gr53" draw:text-style-name="P12" draw:layer="layout" svg:width="0.398cm" svg:height="5.787cm" draw:transform="rotate (-0.0872664625997166) translate (11.105cm 9.5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53" draw:layer="layout" svg:width="0.203cm" svg:height="2.184cm" svg:x="12.658cm" svg:y="10.0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2" draw:layer="layout" svg:width="0.398cm" svg:height="5.787cm" draw:transform="rotate (0.0872664625997165) translate (18.881cm 9.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7" draw:layer="layout" svg:width="0.813cm" svg:height="2.591cm" svg:x="15.631cm" svg:y="6.7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6" draw:text-style-name="P3" draw:layer="layout" svg:x1="16.041cm" svg:y1="9.294cm" svg:x2="16.041cm" svg:y2="10.535cm">
          <text:p/>
        </draw:line>
        <draw:custom-shape draw:style-name="gr27" draw:text-style-name="P18" draw:layer="layout" svg:width="0.822cm" svg:height="0.822cm" svg:x="8.642cm" svg:y="9.104cm">
          <text:p text:style-name="P17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0.642cm" svg:y="11.924cm">
          <text:p text:style-name="P17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2.342cm" svg:y="10.805cm">
          <text:p text:style-name="P17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5.625cm" svg:y="7.645cm">
          <text:p text:style-name="P17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8.908cm" svg:y="11.924cm">
          <text:p text:style-name="P17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23.609cm" svg:y="13.125cm">
          <text:p text:style-name="P17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39" draw:layer="layout" svg:width="0.813cm" svg:height="8.28cm" svg:x="15.631cm" svg:y="6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30" draw:layer="layout" svg:width="4.486cm" svg:height="0.962cm" svg:x="8.883cm" svg:y="5.565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20.316cm" svg:y="5.565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5.785cm" svg:y="5.565cm">
          <draw:text-box>
            <text:p><text:span text:style-name="T5">Interaction</text:span></text:p>
          </draw:text-box>
        </draw:frame>
        <draw:ellipse draw:style-name="gr17" draw:text-style-name="P11" xml:id="id80" draw:id="id80" draw:layer="layout" svg:width="2.002cm" svg:height="1.285cm" draw:transform="skewX (-0.00785398163397447) rotate (-2.79252680319093) translate (24.728cm 11.524cm)" draw:kind="cut" draw:start-angle="88.96" draw:end-angle="271.12">
          <text:p/>
        </draw:ellipse>
        <draw:connector draw:style-name="gr18" draw:text-style-name="P3" draw:layer="layout" draw:type="curve" draw:line-skew="-0.157cm" svg:x1="24.504cm" svg:y1="10.922cm" svg:x2="24.715cm" svg:y2="9.476cm" draw:start-shape="id80" draw:start-glue-point="3" svg:d="M24504 10922c555 0 449-1446 211-1446" svg:viewBox="0 0 405 1447">
          <text:p/>
        </draw:connector>
        <draw:custom-shape draw:style-name="gr27" draw:text-style-name="P18" draw:layer="layout" svg:width="0.822cm" svg:height="0.822cm" svg:x="23.609cm" svg:y="10.725cm">
          <text:p text:style-name="P17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8" draw:text-style-name="P47" draw:layer="layout" svg:width="1.778cm" svg:height="1.067cm" svg:x="12.779cm" svg:y="7.1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139" draw:text-style-name="P9" draw:layer="layout" svg:width="0.216cm" svg:height="1.027cm" svg:x="14.241cm" svg:y="7.152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9C8DFA088CBBA1DB.png" xlink:type="simple" xlink:show="embed" xlink:actuate="onLoad" draw:mime-type="image/png"/>
          </draw:frame>
          <draw:frame draw:style-name="gr140" draw:text-style-name="P9" draw:layer="layout" svg:width="1.245cm" svg:height="1.027cm" svg:x="12.913cm" svg:y="7.153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9C8DFA088CBBA1DB.png" xlink:type="simple" xlink:show="embed" xlink:actuate="onLoad" draw:mime-type="image/png"/>
          </draw:frame>
        </draw:g>
        <draw:g>
          <draw:frame draw:style-name="gr141" draw:text-style-name="P9" draw:layer="layout" svg:width="0.224cm" svg:height="0.943cm" svg:x="19.863cm" svg:y="7.234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9C8DFA088CBBA1DB.png" xlink:type="simple" xlink:show="embed" xlink:actuate="onLoad" draw:mime-type="image/png"/>
          </draw:frame>
          <draw:frame draw:style-name="gr142" draw:text-style-name="P9" draw:layer="layout" svg:width="0.637cm" svg:height="0.943cm" svg:x="19.169cm" svg:y="7.235cm">
            <draw:image xlink:href="Pictures/100055C500000F4C0000031AA424FA8BD41AC5D7.svg" xlink:type="simple" xlink:show="embed" xlink:actuate="onLoad" draw:mime-type="image/svg+xml">
              <text:p/>
            </draw:image>
            <draw:image xlink:href="Pictures/10000001000000B9000000259C8DFA088CBBA1DB.png" xlink:type="simple" xlink:show="embed" xlink:actuate="onLoad" draw:mime-type="image/png"/>
          </draw:frame>
        </draw:g>
        <draw:custom-shape draw:style-name="gr143" draw:text-style-name="P47" draw:layer="layout" svg:width="1.27cm" svg:height="1.067cm" svg:x="18.953cm" svg:y="7.1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31" draw:layer="layout" svg:width="17.678cm" svg:height="10.82cm" svg:x="7.442cm" svg:y="5.385cm">
          <text:p/>
          <draw:enhanced-geometry svg:viewBox="0 0 21600 21600" draw:type="rectangle" draw:enhanced-path="M 0 0 L 21600 0 21600 21600 0 21600 0 0 Z N"/>
        </draw:custom-shape>
      </draw:page>
      <draw:page draw:name="page22" draw:style-name="dp1" draw:master-page-name="Default">
        <draw:custom-shape draw:style-name="gr172" draw:text-style-name="P58" draw:layer="layout" svg:width="10.638cm" svg:height="10.638cm" svg:x="10.962cm" svg:y="5.4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21" draw:layer="layout" svg:width="10.22cm" svg:height="2.794cm" draw:transform="rotate (0.261799387799149) translate (10.985cm 10.7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4" draw:text-style-name="P59" draw:layer="layout" svg:width="10.22cm" svg:height="2.794cm" draw:transform="rotate (0.261799387799149) translate (10.984cm 10.7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5" draw:text-style-name="P8" draw:layer="layout" svg:x1="10.962cm" svg:y1="10.795cm" svg:x2="21.6cm" svg:y2="10.795cm">
          <text:p/>
        </draw:line>
        <draw:line draw:style-name="gr175" draw:text-style-name="P8" draw:layer="layout" svg:x1="11.675cm" svg:y1="13.455cm" svg:x2="20.888cm" svg:y2="8.136cm">
          <text:p/>
        </draw:line>
        <draw:frame draw:style-name="gr176" draw:text-style-name="P13" draw:layer="layout" svg:width="1.617cm" svg:height="0.86cm" svg:x="21.481cm" svg:y="10.25cm">
          <draw:image xlink:href="Pictures/1000255E000003500000095CAD756ED4AD1803F7.svg" xlink:type="simple" xlink:show="embed" xlink:actuate="onLoad" draw:mime-type="image/svg+xml">
            <text:p/>
          </draw:image>
          <draw:image xlink:href="Pictures/1000000100000028000000714FC880344FFC7A7F.png" xlink:type="simple" xlink:show="embed" xlink:actuate="onLoad" draw:mime-type="image/png"/>
        </draw:frame>
        <draw:frame draw:style-name="gr177" draw:text-style-name="P13" draw:layer="layout" svg:width="1.617cm" svg:height="1.086cm" svg:x="20.782cm" svg:y="7.274cm">
          <draw:image xlink:href="Pictures/1000255E000003500000095CAD756ED4AD1803F7.svg" xlink:type="simple" xlink:show="embed" xlink:actuate="onLoad" draw:mime-type="image/svg+xml">
            <text:p/>
          </draw:image>
          <draw:image xlink:href="Pictures/1000000100000028000000714FC880344FFC7A7F.png" xlink:type="simple" xlink:show="embed" xlink:actuate="onLoad" draw:mime-type="image/png"/>
        </draw:frame>
        <draw:frame draw:style-name="gr178" draw:text-style-name="P13" draw:layer="layout" svg:width="1.617cm" svg:height="1.052cm" svg:x="9.183cm" svg:y="10.149cm">
          <draw:image xlink:href="Pictures/1000255E000003500000095CAD756ED4AD1803F7.svg" xlink:type="simple" xlink:show="embed" xlink:actuate="onLoad" draw:mime-type="image/svg+xml">
            <text:p/>
          </draw:image>
          <draw:image xlink:href="Pictures/1000000100000028000000714FC880344FFC7A7F.png" xlink:type="simple" xlink:show="embed" xlink:actuate="onLoad" draw:mime-type="image/png"/>
        </draw:frame>
        <draw:frame draw:style-name="gr179" draw:text-style-name="P13" draw:layer="layout" svg:width="1.617cm" svg:height="0.857cm" svg:x="9.763cm" svg:y="13.241cm">
          <draw:image xlink:href="Pictures/1000255E000003500000095CAD756ED4AD1803F7.svg" xlink:type="simple" xlink:show="embed" xlink:actuate="onLoad" draw:mime-type="image/svg+xml">
            <text:p/>
          </draw:image>
          <draw:image xlink:href="Pictures/1000000100000028000000714FC880344FFC7A7F.png" xlink:type="simple" xlink:show="embed" xlink:actuate="onLoad" draw:mime-type="image/png"/>
        </draw:frame>
        <draw:custom-shape draw:style-name="gr180" draw:text-style-name="P20" draw:layer="layout" svg:width="0.158cm" svg:height="0.158cm" svg:x="16.202cm" svg:y="10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1" draw:text-style-name="P8" draw:layer="layout" svg:x1="14.475cm" svg:y1="13.925cm" svg:x2="17.92cm" svg:y2="7.956cm">
          <text:p/>
        </draw:line>
        <draw:frame draw:style-name="gr182" draw:text-style-name="P13" draw:layer="layout" svg:width="1.395cm" svg:height="0.966cm" svg:x="13.596cm" svg:y="13.875cm">
          <draw:image xlink:href="Pictures/10001D94000002EE000006F454A2B87EC1DCA8FC.svg" xlink:type="simple" xlink:show="embed" xlink:actuate="onLoad" draw:mime-type="image/svg+xml">
            <text:p/>
          </draw:image>
          <draw:image xlink:href="Pictures/10000001000000230000005492FABCEC0C95D730.png" xlink:type="simple" xlink:show="embed" xlink:actuate="onLoad" draw:mime-type="image/png"/>
        </draw:frame>
        <draw:frame draw:style-name="gr183" draw:text-style-name="P13" draw:layer="layout" svg:width="1.395cm" svg:height="0.846cm" svg:x="17.297cm" svg:y="7.133cm">
          <draw:image xlink:href="Pictures/10001D94000002EE000006F454A2B87EC1DCA8FC.svg" xlink:type="simple" xlink:show="embed" xlink:actuate="onLoad" draw:mime-type="image/svg+xml">
            <text:p/>
          </draw:image>
          <draw:image xlink:href="Pictures/10000001000000230000005492FABCEC0C95D730.png" xlink:type="simple" xlink:show="embed" xlink:actuate="onLoad" draw:mime-type="image/png"/>
        </draw:frame>
      </draw:page>
      <draw:page draw:name="page23" draw:style-name="dp1" draw:master-page-name="Default">
        <draw:custom-shape draw:style-name="gr172" draw:text-style-name="P58" draw:layer="layout" svg:width="10.638cm" svg:height="10.638cm" svg:x="10.962cm" svg:y="5.4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21" draw:layer="layout" svg:width="10.22cm" svg:height="2.794cm" draw:transform="rotate (0.261799387799149) translate (10.985cm 10.7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4" draw:text-style-name="P59" draw:layer="layout" svg:width="10.22cm" svg:height="2.794cm" draw:transform="rotate (0.261799387799149) translate (10.984cm 10.7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5" draw:text-style-name="P8" draw:layer="layout" svg:x1="10.962cm" svg:y1="10.795cm" svg:x2="21.6cm" svg:y2="10.795cm">
          <text:p/>
        </draw:line>
        <draw:line draw:style-name="gr175" draw:text-style-name="P8" draw:layer="layout" svg:x1="11.675cm" svg:y1="13.455cm" svg:x2="20.888cm" svg:y2="8.136cm">
          <text:p/>
        </draw:line>
        <draw:frame draw:style-name="gr176" draw:text-style-name="P13" draw:layer="layout" svg:width="1.617cm" svg:height="0.86cm" svg:x="21.481cm" svg:y="10.25cm">
          <draw:image xlink:href="Pictures/1000255E000003500000095CAD756ED4AD1803F7.svg" xlink:type="simple" xlink:show="embed" xlink:actuate="onLoad" draw:mime-type="image/svg+xml">
            <text:p/>
          </draw:image>
          <draw:image xlink:href="Pictures/1000000100000028000000714FC880344FFC7A7F.png" xlink:type="simple" xlink:show="embed" xlink:actuate="onLoad" draw:mime-type="image/png"/>
        </draw:frame>
        <draw:frame draw:style-name="gr177" draw:text-style-name="P13" draw:layer="layout" svg:width="1.617cm" svg:height="1.086cm" svg:x="20.782cm" svg:y="7.274cm">
          <draw:image xlink:href="Pictures/1000255E000003500000095CAD756ED4AD1803F7.svg" xlink:type="simple" xlink:show="embed" xlink:actuate="onLoad" draw:mime-type="image/svg+xml">
            <text:p/>
          </draw:image>
          <draw:image xlink:href="Pictures/1000000100000028000000714FC880344FFC7A7F.png" xlink:type="simple" xlink:show="embed" xlink:actuate="onLoad" draw:mime-type="image/png"/>
        </draw:frame>
        <draw:frame draw:style-name="gr178" draw:text-style-name="P13" draw:layer="layout" svg:width="1.617cm" svg:height="1.052cm" svg:x="9.183cm" svg:y="10.149cm">
          <draw:image xlink:href="Pictures/1000255E000003500000095CAD756ED4AD1803F7.svg" xlink:type="simple" xlink:show="embed" xlink:actuate="onLoad" draw:mime-type="image/svg+xml">
            <text:p/>
          </draw:image>
          <draw:image xlink:href="Pictures/1000000100000028000000714FC880344FFC7A7F.png" xlink:type="simple" xlink:show="embed" xlink:actuate="onLoad" draw:mime-type="image/png"/>
        </draw:frame>
        <draw:frame draw:style-name="gr179" draw:text-style-name="P13" draw:layer="layout" svg:width="1.617cm" svg:height="0.857cm" svg:x="9.763cm" svg:y="13.241cm">
          <draw:image xlink:href="Pictures/1000255E000003500000095CAD756ED4AD1803F7.svg" xlink:type="simple" xlink:show="embed" xlink:actuate="onLoad" draw:mime-type="image/svg+xml">
            <text:p/>
          </draw:image>
          <draw:image xlink:href="Pictures/1000000100000028000000714FC880344FFC7A7F.png" xlink:type="simple" xlink:show="embed" xlink:actuate="onLoad" draw:mime-type="image/png"/>
        </draw:frame>
        <draw:custom-shape draw:style-name="gr180" draw:text-style-name="P20" draw:layer="layout" svg:width="0.158cm" svg:height="0.158cm" svg:x="16.202cm" svg:y="10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5" draw:text-style-name="P8" draw:layer="layout" svg:x1="16.203cm" svg:y1="10.794cm" svg:x2="21.38cm" svg:y2="9.407cm">
          <text:p/>
        </draw:line>
        <draw:g>
          <draw:path draw:style-name="gr186" draw:text-style-name="P60" draw:layer="layout" svg:width="0.362cm" svg:height="0.402cm" svg:x="21.827cm" svg:y="9.108cm" svg:viewBox="0 0 363 403" svg:d="M363 60c0-37-37-60-76-60-44 0-80 20-111 62-9-35-39-62-81-62-36 0-63 28-82 86-9 30-13 46-13 52 0 8 4 12 14 12 5 0 7-1 10-2 4-8 7-15 8-21 16-67 37-101 61-101 15 0 23 12 23 37 0 12-5 36-14 72-17 67-33 134-50 202-3 12-8 35-8 39 0 18 9 27 28 27 18 0 30-9 36-27 6-22 11-43 17-64 9-38 16-63 18-75 9-38 19-76 28-113 2-8 9-19 20-36 25-34 52-62 96-62 10 0 19 1 27 6-26 8-40 25-40 49 0 23 13 35 37 35 29 0 52-26 52-56z">
            <text:p/>
          </draw:path>
          <draw:path draw:style-name="gr186" draw:text-style-name="P60" draw:layer="layout" svg:width="0.37cm" svg:height="0.168cm" svg:x="21.835cm" svg:y="8.845cm" svg:viewBox="0 0 371 169" svg:d="M359 100c8-3 12-7 12-15s-4-13-12-15c-32-11-55-30-69-60-3-6-8-10-14-10-12 0-17 6-17 16 0 14 11 32 34 53-92 0-184 0-276 0-11 0-17 5-17 16s6 16 17 16c92 0 184 0 276 0-23 21-34 39-34 52 0 11 5 16 17 16 6 0 11-3 14-9 14-30 37-49 69-60z">
            <text:p/>
          </draw:path>
        </draw:g>
        <draw:frame draw:style-name="gr187" draw:text-style-name="P13" draw:layer="layout" svg:width="0.741cm" svg:height="2.646cm" svg:x="20.888cm" svg:y="8.148cm">
          <draw:image xlink:href="Pictures/20000009000029C6000029C6D497BAC10F3AA58D.svm" xlink:type="simple" xlink:show="embed" xlink:actuate="onLoad" draw:mime-type="image/x-svm">
            <text:p/>
          </draw:image>
          <draw:image xlink:href="Pictures/10000001000001FA000001FA33FD6DD728FB9E5C.png" xlink:type="simple" xlink:show="embed" xlink:actuate="onLoad" draw:mime-type="image/png"/>
        </draw:frame>
      </draw:page>
      <draw:page draw:name="page24" draw:style-name="dp1" draw:master-page-name="Default">
        <draw:frame draw:style-name="gr176" draw:text-style-name="P13" draw:layer="layout" svg:width="1.617cm" svg:height="0.86cm" svg:x="9.581cm" svg:y="10.105cm">
          <draw:image xlink:href="Pictures/1000255E000003500000095CAD756ED4AD1803F7.svg" xlink:type="simple" xlink:show="embed" xlink:actuate="onLoad" draw:mime-type="image/svg+xml">
            <text:p/>
          </draw:image>
          <draw:image xlink:href="Pictures/1000000100000028000000714FC880344FFC7A7F.png" xlink:type="simple" xlink:show="embed" xlink:actuate="onLoad" draw:mime-type="image/png"/>
        </draw:frame>
        <draw:frame draw:style-name="gr177" draw:text-style-name="P13" draw:layer="layout" svg:width="1.617cm" svg:height="1.086cm" svg:x="9.082cm" svg:y="7.974cm">
          <draw:image xlink:href="Pictures/1000255E000003500000095CAD756ED4AD1803F7.svg" xlink:type="simple" xlink:show="embed" xlink:actuate="onLoad" draw:mime-type="image/svg+xml">
            <text:p/>
          </draw:image>
          <draw:image xlink:href="Pictures/1000000100000028000000714FC880344FFC7A7F.png" xlink:type="simple" xlink:show="embed" xlink:actuate="onLoad" draw:mime-type="image/png"/>
        </draw:frame>
        <draw:frame draw:style-name="gr178" draw:text-style-name="P13" draw:layer="layout" svg:width="1.617cm" svg:height="1.052cm" svg:x="0.983cm" svg:y="10.009cm">
          <draw:image xlink:href="Pictures/1000255E000003500000095CAD756ED4AD1803F7.svg" xlink:type="simple" xlink:show="embed" xlink:actuate="onLoad" draw:mime-type="image/svg+xml">
            <text:p/>
          </draw:image>
          <draw:image xlink:href="Pictures/1000000100000028000000714FC880344FFC7A7F.png" xlink:type="simple" xlink:show="embed" xlink:actuate="onLoad" draw:mime-type="image/png"/>
        </draw:frame>
        <draw:frame draw:style-name="gr179" draw:text-style-name="P13" draw:layer="layout" svg:width="1.617cm" svg:height="0.857cm" svg:x="1.683cm" svg:y="12.421cm">
          <draw:image xlink:href="Pictures/1000255E000003500000095CAD756ED4AD1803F7.svg" xlink:type="simple" xlink:show="embed" xlink:actuate="onLoad" draw:mime-type="image/svg+xml">
            <text:p/>
          </draw:image>
          <draw:image xlink:href="Pictures/1000000100000028000000714FC880344FFC7A7F.png" xlink:type="simple" xlink:show="embed" xlink:actuate="onLoad" draw:mime-type="image/png"/>
        </draw:frame>
        <draw:custom-shape draw:style-name="gr188" draw:text-style-name="P58" draw:layer="layout" svg:width="7.164cm" svg:height="7.164cm" svg:x="2.862cm" svg:y="7.0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9" draw:text-style-name="P21" draw:layer="layout" svg:width="6.883cm" svg:height="1.881cm" draw:transform="rotate (0.261799387799149) translate (2.877cm 10.6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0" draw:text-style-name="P59" draw:layer="layout" svg:width="6.882cm" svg:height="1.881cm" draw:transform="rotate (0.261799387799149) translate (2.877cm 10.6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5" draw:text-style-name="P8" draw:layer="layout" svg:x1="2.862cm" svg:y1="10.658cm" svg:x2="10.026cm" svg:y2="10.658cm">
          <text:p/>
        </draw:line>
        <draw:line draw:style-name="gr175" draw:text-style-name="P8" draw:layer="layout" svg:x1="3.342cm" svg:y1="12.449cm" svg:x2="9.546cm" svg:y2="8.867cm">
          <text:p/>
        </draw:line>
        <draw:custom-shape draw:style-name="gr180" draw:text-style-name="P20" draw:layer="layout" svg:width="0.106cm" svg:height="0.106cm" svg:x="6.391cm" svg:y="10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5" draw:text-style-name="P8" draw:layer="layout" svg:x1="6.484cm" svg:y1="10.645cm" svg:x2="9.895cm" svg:y2="9.733cm">
          <text:p/>
        </draw:line>
        <draw:frame draw:style-name="gr182" draw:text-style-name="P13" draw:layer="layout" svg:width="1.395cm" svg:height="0.966cm" svg:x="9.596cm" svg:y="8.975cm">
          <draw:image xlink:href="Pictures/10001D94000002EE000006F454A2B87EC1DCA8FC.svg" xlink:type="simple" xlink:show="embed" xlink:actuate="onLoad" draw:mime-type="image/svg+xml">
            <text:p/>
          </draw:image>
          <draw:image xlink:href="Pictures/10000001000000230000005492FABCEC0C95D730.png" xlink:type="simple" xlink:show="embed" xlink:actuate="onLoad" draw:mime-type="image/png"/>
        </draw:frame>
        <draw:frame draw:style-name="gr191" draw:text-style-name="P13" draw:layer="layout" svg:width="0.508cm" svg:height="1.79cm" svg:x="9.547cm" svg:y="8.867cm">
          <draw:image xlink:href="Pictures/2000000900001C3400001C3495F9F07CCF6FB185.svm" xlink:type="simple" xlink:show="embed" xlink:actuate="onLoad" draw:mime-type="image/x-svm">
            <text:p/>
          </draw:image>
          <draw:image xlink:href="Pictures/1000000100000156000001563ED37F2D3FDB43D2.png" xlink:type="simple" xlink:show="embed" xlink:actuate="onLoad" draw:mime-type="image/png"/>
        </draw:frame>
      </draw:page>
      <draw:page draw:name="page25" draw:style-name="dp1" draw:master-page-name="Default">
        <draw:frame draw:style-name="gr176" draw:text-style-name="P13" draw:layer="layout" svg:width="1.617cm" svg:height="0.86cm" svg:x="9.581cm" svg:y="10.105cm">
          <draw:image xlink:href="Pictures/1000255E000003500000095CAD756ED4AD1803F7.svg" xlink:type="simple" xlink:show="embed" xlink:actuate="onLoad" draw:mime-type="image/svg+xml">
            <text:p/>
          </draw:image>
          <draw:image xlink:href="Pictures/1000000100000028000000714FC880344FFC7A7F.png" xlink:type="simple" xlink:show="embed" xlink:actuate="onLoad" draw:mime-type="image/png"/>
        </draw:frame>
        <draw:frame draw:style-name="gr177" draw:text-style-name="P13" draw:layer="layout" svg:width="1.617cm" svg:height="1.086cm" svg:x="9.082cm" svg:y="7.974cm">
          <draw:image xlink:href="Pictures/1000255E000003500000095CAD756ED4AD1803F7.svg" xlink:type="simple" xlink:show="embed" xlink:actuate="onLoad" draw:mime-type="image/svg+xml">
            <text:p/>
          </draw:image>
          <draw:image xlink:href="Pictures/1000000100000028000000714FC880344FFC7A7F.png" xlink:type="simple" xlink:show="embed" xlink:actuate="onLoad" draw:mime-type="image/png"/>
        </draw:frame>
        <draw:frame draw:style-name="gr178" draw:text-style-name="P13" draw:layer="layout" svg:width="1.617cm" svg:height="1.052cm" svg:x="0.983cm" svg:y="10.009cm">
          <draw:image xlink:href="Pictures/1000255E000003500000095CAD756ED4AD1803F7.svg" xlink:type="simple" xlink:show="embed" xlink:actuate="onLoad" draw:mime-type="image/svg+xml">
            <text:p/>
          </draw:image>
          <draw:image xlink:href="Pictures/1000000100000028000000714FC880344FFC7A7F.png" xlink:type="simple" xlink:show="embed" xlink:actuate="onLoad" draw:mime-type="image/png"/>
        </draw:frame>
        <draw:frame draw:style-name="gr179" draw:text-style-name="P13" draw:layer="layout" svg:width="1.617cm" svg:height="0.857cm" svg:x="1.683cm" svg:y="12.421cm">
          <draw:image xlink:href="Pictures/1000255E000003500000095CAD756ED4AD1803F7.svg" xlink:type="simple" xlink:show="embed" xlink:actuate="onLoad" draw:mime-type="image/svg+xml">
            <text:p/>
          </draw:image>
          <draw:image xlink:href="Pictures/1000000100000028000000714FC880344FFC7A7F.png" xlink:type="simple" xlink:show="embed" xlink:actuate="onLoad" draw:mime-type="image/png"/>
        </draw:frame>
        <draw:custom-shape draw:style-name="gr188" draw:text-style-name="P58" draw:layer="layout" svg:width="7.164cm" svg:height="7.164cm" svg:x="2.862cm" svg:y="7.0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9" draw:text-style-name="P21" draw:layer="layout" svg:width="6.883cm" svg:height="1.881cm" draw:transform="rotate (0.261799387799149) translate (2.877cm 10.6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0" draw:text-style-name="P59" draw:layer="layout" svg:width="6.882cm" svg:height="1.881cm" draw:transform="rotate (0.261799387799149) translate (2.877cm 10.6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5" draw:text-style-name="P8" draw:layer="layout" svg:x1="2.862cm" svg:y1="10.658cm" svg:x2="10.026cm" svg:y2="10.658cm">
          <text:p/>
        </draw:line>
        <draw:line draw:style-name="gr175" draw:text-style-name="P8" draw:layer="layout" svg:x1="3.342cm" svg:y1="12.449cm" svg:x2="9.546cm" svg:y2="8.867cm">
          <text:p/>
        </draw:line>
        <draw:custom-shape draw:style-name="gr180" draw:text-style-name="P20" draw:layer="layout" svg:width="0.106cm" svg:height="0.106cm" svg:x="6.391cm" svg:y="10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2" draw:text-style-name="P8" draw:layer="layout" svg:x1="6.484cm" svg:y1="10.645cm" svg:x2="9.895cm" svg:y2="9.733cm">
          <text:p/>
        </draw:line>
        <draw:frame draw:style-name="gr182" draw:text-style-name="P13" draw:layer="layout" svg:width="1.395cm" svg:height="0.966cm" svg:x="9.596cm" svg:y="8.975cm">
          <draw:image xlink:href="Pictures/10001D94000002EE000006F454A2B87EC1DCA8FC.svg" xlink:type="simple" xlink:show="embed" xlink:actuate="onLoad" draw:mime-type="image/svg+xml">
            <text:p/>
          </draw:image>
          <draw:image xlink:href="Pictures/10000001000000230000005492FABCEC0C95D730.png" xlink:type="simple" xlink:show="embed" xlink:actuate="onLoad" draw:mime-type="image/png"/>
        </draw:frame>
        <draw:frame draw:style-name="gr193" draw:text-style-name="P13" draw:layer="layout" svg:width="0.54cm" svg:height="1.798cm" svg:x="9.515cm" svg:y="8.859cm">
          <draw:image xlink:href="Pictures/100000010000015500000155D13A397FF5A8313B.png" xlink:type="simple" xlink:show="embed" xlink:actuate="onLoad" draw:mime-type="image/png">
            <text:p/>
          </draw:image>
        </draw:frame>
      </draw:page>
      <draw:page draw:name="page26" draw:style-name="dp1" draw:master-page-name="Default">
        <draw:custom-shape draw:style-name="gr194" draw:text-style-name="P61" draw:layer="layout" svg:width="10.638cm" svg:height="10.638cm" svg:x="10.962cm" svg:y="5.4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5" draw:text-style-name="P62" draw:layer="layout" svg:width="7.526cm" svg:height="7.526cm" draw:transform="skewX (-0.000174532925199344) rotate (0.785398163397448) translate (10.96cm 10.7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6" draw:text-style-name="P59" draw:layer="layout" svg:width="7.526cm" svg:height="7.526cm" draw:transform="skewX (-0.000174532925199344) rotate (0.785398163397448) translate (10.959cm 10.7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5" draw:text-style-name="P8" draw:layer="layout" svg:x1="10.962cm" svg:y1="10.795cm" svg:x2="21.6cm" svg:y2="10.795cm">
          <text:p/>
        </draw:line>
        <draw:line draw:style-name="gr175" draw:text-style-name="P8" draw:layer="layout" svg:x1="16.282cm" svg:y1="16.114cm" svg:x2="16.282cm" svg:y2="5.476cm">
          <text:p/>
        </draw:line>
        <draw:frame draw:style-name="gr176" draw:text-style-name="P13" draw:layer="layout" svg:width="1.617cm" svg:height="0.86cm" svg:x="21.481cm" svg:y="10.25cm">
          <draw:image xlink:href="Pictures/1000255E000003500000095CAD756ED4AD1803F7.svg" xlink:type="simple" xlink:show="embed" xlink:actuate="onLoad" draw:mime-type="image/svg+xml">
            <text:p/>
          </draw:image>
          <draw:image xlink:href="Pictures/1000000100000028000000714FC880344FFC7A7F.png" xlink:type="simple" xlink:show="embed" xlink:actuate="onLoad" draw:mime-type="image/png"/>
        </draw:frame>
        <draw:frame draw:style-name="gr177" draw:text-style-name="P13" draw:layer="layout" svg:width="1.617cm" svg:height="1.086cm" svg:x="15.405cm" svg:y="4.274cm">
          <draw:image xlink:href="Pictures/1000255E000003500000095CAD756ED4AD1803F7.svg" xlink:type="simple" xlink:show="embed" xlink:actuate="onLoad" draw:mime-type="image/svg+xml">
            <text:p/>
          </draw:image>
          <draw:image xlink:href="Pictures/1000000100000028000000714FC880344FFC7A7F.png" xlink:type="simple" xlink:show="embed" xlink:actuate="onLoad" draw:mime-type="image/png"/>
        </draw:frame>
        <draw:frame draw:style-name="gr178" draw:text-style-name="P13" draw:layer="layout" svg:width="1.617cm" svg:height="1.052cm" svg:x="9.183cm" svg:y="10.149cm">
          <draw:image xlink:href="Pictures/1000255E000003500000095CAD756ED4AD1803F7.svg" xlink:type="simple" xlink:show="embed" xlink:actuate="onLoad" draw:mime-type="image/svg+xml">
            <text:p/>
          </draw:image>
          <draw:image xlink:href="Pictures/1000000100000028000000714FC880344FFC7A7F.png" xlink:type="simple" xlink:show="embed" xlink:actuate="onLoad" draw:mime-type="image/png"/>
        </draw:frame>
        <draw:frame draw:style-name="gr179" draw:text-style-name="P13" draw:layer="layout" svg:width="1.617cm" svg:height="0.857cm" svg:x="15.463cm" svg:y="16.241cm">
          <draw:image xlink:href="Pictures/1000255E000003500000095CAD756ED4AD1803F7.svg" xlink:type="simple" xlink:show="embed" xlink:actuate="onLoad" draw:mime-type="image/svg+xml">
            <text:p/>
          </draw:image>
          <draw:image xlink:href="Pictures/1000000100000028000000714FC880344FFC7A7F.png" xlink:type="simple" xlink:show="embed" xlink:actuate="onLoad" draw:mime-type="image/png"/>
        </draw:frame>
        <draw:custom-shape draw:style-name="gr180" draw:text-style-name="P20" draw:layer="layout" svg:width="0.158cm" svg:height="0.158cm" svg:x="16.202cm" svg:y="10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1" draw:text-style-name="P8" draw:layer="layout" svg:x1="14.475cm" svg:y1="13.925cm" svg:x2="17.92cm" svg:y2="7.956cm">
          <text:p/>
        </draw:line>
        <draw:frame draw:style-name="gr182" draw:text-style-name="P13" draw:layer="layout" svg:width="1.395cm" svg:height="0.966cm" svg:x="13.596cm" svg:y="13.875cm">
          <draw:image xlink:href="Pictures/10001D94000002EE000006F454A2B87EC1DCA8FC.svg" xlink:type="simple" xlink:show="embed" xlink:actuate="onLoad" draw:mime-type="image/svg+xml">
            <text:p/>
          </draw:image>
          <draw:image xlink:href="Pictures/10000001000000230000005492FABCEC0C95D730.png" xlink:type="simple" xlink:show="embed" xlink:actuate="onLoad" draw:mime-type="image/png"/>
        </draw:frame>
        <draw:frame draw:style-name="gr183" draw:text-style-name="P13" draw:layer="layout" svg:width="1.395cm" svg:height="0.846cm" svg:x="17.297cm" svg:y="7.133cm">
          <draw:image xlink:href="Pictures/10001D94000002EE000006F454A2B87EC1DCA8FC.svg" xlink:type="simple" xlink:show="embed" xlink:actuate="onLoad" draw:mime-type="image/svg+xml">
            <text:p/>
          </draw:image>
          <draw:image xlink:href="Pictures/10000001000000230000005492FABCEC0C95D730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CJK SC2" svg:font-family="'Noto Sans CJK SC'" style:font-pitch="variable"/>
    <style:font-face style:name="OpenSymbol" svg:font-family="OpenSymbol" style:font-pitch="variable"/>
    <style:font-face style:name="OpenSymbol1" svg:font-family="Open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51" draw:display-name="Gradient 51" draw:style="axial" draw:start-color="#ffffff" draw:end-color="#dee6ef" draw:start-intensity="100%" draw:end-intensity="100%" draw:angle="13deg" draw:border="0%"/>
    <draw:gradient draw:name="Gradient_20_54" draw:display-name="Gradient 54" draw:style="axial" draw:start-color="#ffffff" draw:end-color="#999999" draw:start-intensity="100%" draw:end-intensity="100%" draw:angle="13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2.563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25T10:43:45.040870796</meta:creation-date>
    <dc:date>2025-08-27T14:16:10.653559742</dc:date>
    <meta:editing-duration>P11DT4H22M29S</meta:editing-duration>
    <meta:editing-cycles>203</meta:editing-cycles>
    <meta:generator>LibreOffice/7.3.7.2$Linux_X86_64 LibreOffice_project/30$Build-2</meta:generator>
    <meta:document-statistic meta:object-count="1106"/>
  </office:meta>
</office:document-meta>
</file>